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text-properties officeooo:rsid="0011b025" officeooo:paragraph-rsid="0011b025"/>
    </style:style>
    <style:style style:name="P18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9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0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5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6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7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2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3" style:family="paragraph" style:parent-style-name="Standard">
      <style:text-properties fo:font-style="italic" officeooo:paragraph-rsid="013013d9" style:font-style-asian="italic" style:font-style-complex="italic"/>
    </style:style>
    <style:style style:name="P34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5" style:family="paragraph" style:parent-style-name="Standard">
      <style:text-properties fo:font-style="italic" officeooo:paragraph-rsid="01408f03" style:font-style-asian="italic" style:font-style-complex="italic"/>
    </style:style>
    <style:style style:name="P36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7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8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8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8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9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9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9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9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99" style:family="paragraph" style:parent-style-name="Standard">
      <style:text-properties officeooo:rsid="0015f1ff" officeooo:paragraph-rsid="0015f1ff"/>
    </style:style>
    <style:style style:name="P200" style:family="paragraph" style:parent-style-name="Standard">
      <style:text-properties officeooo:rsid="0015f1ff" officeooo:paragraph-rsid="0013268f"/>
    </style:style>
    <style:style style:name="P20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04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1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24" style:family="paragraph" style:parent-style-name="Standard">
      <style:text-properties fo:font-style="normal" officeooo:paragraph-rsid="02be3c45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3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47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48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4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6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7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50%"/>
      <style:text-properties fo:font-style="normal" style:text-underline-style="none" fo:font-weight="normal" officeooo:rsid="05f80830" officeooo:paragraph-rsid="05f80830" style:font-style-asian="normal" style:font-weight-asian="normal" style:font-style-complex="normal" style:font-weight-complex="normal"/>
    </style:style>
    <style:style style:name="P282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8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8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8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8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8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89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90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9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9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9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9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99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0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0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11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13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19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2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3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4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4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50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51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52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53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de506a" officeooo:paragraph-rsid="05dd0971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16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17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18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19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20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21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22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23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24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25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26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27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28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29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30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31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32" style:family="paragraph" style:parent-style-name="Standard">
      <style:text-properties officeooo:rsid="0033fbdf" officeooo:paragraph-rsid="0033fbdf"/>
    </style:style>
    <style:style style:name="P533" style:family="paragraph" style:parent-style-name="Standard">
      <style:text-properties officeooo:rsid="0034ed8b" officeooo:paragraph-rsid="0106c767"/>
    </style:style>
    <style:style style:name="P534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35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36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37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38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39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40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41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42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43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44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45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46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47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48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49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50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53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54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56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57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58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59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60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61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62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63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64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65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66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67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70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7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7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74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75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76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77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78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79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80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81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82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83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84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85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86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87" style:family="paragraph" style:parent-style-name="Standard">
      <style:paragraph-properties fo:line-height="100%"/>
      <style:text-properties fo:font-weight="normal" officeooo:paragraph-rsid="04e915f4"/>
    </style:style>
    <style:style style:name="P58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8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9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91" style:family="paragraph" style:parent-style-name="Standard">
      <style:text-properties officeooo:rsid="0012a0dc" officeooo:paragraph-rsid="0012a0dc"/>
    </style:style>
    <style:style style:name="P592" style:family="paragraph" style:parent-style-name="Standard">
      <style:text-properties officeooo:paragraph-rsid="003eeb50"/>
    </style:style>
    <style:style style:name="P593" style:family="paragraph" style:parent-style-name="Standard">
      <style:text-properties officeooo:rsid="00205d85" officeooo:paragraph-rsid="005f7223"/>
    </style:style>
    <style:style style:name="P594" style:family="paragraph" style:parent-style-name="Standard">
      <style:text-properties officeooo:rsid="002436f5" officeooo:paragraph-rsid="00ed9297"/>
    </style:style>
    <style:style style:name="P595" style:family="paragraph" style:parent-style-name="Standard">
      <style:text-properties officeooo:rsid="0056d959" officeooo:paragraph-rsid="0056d959"/>
    </style:style>
    <style:style style:name="P596" style:family="paragraph" style:parent-style-name="Standard">
      <style:paragraph-properties fo:line-height="150%"/>
      <style:text-properties officeooo:paragraph-rsid="0013268f"/>
    </style:style>
    <style:style style:name="P597" style:family="paragraph" style:parent-style-name="Standard">
      <style:paragraph-properties fo:line-height="150%"/>
      <style:text-properties officeooo:paragraph-rsid="0040eb9d"/>
    </style:style>
    <style:style style:name="P598" style:family="paragraph" style:parent-style-name="Standard">
      <style:paragraph-properties fo:line-height="150%"/>
      <style:text-properties officeooo:paragraph-rsid="00c6421c"/>
    </style:style>
    <style:style style:name="P599" style:family="paragraph" style:parent-style-name="Standard">
      <style:paragraph-properties fo:line-height="150%"/>
      <style:text-properties officeooo:paragraph-rsid="0106c767"/>
    </style:style>
    <style:style style:name="P600" style:family="paragraph" style:parent-style-name="Standard">
      <style:paragraph-properties fo:line-height="150%"/>
      <style:text-properties officeooo:paragraph-rsid="01d80854"/>
    </style:style>
    <style:style style:name="P601" style:family="paragraph" style:parent-style-name="Standard">
      <style:paragraph-properties fo:line-height="150%"/>
      <style:text-properties officeooo:paragraph-rsid="020068b3"/>
    </style:style>
    <style:style style:name="P602" style:family="paragraph" style:parent-style-name="Standard">
      <style:paragraph-properties fo:line-height="150%"/>
      <style:text-properties officeooo:paragraph-rsid="0265f14b"/>
    </style:style>
    <style:style style:name="P603" style:family="paragraph" style:parent-style-name="Standard">
      <style:paragraph-properties fo:line-height="150%"/>
      <style:text-properties officeooo:paragraph-rsid="00cab904"/>
    </style:style>
    <style:style style:name="P604" style:family="paragraph" style:parent-style-name="Standard">
      <style:paragraph-properties fo:line-height="150%"/>
      <style:text-properties officeooo:paragraph-rsid="0339abb7"/>
    </style:style>
    <style:style style:name="P605" style:family="paragraph" style:parent-style-name="Standard">
      <style:paragraph-properties fo:line-height="150%"/>
      <style:text-properties officeooo:paragraph-rsid="031857c7"/>
    </style:style>
    <style:style style:name="P606" style:family="paragraph" style:parent-style-name="Standard">
      <style:paragraph-properties fo:line-height="150%"/>
      <style:text-properties officeooo:paragraph-rsid="0347bb43"/>
    </style:style>
    <style:style style:name="P607" style:family="paragraph" style:parent-style-name="Standard">
      <style:paragraph-properties fo:line-height="150%"/>
      <style:text-properties officeooo:paragraph-rsid="03af7bf7"/>
    </style:style>
    <style:style style:name="P608" style:family="paragraph" style:parent-style-name="Standard">
      <style:paragraph-properties fo:line-height="150%"/>
      <style:text-properties officeooo:paragraph-rsid="03becfb9"/>
    </style:style>
    <style:style style:name="P609" style:family="paragraph" style:parent-style-name="Standard">
      <style:paragraph-properties fo:line-height="150%"/>
      <style:text-properties officeooo:paragraph-rsid="03e90de3"/>
    </style:style>
    <style:style style:name="P610" style:family="paragraph" style:parent-style-name="Standard">
      <style:paragraph-properties fo:line-height="150%"/>
      <style:text-properties officeooo:paragraph-rsid="03ffa765"/>
    </style:style>
    <style:style style:name="P611" style:family="paragraph" style:parent-style-name="Standard">
      <style:paragraph-properties fo:line-height="150%"/>
      <style:text-properties officeooo:paragraph-rsid="04226783"/>
    </style:style>
    <style:style style:name="P612" style:family="paragraph" style:parent-style-name="Standard">
      <style:paragraph-properties fo:line-height="150%"/>
      <style:text-properties officeooo:paragraph-rsid="04ddd894"/>
    </style:style>
    <style:style style:name="P613" style:family="paragraph" style:parent-style-name="Standard">
      <style:paragraph-properties fo:line-height="150%"/>
      <style:text-properties officeooo:paragraph-rsid="05319739"/>
    </style:style>
    <style:style style:name="P614" style:family="paragraph" style:parent-style-name="Standard">
      <style:paragraph-properties fo:line-height="150%"/>
      <style:text-properties officeooo:paragraph-rsid="057d2115"/>
    </style:style>
    <style:style style:name="P615" style:family="paragraph" style:parent-style-name="Standard">
      <style:paragraph-properties fo:line-height="150%"/>
      <style:text-properties officeooo:paragraph-rsid="058bbc5e"/>
    </style:style>
    <style:style style:name="P616" style:family="paragraph" style:parent-style-name="Standard">
      <style:paragraph-properties fo:line-height="150%"/>
      <style:text-properties officeooo:paragraph-rsid="054d7055"/>
    </style:style>
    <style:style style:name="P617" style:family="paragraph" style:parent-style-name="Standard">
      <style:paragraph-properties fo:line-height="150%"/>
      <style:text-properties officeooo:paragraph-rsid="05cd3bc5"/>
    </style:style>
    <style:style style:name="P618" style:family="paragraph" style:parent-style-name="Standard">
      <style:paragraph-properties fo:line-height="150%"/>
      <style:text-properties officeooo:paragraph-rsid="05e46ca0"/>
    </style:style>
    <style:style style:name="P619" style:family="paragraph" style:parent-style-name="Standard">
      <style:paragraph-properties fo:line-height="150%"/>
      <style:text-properties officeooo:paragraph-rsid="05e8bd08"/>
    </style:style>
    <style:style style:name="P620" style:family="paragraph" style:parent-style-name="Standard">
      <style:paragraph-properties fo:line-height="150%"/>
      <style:text-properties officeooo:paragraph-rsid="05ef59a4"/>
    </style:style>
    <style:style style:name="P621" style:family="paragraph" style:parent-style-name="Standard">
      <style:text-properties officeooo:paragraph-rsid="00883289"/>
    </style:style>
    <style:style style:name="P622" style:family="paragraph" style:parent-style-name="Standard">
      <style:text-properties officeooo:rsid="008872eb" officeooo:paragraph-rsid="008872eb"/>
    </style:style>
    <style:style style:name="P623" style:family="paragraph" style:parent-style-name="Standard">
      <style:text-properties officeooo:paragraph-rsid="00a75993"/>
    </style:style>
    <style:style style:name="P62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2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2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2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9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9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1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1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1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2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2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2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2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3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3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3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3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3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3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3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2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2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2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2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2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2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2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30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3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89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9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9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9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1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1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1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20" style:family="paragraph" style:parent-style-name="Standard">
      <style:text-properties style:use-window-font-color="true" officeooo:paragraph-rsid="02be3c45"/>
    </style:style>
    <style:style style:name="P92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2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2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2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2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3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3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3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3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3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38" style:family="paragraph" style:parent-style-name="Standard">
      <style:text-properties style:use-window-font-color="true" officeooo:paragraph-rsid="02ecf51e"/>
    </style:style>
    <style:style style:name="P939" style:family="paragraph" style:parent-style-name="Standard">
      <style:paragraph-properties fo:line-height="150%"/>
      <style:text-properties style:use-window-font-color="true" officeooo:paragraph-rsid="02edc963"/>
    </style:style>
    <style:style style:name="P940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41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4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44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4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4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47" style:family="paragraph" style:parent-style-name="Standard">
      <style:text-properties officeooo:paragraph-rsid="00ba4170"/>
    </style:style>
    <style:style style:name="P948" style:family="paragraph" style:parent-style-name="Standard">
      <style:text-properties officeooo:paragraph-rsid="00bbbf73"/>
    </style:style>
    <style:style style:name="P949" style:family="paragraph" style:parent-style-name="Standard">
      <style:text-properties officeooo:rsid="00beb82f" officeooo:paragraph-rsid="00beb82f"/>
    </style:style>
    <style:style style:name="P950" style:family="paragraph" style:parent-style-name="Standard">
      <style:text-properties officeooo:paragraph-rsid="00beb82f"/>
    </style:style>
    <style:style style:name="P951" style:family="paragraph" style:parent-style-name="Standard">
      <style:text-properties officeooo:rsid="00c0d7c6" officeooo:paragraph-rsid="00c0d7c6"/>
    </style:style>
    <style:style style:name="P952" style:family="paragraph" style:parent-style-name="Standard">
      <style:text-properties officeooo:rsid="005521a3" officeooo:paragraph-rsid="005521a3"/>
    </style:style>
    <style:style style:name="P953" style:family="paragraph" style:parent-style-name="Standard">
      <style:text-properties officeooo:paragraph-rsid="00d2fc06"/>
    </style:style>
    <style:style style:name="P954" style:family="paragraph" style:parent-style-name="Standard">
      <style:paragraph-properties fo:line-height="150%"/>
      <style:text-properties officeooo:rsid="00d5826a" officeooo:paragraph-rsid="00d5826a"/>
    </style:style>
    <style:style style:name="P955" style:family="paragraph" style:parent-style-name="Standard">
      <style:text-properties officeooo:paragraph-rsid="00d77d7d"/>
    </style:style>
    <style:style style:name="P956" style:family="paragraph" style:parent-style-name="Standard">
      <style:text-properties officeooo:rsid="00d9c9e4" officeooo:paragraph-rsid="00d9c9e4"/>
    </style:style>
    <style:style style:name="P957" style:family="paragraph" style:parent-style-name="Standard">
      <style:text-properties officeooo:paragraph-rsid="00e5f586"/>
    </style:style>
    <style:style style:name="P958" style:family="paragraph" style:parent-style-name="Standard">
      <style:text-properties officeooo:paragraph-rsid="00eb50e0"/>
    </style:style>
    <style:style style:name="P959" style:family="paragraph" style:parent-style-name="Standard">
      <style:paragraph-properties fo:line-height="150%"/>
      <style:text-properties officeooo:rsid="00f2503e" officeooo:paragraph-rsid="00f2503e"/>
    </style:style>
    <style:style style:name="P960" style:family="paragraph" style:parent-style-name="Standard">
      <style:text-properties officeooo:rsid="00f2503e" officeooo:paragraph-rsid="01222be5"/>
    </style:style>
    <style:style style:name="P961" style:family="paragraph" style:parent-style-name="Standard">
      <style:text-properties officeooo:rsid="00d1487d" officeooo:paragraph-rsid="00d2fc06"/>
    </style:style>
    <style:style style:name="P962" style:family="paragraph" style:parent-style-name="Standard">
      <style:text-properties officeooo:paragraph-rsid="00f5260b"/>
    </style:style>
    <style:style style:name="P963" style:family="paragraph" style:parent-style-name="Standard">
      <style:text-properties officeooo:paragraph-rsid="010c486e"/>
    </style:style>
    <style:style style:name="P964" style:family="paragraph" style:parent-style-name="Standard">
      <style:text-properties officeooo:paragraph-rsid="00367935"/>
    </style:style>
    <style:style style:name="P965" style:family="paragraph" style:parent-style-name="Standard">
      <style:text-properties officeooo:paragraph-rsid="011fc384"/>
    </style:style>
    <style:style style:name="P966" style:family="paragraph" style:parent-style-name="Standard">
      <style:text-properties officeooo:paragraph-rsid="0122678f"/>
    </style:style>
    <style:style style:name="P967" style:family="paragraph" style:parent-style-name="Standard">
      <style:text-properties officeooo:paragraph-rsid="012dfde8"/>
    </style:style>
    <style:style style:name="P968" style:family="paragraph" style:parent-style-name="Standard">
      <style:text-properties officeooo:paragraph-rsid="0130fd48"/>
    </style:style>
    <style:style style:name="P969" style:family="paragraph" style:parent-style-name="Standard">
      <style:text-properties officeooo:paragraph-rsid="013282b3"/>
    </style:style>
    <style:style style:name="P970" style:family="paragraph" style:parent-style-name="Standard">
      <style:text-properties officeooo:paragraph-rsid="013f3c54"/>
    </style:style>
    <style:style style:name="P971" style:family="paragraph" style:parent-style-name="Standard">
      <style:text-properties officeooo:paragraph-rsid="0152f194"/>
    </style:style>
    <style:style style:name="P972" style:family="paragraph" style:parent-style-name="Standard">
      <style:text-properties officeooo:paragraph-rsid="0150aafa"/>
    </style:style>
    <style:style style:name="P973" style:family="paragraph" style:parent-style-name="Standard">
      <style:paragraph-properties fo:line-height="100%"/>
      <style:text-properties officeooo:paragraph-rsid="016aa5ac"/>
    </style:style>
    <style:style style:name="P974" style:family="paragraph" style:parent-style-name="Standard">
      <style:paragraph-properties fo:line-height="100%"/>
      <style:text-properties officeooo:paragraph-rsid="016d2800"/>
    </style:style>
    <style:style style:name="P975" style:family="paragraph" style:parent-style-name="Standard">
      <style:paragraph-properties fo:line-height="100%"/>
      <style:text-properties officeooo:paragraph-rsid="0171553b"/>
    </style:style>
    <style:style style:name="P976" style:family="paragraph" style:parent-style-name="Standard">
      <style:paragraph-properties fo:line-height="100%"/>
      <style:text-properties officeooo:paragraph-rsid="0176ee1b"/>
    </style:style>
    <style:style style:name="P977" style:family="paragraph" style:parent-style-name="Standard">
      <style:paragraph-properties fo:line-height="100%"/>
      <style:text-properties officeooo:paragraph-rsid="017941db"/>
    </style:style>
    <style:style style:name="P978" style:family="paragraph" style:parent-style-name="Standard">
      <style:paragraph-properties fo:line-height="100%"/>
      <style:text-properties officeooo:paragraph-rsid="017a7161"/>
    </style:style>
    <style:style style:name="P979" style:family="paragraph" style:parent-style-name="Standard">
      <style:paragraph-properties fo:line-height="100%"/>
      <style:text-properties officeooo:paragraph-rsid="018105ab"/>
    </style:style>
    <style:style style:name="P980" style:family="paragraph" style:parent-style-name="Standard">
      <style:paragraph-properties fo:line-height="100%"/>
      <style:text-properties officeooo:paragraph-rsid="01aaba73"/>
    </style:style>
    <style:style style:name="P981" style:family="paragraph" style:parent-style-name="Standard">
      <style:paragraph-properties fo:line-height="100%"/>
      <style:text-properties officeooo:paragraph-rsid="01abda5f"/>
    </style:style>
    <style:style style:name="P982" style:family="paragraph" style:parent-style-name="Standard">
      <style:paragraph-properties fo:line-height="100%"/>
      <style:text-properties officeooo:paragraph-rsid="01d3aa7e"/>
    </style:style>
    <style:style style:name="P983" style:family="paragraph" style:parent-style-name="Standard">
      <style:paragraph-properties fo:line-height="100%"/>
      <style:text-properties officeooo:paragraph-rsid="01e2b86d"/>
    </style:style>
    <style:style style:name="P984" style:family="paragraph" style:parent-style-name="Standard">
      <style:paragraph-properties fo:line-height="100%"/>
      <style:text-properties officeooo:paragraph-rsid="01e7ea9a"/>
    </style:style>
    <style:style style:name="P985" style:family="paragraph" style:parent-style-name="Standard">
      <style:paragraph-properties fo:line-height="100%"/>
      <style:text-properties officeooo:paragraph-rsid="01f79ca2"/>
    </style:style>
    <style:style style:name="P986" style:family="paragraph" style:parent-style-name="Standard">
      <style:paragraph-properties fo:line-height="100%"/>
      <style:text-properties officeooo:paragraph-rsid="020068b3"/>
    </style:style>
    <style:style style:name="P987" style:family="paragraph" style:parent-style-name="Standard">
      <style:paragraph-properties fo:line-height="100%"/>
      <style:text-properties officeooo:paragraph-rsid="0200b58e"/>
    </style:style>
    <style:style style:name="P988" style:family="paragraph" style:parent-style-name="Standard">
      <style:paragraph-properties fo:line-height="100%"/>
      <style:text-properties officeooo:paragraph-rsid="020131ae"/>
    </style:style>
    <style:style style:name="P989" style:family="paragraph" style:parent-style-name="Standard">
      <style:paragraph-properties fo:line-height="100%"/>
      <style:text-properties officeooo:paragraph-rsid="0212a48a"/>
    </style:style>
    <style:style style:name="P990" style:family="paragraph" style:parent-style-name="Standard">
      <style:paragraph-properties fo:line-height="100%"/>
      <style:text-properties officeooo:paragraph-rsid="01d522fe"/>
    </style:style>
    <style:style style:name="P991" style:family="paragraph" style:parent-style-name="Standard">
      <style:paragraph-properties fo:line-height="100%"/>
      <style:text-properties officeooo:paragraph-rsid="021920c6"/>
    </style:style>
    <style:style style:name="P992" style:family="paragraph" style:parent-style-name="Standard">
      <style:paragraph-properties fo:line-height="100%"/>
      <style:text-properties officeooo:paragraph-rsid="021bfb0f"/>
    </style:style>
    <style:style style:name="P993" style:family="paragraph" style:parent-style-name="Standard">
      <style:paragraph-properties fo:line-height="100%"/>
      <style:text-properties officeooo:paragraph-rsid="021d76dd"/>
    </style:style>
    <style:style style:name="P994" style:family="paragraph" style:parent-style-name="Standard">
      <style:paragraph-properties fo:line-height="100%"/>
      <style:text-properties officeooo:paragraph-rsid="01ec8e18"/>
    </style:style>
    <style:style style:name="P995" style:family="paragraph" style:parent-style-name="Standard">
      <style:paragraph-properties fo:line-height="100%"/>
      <style:text-properties officeooo:paragraph-rsid="0228bd00"/>
    </style:style>
    <style:style style:name="P996" style:family="paragraph" style:parent-style-name="Standard">
      <style:paragraph-properties fo:line-height="100%"/>
      <style:text-properties officeooo:paragraph-rsid="0239e044"/>
    </style:style>
    <style:style style:name="P997" style:family="paragraph" style:parent-style-name="Standard">
      <style:paragraph-properties fo:line-height="100%"/>
      <style:text-properties officeooo:paragraph-rsid="023e217a"/>
    </style:style>
    <style:style style:name="P998" style:family="paragraph" style:parent-style-name="Standard">
      <style:paragraph-properties fo:line-height="100%"/>
      <style:text-properties officeooo:paragraph-rsid="0245c9e7"/>
    </style:style>
    <style:style style:name="P999" style:family="paragraph" style:parent-style-name="Standard">
      <style:paragraph-properties fo:line-height="100%"/>
      <style:text-properties officeooo:paragraph-rsid="0248e2f5"/>
    </style:style>
    <style:style style:name="P1000" style:family="paragraph" style:parent-style-name="Standard">
      <style:paragraph-properties fo:line-height="100%"/>
      <style:text-properties officeooo:paragraph-rsid="024d9b01"/>
    </style:style>
    <style:style style:name="P1001" style:family="paragraph" style:parent-style-name="Standard">
      <style:paragraph-properties fo:line-height="100%"/>
      <style:text-properties officeooo:paragraph-rsid="02540cb9"/>
    </style:style>
    <style:style style:name="P1002" style:family="paragraph" style:parent-style-name="Standard">
      <style:paragraph-properties fo:line-height="100%"/>
      <style:text-properties officeooo:paragraph-rsid="02656310"/>
    </style:style>
    <style:style style:name="P1003" style:family="paragraph" style:parent-style-name="Standard">
      <style:paragraph-properties fo:line-height="100%"/>
      <style:text-properties officeooo:paragraph-rsid="0265f14b"/>
    </style:style>
    <style:style style:name="P1004" style:family="paragraph" style:parent-style-name="Standard">
      <style:paragraph-properties fo:line-height="100%"/>
      <style:text-properties officeooo:paragraph-rsid="02778926"/>
    </style:style>
    <style:style style:name="P1005" style:family="paragraph" style:parent-style-name="Standard">
      <style:paragraph-properties fo:line-height="100%"/>
      <style:text-properties officeooo:paragraph-rsid="0279658f"/>
    </style:style>
    <style:style style:name="P1006" style:family="paragraph" style:parent-style-name="Standard">
      <style:paragraph-properties fo:line-height="100%"/>
      <style:text-properties officeooo:paragraph-rsid="027b57d1"/>
    </style:style>
    <style:style style:name="P1007" style:family="paragraph" style:parent-style-name="Standard">
      <style:paragraph-properties fo:line-height="100%"/>
      <style:text-properties officeooo:paragraph-rsid="02819040"/>
    </style:style>
    <style:style style:name="P1008" style:family="paragraph" style:parent-style-name="Standard">
      <style:paragraph-properties fo:line-height="100%"/>
      <style:text-properties officeooo:paragraph-rsid="028add40"/>
    </style:style>
    <style:style style:name="P1009" style:family="paragraph" style:parent-style-name="Standard">
      <style:paragraph-properties fo:line-height="100%"/>
      <style:text-properties officeooo:paragraph-rsid="02939b7b"/>
    </style:style>
    <style:style style:name="P1010" style:family="paragraph" style:parent-style-name="Standard">
      <style:paragraph-properties fo:line-height="100%"/>
      <style:text-properties officeooo:paragraph-rsid="0293a523"/>
    </style:style>
    <style:style style:name="P1011" style:family="paragraph" style:parent-style-name="Standard">
      <style:paragraph-properties fo:line-height="100%"/>
      <style:text-properties officeooo:paragraph-rsid="0297c923"/>
    </style:style>
    <style:style style:name="P1012" style:family="paragraph" style:parent-style-name="Standard">
      <style:paragraph-properties fo:line-height="100%"/>
      <style:text-properties officeooo:paragraph-rsid="029bb505"/>
    </style:style>
    <style:style style:name="P1013" style:family="paragraph" style:parent-style-name="Standard">
      <style:paragraph-properties fo:line-height="100%"/>
      <style:text-properties officeooo:paragraph-rsid="02a71f0b"/>
    </style:style>
    <style:style style:name="P1014" style:family="paragraph" style:parent-style-name="Standard">
      <style:paragraph-properties fo:line-height="100%"/>
      <style:text-properties officeooo:paragraph-rsid="027c1b85"/>
    </style:style>
    <style:style style:name="P1015" style:family="paragraph" style:parent-style-name="Standard">
      <style:paragraph-properties fo:line-height="100%"/>
      <style:text-properties officeooo:paragraph-rsid="0045286d"/>
    </style:style>
    <style:style style:name="P1016" style:family="paragraph" style:parent-style-name="Standard">
      <style:paragraph-properties fo:line-height="100%"/>
      <style:text-properties officeooo:paragraph-rsid="02bd01a2"/>
    </style:style>
    <style:style style:name="P1017" style:family="paragraph" style:parent-style-name="Standard">
      <style:paragraph-properties fo:line-height="100%"/>
      <style:text-properties officeooo:paragraph-rsid="02d5eaee"/>
    </style:style>
    <style:style style:name="P1018" style:family="paragraph" style:parent-style-name="Standard">
      <style:paragraph-properties fo:line-height="100%"/>
      <style:text-properties officeooo:paragraph-rsid="02e4f960"/>
    </style:style>
    <style:style style:name="P1019" style:family="paragraph" style:parent-style-name="Standard">
      <style:paragraph-properties fo:line-height="100%"/>
      <style:text-properties officeooo:paragraph-rsid="02eac01d"/>
    </style:style>
    <style:style style:name="P1020" style:family="paragraph" style:parent-style-name="Standard">
      <style:paragraph-properties fo:line-height="100%"/>
      <style:text-properties officeooo:paragraph-rsid="02f17ec6"/>
    </style:style>
    <style:style style:name="P1021" style:family="paragraph" style:parent-style-name="Standard">
      <style:paragraph-properties fo:line-height="100%"/>
      <style:text-properties officeooo:paragraph-rsid="02fda6ef"/>
    </style:style>
    <style:style style:name="P1022" style:family="paragraph" style:parent-style-name="Standard">
      <style:paragraph-properties fo:line-height="100%"/>
      <style:text-properties officeooo:paragraph-rsid="03040c1c"/>
    </style:style>
    <style:style style:name="P1023" style:family="paragraph" style:parent-style-name="Standard">
      <style:paragraph-properties fo:line-height="100%"/>
      <style:text-properties officeooo:paragraph-rsid="03049b98"/>
    </style:style>
    <style:style style:name="P1024" style:family="paragraph" style:parent-style-name="Standard">
      <style:paragraph-properties fo:line-height="100%"/>
      <style:text-properties officeooo:paragraph-rsid="0305aebe"/>
    </style:style>
    <style:style style:name="P1025" style:family="paragraph" style:parent-style-name="Standard">
      <style:paragraph-properties fo:line-height="100%"/>
      <style:text-properties officeooo:paragraph-rsid="03061f93"/>
    </style:style>
    <style:style style:name="P1026" style:family="paragraph" style:parent-style-name="Standard">
      <style:paragraph-properties fo:line-height="100%"/>
      <style:text-properties officeooo:paragraph-rsid="03153caa"/>
    </style:style>
    <style:style style:name="P1027" style:family="paragraph" style:parent-style-name="Standard">
      <style:paragraph-properties fo:line-height="100%"/>
      <style:text-properties officeooo:paragraph-rsid="03343ce6"/>
    </style:style>
    <style:style style:name="P1028" style:family="paragraph" style:parent-style-name="Standard">
      <style:paragraph-properties fo:line-height="100%"/>
      <style:text-properties officeooo:paragraph-rsid="03349842"/>
    </style:style>
    <style:style style:name="P1029" style:family="paragraph" style:parent-style-name="Standard">
      <style:paragraph-properties fo:line-height="100%"/>
      <style:text-properties officeooo:paragraph-rsid="033f17a3"/>
    </style:style>
    <style:style style:name="P1030" style:family="paragraph" style:parent-style-name="Standard">
      <style:paragraph-properties fo:line-height="100%"/>
      <style:text-properties officeooo:paragraph-rsid="034172a0"/>
    </style:style>
    <style:style style:name="P1031" style:family="paragraph" style:parent-style-name="Standard">
      <style:paragraph-properties fo:line-height="100%"/>
      <style:text-properties officeooo:paragraph-rsid="034adc9b"/>
    </style:style>
    <style:style style:name="P1032" style:family="paragraph" style:parent-style-name="Standard">
      <style:paragraph-properties fo:line-height="100%"/>
      <style:text-properties officeooo:paragraph-rsid="034f33b6"/>
    </style:style>
    <style:style style:name="P1033" style:family="paragraph" style:parent-style-name="Standard">
      <style:paragraph-properties fo:line-height="100%"/>
      <style:text-properties officeooo:paragraph-rsid="034f680a"/>
    </style:style>
    <style:style style:name="P1034" style:family="paragraph" style:parent-style-name="Standard">
      <style:paragraph-properties fo:line-height="100%"/>
      <style:text-properties officeooo:paragraph-rsid="035051aa"/>
    </style:style>
    <style:style style:name="P1035" style:family="paragraph" style:parent-style-name="Standard">
      <style:paragraph-properties fo:line-height="100%"/>
      <style:text-properties officeooo:paragraph-rsid="0369854f"/>
    </style:style>
    <style:style style:name="P1036" style:family="paragraph" style:parent-style-name="Standard">
      <style:paragraph-properties fo:line-height="100%"/>
      <style:text-properties officeooo:paragraph-rsid="03963307"/>
    </style:style>
    <style:style style:name="P1037" style:family="paragraph" style:parent-style-name="Standard">
      <style:paragraph-properties fo:line-height="100%"/>
      <style:text-properties officeooo:paragraph-rsid="039c640b"/>
    </style:style>
    <style:style style:name="P1038" style:family="paragraph" style:parent-style-name="Standard">
      <style:paragraph-properties fo:line-height="100%"/>
      <style:text-properties officeooo:paragraph-rsid="039e9821"/>
    </style:style>
    <style:style style:name="P1039" style:family="paragraph" style:parent-style-name="Standard">
      <style:paragraph-properties fo:line-height="100%"/>
      <style:text-properties officeooo:paragraph-rsid="03a073aa"/>
    </style:style>
    <style:style style:name="P1040" style:family="paragraph" style:parent-style-name="Standard">
      <style:paragraph-properties fo:line-height="100%"/>
      <style:text-properties officeooo:paragraph-rsid="03b1fbc9"/>
    </style:style>
    <style:style style:name="P1041" style:family="paragraph" style:parent-style-name="Standard">
      <style:paragraph-properties fo:line-height="100%"/>
      <style:text-properties officeooo:paragraph-rsid="03c51260"/>
    </style:style>
    <style:style style:name="P1042" style:family="paragraph" style:parent-style-name="Standard">
      <style:paragraph-properties fo:line-height="100%"/>
      <style:text-properties officeooo:paragraph-rsid="03eb005c"/>
    </style:style>
    <style:style style:name="P1043" style:family="paragraph" style:parent-style-name="Standard">
      <style:paragraph-properties fo:line-height="100%"/>
      <style:text-properties officeooo:paragraph-rsid="03f0c84b"/>
    </style:style>
    <style:style style:name="P1044" style:family="paragraph" style:parent-style-name="Standard">
      <style:paragraph-properties fo:line-height="100%"/>
      <style:text-properties officeooo:paragraph-rsid="03e90de3"/>
    </style:style>
    <style:style style:name="P1045" style:family="paragraph" style:parent-style-name="Standard">
      <style:paragraph-properties fo:line-height="100%"/>
      <style:text-properties officeooo:paragraph-rsid="03f27278"/>
    </style:style>
    <style:style style:name="P1046" style:family="paragraph" style:parent-style-name="Standard">
      <style:paragraph-properties fo:line-height="100%"/>
      <style:text-properties officeooo:paragraph-rsid="03fd5e01"/>
    </style:style>
    <style:style style:name="P1047" style:family="paragraph" style:parent-style-name="Standard">
      <style:paragraph-properties fo:line-height="100%"/>
      <style:text-properties officeooo:paragraph-rsid="0400a6e4"/>
    </style:style>
    <style:style style:name="P1048" style:family="paragraph" style:parent-style-name="Standard">
      <style:paragraph-properties fo:line-height="100%"/>
      <style:text-properties officeooo:paragraph-rsid="0404aa05"/>
    </style:style>
    <style:style style:name="P1049" style:family="paragraph" style:parent-style-name="Standard">
      <style:paragraph-properties fo:line-height="100%"/>
      <style:text-properties officeooo:paragraph-rsid="04102973"/>
    </style:style>
    <style:style style:name="P1050" style:family="paragraph" style:parent-style-name="Standard">
      <style:paragraph-properties fo:line-height="100%"/>
      <style:text-properties officeooo:paragraph-rsid="041e6a3e"/>
    </style:style>
    <style:style style:name="P1051" style:family="paragraph" style:parent-style-name="Standard">
      <style:paragraph-properties fo:line-height="100%"/>
      <style:text-properties officeooo:paragraph-rsid="03a31e81"/>
    </style:style>
    <style:style style:name="P1052" style:family="paragraph" style:parent-style-name="Standard">
      <style:paragraph-properties fo:line-height="100%"/>
      <style:text-properties officeooo:paragraph-rsid="043fc929"/>
    </style:style>
    <style:style style:name="P1053" style:family="paragraph" style:parent-style-name="Standard">
      <style:paragraph-properties fo:line-height="100%"/>
      <style:text-properties officeooo:paragraph-rsid="043a0ede"/>
    </style:style>
    <style:style style:name="P1054" style:family="paragraph" style:parent-style-name="Standard">
      <style:paragraph-properties fo:line-height="100%"/>
      <style:text-properties officeooo:paragraph-rsid="04518e70"/>
    </style:style>
    <style:style style:name="P1055" style:family="paragraph" style:parent-style-name="Standard">
      <style:paragraph-properties fo:line-height="100%"/>
      <style:text-properties officeooo:paragraph-rsid="04592f7c"/>
    </style:style>
    <style:style style:name="P1056" style:family="paragraph" style:parent-style-name="Standard">
      <style:paragraph-properties fo:line-height="100%"/>
      <style:text-properties officeooo:paragraph-rsid="03becfb9"/>
    </style:style>
    <style:style style:name="P1057" style:family="paragraph" style:parent-style-name="Standard">
      <style:paragraph-properties fo:line-height="100%"/>
      <style:text-properties officeooo:paragraph-rsid="0473548b"/>
    </style:style>
    <style:style style:name="P1058" style:family="paragraph" style:parent-style-name="Standard">
      <style:paragraph-properties fo:line-height="100%"/>
      <style:text-properties officeooo:paragraph-rsid="0411d16e"/>
    </style:style>
    <style:style style:name="P1059" style:family="paragraph" style:parent-style-name="Standard">
      <style:paragraph-properties fo:line-height="100%"/>
      <style:text-properties officeooo:paragraph-rsid="041746e7"/>
    </style:style>
    <style:style style:name="P1060" style:family="paragraph" style:parent-style-name="Standard">
      <style:paragraph-properties fo:line-height="100%"/>
      <style:text-properties officeooo:paragraph-rsid="043c6125"/>
    </style:style>
    <style:style style:name="P1061" style:family="paragraph" style:parent-style-name="Standard">
      <style:paragraph-properties fo:line-height="100%"/>
      <style:text-properties officeooo:paragraph-rsid="04472f62"/>
    </style:style>
    <style:style style:name="P1062" style:family="paragraph" style:parent-style-name="Standard">
      <style:paragraph-properties fo:line-height="100%"/>
      <style:text-properties officeooo:paragraph-rsid="03fc17c3"/>
    </style:style>
    <style:style style:name="P1063" style:family="paragraph" style:parent-style-name="Standard">
      <style:paragraph-properties fo:line-height="100%"/>
      <style:text-properties officeooo:paragraph-rsid="039292f6"/>
    </style:style>
    <style:style style:name="P1064" style:family="paragraph" style:parent-style-name="Standard">
      <style:paragraph-properties fo:line-height="100%"/>
      <style:text-properties officeooo:paragraph-rsid="0486c03e"/>
    </style:style>
    <style:style style:name="P1065" style:family="paragraph" style:parent-style-name="Standard">
      <style:paragraph-properties fo:line-height="100%"/>
      <style:text-properties officeooo:paragraph-rsid="048ffd4a"/>
    </style:style>
    <style:style style:name="P1066" style:family="paragraph" style:parent-style-name="Standard">
      <style:paragraph-properties fo:line-height="100%"/>
      <style:text-properties officeooo:paragraph-rsid="04915c32"/>
    </style:style>
    <style:style style:name="P1067" style:family="paragraph" style:parent-style-name="Standard">
      <style:paragraph-properties fo:line-height="100%"/>
      <style:text-properties officeooo:paragraph-rsid="0496a172"/>
    </style:style>
    <style:style style:name="P1068" style:family="paragraph" style:parent-style-name="Standard">
      <style:paragraph-properties fo:line-height="100%"/>
      <style:text-properties officeooo:paragraph-rsid="04a08898"/>
    </style:style>
    <style:style style:name="P1069" style:family="paragraph" style:parent-style-name="Standard">
      <style:paragraph-properties fo:line-height="100%"/>
      <style:text-properties officeooo:paragraph-rsid="04a6679a"/>
    </style:style>
    <style:style style:name="P1070" style:family="paragraph" style:parent-style-name="Standard">
      <style:paragraph-properties fo:line-height="100%"/>
      <style:text-properties officeooo:paragraph-rsid="04ad05fc"/>
    </style:style>
    <style:style style:name="P1071" style:family="paragraph" style:parent-style-name="Standard">
      <style:paragraph-properties fo:line-height="100%"/>
      <style:text-properties officeooo:paragraph-rsid="04b3c5c0"/>
    </style:style>
    <style:style style:name="P1072" style:family="paragraph" style:parent-style-name="Standard">
      <style:paragraph-properties fo:line-height="100%"/>
      <style:text-properties officeooo:paragraph-rsid="04ba1b39"/>
    </style:style>
    <style:style style:name="P1073" style:family="paragraph" style:parent-style-name="Standard">
      <style:paragraph-properties fo:line-height="100%"/>
      <style:text-properties officeooo:paragraph-rsid="04bc7059"/>
    </style:style>
    <style:style style:name="P1074" style:family="paragraph" style:parent-style-name="Standard">
      <style:paragraph-properties fo:line-height="100%"/>
      <style:text-properties officeooo:paragraph-rsid="02ec4cc6"/>
    </style:style>
    <style:style style:name="P1075" style:family="paragraph" style:parent-style-name="Standard">
      <style:paragraph-properties fo:line-height="100%"/>
      <style:text-properties officeooo:paragraph-rsid="04b80b14"/>
    </style:style>
    <style:style style:name="P1076" style:family="paragraph" style:parent-style-name="Standard">
      <style:paragraph-properties fo:line-height="100%"/>
      <style:text-properties officeooo:paragraph-rsid="04d7b913"/>
    </style:style>
    <style:style style:name="P1077" style:family="paragraph" style:parent-style-name="Standard">
      <style:paragraph-properties fo:line-height="100%"/>
      <style:text-properties officeooo:paragraph-rsid="04ddd894"/>
    </style:style>
    <style:style style:name="P1078" style:family="paragraph" style:parent-style-name="Standard">
      <style:paragraph-properties fo:line-height="100%"/>
      <style:text-properties officeooo:paragraph-rsid="04deac5d"/>
    </style:style>
    <style:style style:name="P1079" style:family="paragraph" style:parent-style-name="Standard">
      <style:paragraph-properties fo:line-height="100%"/>
      <style:text-properties officeooo:paragraph-rsid="04ee3d5e"/>
    </style:style>
    <style:style style:name="P1080" style:family="paragraph" style:parent-style-name="Standard">
      <style:paragraph-properties fo:line-height="100%"/>
      <style:text-properties officeooo:paragraph-rsid="04ee86bb"/>
    </style:style>
    <style:style style:name="P1081" style:family="paragraph" style:parent-style-name="Standard">
      <style:paragraph-properties fo:line-height="100%"/>
      <style:text-properties officeooo:paragraph-rsid="04f29906"/>
    </style:style>
    <style:style style:name="P1082" style:family="paragraph" style:parent-style-name="Standard">
      <style:paragraph-properties fo:line-height="100%"/>
      <style:text-properties officeooo:paragraph-rsid="04faca3a"/>
    </style:style>
    <style:style style:name="P1083" style:family="paragraph" style:parent-style-name="Standard">
      <style:paragraph-properties fo:line-height="100%"/>
      <style:text-properties officeooo:paragraph-rsid="051228a5"/>
    </style:style>
    <style:style style:name="P1084" style:family="paragraph" style:parent-style-name="Standard">
      <style:paragraph-properties fo:line-height="100%"/>
      <style:text-properties officeooo:paragraph-rsid="05149db7"/>
    </style:style>
    <style:style style:name="P1085" style:family="paragraph" style:parent-style-name="Standard">
      <style:paragraph-properties fo:line-height="100%"/>
      <style:text-properties officeooo:paragraph-rsid="051755b6"/>
    </style:style>
    <style:style style:name="P1086" style:family="paragraph" style:parent-style-name="Standard">
      <style:paragraph-properties fo:line-height="100%"/>
      <style:text-properties officeooo:paragraph-rsid="04f1c42d"/>
    </style:style>
    <style:style style:name="P1087" style:family="paragraph" style:parent-style-name="Standard">
      <style:paragraph-properties fo:line-height="100%"/>
      <style:text-properties officeooo:paragraph-rsid="052c470d"/>
    </style:style>
    <style:style style:name="P1088" style:family="paragraph" style:parent-style-name="Standard">
      <style:paragraph-properties fo:line-height="100%"/>
      <style:text-properties officeooo:paragraph-rsid="052e1d4e"/>
    </style:style>
    <style:style style:name="P1089" style:family="paragraph" style:parent-style-name="Standard">
      <style:paragraph-properties fo:line-height="100%"/>
      <style:text-properties officeooo:paragraph-rsid="052fd794"/>
    </style:style>
    <style:style style:name="P1090" style:family="paragraph" style:parent-style-name="Standard">
      <style:paragraph-properties fo:line-height="100%"/>
      <style:text-properties officeooo:paragraph-rsid="053faa40"/>
    </style:style>
    <style:style style:name="P1091" style:family="paragraph" style:parent-style-name="Standard">
      <style:paragraph-properties fo:line-height="100%"/>
      <style:text-properties officeooo:paragraph-rsid="054f83a7"/>
    </style:style>
    <style:style style:name="P1092" style:family="paragraph" style:parent-style-name="Standard">
      <style:paragraph-properties fo:line-height="100%"/>
      <style:text-properties officeooo:paragraph-rsid="0557f31f"/>
    </style:style>
    <style:style style:name="P1093" style:family="paragraph" style:parent-style-name="Standard">
      <style:paragraph-properties fo:line-height="100%"/>
      <style:text-properties officeooo:paragraph-rsid="055a623a"/>
    </style:style>
    <style:style style:name="P1094" style:family="paragraph" style:parent-style-name="Standard">
      <style:paragraph-properties fo:line-height="100%"/>
      <style:text-properties officeooo:paragraph-rsid="0569d9ca"/>
    </style:style>
    <style:style style:name="P1095" style:family="paragraph" style:parent-style-name="Standard">
      <style:paragraph-properties fo:line-height="100%"/>
      <style:text-properties officeooo:paragraph-rsid="056d9742"/>
    </style:style>
    <style:style style:name="P1096" style:family="paragraph" style:parent-style-name="Standard">
      <style:paragraph-properties fo:line-height="100%"/>
      <style:text-properties officeooo:paragraph-rsid="057cbee6"/>
    </style:style>
    <style:style style:name="P1097" style:family="paragraph" style:parent-style-name="Standard">
      <style:paragraph-properties fo:line-height="100%"/>
      <style:text-properties officeooo:paragraph-rsid="0580d52a"/>
    </style:style>
    <style:style style:name="P1098" style:family="paragraph" style:parent-style-name="Standard">
      <style:paragraph-properties fo:line-height="100%"/>
      <style:text-properties officeooo:paragraph-rsid="059e7836"/>
    </style:style>
    <style:style style:name="P1099" style:family="paragraph" style:parent-style-name="Standard">
      <style:paragraph-properties fo:line-height="100%"/>
      <style:text-properties officeooo:paragraph-rsid="05ab1076"/>
    </style:style>
    <style:style style:name="P1100" style:family="paragraph" style:parent-style-name="Standard">
      <style:paragraph-properties fo:line-height="100%"/>
      <style:text-properties officeooo:paragraph-rsid="05b1d6ac"/>
    </style:style>
    <style:style style:name="P1101" style:family="paragraph" style:parent-style-name="Standard">
      <style:paragraph-properties fo:line-height="100%"/>
      <style:text-properties officeooo:paragraph-rsid="05b6653b"/>
    </style:style>
    <style:style style:name="P1102" style:family="paragraph" style:parent-style-name="Standard">
      <style:paragraph-properties fo:line-height="100%"/>
      <style:text-properties officeooo:paragraph-rsid="05bc64d7"/>
    </style:style>
    <style:style style:name="P1103" style:family="paragraph" style:parent-style-name="Standard">
      <style:paragraph-properties fo:line-height="100%"/>
      <style:text-properties officeooo:paragraph-rsid="05d96232"/>
    </style:style>
    <style:style style:name="P1104" style:family="paragraph" style:parent-style-name="Standard">
      <style:paragraph-properties fo:line-height="100%"/>
      <style:text-properties officeooo:paragraph-rsid="05dd0971"/>
    </style:style>
    <style:style style:name="P110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06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07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10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1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1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1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1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1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16" style:family="paragraph" style:parent-style-name="Standard">
      <style:text-properties fo:color="#c9211e" officeooo:rsid="003eeb50" officeooo:paragraph-rsid="00ac1d69"/>
    </style:style>
    <style:style style:name="P1117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18" style:family="paragraph" style:parent-style-name="Standard">
      <style:paragraph-properties fo:line-height="100%"/>
      <style:text-properties officeooo:rsid="016b9044" officeooo:paragraph-rsid="016b9044"/>
    </style:style>
    <style:style style:name="P1119" style:family="paragraph" style:parent-style-name="Standard">
      <style:paragraph-properties fo:line-height="100%"/>
      <style:text-properties officeooo:rsid="01a2dcc2" officeooo:paragraph-rsid="01a2dcc2"/>
    </style:style>
    <style:style style:name="P1120" style:family="paragraph" style:parent-style-name="Standard">
      <style:paragraph-properties fo:line-height="100%"/>
      <style:text-properties officeooo:rsid="01a92b83" officeooo:paragraph-rsid="01abda5f"/>
    </style:style>
    <style:style style:name="P1121" style:family="paragraph" style:parent-style-name="Standard">
      <style:paragraph-properties fo:line-height="100%"/>
      <style:text-properties officeooo:rsid="01b78805" officeooo:paragraph-rsid="01b9977e"/>
    </style:style>
    <style:style style:name="P1122" style:family="paragraph" style:parent-style-name="Standard">
      <style:paragraph-properties fo:line-height="100%"/>
      <style:text-properties officeooo:rsid="01b78805" officeooo:paragraph-rsid="020d39a8"/>
    </style:style>
    <style:style style:name="P1123" style:family="paragraph" style:parent-style-name="Standard">
      <style:paragraph-properties fo:line-height="100%"/>
      <style:text-properties officeooo:rsid="01bcc73c" officeooo:paragraph-rsid="01bcc73c"/>
    </style:style>
    <style:style style:name="P1124" style:family="paragraph" style:parent-style-name="Standard">
      <style:paragraph-properties fo:line-height="100%"/>
      <style:text-properties officeooo:rsid="01cb0c6f" officeooo:paragraph-rsid="01cb0c6f"/>
    </style:style>
    <style:style style:name="P1125" style:family="paragraph" style:parent-style-name="Standard">
      <style:paragraph-properties fo:line-height="100%"/>
      <style:text-properties officeooo:rsid="01cd0839" officeooo:paragraph-rsid="01cd0839"/>
    </style:style>
    <style:style style:name="P1126" style:family="paragraph" style:parent-style-name="Standard">
      <style:paragraph-properties fo:line-height="100%"/>
      <style:text-properties officeooo:rsid="01e4a612" officeooo:paragraph-rsid="01e4a612"/>
    </style:style>
    <style:style style:name="P1127" style:family="paragraph" style:parent-style-name="Standard">
      <style:paragraph-properties fo:line-height="100%"/>
      <style:text-properties officeooo:rsid="022b7ea9" officeooo:paragraph-rsid="022b7ea9"/>
    </style:style>
    <style:style style:name="P1128" style:family="paragraph" style:parent-style-name="Standard">
      <style:paragraph-properties fo:line-height="100%"/>
      <style:text-properties officeooo:rsid="022dff2a" officeooo:paragraph-rsid="022dff2a"/>
    </style:style>
    <style:style style:name="P1129" style:family="paragraph" style:parent-style-name="Standard">
      <style:text-properties officeooo:paragraph-rsid="0275c15d"/>
    </style:style>
    <style:style style:name="P1130" style:family="paragraph" style:parent-style-name="Standard">
      <style:paragraph-properties fo:line-height="100%"/>
      <style:text-properties officeooo:rsid="02819040" officeooo:paragraph-rsid="028fc45c"/>
    </style:style>
    <style:style style:name="P1131" style:family="paragraph" style:parent-style-name="Standard">
      <style:paragraph-properties fo:line-height="100%"/>
      <style:text-properties officeooo:rsid="0285839b" officeooo:paragraph-rsid="0288fb00"/>
    </style:style>
    <style:style style:name="P1132" style:family="paragraph" style:parent-style-name="Standard">
      <style:paragraph-properties fo:line-height="100%"/>
      <style:text-properties officeooo:rsid="0297c923" officeooo:paragraph-rsid="0297c923"/>
    </style:style>
    <style:style style:name="P1133" style:family="paragraph" style:parent-style-name="Standard">
      <style:paragraph-properties fo:line-height="100%"/>
      <style:text-properties officeooo:rsid="029ac75f" officeooo:paragraph-rsid="029ac75f"/>
    </style:style>
    <style:style style:name="P1134" style:family="paragraph" style:parent-style-name="Standard">
      <style:text-properties officeooo:paragraph-rsid="00bfa17d"/>
    </style:style>
    <style:style style:name="P1135" style:family="paragraph" style:parent-style-name="Standard">
      <style:text-properties officeooo:paragraph-rsid="00bd11a0"/>
    </style:style>
    <style:style style:name="P1136" style:family="paragraph" style:parent-style-name="Standard">
      <style:paragraph-properties fo:line-height="100%"/>
      <style:text-properties officeooo:rsid="02540cb9" officeooo:paragraph-rsid="02bd01a2"/>
    </style:style>
    <style:style style:name="P113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3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41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42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4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44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4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4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4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4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4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5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51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5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53" style:family="paragraph" style:parent-style-name="Standard">
      <style:paragraph-properties fo:line-height="100%"/>
      <style:text-properties officeooo:rsid="02da5175" officeooo:paragraph-rsid="02da5175"/>
    </style:style>
    <style:style style:name="P1154" style:family="paragraph" style:parent-style-name="Standard">
      <style:paragraph-properties fo:line-height="100%"/>
      <style:text-properties officeooo:rsid="02e4f960" officeooo:paragraph-rsid="02e4f960"/>
    </style:style>
    <style:style style:name="P1155" style:family="paragraph" style:parent-style-name="Standard">
      <style:paragraph-properties fo:line-height="100%"/>
      <style:text-properties officeooo:rsid="02eabaea" officeooo:paragraph-rsid="02eabaea"/>
    </style:style>
    <style:style style:name="P1156" style:family="paragraph" style:parent-style-name="Standard">
      <style:paragraph-properties fo:line-height="100%"/>
      <style:text-properties officeooo:rsid="02eac01d" officeooo:paragraph-rsid="02eac01d"/>
    </style:style>
    <style:style style:name="P1157" style:family="paragraph" style:parent-style-name="Standard">
      <style:paragraph-properties fo:line-height="100%"/>
      <style:text-properties officeooo:rsid="02eb27fd" officeooo:paragraph-rsid="02ec089f"/>
    </style:style>
    <style:style style:name="P1158" style:family="paragraph" style:parent-style-name="Standard">
      <style:text-properties officeooo:paragraph-rsid="02ecf51e"/>
    </style:style>
    <style:style style:name="P1159" style:family="paragraph" style:parent-style-name="Standard">
      <style:text-properties officeooo:paragraph-rsid="02f17ec6"/>
    </style:style>
    <style:style style:name="P1160" style:family="paragraph" style:parent-style-name="Standard">
      <style:paragraph-properties fo:line-height="100%"/>
      <style:text-properties officeooo:rsid="02e59398" officeooo:paragraph-rsid="03049b98"/>
    </style:style>
    <style:style style:name="P1161" style:family="paragraph" style:parent-style-name="Standard">
      <style:paragraph-properties fo:line-height="150%"/>
      <style:text-properties officeooo:rsid="02e59398" officeooo:paragraph-rsid="03049b98"/>
    </style:style>
    <style:style style:name="P1162" style:family="paragraph" style:parent-style-name="Standard">
      <style:paragraph-properties fo:line-height="100%"/>
      <style:text-properties officeooo:rsid="022ee1ec" officeooo:paragraph-rsid="022ee1ec"/>
    </style:style>
    <style:style style:name="P1163" style:family="paragraph" style:parent-style-name="Standard">
      <style:text-properties officeooo:paragraph-rsid="03061f93"/>
    </style:style>
    <style:style style:name="P1164" style:family="paragraph" style:parent-style-name="Standard">
      <style:paragraph-properties fo:line-height="100%"/>
      <style:text-properties officeooo:rsid="0346a444" officeooo:paragraph-rsid="0346a444"/>
    </style:style>
    <style:style style:name="P1165" style:family="paragraph" style:parent-style-name="Standard">
      <style:text-properties officeooo:paragraph-rsid="03733aab"/>
    </style:style>
    <style:style style:name="P1166" style:family="paragraph" style:parent-style-name="Standard">
      <style:paragraph-properties fo:line-height="100%"/>
      <style:text-properties officeooo:rsid="038a2c81" officeooo:paragraph-rsid="039e9821"/>
    </style:style>
    <style:style style:name="P1167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68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6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7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7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7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173" style:family="paragraph" style:parent-style-name="Standard">
      <style:paragraph-properties fo:line-height="100%"/>
      <style:text-properties style:text-line-through-style="solid" style:text-line-through-type="single" officeooo:rsid="05e036ab" officeooo:paragraph-rsid="05e036ab"/>
    </style:style>
    <style:style style:name="P1174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17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176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77" style:family="paragraph" style:parent-style-name="Standard">
      <style:paragraph-properties fo:line-height="100%"/>
      <style:text-properties fo:color="#ff0000" officeooo:paragraph-rsid="042824b8"/>
    </style:style>
    <style:style style:name="P1178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79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80" style:family="paragraph" style:parent-style-name="Standard">
      <style:paragraph-properties fo:line-height="100%"/>
      <style:text-properties officeooo:rsid="03a4e520" officeooo:paragraph-rsid="03a4e520"/>
    </style:style>
    <style:style style:name="P1181" style:family="paragraph" style:parent-style-name="Standard">
      <style:paragraph-properties fo:line-height="100%"/>
      <style:text-properties officeooo:rsid="03a073aa" officeooo:paragraph-rsid="03a073aa"/>
    </style:style>
    <style:style style:name="P1182" style:family="paragraph" style:parent-style-name="Standard">
      <style:text-properties officeooo:paragraph-rsid="00c0d7c6"/>
    </style:style>
    <style:style style:name="P1183" style:family="paragraph" style:parent-style-name="Standard">
      <style:text-properties officeooo:paragraph-rsid="03e93625"/>
    </style:style>
    <style:style style:name="P1184" style:family="paragraph" style:parent-style-name="Standard">
      <style:text-properties officeooo:rsid="0019f535" officeooo:paragraph-rsid="03e93625"/>
    </style:style>
    <style:style style:name="P1185" style:family="paragraph" style:parent-style-name="Standard">
      <style:paragraph-properties fo:line-height="100%"/>
      <style:text-properties officeooo:rsid="045a6b37" officeooo:paragraph-rsid="045a6b37"/>
    </style:style>
    <style:style style:name="P1186" style:family="paragraph" style:parent-style-name="Standard">
      <style:text-properties officeooo:paragraph-rsid="00118c4a"/>
    </style:style>
    <style:style style:name="P1187" style:family="paragraph" style:parent-style-name="Standard">
      <style:paragraph-properties fo:line-height="100%"/>
      <style:text-properties officeooo:rsid="048fe3f8" officeooo:paragraph-rsid="048ffd4a"/>
    </style:style>
    <style:style style:name="P1188" style:family="paragraph" style:parent-style-name="Standard">
      <style:paragraph-properties fo:line-height="100%"/>
      <style:text-properties officeooo:rsid="0494bc64" officeooo:paragraph-rsid="0494bc64"/>
    </style:style>
    <style:style style:name="P1189" style:family="paragraph" style:parent-style-name="Standard">
      <style:paragraph-properties fo:line-height="100%"/>
      <style:text-properties officeooo:rsid="0497dc28" officeooo:paragraph-rsid="0497dc28"/>
    </style:style>
    <style:style style:name="P1190" style:family="paragraph" style:parent-style-name="Standard">
      <style:paragraph-properties fo:line-height="150%"/>
      <style:text-properties officeooo:rsid="049a8a7e" officeooo:paragraph-rsid="049a8a7e"/>
    </style:style>
    <style:style style:name="P1191" style:family="paragraph" style:parent-style-name="Standard">
      <style:paragraph-properties fo:line-height="100%"/>
      <style:text-properties officeooo:rsid="049c223c" officeooo:paragraph-rsid="049c223c"/>
    </style:style>
    <style:style style:name="P1192" style:family="paragraph" style:parent-style-name="Standard">
      <style:paragraph-properties fo:line-height="100%"/>
      <style:text-properties officeooo:rsid="04a08898" officeooo:paragraph-rsid="04a08898"/>
    </style:style>
    <style:style style:name="P1193" style:family="paragraph" style:parent-style-name="Standard">
      <style:paragraph-properties fo:line-height="100%"/>
      <style:text-properties officeooo:rsid="04ad05fc" officeooo:paragraph-rsid="04b3c5c0"/>
    </style:style>
    <style:style style:name="P1194" style:family="paragraph" style:parent-style-name="Standard">
      <style:paragraph-properties fo:line-height="100%"/>
      <style:text-properties officeooo:rsid="04ba1b39" officeooo:paragraph-rsid="04ba1b39"/>
    </style:style>
    <style:style style:name="P119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9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9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9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9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0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0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0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03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04" style:family="paragraph" style:parent-style-name="Standard">
      <style:paragraph-properties fo:line-height="100%"/>
      <style:text-properties officeooo:rsid="04bc7059" officeooo:paragraph-rsid="04bc7059"/>
    </style:style>
    <style:style style:name="P1205" style:family="paragraph" style:parent-style-name="Standard">
      <style:paragraph-properties fo:line-height="100%"/>
      <style:text-properties officeooo:rsid="04a57ad8" officeooo:paragraph-rsid="04ba1b39"/>
    </style:style>
    <style:style style:name="P1206" style:family="paragraph" style:parent-style-name="Standard">
      <style:paragraph-properties fo:line-height="100%"/>
      <style:text-properties officeooo:rsid="051228a5" officeooo:paragraph-rsid="05270c2d"/>
    </style:style>
    <style:style style:name="P1207" style:family="paragraph" style:parent-style-name="Standard">
      <style:paragraph-properties fo:line-height="100%"/>
      <style:text-properties officeooo:rsid="05149db7" officeooo:paragraph-rsid="05149db7"/>
    </style:style>
    <style:style style:name="P1208" style:family="paragraph" style:parent-style-name="Standard">
      <style:paragraph-properties fo:line-height="100%"/>
      <style:text-properties officeooo:rsid="04f29906" officeooo:paragraph-rsid="051fdc2f"/>
    </style:style>
    <style:style style:name="P1209" style:family="paragraph" style:parent-style-name="Standard">
      <style:paragraph-properties fo:line-height="100%"/>
      <style:text-properties officeooo:rsid="052fd794" officeooo:paragraph-rsid="052fd794"/>
    </style:style>
    <style:style style:name="P1210" style:family="paragraph" style:parent-style-name="Standard">
      <style:paragraph-properties fo:line-height="100%"/>
      <style:text-properties officeooo:rsid="0569d9ca" officeooo:paragraph-rsid="0569d9ca"/>
    </style:style>
    <style:style style:name="P1211" style:family="paragraph" style:parent-style-name="Standard">
      <style:paragraph-properties fo:line-height="100%"/>
      <style:text-properties officeooo:rsid="058ba444" officeooo:paragraph-rsid="058ba444"/>
    </style:style>
    <style:style style:name="P1212" style:family="paragraph" style:parent-style-name="Standard">
      <style:paragraph-properties fo:line-height="100%"/>
      <style:text-properties officeooo:rsid="05e2db49" officeooo:paragraph-rsid="05ef59a4"/>
    </style:style>
    <style:style style:name="P1213" style:family="paragraph" style:parent-style-name="Standard">
      <style:paragraph-properties fo:line-height="100%"/>
      <style:text-properties officeooo:rsid="05e46ca0" officeooo:paragraph-rsid="05e5f887"/>
    </style:style>
    <style:style style:name="P121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21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21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21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218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219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220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22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222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2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2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25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26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27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28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29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30" style:family="paragraph" style:parent-style-name="Table_20_Contents">
      <style:paragraph-properties fo:text-align="center" style:justify-single-word="false"/>
    </style:style>
    <style:style style:name="P123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3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33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34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3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3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3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3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3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4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4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4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4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4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4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4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4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4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4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5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5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5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5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5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5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5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5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5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5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6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6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6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6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6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6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66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67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6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6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7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27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27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27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27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27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27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77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27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279" style:family="paragraph" style:parent-style-name="Standard">
      <style:paragraph-properties fo:line-height="150%" fo:break-before="page"/>
      <style:text-properties officeooo:paragraph-rsid="02d98b08"/>
    </style:style>
    <style:style style:name="P1280" style:family="paragraph" style:parent-style-name="Standard">
      <style:paragraph-properties fo:line-height="150%" fo:break-before="page"/>
      <style:text-properties officeooo:paragraph-rsid="03fd5e01"/>
    </style:style>
    <style:style style:name="P1281" style:family="paragraph" style:parent-style-name="Standard">
      <style:paragraph-properties fo:line-height="100%" fo:break-before="page"/>
      <style:text-properties officeooo:paragraph-rsid="024c0a42"/>
    </style:style>
    <style:style style:name="P1282" style:family="paragraph" style:parent-style-name="Standard">
      <style:paragraph-properties fo:line-height="100%" fo:break-before="page"/>
      <style:text-properties officeooo:paragraph-rsid="05ab1076"/>
    </style:style>
    <style:style style:name="P1283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8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28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286" style:family="paragraph" style:parent-style-name="Standard">
      <style:paragraph-properties fo:break-before="page"/>
      <style:text-properties officeooo:paragraph-rsid="009622c6"/>
    </style:style>
    <style:style style:name="P1287" style:family="paragraph" style:parent-style-name="Standard">
      <style:paragraph-properties fo:break-before="page"/>
      <style:text-properties officeooo:paragraph-rsid="02be3c45"/>
    </style:style>
    <style:style style:name="P1288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28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9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91" style:family="paragraph" style:parent-style-name="Standard" style:list-style-name="L1">
      <style:text-properties officeooo:paragraph-rsid="0013268f"/>
    </style:style>
    <style:style style:name="P1292" style:family="paragraph" style:parent-style-name="Standard" style:list-style-name="L1">
      <style:text-properties officeooo:rsid="0013268f" officeooo:paragraph-rsid="0013268f"/>
    </style:style>
    <style:style style:name="P1293" style:family="paragraph" style:parent-style-name="Standard" style:list-style-name="L2">
      <style:text-properties style:use-window-font-color="true" officeooo:paragraph-rsid="00118c4a"/>
    </style:style>
    <style:style style:name="P1294" style:family="paragraph" style:parent-style-name="Standard" style:list-style-name="L2">
      <style:text-properties style:use-window-font-color="true" officeooo:rsid="0011b025" officeooo:paragraph-rsid="0011b025"/>
    </style:style>
    <style:style style:name="P1295" style:family="paragraph" style:parent-style-name="Standard" style:list-style-name="L4">
      <style:text-properties style:use-window-font-color="true" officeooo:rsid="00a8a4b1" officeooo:paragraph-rsid="02be3c45"/>
    </style:style>
    <style:style style:name="P129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29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29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29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30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30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30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30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30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30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30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307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0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30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31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31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1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1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1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1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1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1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1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1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32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2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2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2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2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2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2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2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2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2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3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3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32" style:family="paragraph" style:parent-style-name="Standard" style:list-style-name="L43">
      <style:text-properties style:use-window-font-color="true" officeooo:paragraph-rsid="02edc963"/>
    </style:style>
    <style:style style:name="P1333" style:family="paragraph" style:parent-style-name="Standard" style:list-style-name="L3">
      <style:text-properties officeooo:rsid="0012a0dc" officeooo:paragraph-rsid="0012a0dc"/>
    </style:style>
    <style:style style:name="P133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3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3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3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3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3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4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4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4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4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4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4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4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4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4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4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5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51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52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53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5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5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5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57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58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59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60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61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6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6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64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65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66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67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68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69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70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71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372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73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74" style:family="paragraph" style:parent-style-name="Standard" style:list-style-name="L92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375" style:family="paragraph" style:parent-style-name="Standard" style:list-style-name="L93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376" style:family="paragraph" style:parent-style-name="Standard" style:list-style-name="L93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377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378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379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1380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381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382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1383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1384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385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38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8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8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8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9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9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9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9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9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39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39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39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39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39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40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40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40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403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404" style:family="paragraph" style:parent-style-name="Standard">
      <style:paragraph-properties fo:line-height="100%"/>
      <style:text-properties fo:font-style="normal" officeooo:rsid="00c6421c" officeooo:paragraph-rsid="06011cd1" style:font-style-asian="normal" style:font-style-complex="normal"/>
    </style:style>
    <style:style style:name="P1405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1406" style:family="paragraph" style:parent-style-name="Standard" style:list-style-name="L7">
      <style:text-properties officeooo:rsid="0033fbdf" officeooo:paragraph-rsid="0033fbdf"/>
    </style:style>
    <style:style style:name="P1407" style:family="paragraph" style:parent-style-name="Standard" style:list-style-name="L11">
      <style:text-properties officeooo:rsid="0033fbdf" officeooo:paragraph-rsid="0106c767"/>
    </style:style>
    <style:style style:name="P1408" style:family="paragraph" style:parent-style-name="Standard" style:list-style-name="L8">
      <style:text-properties officeooo:paragraph-rsid="005b5cd3"/>
    </style:style>
    <style:style style:name="P1409" style:family="paragraph" style:parent-style-name="Standard" style:list-style-name="L9">
      <style:text-properties officeooo:paragraph-rsid="00367935"/>
    </style:style>
    <style:style style:name="P1410" style:family="paragraph" style:parent-style-name="Standard" style:list-style-name="L9">
      <style:text-properties officeooo:rsid="00367935" officeooo:paragraph-rsid="00367935"/>
    </style:style>
    <style:style style:name="P1411" style:family="paragraph" style:parent-style-name="Standard" style:list-style-name="L10">
      <style:text-properties officeooo:rsid="00386ddb" officeooo:paragraph-rsid="00386ddb"/>
    </style:style>
    <style:style style:name="P1412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413" style:family="paragraph" style:parent-style-name="Standard" style:list-style-name="L20">
      <style:text-properties officeooo:paragraph-rsid="00a4ce44"/>
    </style:style>
    <style:style style:name="P1414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415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416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417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418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419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420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421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422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423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424" style:family="paragraph" style:parent-style-name="Standard" style:list-style-name="L25">
      <style:text-properties officeooo:paragraph-rsid="00beb82f"/>
    </style:style>
    <style:style style:name="P1425" style:family="paragraph" style:parent-style-name="Standard" style:list-style-name="L26">
      <style:text-properties officeooo:paragraph-rsid="00d139a0"/>
    </style:style>
    <style:style style:name="P1426" style:family="paragraph" style:parent-style-name="Standard" style:list-style-name="L29">
      <style:text-properties officeooo:paragraph-rsid="00f2503e"/>
    </style:style>
    <style:style style:name="P1427" style:family="paragraph" style:parent-style-name="Standard" style:list-style-name="L30">
      <style:text-properties officeooo:rsid="00f3f4f5" officeooo:paragraph-rsid="00f5260b"/>
    </style:style>
    <style:style style:name="P1428" style:family="paragraph" style:parent-style-name="Standard" style:list-style-name="L30">
      <style:text-properties officeooo:rsid="00f3f4f5" officeooo:paragraph-rsid="00f3f4f5"/>
    </style:style>
    <style:style style:name="P1429" style:family="paragraph" style:parent-style-name="Standard" style:list-style-name="L33">
      <style:paragraph-properties fo:line-height="100%"/>
      <style:text-properties officeooo:paragraph-rsid="01b5c969"/>
    </style:style>
    <style:style style:name="P1430" style:family="paragraph" style:parent-style-name="Standard" style:list-style-name="L58">
      <style:paragraph-properties fo:line-height="100%"/>
      <style:text-properties officeooo:paragraph-rsid="0346a444"/>
    </style:style>
    <style:style style:name="P1431" style:family="paragraph" style:parent-style-name="Standard" style:list-style-name="L63">
      <style:paragraph-properties fo:line-height="100%"/>
      <style:text-properties officeooo:paragraph-rsid="03ec3a95"/>
    </style:style>
    <style:style style:name="P1432" style:family="paragraph" style:parent-style-name="Standard" style:list-style-name="L64">
      <style:paragraph-properties fo:line-height="100%"/>
      <style:text-properties officeooo:paragraph-rsid="03ed0846"/>
    </style:style>
    <style:style style:name="P1433" style:family="paragraph" style:parent-style-name="Standard" style:list-style-name="L68">
      <style:paragraph-properties fo:line-height="100%"/>
      <style:text-properties officeooo:paragraph-rsid="04a57ad8"/>
    </style:style>
    <style:style style:name="P1434" style:family="paragraph" style:parent-style-name="Standard" style:list-style-name="L72">
      <style:paragraph-properties fo:line-height="100%"/>
      <style:text-properties officeooo:paragraph-rsid="04deac5d"/>
    </style:style>
    <style:style style:name="P1435" style:family="paragraph" style:parent-style-name="Standard" style:list-style-name="L83">
      <style:paragraph-properties fo:line-height="100%"/>
      <style:text-properties officeooo:paragraph-rsid="05cd3bc5"/>
    </style:style>
    <style:style style:name="P1436" style:family="paragraph" style:parent-style-name="Standard" style:list-style-name="L86">
      <style:paragraph-properties fo:line-height="100%"/>
      <style:text-properties officeooo:paragraph-rsid="05e7f406"/>
    </style:style>
    <style:style style:name="P1437" style:family="paragraph" style:parent-style-name="Standard">
      <style:paragraph-properties fo:line-height="100%"/>
      <style:text-properties officeooo:paragraph-rsid="06011cd1"/>
    </style:style>
    <style:style style:name="P1438" style:family="paragraph" style:parent-style-name="Standard">
      <style:paragraph-properties fo:line-height="100%"/>
      <style:text-properties officeooo:paragraph-rsid="06063862"/>
    </style:style>
    <style:style style:name="P1439" style:family="paragraph" style:parent-style-name="Standard">
      <style:paragraph-properties fo:line-height="100%"/>
      <style:text-properties officeooo:paragraph-rsid="060fe20f"/>
    </style:style>
    <style:style style:name="P1440" style:family="paragraph" style:parent-style-name="Standard">
      <style:paragraph-properties fo:line-height="100%"/>
      <style:text-properties officeooo:paragraph-rsid="033f17a3"/>
    </style:style>
    <style:style style:name="P1441" style:family="paragraph" style:parent-style-name="Standard">
      <style:paragraph-properties fo:line-height="100%"/>
      <style:text-properties officeooo:paragraph-rsid="061169e8"/>
    </style:style>
    <style:style style:name="P144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44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444" style:family="paragraph" style:parent-style-name="Standard" style:list-style-name="L44">
      <style:paragraph-properties fo:line-height="150%"/>
      <style:text-properties officeooo:paragraph-rsid="02df5c92"/>
    </style:style>
    <style:style style:name="P1445" style:family="paragraph" style:parent-style-name="Standard" style:list-style-name="L44">
      <style:paragraph-properties fo:line-height="150%"/>
      <style:text-properties officeooo:paragraph-rsid="02e142ec"/>
    </style:style>
    <style:style style:name="P1446" style:family="paragraph" style:parent-style-name="Standard">
      <style:paragraph-properties fo:line-height="150%"/>
      <style:text-properties officeooo:paragraph-rsid="06052a63"/>
    </style:style>
    <style:style style:name="P1447" style:family="paragraph" style:parent-style-name="Standard">
      <style:paragraph-properties fo:line-height="150%"/>
      <style:text-properties officeooo:paragraph-rsid="0608abbd"/>
    </style:style>
    <style:style style:name="P1448" style:family="paragraph" style:parent-style-name="Standard">
      <style:paragraph-properties fo:line-height="150%"/>
      <style:text-properties officeooo:paragraph-rsid="061169e8"/>
    </style:style>
    <style:style style:name="P1449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450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451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452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453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454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455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456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457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458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459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460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461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462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463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464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465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466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467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468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469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470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471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472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473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474" style:family="paragraph" style:parent-style-name="Standard" style:list-style-name="L93">
      <style:paragraph-properties fo:line-height="100%"/>
      <style:text-properties officeooo:rsid="05e4e7bb" officeooo:paragraph-rsid="05e4e7bb"/>
    </style:style>
    <style:style style:name="P1475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476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477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478" style:family="paragraph" style:parent-style-name="Standard">
      <style:paragraph-properties fo:line-height="100%"/>
      <style:text-properties officeooo:rsid="0608abbd" officeooo:paragraph-rsid="0608abbd"/>
    </style:style>
    <style:style style:name="P1479" style:family="paragraph" style:parent-style-name="Standard" style:list-style-name="L91">
      <style:paragraph-properties fo:line-height="100%"/>
      <style:text-properties officeooo:rsid="0608abbd" officeooo:paragraph-rsid="0608abbd"/>
    </style:style>
    <style:style style:name="P1480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48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48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48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48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font-style-asian="normal" style:font-style-complex="normal"/>
    </style:style>
    <style:style style:name="T233" style:family="text">
      <style:text-properties style:use-window-font-color="true" fo:font-style="normal" officeooo:rsid="016860b9" style:font-style-asian="normal" style:font-style-complex="normal"/>
    </style:style>
    <style:style style:name="T234" style:family="text">
      <style:text-properties style:use-window-font-color="true" fo:font-style="normal" officeooo:rsid="0171553b" style:font-style-asian="normal" style:font-style-complex="normal"/>
    </style:style>
    <style:style style:name="T235" style:family="text">
      <style:text-properties style:use-window-font-color="true" fo:font-style="normal" officeooo:rsid="016c9d08" style:font-style-asian="normal" style:font-style-complex="normal"/>
    </style:style>
    <style:style style:name="T236" style:family="text">
      <style:text-properties style:use-window-font-color="true" fo:font-style="normal" officeooo:rsid="016778b3" style:font-style-asian="normal" style:font-style-complex="normal"/>
    </style:style>
    <style:style style:name="T237" style:family="text">
      <style:text-properties style:use-window-font-color="true" fo:font-style="normal" officeooo:rsid="01e2b86d" style:font-style-asian="normal" style:font-style-complex="normal"/>
    </style:style>
    <style:style style:name="T238" style:family="text">
      <style:text-properties style:use-window-font-color="true" fo:font-style="normal" officeooo:rsid="01e504ba" style:font-style-asian="normal" style:font-style-complex="normal"/>
    </style:style>
    <style:style style:name="T23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style:font-style-asian="normal" style:font-style-complex="normal"/>
    </style:style>
    <style:style style:name="T32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weight="normal" style:font-weight-asian="normal" style:font-weight-complex="normal"/>
    </style:style>
    <style:style style:name="T324" style:family="text">
      <style:text-properties style:use-window-font-color="true" fo:font-weight="normal" officeooo:rsid="016aa5ac" style:font-weight-asian="normal" style:font-weight-complex="normal"/>
    </style:style>
    <style:style style:name="T325" style:family="text">
      <style:text-properties style:use-window-font-color="true" fo:font-weight="normal" officeooo:rsid="016a5b23" style:font-weight-asian="normal" style:font-weight-complex="normal"/>
    </style:style>
    <style:style style:name="T326" style:family="text">
      <style:text-properties style:use-window-font-color="true" fo:font-weight="normal" officeooo:rsid="0171553b" style:font-weight-asian="normal" style:font-weight-complex="normal"/>
    </style:style>
    <style:style style:name="T327" style:family="text">
      <style:text-properties style:use-window-font-color="true" fo:font-weight="normal" officeooo:rsid="01aaba73" style:font-weight-asian="normal" style:font-weight-complex="normal"/>
    </style:style>
    <style:style style:name="T328" style:family="text">
      <style:text-properties style:use-window-font-color="true" fo:font-weight="normal" officeooo:rsid="01b08253" style:font-weight-asian="normal" style:font-weight-complex="normal"/>
    </style:style>
    <style:style style:name="T329" style:family="text">
      <style:text-properties style:use-window-font-color="true" fo:font-weight="normal" officeooo:rsid="0226d9d6" style:font-weight-asian="normal" style:font-weight-complex="normal"/>
    </style:style>
    <style:style style:name="T330" style:family="text">
      <style:text-properties style:use-window-font-color="true" fo:font-weight="normal" officeooo:rsid="022c7d02" style:font-weight-asian="normal" style:font-weight-complex="normal"/>
    </style:style>
    <style:style style:name="T331" style:family="text">
      <style:text-properties style:use-window-font-color="true" fo:font-weight="normal" officeooo:rsid="023b3a5d" style:font-weight-asian="normal" style:font-weight-complex="normal"/>
    </style:style>
    <style:style style:name="T332" style:family="text">
      <style:text-properties style:use-window-font-color="true" fo:font-weight="normal" officeooo:rsid="023ce39d" style:font-weight-asian="normal" style:font-weight-complex="normal"/>
    </style:style>
    <style:style style:name="T333" style:family="text">
      <style:text-properties style:use-window-font-color="true" officeooo:rsid="016f0506"/>
    </style:style>
    <style:style style:name="T334" style:family="text">
      <style:text-properties style:use-window-font-color="true" fo:font-weight="bold" style:font-weight-asian="bold" style:font-weight-complex="bold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5" style:family="text">
      <style:text-properties style:use-window-font-color="true" officeooo:rsid="02efc49c"/>
    </style:style>
    <style:style style:name="T356" style:family="text">
      <style:text-properties style:use-window-font-color="true" officeooo:rsid="02ce8a1b"/>
    </style:style>
    <style:style style:name="T357" style:family="text">
      <style:text-properties style:use-window-font-color="true" officeooo:rsid="02d1510f"/>
    </style:style>
    <style:style style:name="T358" style:family="text">
      <style:text-properties style:use-window-font-color="true" officeooo:rsid="02f51e47"/>
    </style:style>
    <style:style style:name="T359" style:family="text">
      <style:text-properties style:use-window-font-color="true" officeooo:rsid="0069ae25"/>
    </style:style>
    <style:style style:name="T360" style:family="text">
      <style:text-properties style:use-window-font-color="true" officeooo:rsid="02f8c777"/>
    </style:style>
    <style:style style:name="T36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62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3" style:family="text">
      <style:text-properties style:use-window-font-color="true" fo:background-color="transparent" loext:char-shading-value="0"/>
    </style:style>
    <style:style style:name="T36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style:use-window-font-color="true" officeooo:rsid="05d5c10e"/>
    </style:style>
    <style:style style:name="T367" style:family="text">
      <style:text-properties style:use-window-font-color="true" officeooo:rsid="05d8cd62"/>
    </style:style>
    <style:style style:name="T368" style:family="text">
      <style:text-properties style:use-window-font-color="true" officeooo:rsid="04a2554c"/>
    </style:style>
    <style:style style:name="T369" style:family="text">
      <style:text-properties style:use-window-font-color="true" officeooo:rsid="05dd0a36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3c27f0" style:font-weight-asian="normal" style:font-weight-complex="normal"/>
    </style:style>
    <style:style style:name="T372" style:family="text">
      <style:text-properties fo:font-weight="normal" officeooo:rsid="003cb407" style:font-weight-asian="normal" style:font-weight-complex="normal"/>
    </style:style>
    <style:style style:name="T373" style:family="text">
      <style:text-properties fo:font-weight="normal" officeooo:rsid="00205d85" style:font-weight-asian="normal" style:font-weight-complex="normal"/>
    </style:style>
    <style:style style:name="T374" style:family="text">
      <style:text-properties fo:font-weight="normal" officeooo:rsid="00beb82f" style:font-weight-asian="normal" style:font-weight-complex="normal"/>
    </style:style>
    <style:style style:name="T375" style:family="text">
      <style:text-properties fo:font-weight="normal" officeooo:rsid="016860b9" style:font-weight-asian="normal" style:font-weight-complex="normal"/>
    </style:style>
    <style:style style:name="T376" style:family="text">
      <style:text-properties fo:font-weight="normal" officeooo:rsid="0377ec6e" style:font-weight-asian="normal" style:font-weight-complex="normal"/>
    </style:style>
    <style:style style:name="T377" style:family="text">
      <style:text-properties fo:font-weight="normal" officeooo:rsid="03778af6" style:font-weight-asian="normal" style:font-weight-complex="normal"/>
    </style:style>
    <style:style style:name="T378" style:family="text">
      <style:text-properties fo:font-weight="normal" officeooo:rsid="03886cfc" style:font-weight-asian="normal" style:font-weight-complex="normal"/>
    </style:style>
    <style:style style:name="T379" style:family="text">
      <style:text-properties fo:font-weight="normal" officeooo:rsid="038a2c81" style:font-weight-asian="normal" style:font-weight-complex="normal"/>
    </style:style>
    <style:style style:name="T380" style:family="text">
      <style:text-properties fo:font-weight="normal" officeooo:rsid="038bbdf6" style:font-weight-asian="normal" style:font-weight-complex="normal"/>
    </style:style>
    <style:style style:name="T381" style:family="text">
      <style:text-properties fo:font-weight="normal" officeooo:rsid="038d7d5e" style:font-weight-asian="normal" style:font-weight-complex="normal"/>
    </style:style>
    <style:style style:name="T382" style:family="text">
      <style:text-properties fo:font-weight="normal" officeooo:rsid="038e531a" style:font-weight-asian="normal" style:font-weight-complex="normal"/>
    </style:style>
    <style:style style:name="T383" style:family="text">
      <style:text-properties fo:font-weight="normal" officeooo:rsid="03963307" style:font-weight-asian="normal" style:font-weight-complex="normal"/>
    </style:style>
    <style:style style:name="T384" style:family="text">
      <style:text-properties fo:font-weight="normal" officeooo:rsid="039c640b" style:font-weight-asian="normal" style:font-weight-complex="normal"/>
    </style:style>
    <style:style style:name="T385" style:family="text">
      <style:text-properties fo:font-weight="normal" officeooo:rsid="039e438c" style:font-weight-asian="normal" style:font-weight-complex="normal"/>
    </style:style>
    <style:style style:name="T386" style:family="text">
      <style:text-properties fo:font-weight="normal" officeooo:rsid="03a073aa" style:font-weight-asian="normal" style:font-weight-complex="normal"/>
    </style:style>
    <style:style style:name="T387" style:family="text">
      <style:text-properties fo:font-weight="normal" officeooo:rsid="03a15cc8" style:font-weight-asian="normal" style:font-weight-complex="normal"/>
    </style:style>
    <style:style style:name="T388" style:family="text">
      <style:text-properties fo:font-weight="normal" officeooo:rsid="03a31e81" style:font-weight-asian="normal" style:font-weight-complex="normal"/>
    </style:style>
    <style:style style:name="T389" style:family="text">
      <style:text-properties fo:font-weight="normal" officeooo:rsid="03ac69a7" style:font-weight-asian="normal" style:font-weight-complex="normal"/>
    </style:style>
    <style:style style:name="T390" style:family="text">
      <style:text-properties fo:font-weight="normal" officeooo:rsid="03af7bf7" style:font-weight-asian="normal" style:font-weight-complex="normal"/>
    </style:style>
    <style:style style:name="T391" style:family="text">
      <style:text-properties fo:font-weight="normal" officeooo:rsid="03b1fbc9" style:font-weight-asian="normal" style:font-weight-complex="normal"/>
    </style:style>
    <style:style style:name="T392" style:family="text">
      <style:text-properties fo:font-weight="normal" officeooo:rsid="03becfb9" style:font-weight-asian="normal" style:font-weight-complex="normal"/>
    </style:style>
    <style:style style:name="T393" style:family="text">
      <style:text-properties fo:font-weight="normal" officeooo:rsid="03bf675e" style:font-weight-asian="normal" style:font-weight-complex="normal"/>
    </style:style>
    <style:style style:name="T394" style:family="text">
      <style:text-properties fo:font-weight="normal" officeooo:rsid="03bf92cd" style:font-weight-asian="normal" style:font-weight-complex="normal"/>
    </style:style>
    <style:style style:name="T395" style:family="text">
      <style:text-properties fo:font-weight="normal" officeooo:rsid="03c2a4d1" style:font-weight-asian="normal" style:font-weight-complex="normal"/>
    </style:style>
    <style:style style:name="T396" style:family="text">
      <style:text-properties fo:font-weight="normal" officeooo:rsid="03c34d65" style:font-weight-asian="normal" style:font-weight-complex="normal"/>
    </style:style>
    <style:style style:name="T397" style:family="text">
      <style:text-properties fo:font-weight="normal" officeooo:rsid="03c39617" style:font-weight-asian="normal" style:font-weight-complex="normal"/>
    </style:style>
    <style:style style:name="T398" style:family="text">
      <style:text-properties fo:font-weight="normal" officeooo:rsid="03c44ca6" style:font-weight-asian="normal" style:font-weight-complex="normal"/>
    </style:style>
    <style:style style:name="T399" style:family="text">
      <style:text-properties fo:font-weight="normal" officeooo:rsid="03c51260" style:font-weight-asian="normal" style:font-weight-complex="normal"/>
    </style:style>
    <style:style style:name="T400" style:family="text">
      <style:text-properties fo:font-weight="normal" officeooo:rsid="03c51463" style:font-weight-asian="normal" style:font-weight-complex="normal"/>
    </style:style>
    <style:style style:name="T401" style:family="text">
      <style:text-properties fo:font-weight="normal" officeooo:rsid="03c51c71" style:font-weight-asian="normal" style:font-weight-complex="normal"/>
    </style:style>
    <style:style style:name="T402" style:family="text">
      <style:text-properties fo:font-weight="normal" officeooo:rsid="03c6f534" style:font-weight-asian="normal" style:font-weight-complex="normal"/>
    </style:style>
    <style:style style:name="T403" style:family="text">
      <style:text-properties fo:font-weight="normal" officeooo:rsid="03cb2c07" style:font-weight-asian="normal" style:font-weight-complex="normal"/>
    </style:style>
    <style:style style:name="T404" style:family="text">
      <style:text-properties fo:font-weight="normal" officeooo:rsid="03d088e0" style:font-weight-asian="normal" style:font-weight-complex="normal"/>
    </style:style>
    <style:style style:name="T405" style:family="text">
      <style:text-properties fo:font-weight="normal" officeooo:rsid="03d7a2a4" style:font-weight-asian="normal" style:font-weight-complex="normal"/>
    </style:style>
    <style:style style:name="T406" style:family="text">
      <style:text-properties fo:font-weight="normal" officeooo:rsid="03d9bd6c" style:font-weight-asian="normal" style:font-weight-complex="normal"/>
    </style:style>
    <style:style style:name="T407" style:family="text">
      <style:text-properties fo:font-weight="normal" officeooo:rsid="03db91db" style:font-weight-asian="normal" style:font-weight-complex="normal"/>
    </style:style>
    <style:style style:name="T408" style:family="text">
      <style:text-properties fo:font-weight="normal" officeooo:rsid="03e4514e" style:font-weight-asian="normal" style:font-weight-complex="normal"/>
    </style:style>
    <style:style style:name="T409" style:family="text">
      <style:text-properties fo:font-weight="normal" officeooo:rsid="03e90de3" style:font-weight-asian="normal" style:font-weight-complex="normal"/>
    </style:style>
    <style:style style:name="T410" style:family="text">
      <style:text-properties fo:font-weight="normal" officeooo:rsid="03e93625" style:font-weight-asian="normal" style:font-weight-complex="normal"/>
    </style:style>
    <style:style style:name="T411" style:family="text">
      <style:text-properties fo:font-weight="normal" officeooo:rsid="03ea64bf" style:font-weight-asian="normal" style:font-weight-complex="normal"/>
    </style:style>
    <style:style style:name="T412" style:family="text">
      <style:text-properties fo:font-weight="normal" officeooo:rsid="03eb005c" style:font-weight-asian="normal" style:font-weight-complex="normal"/>
    </style:style>
    <style:style style:name="T413" style:family="text">
      <style:text-properties fo:font-weight="normal" officeooo:rsid="03ec3a95" style:font-weight-asian="normal" style:font-weight-complex="normal"/>
    </style:style>
    <style:style style:name="T414" style:family="text">
      <style:text-properties fo:font-weight="normal" officeooo:rsid="03ed0846" style:font-weight-asian="normal" style:font-weight-complex="normal"/>
    </style:style>
    <style:style style:name="T415" style:family="text">
      <style:text-properties fo:font-weight="normal" officeooo:rsid="03ede337" style:font-weight-asian="normal" style:font-weight-complex="normal"/>
    </style:style>
    <style:style style:name="T416" style:family="text">
      <style:text-properties fo:font-weight="normal" officeooo:rsid="03ee7eb1" style:font-weight-asian="normal" style:font-weight-complex="normal"/>
    </style:style>
    <style:style style:name="T417" style:family="text">
      <style:text-properties fo:font-weight="normal" officeooo:rsid="03de8421" style:font-weight-asian="normal" style:font-weight-complex="normal"/>
    </style:style>
    <style:style style:name="T418" style:family="text">
      <style:text-properties fo:font-weight="normal" officeooo:rsid="03f27278" style:font-weight-asian="normal" style:font-weight-complex="normal"/>
    </style:style>
    <style:style style:name="T419" style:family="text">
      <style:text-properties fo:font-weight="normal" officeooo:rsid="03f4b1ba" style:font-weight-asian="normal" style:font-weight-complex="normal"/>
    </style:style>
    <style:style style:name="T420" style:family="text">
      <style:text-properties fo:font-weight="normal" officeooo:rsid="03f501e7" style:font-weight-asian="normal" style:font-weight-complex="normal"/>
    </style:style>
    <style:style style:name="T421" style:family="text">
      <style:text-properties fo:font-weight="normal" officeooo:rsid="03f56006" style:font-weight-asian="normal" style:font-weight-complex="normal"/>
    </style:style>
    <style:style style:name="T422" style:family="text">
      <style:text-properties fo:font-weight="normal" officeooo:rsid="03f8c064" style:font-weight-asian="normal" style:font-weight-complex="normal"/>
    </style:style>
    <style:style style:name="T423" style:family="text">
      <style:text-properties fo:font-weight="normal" officeooo:rsid="03fc17c3" style:font-weight-asian="normal" style:font-weight-complex="normal"/>
    </style:style>
    <style:style style:name="T424" style:family="text">
      <style:text-properties fo:font-weight="normal" officeooo:rsid="03fc65b4" style:font-weight-asian="normal" style:font-weight-complex="normal"/>
    </style:style>
    <style:style style:name="T425" style:family="text">
      <style:text-properties fo:font-weight="normal" officeooo:rsid="03fd5e01" style:font-weight-asian="normal" style:font-weight-complex="normal"/>
    </style:style>
    <style:style style:name="T426" style:family="text">
      <style:text-properties fo:font-weight="normal" officeooo:rsid="040aae1c" style:font-weight-asian="normal" style:font-weight-complex="normal"/>
    </style:style>
    <style:style style:name="T427" style:family="text">
      <style:text-properties fo:font-weight="normal" officeooo:rsid="040ce935" style:font-weight-asian="normal" style:font-weight-complex="normal"/>
    </style:style>
    <style:style style:name="T428" style:family="text">
      <style:text-properties fo:font-weight="normal" officeooo:rsid="042824b8" style:font-weight-asian="normal" style:font-weight-complex="normal"/>
    </style:style>
    <style:style style:name="T429" style:family="text">
      <style:text-properties fo:font-weight="normal" officeooo:rsid="0427ec09" style:font-weight-asian="normal" style:font-weight-complex="normal"/>
    </style:style>
    <style:style style:name="T430" style:family="text">
      <style:text-properties fo:font-weight="normal" officeooo:rsid="0424a315" style:font-weight-asian="normal" style:font-weight-complex="normal"/>
    </style:style>
    <style:style style:name="T431" style:family="text">
      <style:text-properties fo:font-weight="normal" officeooo:rsid="03c13113" style:font-weight-asian="normal" style:font-weight-complex="normal"/>
    </style:style>
    <style:style style:name="T432" style:family="text">
      <style:text-properties fo:font-weight="normal" officeooo:rsid="0428c8e2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fo:font-weight="normal" officeooo:rsid="04161d3e" style:font-weight-asian="normal" style:font-weight-complex="normal"/>
    </style:style>
    <style:style style:name="T436" style:family="text">
      <style:text-properties fo:font-weight="normal" officeooo:rsid="041746e7" style:font-weight-asian="normal" style:font-weight-complex="normal"/>
    </style:style>
    <style:style style:name="T437" style:family="text">
      <style:text-properties fo:font-weight="normal" officeooo:rsid="041d4261" style:font-weight-asian="normal" style:font-weight-complex="normal"/>
    </style:style>
    <style:style style:name="T438" style:family="text">
      <style:text-properties fo:font-weight="normal" officeooo:rsid="0419037b" style:font-weight-asian="normal" style:font-weight-complex="normal"/>
    </style:style>
    <style:style style:name="T439" style:family="text">
      <style:text-properties fo:font-weight="normal" officeooo:rsid="04226783" style:font-weight-asian="normal" style:font-weight-complex="normal"/>
    </style:style>
    <style:style style:name="T440" style:family="text">
      <style:text-properties fo:font-weight="normal" officeooo:rsid="04329278" style:font-weight-asian="normal" style:font-weight-complex="normal"/>
    </style:style>
    <style:style style:name="T441" style:family="text">
      <style:text-properties fo:font-weight="normal" officeooo:rsid="042d7117" style:font-weight-asian="normal" style:font-weight-complex="normal"/>
    </style:style>
    <style:style style:name="T442" style:family="text">
      <style:text-properties fo:font-weight="normal" officeooo:rsid="04253c68" style:font-weight-asian="normal" style:font-weight-complex="normal"/>
    </style:style>
    <style:style style:name="T443" style:family="text">
      <style:text-properties fo:font-weight="normal" officeooo:rsid="043c6125" style:font-weight-asian="normal" style:font-weight-complex="normal"/>
    </style:style>
    <style:style style:name="T444" style:family="text">
      <style:text-properties fo:font-weight="normal" officeooo:rsid="044401b2" style:font-weight-asian="normal" style:font-weight-complex="normal"/>
    </style:style>
    <style:style style:name="T445" style:family="text">
      <style:text-properties fo:font-weight="normal" officeooo:rsid="043a3360" style:font-weight-asian="normal" style:font-weight-complex="normal"/>
    </style:style>
    <style:style style:name="T446" style:family="text">
      <style:text-properties fo:font-weight="normal" officeooo:rsid="04438193" style:font-weight-asian="normal" style:font-weight-complex="normal"/>
    </style:style>
    <style:style style:name="T447" style:family="text">
      <style:text-properties fo:font-weight="normal" officeooo:rsid="043fc929" style:font-weight-asian="normal" style:font-weight-complex="normal"/>
    </style:style>
    <style:style style:name="T448" style:family="text">
      <style:text-properties fo:font-weight="normal" officeooo:rsid="04496025" style:font-weight-asian="normal" style:font-weight-complex="normal"/>
    </style:style>
    <style:style style:name="T449" style:family="text">
      <style:text-properties fo:font-weight="normal" officeooo:rsid="04592f7c" style:font-weight-asian="normal" style:font-weight-complex="normal"/>
    </style:style>
    <style:style style:name="T450" style:family="text">
      <style:text-properties fo:font-weight="normal" officeooo:rsid="0480ffab" style:font-weight-asian="normal" style:font-weight-complex="normal"/>
    </style:style>
    <style:style style:name="T451" style:family="text">
      <style:text-properties fo:font-weight="normal" officeooo:rsid="04822256" style:font-weight-asian="normal" style:font-weight-complex="normal"/>
    </style:style>
    <style:style style:name="T452" style:family="text">
      <style:text-properties fo:font-weight="normal" officeooo:rsid="048ffd4a" style:font-weight-asian="normal" style:font-weight-complex="normal"/>
    </style:style>
    <style:style style:name="T453" style:family="text">
      <style:text-properties fo:font-weight="normal" officeooo:rsid="048fe3f8" style:font-weight-asian="normal" style:font-weight-complex="normal"/>
    </style:style>
    <style:style style:name="T454" style:family="text">
      <style:text-properties fo:font-weight="normal" officeooo:rsid="0494bc64" style:font-weight-asian="normal" style:font-weight-complex="normal"/>
    </style:style>
    <style:style style:name="T455" style:family="text">
      <style:text-properties fo:font-weight="normal" officeooo:rsid="049a8a7e" style:font-weight-asian="normal" style:font-weight-complex="normal"/>
    </style:style>
    <style:style style:name="T456" style:family="text">
      <style:text-properties fo:font-weight="normal" officeooo:rsid="04a57ad8" style:font-weight-asian="normal" style:font-weight-complex="normal"/>
    </style:style>
    <style:style style:name="T457" style:family="text">
      <style:text-properties fo:font-weight="normal" officeooo:rsid="04b2ffc5" style:font-weight-asian="normal" style:font-weight-complex="normal"/>
    </style:style>
    <style:style style:name="T458" style:family="text">
      <style:text-properties fo:font-weight="normal" officeooo:rsid="04ba1b39" style:font-weight-asian="normal" style:font-weight-complex="normal"/>
    </style:style>
    <style:style style:name="T459" style:family="text">
      <style:text-properties fo:font-weight="normal" officeooo:rsid="04b3c5c0" style:font-weight-asian="normal" style:font-weight-complex="normal"/>
    </style:style>
    <style:style style:name="T460" style:family="text">
      <style:text-properties fo:font-weight="normal" officeooo:rsid="04cce5bf" style:font-weight-asian="normal" style:font-weight-complex="normal"/>
    </style:style>
    <style:style style:name="T461" style:family="text">
      <style:text-properties fo:font-weight="normal" officeooo:rsid="050199cb" style:font-weight-asian="normal" style:font-weight-complex="normal"/>
    </style:style>
    <style:style style:name="T462" style:family="text">
      <style:text-properties fo:font-weight="normal" officeooo:rsid="0502c86e" style:font-weight-asian="normal" style:font-weight-complex="normal"/>
    </style:style>
    <style:style style:name="T463" style:family="text">
      <style:text-properties fo:font-weight="normal" officeooo:rsid="04f1c42d" style:font-weight-asian="normal" style:font-weight-complex="normal"/>
    </style:style>
    <style:style style:name="T464" style:family="text">
      <style:text-properties fo:font-weight="normal" officeooo:rsid="04f0bfd5" style:font-weight-asian="normal" style:font-weight-complex="normal"/>
    </style:style>
    <style:style style:name="T465" style:family="text">
      <style:text-properties fo:font-weight="normal" officeooo:rsid="05319739" style:font-weight-asian="normal" style:font-weight-complex="normal"/>
    </style:style>
    <style:style style:name="T466" style:family="text">
      <style:text-properties fo:font-weight="normal" officeooo:rsid="05604a7a" style:font-weight-asian="normal" style:font-weight-complex="normal"/>
    </style:style>
    <style:style style:name="T467" style:family="text">
      <style:text-properties fo:font-weight="normal" officeooo:rsid="0560f59c" style:font-weight-asian="normal" style:font-weight-complex="normal"/>
    </style:style>
    <style:style style:name="T468" style:family="text">
      <style:text-properties fo:font-weight="normal" officeooo:rsid="0569d9ca" style:font-weight-asian="normal" style:font-weight-complex="normal"/>
    </style:style>
    <style:style style:name="T469" style:family="text">
      <style:text-properties fo:font-weight="normal" officeooo:rsid="056aa2db" style:font-weight-asian="normal" style:font-weight-complex="normal"/>
    </style:style>
    <style:style style:name="T470" style:family="text">
      <style:text-properties fo:font-weight="normal" officeooo:rsid="0573ee33" style:font-weight-asian="normal" style:font-weight-complex="normal"/>
    </style:style>
    <style:style style:name="T471" style:family="text">
      <style:text-properties fo:font-weight="normal" officeooo:rsid="0577776f" style:font-weight-asian="normal" style:font-weight-complex="normal"/>
    </style:style>
    <style:style style:name="T472" style:family="text">
      <style:text-properties fo:font-weight="normal" officeooo:rsid="0580d52a" style:font-weight-asian="normal" style:font-weight-complex="normal"/>
    </style:style>
    <style:style style:name="T473" style:family="text">
      <style:text-properties fo:font-weight="normal" officeooo:rsid="058bbc5e" style:font-weight-asian="normal" style:font-weight-complex="normal"/>
    </style:style>
    <style:style style:name="T474" style:family="text">
      <style:text-properties fo:font-weight="normal" officeooo:rsid="060fe20f" style:font-weight-asian="normal" style:font-weight-complex="normal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officeooo:rsid="00256ecc" style:font-style-asian="italic" style:font-style-complex="italic"/>
    </style:style>
    <style:style style:name="T477" style:family="text">
      <style:text-properties fo:font-style="italic" officeooo:rsid="006c1d47" style:font-style-asian="italic" style:font-style-complex="italic"/>
    </style:style>
    <style:style style:name="T478" style:family="text">
      <style:text-properties fo:font-style="italic" officeooo:rsid="00e09913" style:font-style-asian="italic" style:font-style-complex="italic"/>
    </style:style>
    <style:style style:name="T479" style:family="text">
      <style:text-properties fo:font-style="italic" officeooo:rsid="005b5cd3" style:font-style-asian="italic" style:font-style-complex="italic"/>
    </style:style>
    <style:style style:name="T480" style:family="text">
      <style:text-properties fo:font-style="italic" officeooo:rsid="0034ed8b" style:font-style-asian="italic" style:font-style-complex="italic"/>
    </style:style>
    <style:style style:name="T481" style:family="text">
      <style:text-properties fo:font-style="italic" officeooo:rsid="00367935" style:font-style-asian="italic" style:font-style-complex="italic"/>
    </style:style>
    <style:style style:name="T482" style:family="text">
      <style:text-properties fo:font-style="italic" officeooo:rsid="003b4e50" style:font-style-asian="italic" style:font-style-complex="italic"/>
    </style:style>
    <style:style style:name="T483" style:family="text">
      <style:text-properties fo:font-style="italic" officeooo:rsid="01758a0f" style:font-style-asian="italic" style:font-style-complex="italic"/>
    </style:style>
    <style:style style:name="T484" style:family="text">
      <style:text-properties fo:font-style="italic" officeooo:rsid="0080477a" style:font-style-asian="italic" style:font-style-complex="italic"/>
    </style:style>
    <style:style style:name="T485" style:family="text">
      <style:text-properties fo:font-style="italic" officeooo:rsid="01113d34" style:font-style-asian="italic" style:font-style-complex="italic"/>
    </style:style>
    <style:style style:name="T486" style:family="text">
      <style:text-properties fo:font-style="italic" officeooo:rsid="018c0d5b" style:font-style-asian="italic" style:font-style-complex="italic"/>
    </style:style>
    <style:style style:name="T487" style:family="text">
      <style:text-properties fo:font-style="italic" officeooo:rsid="01c64853" style:font-style-asian="italic" style:font-style-complex="italic"/>
    </style:style>
    <style:style style:name="T488" style:family="text">
      <style:text-properties fo:font-style="italic" officeooo:rsid="01d9cd4e" style:font-style-asian="italic" style:font-style-complex="italic"/>
    </style:style>
    <style:style style:name="T489" style:family="text">
      <style:text-properties fo:font-style="italic" officeooo:rsid="01dc67de" style:font-style-asian="italic" style:font-style-complex="italic"/>
    </style:style>
    <style:style style:name="T490" style:family="text">
      <style:text-properties fo:font-style="italic" officeooo:rsid="01ec8e18" style:font-style-asian="italic" style:font-style-complex="italic"/>
    </style:style>
    <style:style style:name="T491" style:family="text">
      <style:text-properties fo:font-style="italic" officeooo:rsid="019e70b3" style:font-style-asian="italic" style:font-style-complex="italic"/>
    </style:style>
    <style:style style:name="T492" style:family="text">
      <style:text-properties fo:font-style="italic" officeooo:rsid="02685e01" style:font-style-asian="italic" style:font-style-complex="italic"/>
    </style:style>
    <style:style style:name="T493" style:family="text">
      <style:text-properties fo:font-style="italic" officeooo:rsid="026b5506" style:font-style-asian="italic" style:font-style-complex="italic"/>
    </style:style>
    <style:style style:name="T494" style:family="text">
      <style:text-properties fo:font-style="italic" officeooo:rsid="0288fb00" style:font-style-asian="italic" style:font-style-complex="italic"/>
    </style:style>
    <style:style style:name="T495" style:family="text">
      <style:text-properties fo:font-style="italic" officeooo:rsid="02ccc8f6" style:font-style-asian="italic" style:font-style-complex="italic"/>
    </style:style>
    <style:style style:name="T496" style:family="text">
      <style:text-properties fo:font-style="italic" officeooo:rsid="0069ae25" style:font-style-asian="italic" style:font-style-complex="italic"/>
    </style:style>
    <style:style style:name="T497" style:family="text">
      <style:text-properties fo:font-style="italic" officeooo:rsid="0022c018" style:font-style-asian="italic" style:font-style-complex="italic"/>
    </style:style>
    <style:style style:name="T498" style:family="text">
      <style:text-properties fo:font-style="italic" officeooo:rsid="02efc49c" style:font-style-asian="italic" style:font-style-complex="italic"/>
    </style:style>
    <style:style style:name="T499" style:family="text">
      <style:text-properties fo:font-style="italic" officeooo:rsid="02ec089f" style:font-style-asian="italic" style:font-style-complex="italic"/>
    </style:style>
    <style:style style:name="T500" style:family="text">
      <style:text-properties fo:font-style="italic" officeooo:rsid="032c4fdc" style:font-style-asian="italic" style:font-style-complex="italic"/>
    </style:style>
    <style:style style:name="T501" style:family="text">
      <style:text-properties fo:font-style="italic" officeooo:rsid="0335ea2c" style:font-style-asian="italic" style:font-style-complex="italic"/>
    </style:style>
    <style:style style:name="T502" style:family="text">
      <style:text-properties fo:font-style="italic" officeooo:rsid="0346a444" style:font-style-asian="italic" style:font-style-complex="italic"/>
    </style:style>
    <style:style style:name="T503" style:family="text">
      <style:text-properties fo:font-style="italic" officeooo:rsid="03a24854" style:font-style-asian="italic" style:font-style-complex="italic"/>
    </style:style>
    <style:style style:name="T504" style:family="text">
      <style:text-properties fo:font-style="italic" officeooo:rsid="03804bbd" style:font-style-asian="italic" style:font-style-complex="italic"/>
    </style:style>
    <style:style style:name="T505" style:family="text">
      <style:text-properties fo:font-style="italic" officeooo:rsid="03aaef44" style:font-style-asian="italic" style:font-style-complex="italic"/>
    </style:style>
    <style:style style:name="T506" style:family="text">
      <style:text-properties fo:font-style="italic" officeooo:rsid="04a57ad8" style:font-style-asian="italic" style:font-style-complex="italic"/>
    </style:style>
    <style:style style:name="T507" style:family="text">
      <style:text-properties fo:font-style="italic" officeooo:rsid="04ba1b39" style:font-style-asian="italic" style:font-style-complex="italic"/>
    </style:style>
    <style:style style:name="T508" style:family="text">
      <style:text-properties fo:font-style="italic" officeooo:rsid="04a08898" style:font-style-asian="italic" style:font-style-complex="italic"/>
    </style:style>
    <style:style style:name="T509" style:family="text">
      <style:text-properties fo:font-style="italic" officeooo:rsid="051c4636" style:font-style-asian="italic" style:font-style-complex="italic"/>
    </style:style>
    <style:style style:name="T510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32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33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34" style:family="text">
      <style:text-properties fo:font-style="italic" style:text-underline-style="none" style:font-style-asian="italic" style:font-style-complex="italic"/>
    </style:style>
    <style:style style:name="T535" style:family="text">
      <style:text-properties fo:font-style="italic" style:text-underline-style="none" officeooo:rsid="00baae4f" style:font-style-asian="italic" style:font-style-complex="italic"/>
    </style:style>
    <style:style style:name="T536" style:family="text">
      <style:text-properties fo:font-style="italic" style:text-underline-style="none" officeooo:rsid="00d708a6" style:font-style-asian="italic" style:font-style-complex="italic"/>
    </style:style>
    <style:style style:name="T537" style:family="text">
      <style:text-properties fo:font-style="italic" style:text-underline-style="none" officeooo:rsid="00beb82f" style:font-style-asian="italic" style:font-style-complex="italic"/>
    </style:style>
    <style:style style:name="T538" style:family="text">
      <style:text-properties fo:font-style="italic" style:text-underline-style="none" officeooo:rsid="00d9c9e4" style:font-style-asian="italic" style:font-style-complex="italic"/>
    </style:style>
    <style:style style:name="T539" style:family="text">
      <style:text-properties fo:font-style="italic" style:text-underline-style="none" officeooo:rsid="00f55bb2" style:font-style-asian="italic" style:font-style-complex="italic"/>
    </style:style>
    <style:style style:name="T540" style:family="text">
      <style:text-properties fo:font-style="italic" style:text-underline-style="none" officeooo:rsid="00f74e17" style:font-style-asian="italic" style:font-style-complex="italic"/>
    </style:style>
    <style:style style:name="T541" style:family="text">
      <style:text-properties fo:font-style="italic" style:text-underline-style="none" officeooo:rsid="00fde6f2" style:font-style-asian="italic" style:font-style-complex="italic"/>
    </style:style>
    <style:style style:name="T542" style:family="text">
      <style:text-properties fo:font-style="italic" style:text-underline-style="none" officeooo:rsid="0130fd48" style:font-style-asian="italic" style:font-style-complex="italic"/>
    </style:style>
    <style:style style:name="T543" style:family="text">
      <style:text-properties fo:font-style="italic" style:text-underline-style="none" officeooo:rsid="013401b3" style:font-style-asian="italic" style:font-style-complex="italic"/>
    </style:style>
    <style:style style:name="T544" style:family="text">
      <style:text-properties fo:font-style="italic" style:text-underline-style="none" officeooo:rsid="013f3c54" style:font-style-asian="italic" style:font-style-complex="italic"/>
    </style:style>
    <style:style style:name="T545" style:family="text">
      <style:text-properties fo:font-style="italic" style:text-underline-style="none" officeooo:rsid="00bfa17d" style:font-style-asian="italic" style:font-style-complex="italic"/>
    </style:style>
    <style:style style:name="T546" style:family="text">
      <style:text-properties fo:font-style="italic" style:text-underline-style="none" officeooo:rsid="02a94de9" style:font-style-asian="italic" style:font-style-complex="italic"/>
    </style:style>
    <style:style style:name="T547" style:family="text">
      <style:text-properties fo:font-style="italic" style:text-underline-style="none" officeooo:rsid="00bbbf73" style:font-style-asian="italic" style:font-style-complex="italic"/>
    </style:style>
    <style:style style:name="T548" style:family="text">
      <style:text-properties fo:font-style="italic" style:text-underline-style="none" officeooo:rsid="00a639f7" style:font-style-asian="italic" style:font-style-complex="italic"/>
    </style:style>
    <style:style style:name="T549" style:family="text">
      <style:text-properties fo:font-style="italic" style:text-underline-style="none" officeooo:rsid="00bd11a0" style:font-style-asian="italic" style:font-style-complex="italic"/>
    </style:style>
    <style:style style:name="T5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2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2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2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2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2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25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26" style:family="text">
      <style:text-properties officeooo:rsid="00205d85"/>
    </style:style>
    <style:style style:name="T627" style:family="text">
      <style:text-properties officeooo:rsid="0027fcfd"/>
    </style:style>
    <style:style style:name="T628" style:family="text">
      <style:text-properties officeooo:rsid="0029525d"/>
    </style:style>
    <style:style style:name="T629" style:family="text">
      <style:text-properties officeooo:rsid="0034ed8b"/>
    </style:style>
    <style:style style:name="T630" style:family="text">
      <style:text-properties officeooo:rsid="00367935"/>
    </style:style>
    <style:style style:name="T631" style:family="text">
      <style:text-properties officeooo:rsid="00398ddf"/>
    </style:style>
    <style:style style:name="T632" style:family="text">
      <style:text-properties officeooo:rsid="003b4e50"/>
    </style:style>
    <style:style style:name="T6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6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6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6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70" style:family="text">
      <style:text-properties fo:font-style="normal" style:text-underline-style="none" style:font-style-asian="normal" style:font-style-complex="normal"/>
    </style:style>
    <style:style style:name="T671" style:family="text">
      <style:text-properties fo:font-style="normal" style:text-underline-style="none" officeooo:rsid="00a8a4b1" style:font-style-asian="normal" style:font-style-complex="normal"/>
    </style:style>
    <style:style style:name="T672" style:family="text">
      <style:text-properties fo:font-style="normal" style:text-underline-style="none" officeooo:rsid="00ba4170" style:font-style-asian="normal" style:font-style-complex="normal"/>
    </style:style>
    <style:style style:name="T673" style:family="text">
      <style:text-properties fo:font-style="normal" style:text-underline-style="none" officeooo:rsid="00b1e303" style:font-style-asian="normal" style:font-style-complex="normal"/>
    </style:style>
    <style:style style:name="T674" style:family="text">
      <style:text-properties fo:font-style="normal" style:text-underline-style="none" officeooo:rsid="00baae4f" style:font-style-asian="normal" style:font-style-complex="normal"/>
    </style:style>
    <style:style style:name="T675" style:family="text">
      <style:text-properties fo:font-style="normal" style:text-underline-style="none" officeooo:rsid="00bbbf73" style:font-style-asian="normal" style:font-style-complex="normal"/>
    </style:style>
    <style:style style:name="T676" style:family="text">
      <style:text-properties fo:font-style="normal" style:text-underline-style="none" officeooo:rsid="00be4749" style:font-style-asian="normal" style:font-style-complex="normal"/>
    </style:style>
    <style:style style:name="T677" style:family="text">
      <style:text-properties fo:font-style="normal" style:text-underline-style="none" officeooo:rsid="00d139a0" style:font-style-asian="normal" style:font-style-complex="normal"/>
    </style:style>
    <style:style style:name="T678" style:family="text">
      <style:text-properties fo:font-style="normal" style:text-underline-style="none" officeooo:rsid="00d1487d" style:font-style-asian="normal" style:font-style-complex="normal"/>
    </style:style>
    <style:style style:name="T679" style:family="text">
      <style:text-properties fo:font-style="normal" style:text-underline-style="none" officeooo:rsid="00d2fc06" style:font-style-asian="normal" style:font-style-complex="normal"/>
    </style:style>
    <style:style style:name="T680" style:family="text">
      <style:text-properties fo:font-style="normal" style:text-underline-style="none" officeooo:rsid="00d40111" style:font-style-asian="normal" style:font-style-complex="normal"/>
    </style:style>
    <style:style style:name="T681" style:family="text">
      <style:text-properties fo:font-style="normal" style:text-underline-style="none" officeooo:rsid="00d4c5ce" style:font-style-asian="normal" style:font-style-complex="normal"/>
    </style:style>
    <style:style style:name="T682" style:family="text">
      <style:text-properties fo:font-style="normal" style:text-underline-style="none" officeooo:rsid="00d708a6" style:font-style-asian="normal" style:font-style-complex="normal"/>
    </style:style>
    <style:style style:name="T683" style:family="text">
      <style:text-properties fo:font-style="normal" style:text-underline-style="none" officeooo:rsid="00d77d7d" style:font-style-asian="normal" style:font-style-complex="normal"/>
    </style:style>
    <style:style style:name="T684" style:family="text">
      <style:text-properties fo:font-style="normal" style:text-underline-style="none" officeooo:rsid="00d83381" style:font-style-asian="normal" style:font-style-complex="normal"/>
    </style:style>
    <style:style style:name="T685" style:family="text">
      <style:text-properties fo:font-style="normal" style:text-underline-style="none" officeooo:rsid="00d75809" style:font-style-asian="normal" style:font-style-complex="normal"/>
    </style:style>
    <style:style style:name="T686" style:family="text">
      <style:text-properties fo:font-style="normal" style:text-underline-style="none" officeooo:rsid="00dd6c8d" style:font-style-asian="normal" style:font-style-complex="normal"/>
    </style:style>
    <style:style style:name="T687" style:family="text">
      <style:text-properties fo:font-style="normal" style:text-underline-style="none" officeooo:rsid="00dedcd7" style:font-style-asian="normal" style:font-style-complex="normal"/>
    </style:style>
    <style:style style:name="T688" style:family="text">
      <style:text-properties fo:font-style="normal" style:text-underline-style="none" officeooo:rsid="00beb82f" style:font-style-asian="normal" style:font-style-complex="normal"/>
    </style:style>
    <style:style style:name="T689" style:family="text">
      <style:text-properties fo:font-style="normal" style:text-underline-style="none" officeooo:rsid="00e4290b" style:font-style-asian="normal" style:font-style-complex="normal"/>
    </style:style>
    <style:style style:name="T690" style:family="text">
      <style:text-properties fo:font-style="normal" style:text-underline-style="none" officeooo:rsid="00eb50e0" style:font-style-asian="normal" style:font-style-complex="normal"/>
    </style:style>
    <style:style style:name="T691" style:family="text">
      <style:text-properties fo:font-style="normal" style:text-underline-style="none" officeooo:rsid="00d9c9e4" style:font-style-asian="normal" style:font-style-complex="normal"/>
    </style:style>
    <style:style style:name="T692" style:family="text">
      <style:text-properties fo:font-style="normal" style:text-underline-style="none" officeooo:rsid="00ec1e8c" style:font-style-asian="normal" style:font-style-complex="normal"/>
    </style:style>
    <style:style style:name="T693" style:family="text">
      <style:text-properties fo:font-style="normal" style:text-underline-style="none" officeooo:rsid="00f0f7f8" style:font-style-asian="normal" style:font-style-complex="normal"/>
    </style:style>
    <style:style style:name="T694" style:family="text">
      <style:text-properties fo:font-style="normal" style:text-underline-style="none" officeooo:rsid="00f2503e" style:font-style-asian="normal" style:font-style-complex="normal"/>
    </style:style>
    <style:style style:name="T695" style:family="text">
      <style:text-properties fo:font-style="normal" style:text-underline-style="none" officeooo:rsid="00f5260b" style:font-style-asian="normal" style:font-style-complex="normal"/>
    </style:style>
    <style:style style:name="T696" style:family="text">
      <style:text-properties fo:font-style="normal" style:text-underline-style="none" officeooo:rsid="00f55bb2" style:font-style-asian="normal" style:font-style-complex="normal"/>
    </style:style>
    <style:style style:name="T697" style:family="text">
      <style:text-properties fo:font-style="normal" style:text-underline-style="none" officeooo:rsid="00f74e17" style:font-style-asian="normal" style:font-style-complex="normal"/>
    </style:style>
    <style:style style:name="T698" style:family="text">
      <style:text-properties fo:font-style="normal" style:text-underline-style="none" officeooo:rsid="00fbef0d" style:font-style-asian="normal" style:font-style-complex="normal"/>
    </style:style>
    <style:style style:name="T699" style:family="text">
      <style:text-properties fo:font-style="normal" style:text-underline-style="none" officeooo:rsid="00fde6f2" style:font-style-asian="normal" style:font-style-complex="normal"/>
    </style:style>
    <style:style style:name="T700" style:family="text">
      <style:text-properties fo:font-style="normal" style:text-underline-style="none" officeooo:rsid="010185dc" style:font-style-asian="normal" style:font-style-complex="normal"/>
    </style:style>
    <style:style style:name="T701" style:family="text">
      <style:text-properties fo:font-style="normal" style:text-underline-style="none" officeooo:rsid="0103be48" style:font-style-asian="normal" style:font-style-complex="normal"/>
    </style:style>
    <style:style style:name="T702" style:family="text">
      <style:text-properties fo:font-style="normal" style:text-underline-style="none" officeooo:rsid="010c486e" style:font-style-asian="normal" style:font-style-complex="normal"/>
    </style:style>
    <style:style style:name="T703" style:family="text">
      <style:text-properties fo:font-style="normal" style:text-underline-style="none" officeooo:rsid="010db770" style:font-style-asian="normal" style:font-style-complex="normal"/>
    </style:style>
    <style:style style:name="T704" style:family="text">
      <style:text-properties fo:font-style="normal" style:text-underline-style="none" officeooo:rsid="011cabfd" style:font-style-asian="normal" style:font-style-complex="normal"/>
    </style:style>
    <style:style style:name="T705" style:family="text">
      <style:text-properties fo:font-style="normal" style:text-underline-style="none" officeooo:rsid="011d9595" style:font-style-asian="normal" style:font-style-complex="normal"/>
    </style:style>
    <style:style style:name="T706" style:family="text">
      <style:text-properties fo:font-style="normal" style:text-underline-style="none" officeooo:rsid="011fc384" style:font-style-asian="normal" style:font-style-complex="normal"/>
    </style:style>
    <style:style style:name="T707" style:family="text">
      <style:text-properties fo:font-style="normal" style:text-underline-style="none" officeooo:rsid="012dfde8" style:font-style-asian="normal" style:font-style-complex="normal"/>
    </style:style>
    <style:style style:name="T708" style:family="text">
      <style:text-properties fo:font-style="normal" style:text-underline-style="none" officeooo:rsid="0130fd48" style:font-style-asian="normal" style:font-style-complex="normal"/>
    </style:style>
    <style:style style:name="T709" style:family="text">
      <style:text-properties fo:font-style="normal" style:text-underline-style="none" officeooo:rsid="013282b3" style:font-style-asian="normal" style:font-style-complex="normal"/>
    </style:style>
    <style:style style:name="T710" style:family="text">
      <style:text-properties fo:font-style="normal" style:text-underline-style="none" officeooo:rsid="013401b3" style:font-style-asian="normal" style:font-style-complex="normal"/>
    </style:style>
    <style:style style:name="T711" style:family="text">
      <style:text-properties fo:font-style="normal" style:text-underline-style="none" officeooo:rsid="013a8584" style:font-style-asian="normal" style:font-style-complex="normal"/>
    </style:style>
    <style:style style:name="T712" style:family="text">
      <style:text-properties fo:font-style="normal" style:text-underline-style="none" officeooo:rsid="013f3c54" style:font-style-asian="normal" style:font-style-complex="normal"/>
    </style:style>
    <style:style style:name="T713" style:family="text">
      <style:text-properties fo:font-style="normal" style:text-underline-style="none" officeooo:rsid="013e347a" style:font-style-asian="normal" style:font-style-complex="normal"/>
    </style:style>
    <style:style style:name="T714" style:family="text">
      <style:text-properties fo:font-style="normal" style:text-underline-style="none" officeooo:rsid="01408f03" style:font-style-asian="normal" style:font-style-complex="normal"/>
    </style:style>
    <style:style style:name="T715" style:family="text">
      <style:text-properties fo:font-style="normal" style:text-underline-style="none" officeooo:rsid="013cc971" style:font-style-asian="normal" style:font-style-complex="normal"/>
    </style:style>
    <style:style style:name="T716" style:family="text">
      <style:text-properties fo:font-style="normal" style:text-underline-style="none" officeooo:rsid="0150aafa" style:font-style-asian="normal" style:font-style-complex="normal"/>
    </style:style>
    <style:style style:name="T717" style:family="text">
      <style:text-properties fo:font-style="normal" style:text-underline-style="none" officeooo:rsid="0152f194" style:font-style-asian="normal" style:font-style-complex="normal"/>
    </style:style>
    <style:style style:name="T718" style:family="text">
      <style:text-properties fo:font-style="normal" style:text-underline-style="none" officeooo:rsid="0157e2d4" style:font-style-asian="normal" style:font-style-complex="normal"/>
    </style:style>
    <style:style style:name="T719" style:family="text">
      <style:text-properties fo:font-style="normal" style:text-underline-style="none" officeooo:rsid="015c452a" style:font-style-asian="normal" style:font-style-complex="normal"/>
    </style:style>
    <style:style style:name="T720" style:family="text">
      <style:text-properties fo:font-style="normal" style:text-underline-style="none" officeooo:rsid="0176ee1b" style:font-style-asian="normal" style:font-style-complex="normal"/>
    </style:style>
    <style:style style:name="T721" style:family="text">
      <style:text-properties fo:font-style="normal" style:text-underline-style="none" officeooo:rsid="02b807dc" style:font-style-asian="normal" style:font-style-complex="normal"/>
    </style:style>
    <style:style style:name="T722" style:family="text">
      <style:text-properties fo:font-style="normal" style:text-underline-style="none" officeooo:rsid="00bd11a0" style:font-style-asian="normal" style:font-style-complex="normal"/>
    </style:style>
    <style:style style:name="T723" style:family="text">
      <style:text-properties fo:font-style="normal" style:text-underline-style="none" officeooo:rsid="02edc963" style:font-style-asian="normal" style:font-style-complex="normal"/>
    </style:style>
    <style:style style:name="T724" style:family="text">
      <style:text-properties fo:font-style="normal" style:font-style-asian="normal" style:font-style-complex="normal"/>
    </style:style>
    <style:style style:name="T725" style:family="text">
      <style:text-properties fo:font-style="normal" officeooo:rsid="00524926" style:font-style-asian="normal" style:font-style-complex="normal"/>
    </style:style>
    <style:style style:name="T726" style:family="text">
      <style:text-properties fo:font-style="normal" officeooo:rsid="0033fbdf" style:font-style-asian="normal" style:font-style-complex="normal"/>
    </style:style>
    <style:style style:name="T727" style:family="text">
      <style:text-properties fo:font-style="normal" officeooo:rsid="0034ed8b" style:font-style-asian="normal" style:font-style-complex="normal"/>
    </style:style>
    <style:style style:name="T728" style:family="text">
      <style:text-properties fo:font-style="normal" officeooo:rsid="0052a33a" style:font-style-asian="normal" style:font-style-complex="normal"/>
    </style:style>
    <style:style style:name="T729" style:family="text">
      <style:text-properties fo:font-style="normal" officeooo:rsid="0092f82d" style:font-style-asian="normal" style:font-style-complex="normal"/>
    </style:style>
    <style:style style:name="T730" style:family="text">
      <style:text-properties fo:font-style="normal" officeooo:rsid="00c6421c" style:font-style-asian="normal" style:font-style-complex="normal"/>
    </style:style>
    <style:style style:name="T731" style:family="text">
      <style:text-properties fo:font-style="normal" officeooo:rsid="00cc5bce" style:font-style-asian="normal" style:font-style-complex="normal"/>
    </style:style>
    <style:style style:name="T732" style:family="text">
      <style:text-properties fo:font-style="normal" officeooo:rsid="0106c767" style:font-style-asian="normal" style:font-style-complex="normal"/>
    </style:style>
    <style:style style:name="T733" style:family="text">
      <style:text-properties fo:font-style="normal" officeooo:rsid="0164a6ee" style:font-style-asian="normal" style:font-style-complex="normal"/>
    </style:style>
    <style:style style:name="T734" style:family="text">
      <style:text-properties fo:font-style="normal" officeooo:rsid="0168d8d5" style:font-style-asian="normal" style:font-style-complex="normal"/>
    </style:style>
    <style:style style:name="T735" style:family="text">
      <style:text-properties fo:font-style="normal" officeooo:rsid="0179221f" style:font-style-asian="normal" style:font-style-complex="normal"/>
    </style:style>
    <style:style style:name="T736" style:family="text">
      <style:text-properties fo:font-style="normal" officeooo:rsid="017941db" style:font-style-asian="normal" style:font-style-complex="normal"/>
    </style:style>
    <style:style style:name="T737" style:family="text">
      <style:text-properties fo:font-style="normal" officeooo:rsid="017a7161" style:font-style-asian="normal" style:font-style-complex="normal"/>
    </style:style>
    <style:style style:name="T738" style:family="text">
      <style:text-properties fo:font-style="normal" officeooo:rsid="0288fb00" style:font-style-asian="normal" style:font-style-complex="normal"/>
    </style:style>
    <style:style style:name="T739" style:family="text">
      <style:text-properties fo:font-style="normal" officeooo:rsid="02f2e947" style:font-style-asian="normal" style:font-style-complex="normal"/>
    </style:style>
    <style:style style:name="T740" style:family="text">
      <style:text-properties fo:font-style="normal" officeooo:rsid="02edc963" style:font-style-asian="normal" style:font-style-complex="normal"/>
    </style:style>
    <style:style style:name="T741" style:family="text">
      <style:text-properties fo:font-style="normal" officeooo:rsid="03355d74" style:font-style-asian="normal" style:font-style-complex="normal"/>
    </style:style>
    <style:style style:name="T742" style:family="text">
      <style:text-properties fo:font-style="normal" officeooo:rsid="0335ea2c" style:font-style-asian="normal" style:font-style-complex="normal"/>
    </style:style>
    <style:style style:name="T743" style:family="text">
      <style:text-properties fo:font-style="normal" officeooo:rsid="0346a444" style:font-style-asian="normal" style:font-style-complex="normal"/>
    </style:style>
    <style:style style:name="T744" style:family="text">
      <style:text-properties fo:font-style="normal" officeooo:rsid="0347bb43" style:font-style-asian="normal" style:font-style-complex="normal"/>
    </style:style>
    <style:style style:name="T745" style:family="text">
      <style:text-properties fo:font-style="normal" officeooo:rsid="03343ce6" style:font-style-asian="normal" style:font-style-complex="normal"/>
    </style:style>
    <style:style style:name="T746" style:family="text">
      <style:text-properties fo:font-style="normal" officeooo:rsid="034dbe4d" style:font-style-asian="normal" style:font-style-complex="normal"/>
    </style:style>
    <style:style style:name="T747" style:family="text">
      <style:text-properties fo:font-style="normal" officeooo:rsid="034f33b6" style:font-style-asian="normal" style:font-style-complex="normal"/>
    </style:style>
    <style:style style:name="T748" style:family="text">
      <style:text-properties fo:font-style="normal" officeooo:rsid="035051aa" style:font-style-asian="normal" style:font-style-complex="normal"/>
    </style:style>
    <style:style style:name="T749" style:family="text">
      <style:text-properties fo:font-style="normal" officeooo:rsid="035de550" style:font-style-asian="normal" style:font-style-complex="normal"/>
    </style:style>
    <style:style style:name="T750" style:family="text">
      <style:text-properties fo:font-style="normal" officeooo:rsid="0364e15d" style:font-style-asian="normal" style:font-style-complex="normal"/>
    </style:style>
    <style:style style:name="T751" style:family="text">
      <style:text-properties fo:font-style="normal" officeooo:rsid="033e56cf" style:font-style-asian="normal" style:font-style-complex="normal"/>
    </style:style>
    <style:style style:name="T752" style:family="text">
      <style:text-properties fo:font-style="normal" officeooo:rsid="0367f8e1" style:font-style-asian="normal" style:font-style-complex="normal"/>
    </style:style>
    <style:style style:name="T753" style:family="text">
      <style:text-properties fo:font-style="normal" officeooo:rsid="0369854f" style:font-style-asian="normal" style:font-style-complex="normal"/>
    </style:style>
    <style:style style:name="T754" style:family="text">
      <style:text-properties fo:font-style="normal" officeooo:rsid="040ce935" style:font-style-asian="normal" style:font-style-complex="normal"/>
    </style:style>
    <style:style style:name="T755" style:family="text">
      <style:text-properties fo:font-style="normal" officeooo:rsid="040ea9fd" style:font-style-asian="normal" style:font-style-complex="normal"/>
    </style:style>
    <style:style style:name="T756" style:family="text">
      <style:text-properties fo:font-style="normal" officeooo:rsid="041e6a3e" style:font-style-asian="normal" style:font-style-complex="normal"/>
    </style:style>
    <style:style style:name="T757" style:family="text">
      <style:text-properties fo:font-style="normal" officeooo:rsid="04a8203c" style:font-style-asian="normal" style:font-style-complex="normal"/>
    </style:style>
    <style:style style:name="T758" style:family="text">
      <style:text-properties fo:font-style="normal" officeooo:rsid="04b80b14" style:font-style-asian="normal" style:font-style-complex="normal"/>
    </style:style>
    <style:style style:name="T759" style:family="text">
      <style:text-properties fo:font-style="normal" officeooo:rsid="060fe20f" style:font-style-asian="normal" style:font-style-complex="normal"/>
    </style:style>
    <style:style style:name="T760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62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05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06" style:family="text">
      <style:text-properties officeooo:rsid="004d4d0b"/>
    </style:style>
    <style:style style:name="T907" style:family="text">
      <style:text-properties officeooo:rsid="0013268f"/>
    </style:style>
    <style:style style:name="T908" style:family="text">
      <style:text-properties officeooo:rsid="004f4350"/>
    </style:style>
    <style:style style:name="T909" style:family="text">
      <style:text-properties officeooo:rsid="00501b3c"/>
    </style:style>
    <style:style style:name="T910" style:family="text">
      <style:text-properties officeooo:rsid="00147dd9"/>
    </style:style>
    <style:style style:name="T911" style:family="text">
      <style:text-properties officeooo:rsid="005521a3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officeooo:rsid="005f7223" style:font-weight-asian="bold" style:font-weight-complex="bold"/>
    </style:style>
    <style:style style:name="T914" style:family="text">
      <style:text-properties fo:font-weight="bold" officeooo:rsid="01871851" style:font-weight-asian="bold" style:font-weight-complex="bold"/>
    </style:style>
    <style:style style:name="T915" style:family="text">
      <style:text-properties fo:font-weight="bold" officeooo:rsid="02070606" style:font-weight-asian="bold" style:font-weight-complex="bold"/>
    </style:style>
    <style:style style:name="T916" style:family="text">
      <style:text-properties fo:font-weight="bold" officeooo:rsid="0206e857" style:font-weight-asian="bold" style:font-weight-complex="bold"/>
    </style:style>
    <style:style style:name="T917" style:family="text">
      <style:text-properties fo:font-weight="bold" officeooo:rsid="03153caa" style:font-weight-asian="bold" style:font-weight-complex="bold"/>
    </style:style>
    <style:style style:name="T918" style:family="text">
      <style:text-properties fo:font-weight="bold" officeooo:rsid="03429aa5" style:font-weight-asian="bold" style:font-weight-complex="bold"/>
    </style:style>
    <style:style style:name="T919" style:family="text">
      <style:text-properties fo:font-weight="bold" officeooo:rsid="0356cf1b" style:font-weight-asian="bold" style:font-weight-complex="bold"/>
    </style:style>
    <style:style style:name="T920" style:family="text">
      <style:text-properties fo:font-weight="bold" officeooo:rsid="03c34d65" style:font-weight-asian="bold" style:font-weight-complex="bold"/>
    </style:style>
    <style:style style:name="T921" style:family="text">
      <style:text-properties fo:font-weight="bold" officeooo:rsid="03c39617" style:font-weight-asian="bold" style:font-weight-complex="bold"/>
    </style:style>
    <style:style style:name="T922" style:family="text">
      <style:text-properties fo:font-weight="bold" officeooo:rsid="03c44ca6" style:font-weight-asian="bold" style:font-weight-complex="bold"/>
    </style:style>
    <style:style style:name="T923" style:family="text">
      <style:text-properties fo:font-weight="bold" officeooo:rsid="03ea64bf" style:font-weight-asian="bold" style:font-weight-complex="bold"/>
    </style:style>
    <style:style style:name="T924" style:family="text">
      <style:text-properties fo:font-weight="bold" officeooo:rsid="03f8c064" style:font-weight-asian="bold" style:font-weight-complex="bold"/>
    </style:style>
    <style:style style:name="T925" style:family="text">
      <style:text-properties fo:font-weight="bold" officeooo:rsid="0411d16e" style:font-weight-asian="bold" style:font-weight-complex="bold"/>
    </style:style>
    <style:style style:name="T926" style:family="text">
      <style:text-properties fo:font-weight="bold" officeooo:rsid="048fe3f8" style:font-weight-asian="bold" style:font-weight-complex="bold"/>
    </style:style>
    <style:style style:name="T927" style:family="text">
      <style:text-properties fo:font-weight="bold" officeooo:rsid="048ffd4a" style:font-weight-asian="bold" style:font-weight-complex="bold"/>
    </style:style>
    <style:style style:name="T928" style:family="text">
      <style:text-properties fo:font-weight="bold" officeooo:rsid="04a08898" style:font-weight-asian="bold" style:font-weight-complex="bold"/>
    </style:style>
    <style:style style:name="T929" style:family="text">
      <style:text-properties officeooo:rsid="005b5f51"/>
    </style:style>
    <style:style style:name="T930" style:family="text">
      <style:text-properties officeooo:rsid="005d12fa"/>
    </style:style>
    <style:style style:name="T931" style:family="text">
      <style:text-properties officeooo:rsid="005f7223"/>
    </style:style>
    <style:style style:name="T932" style:family="text">
      <style:text-properties style:text-underline-style="none"/>
    </style:style>
    <style:style style:name="T933" style:family="text">
      <style:text-properties style:text-underline-style="none" fo:font-weight="normal" style:font-weight-asian="normal" style:font-weight-complex="normal"/>
    </style:style>
    <style:style style:name="T934" style:family="text">
      <style:text-properties style:text-underline-style="none" fo:font-weight="normal" officeooo:rsid="00721e09" style:font-weight-asian="normal" style:font-weight-complex="normal"/>
    </style:style>
    <style:style style:name="T935" style:family="text">
      <style:text-properties style:text-underline-style="none" fo:font-weight="normal" officeooo:rsid="00722a19" style:font-weight-asian="normal" style:font-weight-complex="normal"/>
    </style:style>
    <style:style style:name="T936" style:family="text">
      <style:text-properties style:text-underline-style="none" fo:font-weight="normal" officeooo:rsid="006a9ead" style:font-weight-asian="normal" style:font-weight-complex="normal"/>
    </style:style>
    <style:style style:name="T937" style:family="text">
      <style:text-properties style:text-underline-style="none" fo:font-weight="normal" officeooo:rsid="00a639f7" style:font-weight-asian="normal" style:font-weight-complex="normal"/>
    </style:style>
    <style:style style:name="T938" style:family="text">
      <style:text-properties style:text-underline-style="none" fo:font-weight="normal" officeooo:rsid="00a69bec" style:font-weight-asian="normal" style:font-weight-complex="normal"/>
    </style:style>
    <style:style style:name="T939" style:family="text">
      <style:text-properties style:text-underline-style="none" fo:font-weight="normal" officeooo:rsid="009e29ef" style:font-weight-asian="normal" style:font-weight-complex="normal"/>
    </style:style>
    <style:style style:name="T940" style:family="text">
      <style:text-properties style:text-underline-style="none" fo:font-weight="normal" officeooo:rsid="00a75993" style:font-weight-asian="normal" style:font-weight-complex="normal"/>
    </style:style>
    <style:style style:name="T941" style:family="text">
      <style:text-properties style:text-underline-style="none" fo:font-weight="normal" officeooo:rsid="00e7b674" style:font-weight-asian="normal" style:font-weight-complex="normal"/>
    </style:style>
    <style:style style:name="T942" style:family="text">
      <style:text-properties style:text-underline-style="none" fo:font-weight="normal" officeooo:rsid="0123bb39" style:font-weight-asian="normal" style:font-weight-complex="normal"/>
    </style:style>
    <style:style style:name="T943" style:family="text">
      <style:text-properties style:text-underline-style="none" fo:font-weight="normal" officeooo:rsid="02e59398" style:font-weight-asian="normal" style:font-weight-complex="normal"/>
    </style:style>
    <style:style style:name="T944" style:family="text">
      <style:text-properties style:text-underline-style="none" fo:font-weight="normal" officeooo:rsid="0043121f" style:font-weight-asian="normal" style:font-weight-complex="normal"/>
    </style:style>
    <style:style style:name="T945" style:family="text">
      <style:text-properties style:text-underline-style="none" fo:font-weight="normal" officeooo:rsid="04329278" style:font-weight-asian="normal" style:font-weight-complex="normal"/>
    </style:style>
    <style:style style:name="T946" style:family="text">
      <style:text-properties style:text-underline-style="none" fo:font-weight="bold" style:font-weight-asian="bold" style:font-weight-complex="bold"/>
    </style:style>
    <style:style style:name="T947" style:family="text">
      <style:text-properties style:text-underline-style="none" fo:font-weight="bold" officeooo:rsid="00a75993" style:font-weight-asian="bold" style:font-weight-complex="bold"/>
    </style:style>
    <style:style style:name="T948" style:family="text">
      <style:text-properties style:text-underline-style="none" fo:font-weight="bold" officeooo:rsid="013013d9" style:font-weight-asian="bold" style:font-weight-complex="bold"/>
    </style:style>
    <style:style style:name="T949" style:family="text">
      <style:text-properties style:text-underline-style="none" fo:font-weight="bold" officeooo:rsid="01408f03" style:font-weight-asian="bold" style:font-weight-complex="bold"/>
    </style:style>
    <style:style style:name="T950" style:family="text">
      <style:text-properties style:text-underline-style="none" officeooo:rsid="00bbbf73"/>
    </style:style>
    <style:style style:name="T951" style:family="text">
      <style:text-properties style:text-underline-style="none" officeooo:rsid="00d40111"/>
    </style:style>
    <style:style style:name="T952" style:family="text">
      <style:text-properties style:text-underline-style="none" officeooo:rsid="00d708a6"/>
    </style:style>
    <style:style style:name="T953" style:family="text">
      <style:text-properties style:text-underline-style="none" officeooo:rsid="00d5826a"/>
    </style:style>
    <style:style style:name="T954" style:family="text">
      <style:text-properties style:text-underline-style="none" officeooo:rsid="00d9c9e4"/>
    </style:style>
    <style:style style:name="T955" style:family="text">
      <style:text-properties style:text-underline-style="none" officeooo:rsid="00ec1e8c"/>
    </style:style>
    <style:style style:name="T956" style:family="text">
      <style:text-properties style:text-underline-style="none" officeooo:rsid="00fde6f2"/>
    </style:style>
    <style:style style:name="T957" style:family="text">
      <style:text-properties style:text-underline-style="none" officeooo:rsid="013013d9"/>
    </style:style>
    <style:style style:name="T958" style:family="text">
      <style:text-properties style:text-underline-style="none" officeooo:rsid="0137af9f"/>
    </style:style>
    <style:style style:name="T959" style:family="text">
      <style:text-properties style:text-underline-style="none" officeooo:rsid="013282b3"/>
    </style:style>
    <style:style style:name="T960" style:family="text">
      <style:text-properties style:text-underline-style="none" officeooo:rsid="01408f03"/>
    </style:style>
    <style:style style:name="T961" style:family="text">
      <style:text-properties style:text-underline-style="none" officeooo:rsid="01416cb6"/>
    </style:style>
    <style:style style:name="T962" style:family="text">
      <style:text-properties style:text-underline-style="none" officeooo:rsid="01435f2a"/>
    </style:style>
    <style:style style:name="T963" style:family="text">
      <style:text-properties style:text-underline-style="none" officeooo:rsid="015f15fe"/>
    </style:style>
    <style:style style:name="T964" style:family="text">
      <style:text-properties officeooo:rsid="00722a19"/>
    </style:style>
    <style:style style:name="T965" style:family="text">
      <style:text-properties officeooo:rsid="0082538a"/>
    </style:style>
    <style:style style:name="T966" style:family="text">
      <style:text-properties officeooo:rsid="008a06de"/>
    </style:style>
    <style:style style:name="T967" style:family="text">
      <style:text-properties officeooo:rsid="00937b11"/>
    </style:style>
    <style:style style:name="T968" style:family="text">
      <style:text-properties officeooo:rsid="0093b191"/>
    </style:style>
    <style:style style:name="T969" style:family="text">
      <style:text-properties officeooo:rsid="00b502cc"/>
    </style:style>
    <style:style style:name="T970" style:family="text">
      <style:text-properties officeooo:rsid="00ba4170"/>
    </style:style>
    <style:style style:name="T971" style:family="text">
      <style:text-properties officeooo:rsid="00bbbf73"/>
    </style:style>
    <style:style style:name="T972" style:family="text">
      <style:text-properties officeooo:rsid="00bd3f9d"/>
    </style:style>
    <style:style style:name="T973" style:family="text">
      <style:text-properties officeooo:rsid="00beb82f"/>
    </style:style>
    <style:style style:name="T974" style:family="text">
      <style:text-properties officeooo:rsid="00c2a166"/>
    </style:style>
    <style:style style:name="T975" style:family="text">
      <style:text-properties officeooo:rsid="00c7406f"/>
    </style:style>
    <style:style style:name="T976" style:family="text">
      <style:text-properties officeooo:rsid="00c93592"/>
    </style:style>
    <style:style style:name="T977" style:family="text">
      <style:text-properties officeooo:rsid="00d83381"/>
    </style:style>
    <style:style style:name="T978" style:family="text">
      <style:text-properties officeooo:rsid="00e09913"/>
    </style:style>
    <style:style style:name="T979" style:family="text">
      <style:text-properties officeooo:rsid="00ed9297"/>
    </style:style>
    <style:style style:name="T980" style:family="text">
      <style:text-properties officeooo:rsid="00ef4875"/>
    </style:style>
    <style:style style:name="T981" style:family="text">
      <style:text-properties officeooo:rsid="00f0f7f8"/>
    </style:style>
    <style:style style:name="T982" style:family="text">
      <style:text-properties officeooo:rsid="00f5260b"/>
    </style:style>
    <style:style style:name="T983" style:family="text">
      <style:text-properties officeooo:rsid="010185dc"/>
    </style:style>
    <style:style style:name="T984" style:family="text">
      <style:text-properties officeooo:rsid="01095847"/>
    </style:style>
    <style:style style:name="T985" style:family="text">
      <style:text-properties officeooo:rsid="010f422a"/>
    </style:style>
    <style:style style:name="T986" style:family="text">
      <style:text-properties officeooo:rsid="01113d34"/>
    </style:style>
    <style:style style:name="T987" style:family="text">
      <style:text-properties officeooo:rsid="011bd541"/>
    </style:style>
    <style:style style:name="T988" style:family="text">
      <style:text-properties style:text-line-through-style="none" style:text-line-through-type="none"/>
    </style:style>
    <style:style style:name="T98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9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9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9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93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94" style:family="text">
      <style:text-properties style:text-line-through-style="none" style:text-line-through-type="none" fo:font-style="italic" style:font-style-asian="italic" style:font-style-complex="italic"/>
    </style:style>
    <style:style style:name="T99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96" style:family="text">
      <style:text-properties style:text-line-through-style="none" style:text-line-through-type="none" style:text-underline-style="none"/>
    </style:style>
    <style:style style:name="T99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98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99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00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01" style:family="text">
      <style:text-properties style:text-line-through-style="none" style:text-line-through-type="none" officeooo:rsid="03d52c7f"/>
    </style:style>
    <style:style style:name="T1002" style:family="text">
      <style:text-properties style:text-line-through-style="none" style:text-line-through-type="none" officeooo:rsid="03ef2dc7"/>
    </style:style>
    <style:style style:name="T1003" style:family="text">
      <style:text-properties style:text-line-through-style="none" style:text-line-through-type="none" officeooo:rsid="03ec3a95"/>
    </style:style>
    <style:style style:name="T1004" style:family="text">
      <style:text-properties style:text-line-through-style="none" style:text-line-through-type="none" officeooo:rsid="03f0c84b"/>
    </style:style>
    <style:style style:name="T1005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06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07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08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09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10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11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12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13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14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15" style:family="text">
      <style:text-properties style:text-line-through-style="none" style:text-line-through-type="none" officeooo:rsid="044cd909"/>
    </style:style>
    <style:style style:name="T1016" style:family="text">
      <style:text-properties style:text-line-through-style="none" style:text-line-through-type="none" officeooo:rsid="0557f31f"/>
    </style:style>
    <style:style style:name="T1017" style:family="text">
      <style:text-properties style:text-line-through-style="none" style:text-line-through-type="none" officeooo:rsid="05a9b5b8"/>
    </style:style>
    <style:style style:name="T1018" style:family="text">
      <style:text-properties style:text-line-through-style="none" style:text-line-through-type="none" officeooo:rsid="05bb08e9"/>
    </style:style>
    <style:style style:name="T1019" style:family="text">
      <style:text-properties officeooo:rsid="0152f194"/>
    </style:style>
    <style:style style:name="T1020" style:family="text">
      <style:text-properties officeooo:rsid="016860b9"/>
    </style:style>
    <style:style style:name="T1021" style:family="text">
      <style:text-properties officeooo:rsid="01758a0f"/>
    </style:style>
    <style:style style:name="T1022" style:family="text">
      <style:text-properties officeooo:rsid="01871851"/>
    </style:style>
    <style:style style:name="T1023" style:family="text">
      <style:text-properties officeooo:rsid="0188ed42"/>
    </style:style>
    <style:style style:name="T1024" style:family="text">
      <style:text-properties officeooo:rsid="018c0d5b"/>
    </style:style>
    <style:style style:name="T1025" style:family="text">
      <style:text-properties officeooo:rsid="019479eb"/>
    </style:style>
    <style:style style:name="T1026" style:family="text">
      <style:text-properties officeooo:rsid="0198a2ea"/>
    </style:style>
    <style:style style:name="T1027" style:family="text">
      <style:text-properties officeooo:rsid="01c64853"/>
    </style:style>
    <style:style style:name="T1028" style:family="text">
      <style:text-properties officeooo:rsid="01d80854"/>
    </style:style>
    <style:style style:name="T1029" style:family="text">
      <style:text-properties officeooo:rsid="01d90cf6"/>
    </style:style>
    <style:style style:name="T1030" style:family="text">
      <style:text-properties officeooo:rsid="01d9cd4e"/>
    </style:style>
    <style:style style:name="T1031" style:family="text">
      <style:text-properties officeooo:rsid="01dc67de"/>
    </style:style>
    <style:style style:name="T1032" style:family="text">
      <style:text-properties officeooo:rsid="01df8731"/>
    </style:style>
    <style:style style:name="T1033" style:family="text">
      <style:text-properties officeooo:rsid="01e917c9"/>
    </style:style>
    <style:style style:name="T1034" style:family="text">
      <style:text-properties officeooo:rsid="01e5182b"/>
    </style:style>
    <style:style style:name="T1035" style:family="text">
      <style:text-properties officeooo:rsid="01e966ec"/>
    </style:style>
    <style:style style:name="T1036" style:family="text">
      <style:text-properties officeooo:rsid="01eb88a9"/>
    </style:style>
    <style:style style:name="T1037" style:family="text">
      <style:text-properties officeooo:rsid="01ec8e18"/>
    </style:style>
    <style:style style:name="T1038" style:family="text">
      <style:text-properties officeooo:rsid="01f79ca2"/>
    </style:style>
    <style:style style:name="T1039" style:family="text">
      <style:text-properties officeooo:rsid="01f9794d"/>
    </style:style>
    <style:style style:name="T1040" style:family="text">
      <style:text-properties officeooo:rsid="01fb1d79"/>
    </style:style>
    <style:style style:name="T1041" style:family="text">
      <style:text-properties officeooo:rsid="01fde08a"/>
    </style:style>
    <style:style style:name="T1042" style:family="text">
      <style:text-properties officeooo:rsid="0200b58e"/>
    </style:style>
    <style:style style:name="T1043" style:family="text">
      <style:text-properties officeooo:rsid="01c48a9e"/>
    </style:style>
    <style:style style:name="T1044" style:family="text">
      <style:text-properties officeooo:rsid="020294d1"/>
    </style:style>
    <style:style style:name="T1045" style:family="text">
      <style:text-properties officeooo:rsid="019e70b3"/>
    </style:style>
    <style:style style:name="T1046" style:family="text">
      <style:text-properties officeooo:rsid="020131ae"/>
    </style:style>
    <style:style style:name="T1047" style:family="text">
      <style:text-properties officeooo:rsid="01b08253"/>
    </style:style>
    <style:style style:name="T1048" style:family="text">
      <style:text-properties officeooo:rsid="01ffec25"/>
    </style:style>
    <style:style style:name="T1049" style:family="text">
      <style:text-properties officeooo:rsid="0212a48a"/>
    </style:style>
    <style:style style:name="T1050" style:family="text">
      <style:text-properties officeooo:rsid="021d76dd"/>
    </style:style>
    <style:style style:name="T1051" style:family="text">
      <style:text-properties officeooo:rsid="022053cd"/>
    </style:style>
    <style:style style:name="T1052" style:family="text">
      <style:text-properties officeooo:rsid="01e2b86d"/>
    </style:style>
    <style:style style:name="T1053" style:family="text">
      <style:text-properties officeooo:rsid="022dff2a"/>
    </style:style>
    <style:style style:name="T1054" style:family="text">
      <style:text-properties officeooo:rsid="02540cb9"/>
    </style:style>
    <style:style style:name="T1055" style:family="text">
      <style:text-properties officeooo:rsid="025798af"/>
    </style:style>
    <style:style style:name="T1056" style:family="text">
      <style:text-properties officeooo:rsid="0259f4ad"/>
    </style:style>
    <style:style style:name="T1057" style:family="text">
      <style:text-properties officeooo:rsid="025b11c7"/>
    </style:style>
    <style:style style:name="T1058" style:family="text">
      <style:text-properties officeooo:rsid="02685e01"/>
    </style:style>
    <style:style style:name="T1059" style:family="text">
      <style:text-properties officeooo:rsid="024d9b01"/>
    </style:style>
    <style:style style:name="T1060" style:family="text">
      <style:text-properties officeooo:rsid="026b5506"/>
    </style:style>
    <style:style style:name="T1061" style:family="text">
      <style:text-properties officeooo:rsid="02727518"/>
    </style:style>
    <style:style style:name="T1062" style:family="text">
      <style:text-properties officeooo:rsid="02743cef"/>
    </style:style>
    <style:style style:name="T106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6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65" style:family="text">
      <style:text-properties officeooo:rsid="02abf8f2"/>
    </style:style>
    <style:style style:name="T1066" style:family="text">
      <style:text-properties officeooo:rsid="02ac7db0"/>
    </style:style>
    <style:style style:name="T1067" style:family="text">
      <style:text-properties officeooo:rsid="02b14a1d"/>
    </style:style>
    <style:style style:name="T1068" style:family="text">
      <style:text-properties officeooo:rsid="02b245f2"/>
    </style:style>
    <style:style style:name="T1069" style:family="text">
      <style:text-properties officeooo:rsid="004826c4"/>
    </style:style>
    <style:style style:name="T1070" style:family="text">
      <style:text-properties officeooo:rsid="02b807dc"/>
    </style:style>
    <style:style style:name="T1071" style:family="text">
      <style:text-properties officeooo:rsid="0063f3c5"/>
    </style:style>
    <style:style style:name="T1072" style:family="text">
      <style:text-properties officeooo:rsid="00c0d7c6"/>
    </style:style>
    <style:style style:name="T1073" style:family="text">
      <style:text-properties officeooo:rsid="02bfe198"/>
    </style:style>
    <style:style style:name="T1074" style:family="text">
      <style:text-properties officeooo:rsid="02ccc8f6"/>
    </style:style>
    <style:style style:name="T1075" style:family="text">
      <style:text-properties officeooo:rsid="02e142ec"/>
    </style:style>
    <style:style style:name="T1076" style:family="text">
      <style:text-properties officeooo:rsid="02ec089f"/>
    </style:style>
    <style:style style:name="T1077" style:family="text">
      <style:text-properties officeooo:rsid="008d7148"/>
    </style:style>
    <style:style style:name="T1078" style:family="text">
      <style:text-properties officeooo:rsid="0069ae25"/>
    </style:style>
    <style:style style:name="T1079" style:family="text">
      <style:text-properties officeooo:rsid="02edc963"/>
    </style:style>
    <style:style style:name="T1080" style:family="text">
      <style:text-properties officeooo:rsid="03049b98"/>
    </style:style>
    <style:style style:name="T1081" style:family="text">
      <style:text-properties officeooo:rsid="0304fd19"/>
    </style:style>
    <style:style style:name="T1082" style:family="text">
      <style:text-properties officeooo:rsid="030f0c9b"/>
    </style:style>
    <style:style style:name="T1083" style:family="text">
      <style:text-properties style:text-underline-style="solid" style:text-underline-width="auto" style:text-underline-color="font-color"/>
    </style:style>
    <style:style style:name="T1084" style:family="text">
      <style:text-properties style:text-underline-style="solid" style:text-underline-width="auto" style:text-underline-color="font-color" officeooo:rsid="030f0c9b"/>
    </style:style>
    <style:style style:name="T1085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86" style:family="text">
      <style:text-properties officeooo:rsid="0329fac1"/>
    </style:style>
    <style:style style:name="T1087" style:family="text">
      <style:text-properties officeooo:rsid="032c4fdc"/>
    </style:style>
    <style:style style:name="T1088" style:family="text">
      <style:text-properties officeooo:rsid="032e6032"/>
    </style:style>
    <style:style style:name="T1089" style:family="text">
      <style:text-properties officeooo:rsid="033f17a3"/>
    </style:style>
    <style:style style:name="T1090" style:family="text">
      <style:text-properties officeooo:rsid="03182d82"/>
    </style:style>
    <style:style style:name="T1091" style:family="text">
      <style:text-properties officeooo:rsid="03153caa"/>
    </style:style>
    <style:style style:name="T1092" style:family="text">
      <style:text-properties officeooo:rsid="03429aa5"/>
    </style:style>
    <style:style style:name="T1093" style:family="text">
      <style:text-properties officeooo:rsid="0346a444"/>
    </style:style>
    <style:style style:name="T1094" style:family="text">
      <style:text-properties officeooo:rsid="034adc9b"/>
    </style:style>
    <style:style style:name="T1095" style:family="text">
      <style:text-properties officeooo:rsid="034c7df6"/>
    </style:style>
    <style:style style:name="T1096" style:family="text">
      <style:text-properties officeooo:rsid="034f33b6"/>
    </style:style>
    <style:style style:name="T1097" style:family="text">
      <style:text-properties officeooo:rsid="034f5b13"/>
    </style:style>
    <style:style style:name="T1098" style:family="text">
      <style:text-properties officeooo:rsid="034f680a"/>
    </style:style>
    <style:style style:name="T1099" style:family="text">
      <style:text-properties officeooo:rsid="031fc4b1"/>
    </style:style>
    <style:style style:name="T1100" style:family="text">
      <style:text-properties officeooo:rsid="0354d22d"/>
    </style:style>
    <style:style style:name="T1101" style:family="text">
      <style:text-properties officeooo:rsid="0356cf1b"/>
    </style:style>
    <style:style style:name="T1102" style:family="text">
      <style:text-properties officeooo:rsid="035fe67f"/>
    </style:style>
    <style:style style:name="T1103" style:family="text">
      <style:text-properties officeooo:rsid="035ffaa8"/>
    </style:style>
    <style:style style:name="T1104" style:family="text">
      <style:text-properties officeooo:rsid="036197c0"/>
    </style:style>
    <style:style style:name="T1105" style:family="text">
      <style:text-properties officeooo:rsid="037541ab"/>
    </style:style>
    <style:style style:name="T1106" style:family="text">
      <style:text-properties officeooo:rsid="037607bd"/>
    </style:style>
    <style:style style:name="T1107" style:family="text">
      <style:text-properties officeooo:rsid="03804bbd"/>
    </style:style>
    <style:style style:name="T1108" style:family="text">
      <style:text-properties officeooo:rsid="03886cfc"/>
    </style:style>
    <style:style style:name="T1109" style:family="text">
      <style:text-properties officeooo:rsid="03a24854"/>
    </style:style>
    <style:style style:name="T1110" style:family="text">
      <style:text-properties officeooo:rsid="03a27e76"/>
    </style:style>
    <style:style style:name="T1111" style:family="text">
      <style:text-properties officeooo:rsid="03a4e520"/>
    </style:style>
    <style:style style:name="T1112" style:family="text">
      <style:text-properties officeooo:rsid="03778af6"/>
    </style:style>
    <style:style style:name="T1113" style:family="text">
      <style:text-properties officeooo:rsid="03aaef44"/>
    </style:style>
    <style:style style:name="T1114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15" style:family="text">
      <style:text-properties officeooo:rsid="03bf675e"/>
    </style:style>
    <style:style style:name="T1116" style:family="text">
      <style:text-properties officeooo:rsid="03c34d65"/>
    </style:style>
    <style:style style:name="T1117" style:family="text">
      <style:text-properties officeooo:rsid="03d26e6d"/>
    </style:style>
    <style:style style:name="T1118" style:family="text">
      <style:text-properties fo:color="#008000"/>
    </style:style>
    <style:style style:name="T1119" style:family="text">
      <style:text-properties fo:color="#008000" fo:font-style="italic" style:font-style-asian="italic" style:font-style-complex="italic"/>
    </style:style>
    <style:style style:name="T112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21" style:family="text">
      <style:text-properties fo:color="#008000" officeooo:rsid="03153caa" fo:background-color="transparent" loext:char-shading-value="0"/>
    </style:style>
    <style:style style:name="T1122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23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24" style:family="text">
      <style:text-properties fo:color="#008000" officeooo:rsid="03429aa5"/>
    </style:style>
    <style:style style:name="T1125" style:family="text">
      <style:text-properties fo:color="#008000" officeooo:rsid="03886cfc"/>
    </style:style>
    <style:style style:name="T1126" style:family="text">
      <style:text-properties fo:color="#008000" officeooo:rsid="05d5c10e"/>
    </style:style>
    <style:style style:name="T1127" style:family="text">
      <style:text-properties officeooo:rsid="03e2358d"/>
    </style:style>
    <style:style style:name="T1128" style:family="text">
      <style:text-properties officeooo:rsid="03e6bad7"/>
    </style:style>
    <style:style style:name="T1129" style:family="text">
      <style:text-properties officeooo:rsid="03e718ea"/>
    </style:style>
    <style:style style:name="T1130" style:family="text">
      <style:text-properties officeooo:rsid="03e90de3"/>
    </style:style>
    <style:style style:name="T1131" style:family="text">
      <style:text-properties officeooo:rsid="0015f1ff"/>
    </style:style>
    <style:style style:name="T1132" style:family="text">
      <style:text-properties officeooo:rsid="03e93625"/>
    </style:style>
    <style:style style:name="T1133" style:family="text">
      <style:text-properties officeooo:rsid="0019f535"/>
    </style:style>
    <style:style style:name="T1134" style:family="text">
      <style:text-properties officeooo:rsid="03ec3a95"/>
    </style:style>
    <style:style style:name="T1135" style:family="text">
      <style:text-properties officeooo:rsid="03ed0846"/>
    </style:style>
    <style:style style:name="T1136" style:family="text">
      <style:text-properties officeooo:rsid="03ee7eb1"/>
    </style:style>
    <style:style style:name="T1137" style:family="text">
      <style:text-properties officeooo:rsid="03f0c84b"/>
    </style:style>
    <style:style style:name="T1138" style:family="text">
      <style:text-properties officeooo:rsid="03f27278"/>
    </style:style>
    <style:style style:name="T1139" style:family="text">
      <style:text-properties officeooo:rsid="03f7049e"/>
    </style:style>
    <style:style style:name="T1140" style:family="text">
      <style:text-properties officeooo:rsid="04045fb5"/>
    </style:style>
    <style:style style:name="T1141" style:family="text">
      <style:text-properties officeooo:rsid="0411d16e"/>
    </style:style>
    <style:style style:name="T1142" style:family="text">
      <style:text-properties officeooo:rsid="0437fd59"/>
    </style:style>
    <style:style style:name="T1143" style:family="text">
      <style:text-properties officeooo:rsid="043c6125"/>
    </style:style>
    <style:style style:name="T1144" style:family="text">
      <style:text-properties officeooo:rsid="045019c0"/>
    </style:style>
    <style:style style:name="T1145" style:family="text">
      <style:text-properties officeooo:rsid="0455d30c"/>
    </style:style>
    <style:style style:name="T1146" style:family="text">
      <style:text-properties officeooo:rsid="046a1124"/>
    </style:style>
    <style:style style:name="T1147" style:family="text">
      <style:text-properties officeooo:rsid="046a9d46"/>
    </style:style>
    <style:style style:name="T1148" style:family="text">
      <style:text-properties officeooo:rsid="046fb62d"/>
    </style:style>
    <style:style style:name="T1149" style:family="text">
      <style:text-properties officeooo:rsid="04719231"/>
    </style:style>
    <style:style style:name="T1150" style:family="text">
      <style:text-properties officeooo:rsid="040ce935"/>
    </style:style>
    <style:style style:name="T1151" style:family="text">
      <style:text-properties officeooo:rsid="048bee3c"/>
    </style:style>
    <style:style style:name="T1152" style:family="text">
      <style:text-properties officeooo:rsid="048df38c"/>
    </style:style>
    <style:style style:name="T1153" style:family="text">
      <style:text-properties officeooo:rsid="048ffd4a"/>
    </style:style>
    <style:style style:name="T1154" style:family="text">
      <style:text-properties officeooo:rsid="04915c32"/>
    </style:style>
    <style:style style:name="T1155" style:family="text">
      <style:text-properties officeooo:rsid="04a08898"/>
    </style:style>
    <style:style style:name="T1156" style:family="text">
      <style:text-properties officeooo:rsid="04a3c98b"/>
    </style:style>
    <style:style style:name="T1157" style:family="text">
      <style:text-properties officeooo:rsid="04a57ad8"/>
    </style:style>
    <style:style style:name="T1158" style:family="text">
      <style:text-properties officeooo:rsid="04a6595a"/>
    </style:style>
    <style:style style:name="T1159" style:family="text">
      <style:text-properties officeooo:rsid="04a6679a"/>
    </style:style>
    <style:style style:name="T1160" style:family="text">
      <style:text-properties officeooo:rsid="04bb11b5"/>
    </style:style>
    <style:style style:name="T1161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62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63" style:family="text">
      <style:text-properties officeooo:rsid="04bc7059"/>
    </style:style>
    <style:style style:name="T1164" style:family="text">
      <style:text-properties officeooo:rsid="04c36d3f"/>
    </style:style>
    <style:style style:name="T1165" style:family="text">
      <style:text-properties officeooo:rsid="04c627f1"/>
    </style:style>
    <style:style style:name="T1166" style:family="text">
      <style:text-properties officeooo:rsid="04cce5bf"/>
    </style:style>
    <style:style style:name="T1167" style:family="text">
      <style:text-properties officeooo:rsid="04cfcb47"/>
    </style:style>
    <style:style style:name="T1168" style:family="text">
      <style:text-properties officeooo:rsid="04e24210"/>
    </style:style>
    <style:style style:name="T1169" style:family="text">
      <style:text-properties officeooo:rsid="04ec533d"/>
    </style:style>
    <style:style style:name="T1170" style:family="text">
      <style:text-properties officeooo:rsid="04ed871b"/>
    </style:style>
    <style:style style:name="T1171" style:family="text">
      <style:text-properties officeooo:rsid="0508fe4c"/>
    </style:style>
    <style:style style:name="T1172" style:family="text">
      <style:text-properties officeooo:rsid="05115d8e"/>
    </style:style>
    <style:style style:name="T1173" style:family="text">
      <style:text-properties officeooo:rsid="051c4636"/>
    </style:style>
    <style:style style:name="T1174" style:family="text">
      <style:text-properties officeooo:rsid="0524ab2e"/>
    </style:style>
    <style:style style:name="T1175" style:family="text">
      <style:text-properties officeooo:rsid="05250d74"/>
    </style:style>
    <style:style style:name="T1176" style:family="text">
      <style:text-properties officeooo:rsid="052672fc"/>
    </style:style>
    <style:style style:name="T1177" style:family="text">
      <style:text-properties officeooo:rsid="0540f4db"/>
    </style:style>
    <style:style style:name="T1178" style:family="text">
      <style:text-properties officeooo:rsid="057b1a47"/>
    </style:style>
    <style:style style:name="T1179" style:family="text">
      <style:text-properties officeooo:rsid="057cbee6"/>
    </style:style>
    <style:style style:name="T1180" style:family="text">
      <style:text-properties officeooo:rsid="057e9023"/>
    </style:style>
    <style:style style:name="T1181" style:family="text">
      <style:text-properties officeooo:rsid="0585d555"/>
    </style:style>
    <style:style style:name="T1182" style:family="text">
      <style:text-properties officeooo:rsid="058a5955"/>
    </style:style>
    <style:style style:name="T1183" style:family="text">
      <style:text-properties officeooo:rsid="058bbc5e"/>
    </style:style>
    <style:style style:name="T1184" style:family="text">
      <style:text-properties officeooo:rsid="059df9ef"/>
    </style:style>
    <style:style style:name="T1185" style:family="text">
      <style:text-properties officeooo:rsid="05bc64d7"/>
    </style:style>
    <style:style style:name="T1186" style:family="text">
      <style:text-properties officeooo:rsid="05c413ac"/>
    </style:style>
    <style:style style:name="T1187" style:family="text">
      <style:text-properties officeooo:rsid="05ce73f5"/>
    </style:style>
    <style:style style:name="T1188" style:family="text">
      <style:text-properties officeooo:rsid="05d0a118"/>
    </style:style>
    <style:style style:name="T1189" style:family="text">
      <style:text-properties officeooo:rsid="05f3e7ac"/>
    </style:style>
    <style:style style:name="T1190" style:family="text">
      <style:text-properties officeooo:rsid="06063862"/>
    </style:style>
    <style:style style:name="T1191" style:family="text">
      <style:text-properties officeooo:rsid="060fe20f"/>
    </style:style>
    <style:style style:name="T1192" style:family="text">
      <style:text-properties officeooo:rsid="061169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5"><text:span text:style-name="T911">А</text:span>нглийско<text:span text:style-name="T911">е</text:span> предложени<text:span text:style-name="T911">е</text:span></text:p>
      <text:p text:style-name="P1186"/>
      <text:p text:style-name="P596"><text:span text:style-name="T907">Слова </text:span><text:span text:style-name="T908">в предложении </text:span><text:span text:style-name="T907">делятся на </text:span><text:span text:style-name="T984">две</text:span><text:span text:style-name="T907"> смысловые группы:</text:span></text:p>
      <text:list xml:id="list774324627" text:style-name="L1">
        <text:list-item>
          <text:p text:style-name="P1291"><text:span text:style-name="T907">главные члены предложения — подлежащее и сказуемое </text:span><text:span text:style-name="T1105">(</text:span><text:span text:style-name="T1132">основа</text:span><text:span text:style-name="T1105"> предложения)</text:span><text:span text:style-name="T907">;</text:span></text:p>
        </text:list-item>
        <text:list-item>
          <text:p text:style-name="P1292">второстепенные члены предложения — определение, дополнение и обстоятельтсво.</text:p>
        </text:list-item>
      </text:list>
      <text:p text:style-name="P200"/>
      <text:p text:style-name="P1182">Подлежащее — эт<text:span text:style-name="T1021">о</text:span> автор действия (существительное).</text:p>
      <text:p text:style-name="P951">Сказуемое — это действие совершенное автором (глагол).</text:p>
      <text:p text:style-name="P199"/>
      <text:p text:style-name="P1183"><text:span text:style-name="T1131">Дополнение — это то, на </text:span><text:span text:style-name="T1130">кого </text:span><text:span text:style-name="T1132">или на что</text:span><text:span text:style-name="T1131"> направлено действие. </text:span><text:span text:style-name="T1132">В</text:span><text:span text:style-name="T1131">ыражено существительным, </text:span>перед которым может <text:span text:style-name="T1132">быть</text:span> предлог или глаголом <text:span text:style-name="T1132">с</text:span> частиц<text:span text:style-name="T1132">ей</text:span> <text:span text:style-name="T475">to</text:span><text:span text:style-name="T639">. </text:span>Обычно стоит <text:span text:style-name="T1117">во второй половине предложения, после </text:span><text:span text:style-name="T1132">сказуемого</text:span><text:span text:style-name="T1117">.</text:span></text:p>
      <text:p text:style-name="P199"/>
      <text:p text:style-name="P1184">Обстоятельство — это слово или группа слов, отвечающая на вопросы: как? когда? </text:p>
      <text:p text:style-name="P1183"><text:span text:style-name="T1133">каким образом? </text:span><text:span text:style-name="T1132">О</text:span><text:span text:style-name="T1133">бозначает: время, место, способ или причину действия.</text:span></text:p>
      <text:p text:style-name="P199"/>
      <text:p text:style-name="P592"><text:span text:style-name="T910">В английском </text:span><text:span text:style-name="T911">языке</text:span><text:span text:style-name="T910"> не бывает предложений без подлежащего и сказуемого.</text:span></text:p>
      <text:p text:style-name="P952">Исключение составляют разговорные фразы: <text:span text:style-name="T475">nice to meet you</text:span><text:span text:style-name="T494">, come here, have fun </text:span><text:span text:style-name="T738">и пр</text:span><text:span text:style-name="T724">.</text:span></text:p>
      <text:p text:style-name="P1"/>
      <text:p text:style-name="P201"><text:span text:style-name="T974">Порядок слов в у</text:span>тведрдительны<text:span text:style-name="T974">х</text:span> и отрицательны<text:span text:style-name="T974">х</text:span> предложения<text:span text:style-name="T974">х</text:span>:</text:p>
      <text:list xml:id="list3845084453" text:style-name="L2">
        <text:list-item>
          <text:p text:style-name="P1293"><text:span text:style-name="T14">подлежащее</text:span><text:span text:style-name="T1">;</text:span></text:p>
        </text:list-item>
        <text:list-item>
          <text:p text:style-name="P1293"><text:span text:style-name="T24">сказуемое</text:span><text:span text:style-name="T2">;</text:span></text:p>
        </text:list-item>
        <text:list-item>
          <text:p text:style-name="P1294"><text:span text:style-name="T1118">дополнение</text:span>;</text:p>
        </text:list-item>
        <text:list-item>
          <text:p text:style-name="P1294"><text:span text:style-name="T10">обстоятельство</text:span>.</text:p>
        </text:list-item>
      </text:list>
      <text:p text:style-name="P17"/>
      <text:p text:style-name="P18"><text:span text:style-name="T13">We</text:span> <text:span text:style-name="T23">do</text:span> <text:span text:style-name="T1118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8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18">their work</text:span> <text:span text:style-name="T10">in time</text:span> — <text:span text:style-name="T22">Они не закончили работу вовремя.</text:span></text:p>
      <text:p text:style-name="P19"><text:span text:style-name="T13">I</text:span> <text:span text:style-name="T3">will</text:span><text:span text:style-name="T23"> give</text:span> <text:span text:style-name="T1118">you money</text:span> — Я дам тебе деньги.</text:p>
      <text:p text:style-name="P17"/>
      <text:p text:style-name="P212"><text:span text:style-name="T974">Порядок слов в в</text:span>опросительны<text:span text:style-name="T974">х</text:span> предложения<text:span text:style-name="T974">х</text:span>:</text:p>
      <text:list xml:id="list3721904052" text:style-name="L3">
        <text:list-item>
          <text:p text:style-name="P1333"><text:span text:style-name="T38">вопросительное слово</text:span>;</text:p>
        </text:list-item>
        <text:list-item>
          <text:p text:style-name="P1333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33"><text:span text:style-name="T13">подлежащее</text:span>;</text:p>
        </text:list-item>
        <text:list-item>
          <text:p text:style-name="P1333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33"><text:span text:style-name="T8">дополнение</text:span>;</text:p>
        </text:list-item>
        <text:list-item>
          <text:p text:style-name="P1333"><text:span text:style-name="T10">обстоятельство</text:span>.</text:p>
        </text:list-item>
      </text:list>
      <text:p text:style-name="P591"/>
      <text:p text:style-name="P20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26">—</text:span> Что ты здесь делаешь?</text:p>
      <text:p text:style-name="P593"><text:span text:style-name="T4">Do</text:span><text:span text:style-name="T475"> </text:span><text:span text:style-name="T15">you</text:span><text:span text:style-name="T475"> </text:span><text:span text:style-name="T26">want</text:span><text:span text:style-name="T9"> </text:span><text:span text:style-name="T1119">to live</text:span><text:span text:style-name="T9"> </text:span><text:span text:style-name="T11">in Spain</text:span><text:span text:style-name="T475">? — Ты хочешь жить в Испании?</text:span></text:p>
      <text:p text:style-name="P1107"/>
      <text:p text:style-name="P1107">Местоимение <text:span text:style-name="T475">I</text:span> всегда пишется с большой буквы.</text:p>
      <text:p text:style-name="P1110">В английском языке всего 2 падежа: именительный и объектный. <text:s/></text:p>
      <text:p text:style-name="P1116"><text:span text:style-name="T372">В предложениях, которые используют глаголы: </text:span><text:span text:style-name="T551">like, have, enjoy, need</text:span><text:span text:style-name="T371">, </text:span><text:span text:style-name="T372">подлежащие </text:span></text:p>
      <text:p text:style-name="P1116"><text:span text:style-name="T372">не переводятся на русский в именительном падеже</text:span><text:span text:style-name="T373">:</text:span></text:p>
      <text:p text:style-name="P1106">I like my job — Мне нравится моя работа (а не «Я нравится моя работа»).</text:p>
      <text:p text:style-name="P105"/>
      <text:p text:style-name="P397">Английское предложение, в большинстве случаем, удобнее переводить с конца.</text:p>
      <text:p text:style-name="P396"/>
      <text:p text:style-name="P136">I have something in my eye → in my eye (в моем глазу), something (что-то), I have (есть).</text:p>
      <text:p text:style-name="P1064"><text:span text:style-name="T142">There </text:span><text:span text:style-name="T143">was a cup on the table → on the table (на столе), was (была), a cup (чашка).</text:span></text:p>
      <text:p text:style-name="P1287"><text:span text:style-name="T1161">Глагол и </text:span><text:span text:style-name="T1162">времена</text:span></text:p>
      <text:p text:style-name="P515"/>
      <text:p text:style-name="P920"><text:span text:style-name="T1071">С</text:span><text:span text:style-name="T627">казуемое </text:span><text:span text:style-name="T1071">п</text:span><text:span text:style-name="T627">очти всегда делится на </text:span><text:span text:style-name="T984">две</text:span><text:span text:style-name="T627"> части: </text:span><text:span text:style-name="T965">на </text:span><text:span text:style-name="T627">вспомогательный </text:span><text:span text:style-name="T1072">глагол </text:span><text:span text:style-name="T627">и смысловой.</text:span></text:p>
      <text:p text:style-name="P920"><text:span text:style-name="T627">Вспомогательный глагол не переводится. Он </text:span><text:span text:style-name="T628">сообщает</text:span><text:span text:style-name="T627"> о том, в каком времени нужно переводить смысловой. Смысловой глогол передает суть действия.</text:span></text:p>
      <text:p text:style-name="P920"/>
      <text:p text:style-name="P919">Смысловой глагол имеет несколько форм:</text:p>
      <text:list xml:id="list1534464607" text:style-name="L4">
        <text:list-item>
          <text:p text:style-name="P1295">начальная форма (инфинитив) — форма глагола, как в словаре;</text:p>
        </text:list-item>
        <text:list-item>
          <text:p text:style-name="P1295">с окончанием <text:span text:style-name="T475">-s (-es)</text:span> — в утверждениях <text:span text:style-name="T724">Present Simple</text:span> после <text:span text:style-name="T475">he/she/it</text:span>;</text:p>
        </text:list-item>
        <text:list-item>
          <text:p text:style-name="P1295">с окончанием <text:span text:style-name="T475">-ing</text:span> (причастие) — в основном для образования <text:span text:style-name="T724">Present Continuous</text:span>;</text:p>
        </text:list-item>
        <text:list-item>
          <text:p text:style-name="P1295">2я форма <text:span text:style-name="T978">(с окончанием </text:span><text:span text:style-name="T478">-ed</text:span><text:span text:style-name="T978">)</text:span> — для образования <text:span text:style-name="T724">Past Simple</text:span>;</text:p>
        </text:list-item>
        <text:list-item>
          <text:p text:style-name="P1296">3я форма (прошедшее причастие) — для времен группы Perfect и пассивного залога.</text:p>
        </text:list-item>
      </text:list>
      <text:p text:style-name="P105"/>
      <text:p text:style-name="P356">Самыми распорстраненными являются 2 формы — инфинитив и глагол с окончанием -ing.</text:p>
      <text:p text:style-name="P356">Они входят в состав разных времен и используются в связке с модальными глаголами.</text:p>
      <text:p text:style-name="P358"/>
      <text:p text:style-name="P357">Инфинитив используется в след. ситуациях:</text:p>
      <text:list xml:id="list2380977633" text:style-name="L5">
        <text:list-item>
          <text:p text:style-name="P1334">после модальных глаголов;</text:p>
        </text:list-item>
        <text:list-item>
          <text:p text:style-name="P1334">после вспомогательных глаголов в Present <text:span text:style-name="T1086">Simple и </text:span>Past Simple;</text:p>
        </text:list-item>
        <text:list-item>
          <text:p text:style-name="P1334">в конструкциях going to, have to, used to, would like to.</text:p>
        </text:list-item>
      </text:list>
      <text:p text:style-name="P356"/>
      <text:p text:style-name="P357">Глагол с окончанием -ing используется:</text:p>
      <text:list xml:id="list2354412064" text:style-name="L6">
        <text:list-item>
          <text:p text:style-name="P1335">во временах группы Continuous;</text:p>
        </text:list-item>
        <text:list-item>
          <text:p text:style-name="P1336">в форме герундия.</text:p>
        </text:list-item>
      </text:list>
      <text:p text:style-name="P106"/>
      <text:p text:style-name="P359">Глагол с окончанием -ing грамматически является существительным.</text:p>
      <text:p text:style-name="P106"/>
      <text:p text:style-name="P5"><text:span text:style-name="T980">Настоящее.</text:span> Present</text:p>
      <text:p text:style-name="P353"/>
      <text:p text:style-name="P353">Present Simple (я делаю это сейчас):</text:p>
      <text:p text:style-name="P108">I live in Spain — Я живу в испании (факт).</text:p>
      <text:p text:style-name="P354"/>
      <text:p text:style-name="P353">Present Continuous (я делаю это прямо сейчас):</text:p>
      <text:p text:style-name="P32">I am reading a book — Я читаю книгу (именно сейчас).</text:p>
      <text:p text:style-name="P355"/>
      <text:p text:style-name="P353">Present Perfect (я сделал это ранее, но именно сейчас это важно):</text:p>
      <text:p text:style-name="P107">I have lost the keys — Я потерял ключи (результат).</text:p>
      <text:p text:style-name="P107"/>
      <text:p text:style-name="P353">Present Perfect <text:span text:style-name="T979">Continuous (я делаю это уже какое-то время):</text:span></text:p>
      <text:p text:style-name="P594"><text:span text:style-name="T476">I have been reading for 2 hours — </text:span><text:span text:style-name="T524">Я читаю уже 2 часа</text:span></text:p>
      <text:p text:style-name="P180"/>
      <text:p text:style-name="P27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94"/>
      <text:p text:style-name="P6">Present Simple</text:p>
      <text:p text:style-name="P532"/>
      <text:p text:style-name="P202">Используется чтобы:</text:p>
      <text:list xml:id="list3936674664" text:style-name="L7">
        <text:list-item>
          <text:p text:style-name="P1406">сообщить факты настоящего, описать текущую реальность;</text:p>
        </text:list-item>
        <text:list-item>
          <text:p text:style-name="P1406">говорить о событиях, которые происходят с какой-то регулярностью.</text:p>
        </text:list-item>
      </text:list>
      <text:p text:style-name="P236"><text:soft-page-break/>В утверждениях глагол используется в 2х вариантах:</text:p>
      <text:list xml:id="list1504029888" text:style-name="L8">
        <text:list-item>
          <text:p text:style-name="P1408">без изменений, если подлежащее в первом лице или множеств<text:span text:style-name="T965">ен.</text:span> числе <text:span text:style-name="T475">(</text:span><text:span text:style-name="T479">I</text:span><text:span text:style-name="T475">, </text:span><text:span text:style-name="T479">you</text:span><text:span text:style-name="T475">, </text:span><text:span text:style-name="T479">we,</text:span><text:span text:style-name="T475"> </text:span><text:span text:style-name="T479">they</text:span><text:span text:style-name="T475">)</text:span>;</text:p>
        </text:list-item>
        <text:list-item>
          <text:p text:style-name="P1408"><text:span text:style-name="T629">с окончанием </text:span><text:span text:style-name="T480">-s </text:span><text:span text:style-name="T481">(-es)</text:span><text:span text:style-name="T629">, если подлежащ</text:span><text:span text:style-name="T929">ее</text:span><text:span text:style-name="T629"> в третьем лице, единств</text:span><text:span text:style-name="T930">ен</text:span><text:span text:style-name="T965">ном</text:span><text:span text:style-name="T629"> числе </text:span><text:span text:style-name="T480">(</text:span><text:span text:style-name="T479">he</text:span><text:span text:style-name="T480">, </text:span><text:span text:style-name="T479">she</text:span><text:span text:style-name="T480">, </text:span><text:span text:style-name="T479">it</text:span><text:span text:style-name="T480">)</text:span></text:p>
        </text:list-item>
      </text:list>
      <text:p text:style-name="P1137"/>
      <text:p text:style-name="P964"><text:span text:style-name="T989">I </text:span><text:span text:style-name="T29">live</text:span><text:span text:style-name="T989"> in New York — Я живу в Нью Йорке.</text:span></text:p>
      <text:p text:style-name="P966"><text:span text:style-name="T989">Peter </text:span><text:span text:style-name="T29">work</text:span><text:span text:style-name="T30">s</text:span><text:span text:style-name="T989"> in New York — Питер работает в Нью Йорке;</text:span></text:p>
      <text:p text:style-name="P204"/>
      <text:p text:style-name="P203">Окончание <text:span text:style-name="T475">-es</text:span> ставится, если глагол заканчивается: на гласную букву, </text:p>
      <text:p text:style-name="P205">на шипящий звук <text:span text:style-name="T475">(sh, ch)</text:span> <text:span text:style-name="T909">или</text:span> на букву <text:span text:style-name="T475">s/x</text:span>:</text:p>
      <text:list xml:id="list2793826146" text:style-name="L9">
        <text:list-item>
          <text:p text:style-name="P1410"><text:span text:style-name="T631">go — </text:span>goes;</text:p>
        </text:list-item>
        <text:list-item>
          <text:p text:style-name="P1410"><text:span text:style-name="T631">teach — </text:span>teaches;</text:p>
        </text:list-item>
        <text:list-item>
          <text:p text:style-name="P1409"><text:span text:style-name="T631">mix — </text:span><text:span text:style-name="T630">mixes.</text:span></text:p>
        </text:list-item>
      </text:list>
      <text:p text:style-name="P532"/>
      <text:p text:style-name="P207">Если глагол заканчивается на букву y, перед которой согласная, то вместо y </text:p>
      <text:p text:style-name="P206">пишется <text:span text:style-name="T475">i</text:span> <text:span text:style-name="T632">(помимо добавления </text:span><text:span text:style-name="T482">-es</text:span><text:span text:style-name="T632">)</text:span>:</text:p>
      <text:list xml:id="list3972582463" text:style-name="L10">
        <text:list-item>
          <text:p text:style-name="P1411">fly — flies; </text:p>
        </text:list-item>
        <text:list-item>
          <text:p text:style-name="P1411">cry — cries.</text:p>
        </text:list-item>
      </text:list>
      <text:p text:style-name="P532"/>
      <text:p text:style-name="P599"><text:span text:style-name="T725">П</text:span><text:span text:style-name="T726">еред сказуемым часто </text:span><text:span text:style-name="T728">стоят</text:span><text:span text:style-name="T726"> маячки времени </text:span><text:span text:style-name="T732">(</text:span><text:span text:style-name="T726">наречия частности</text:span><text:span text:style-name="T732">)</text:span><text:span text:style-name="T727">:</text:span></text:p>
      <text:list xml:id="list263674552" text:style-name="L11">
        <text:list-item>
          <text:p text:style-name="P1407">always - <text:span text:style-name="T629">всегда</text:span>;</text:p>
        </text:list-item>
        <text:list-item>
          <text:p text:style-name="P1407">usually - <text:span text:style-name="T629">обычно</text:span>;</text:p>
        </text:list-item>
        <text:list-item>
          <text:p text:style-name="P1407">often - <text:span text:style-name="T629">часто</text:span>;</text:p>
        </text:list-item>
        <text:list-item>
          <text:p text:style-name="P1407">sometimes - <text:span text:style-name="T629">иногда</text:span>;</text:p>
        </text:list-item>
        <text:list-item>
          <text:p text:style-name="P1407">never — <text:span text:style-name="T629">никогда</text:span>.</text:p>
        </text:list-item>
      </text:list>
      <text:p text:style-name="P21"/>
      <text:p text:style-name="P533"><text:span text:style-name="T475">I </text:span><text:span text:style-name="T550">always</text:span><text:span text:style-name="T475"> wash my hands before eating — Я всегда мою руки перед едой.</text:span></text:p>
      <text:p text:style-name="P532"/>
      <text:p text:style-name="P2">Отрицания в Present Simple</text:p>
      <text:p text:style-name="P2"/>
      <text:p text:style-name="P597"><text:span text:style-name="T636">Использу</text:span><text:span text:style-name="T637">ю</text:span><text:span text:style-name="T636">тся чтобы сказать о том, что что-либо:</text:span></text:p>
      <text:list xml:id="list4032184931" text:style-name="L12">
        <text:list-item>
          <text:p text:style-name="P1412">не является фактом настоящего <text:span text:style-name="T930">или истиной</text:span>;</text:p>
        </text:list-item>
        <text:list-item>
          <text:p text:style-name="P1412">не происходит с какой-то регулярностью.</text:p>
        </text:list-item>
      </text:list>
      <text:p text:style-name="P590"/>
      <text:p text:style-name="P589">За отрицание отвечает частица <text:span text:style-name="T475">not</text:span>, которая идет в паре со вспомогательным глаголом <text:span text:style-name="T475">do</text:span>.</text:p>
      <text:p text:style-name="P589">Если подлежащее <text:span text:style-name="T475">he/she/it</text:span>, то испольузется <text:span text:style-name="T475">does</text:span>. <text:span text:style-name="T906">Смысловой глагол без изменений.</text:span></text:p>
      <text:p text:style-name="P588"/>
      <text:p text:style-name="P170">People <text:span text:style-name="T3">do </text:span><text:span text:style-name="T43">not</text:span> <text:span text:style-name="T23">live</text:span> in space — Люди не живут в космосе.</text:p>
      <text:p text:style-name="P170">Water <text:span text:style-name="T3">does </text:span><text:span text:style-name="T43">not</text:span> <text:span text:style-name="T23">boil</text:span> at 50 degrees Celsius — Вода не кипит при 50 грудусах.</text:p>
      <text:p text:style-name="P170"/>
      <text:p text:style-name="P1015"><text:span text:style-name="T634">Практически всегда </text:span><text:span text:style-name="T526">do/</text:span><text:span text:style-name="T527">does</text:span><text:span text:style-name="T526"> not</text:span><text:span text:style-name="T634"> использу</text:span><text:span text:style-name="T635">е</text:span><text:span text:style-name="T634">тся в сокращении: </text:span></text:p>
      <text:p text:style-name="P171">We don`t drink whisky — Мы не пьем виски. <text:span text:style-name="T1069">He doesn`t drink tea — Он не пьет чай.</text:span></text:p>
      <text:p text:style-name="P291"/>
      <text:p text:style-name="P291">Вопросы в Present Simple</text:p>
      <text:p text:style-name="P171"/>
      <text:p text:style-name="P250">Используюся чтобы:</text:p>
      <text:list xml:id="list3712147244" text:style-name="L13">
        <text:list-item>
          <text:p text:style-name="P1386">узнать о фактах настоящего;</text:p>
        </text:list-item>
        <text:list-item>
          <text:p text:style-name="P1386">о событиях, которые происходят с какой-то регулярностью.</text:p>
        </text:list-item>
      </text:list>
      <text:p text:style-name="P249"/>
      <text:p text:style-name="P249"><text:soft-page-break/>Вопрос задается с помощью вспомогательного глагола <text:span text:style-name="T475">do/</text:span><text:span text:style-name="T483">does</text:span>, который ставится перед подлежащим. Смысловой глагол без изменений (в начальной форме).</text:p>
      <text:p text:style-name="P1152"/>
      <text:p text:style-name="P595"><text:span text:style-name="T5">Do</text:span><text:span text:style-name="T633"> you </text:span><text:span text:style-name="T28">like</text:span><text:span text:style-name="T633"> action movies? </text:span><text:span text:style-name="T512">— </text:span><text:span text:style-name="T633">Тебе нравятся экшен фильмы? </text:span></text:p>
      <text:p text:style-name="P73"><text:span text:style-name="T933">What books </text:span><text:span text:style-name="T6">do</text:span><text:span text:style-name="T933"> you </text:span><text:span text:style-name="T32">read</text:span><text:span text:style-name="T933">? </text:span><text:span text:style-name="T944">—</text:span><text:span text:style-name="T933"> Какие книги тебе нравятся?</text:span></text:p>
      <text:p text:style-name="P178"/>
      <text:p text:style-name="P285">Present Continuous</text:p>
      <text:p text:style-name="P251"/>
      <text:p text:style-name="P251">Указывает на событие, происходящее именно сейчас и которое еще не закончилось.</text:p>
      <text:p text:style-name="P255">Состоит из связки вспомогательного глагола <text:span text:style-name="T475">be</text:span> и смыслового с окончанием <text:span text:style-name="T475">-ing</text:span>:</text:p>
      <text:p text:style-name="P252"/>
      <text:p text:style-name="P172">She <text:span text:style-name="T912">is</text:span> driv<text:span text:style-name="T912">ing</text:span> to work. <text:span text:style-name="T964">—</text:span> Она (сейчас) едет на работу.</text:p>
      <text:p text:style-name="P174">You <text:span text:style-name="T912">are</text:span> do<text:span text:style-name="T912">ing</text:span> great! <text:span text:style-name="T964">—</text:span> У тебя отлично получается!</text:p>
      <text:p text:style-name="P251"/>
      <text:p text:style-name="P621"><text:span text:style-name="T640">Если глагол заканчивается на </text:span><text:span text:style-name="T518">-e</text:span><text:span text:style-name="T640">, то при добавлении </text:span><text:span text:style-name="T518">-ing</text:span><text:span text:style-name="T640"> она выпадает: </text:span><text:span text:style-name="T518">make → making.</text:span></text:p>
      <text:p text:style-name="P254">Если глагол заканчивается на <text:span text:style-name="T475">-ie</text:span>, то при добавлении <text:span text:style-name="T475">-ing</text:span> оно меняется на <text:span text:style-name="T475">-y</text:span>: <text:span text:style-name="T475">lie → lying. </text:span></text:p>
      <text:p text:style-name="P173"/>
      <text:p text:style-name="P254">Если глагол из 1 слога, с одной гласной буквой, после которой солгасная, то при </text:p>
      <text:p text:style-name="P621"><text:span text:style-name="T640">добавлении </text:span><text:span text:style-name="T518">-ing</text:span><text:span text:style-name="T640"> согласная удваивается: </text:span><text:span text:style-name="T518">hit → hitting, sit → sitting.</text:span></text:p>
      <text:p text:style-name="P253"/>
      <text:p text:style-name="P622"><text:span text:style-name="T640">В </text:span><text:span text:style-name="T633">окончании </text:span><text:span text:style-name="T511">-ing</text:span><text:span text:style-name="T633"> буква </text:span><text:span text:style-name="T511">g</text:span><text:span text:style-name="T633"> не произносится. Сочетание </text:span><text:span text:style-name="T511">ng</text:span><text:span text:style-name="T633"> образет необычный звук, которого нет в русском языке — носовой </text:span><text:span text:style-name="T511">n</text:span><text:span text:style-name="T633"> (при произнесении пускается воздух через нос).</text:span></text:p>
      <text:p text:style-name="P255"/>
      <text:p text:style-name="P256"><text:span text:style-name="T969">Слова-м</text:span>аячки Present Continuous:</text:p>
      <text:list xml:id="list1917443355" text:style-name="L14">
        <text:list-item>
          <text:p text:style-name="P1387">look — смотри;</text:p>
        </text:list-item>
        <text:list-item>
          <text:p text:style-name="P1387">now — сейчас (обычно стоит в конце);</text:p>
        </text:list-item>
        <text:list-item>
          <text:p text:style-name="P1387">at the moment — в этот момент (обычно в конце).</text:p>
        </text:list-item>
      </text:list>
      <text:p text:style-name="P253"/>
      <text:p text:style-name="P174">I am working right <text:span text:style-name="T912">now</text:span>. — Прямо сейчас я работаю.</text:p>
      <text:p text:style-name="P174"><text:span text:style-name="T912">Look</text:span> out of the window! It`s raining. — Посмотри в окно. Идет дождь.</text:p>
      <text:p text:style-name="P257"/>
      <text:p text:style-name="P284">Отрицания в Present Continuous</text:p>
      <text:p text:style-name="P284"/>
      <text:p text:style-name="P258">Используется чтобы сказать, что что-то не происходит именно сейчас.</text:p>
      <text:p text:style-name="P258">Для этого к глаголу <text:span text:style-name="T475">be</text:span> добавляется частица <text:span text:style-name="T475">not</text:span>.</text:p>
      <text:p text:style-name="P258"/>
      <text:p text:style-name="P175">I`m not listening to you. <text:span text:style-name="T966">—</text:span> Я не слушаю тебя.</text:p>
      <text:p text:style-name="P175">He isn`t cleaning the carpet. <text:span text:style-name="T966">—</text:span> Он не чистит ковер.</text:p>
      <text:p text:style-name="P175"/>
      <text:p text:style-name="P288">Вопросы в Present Continuous</text:p>
      <text:p text:style-name="P176"/>
      <text:p text:style-name="P1289">Здесь использ<text:span text:style-name="T968">уются</text:span> теже правила, что при составлении вопросов в </text:p>
      <text:p text:style-name="P1290">Present Simple с глаголом <text:span text:style-name="T475">be</text:span>:</text:p>
      <text:p text:style-name="P176">Am I listening? <text:span text:style-name="T966">—</text:span> Я слушаю?</text:p>
      <text:p text:style-name="P176">Are you playing? Yes, I am. <text:span text:style-name="T966">—</text:span> Ты играешь? Да.</text:p>
      <text:p text:style-name="P176">Where is he going? <text:span text:style-name="T966">—</text:span> Куда он идет?</text:p>
      <text:p text:style-name="P177">What book is she reading? <text:span text:style-name="T966">— </text:span>Какую книгу она читает? <text:span text:style-name="T967">(сейчас)</text:span></text:p>
      <text:p text:style-name="P177"/>
      <text:p text:style-name="P299"/>
      <text:p text:style-name="P1286"><text:span text:style-name="T666">Глаголы, которые не использ</text:span><text:span text:style-name="T669">уются</text:span><text:span text:style-name="T666"> в </text:span><text:span text:style-name="T667">Continuous</text:span></text:p>
      <text:p text:style-name="P286"/>
      <text:p text:style-name="P259">Это глаголы, обозначающие состояние, которое не меняется под дейсвтием момента.</text:p>
      <text:p text:style-name="P1163"><text:span text:style-name="T645">Как правило это </text:span><text:span text:style-name="T646">описание</text:span><text:span text:style-name="T645"> чувств или мыслей. </text:span></text:p>
      <text:p text:style-name="P260"/>
      <text:p text:style-name="P1165"><text:span text:style-name="T64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62">(могут </text:span><text:span text:style-name="T663">встречаться </text:span><text:span text:style-name="T662">с </text:span><text:span text:style-name="T531">-ing </text:span><text:span text:style-name="T662">в форме герундия)</text:span><text:span text:style-name="T646">:</text:span></text:p>
      <text:p text:style-name="P261"/>
      <text:p text:style-name="P262">Глаголы восприятия:</text:p>
      <text:list xml:id="list1213616727" text:style-name="L15">
        <text:list-item>
          <text:p text:style-name="P1388">see — видеть;</text:p>
        </text:list-item>
        <text:list-item>
          <text:p text:style-name="P1388">hear — слышать;</text:p>
        </text:list-item>
        <text:list-item>
          <text:p text:style-name="P1388">feel — чувствовать;</text:p>
        </text:list-item>
        <text:list-item>
          <text:p text:style-name="P1388">taste — чувствовать вкус (пробовать);</text:p>
        </text:list-item>
        <text:list-item>
          <text:p text:style-name="P1388">smell — чувствовать запах (нюхать).</text:p>
        </text:list-item>
      </text:list>
      <text:p text:style-name="P261"/>
      <text:p text:style-name="P262">Глаголы для выражения мнения:</text:p>
      <text:list xml:id="list2576993994" text:style-name="L16">
        <text:list-item>
          <text:p text:style-name="P1389">belive — верить;</text:p>
        </text:list-item>
        <text:list-item>
          <text:p text:style-name="P1389">doubt — сомневаться;</text:p>
        </text:list-item>
        <text:list-item>
          <text:p text:style-name="P1389">think — думать.</text:p>
        </text:list-item>
      </text:list>
      <text:p text:style-name="P263"/>
      <text:p text:style-name="P262">Глаголы, показывающие состояние мыслей:</text:p>
      <text:list xml:id="list159073135" text:style-name="L17">
        <text:list-item>
          <text:p text:style-name="P1390">forget — забывать;</text:p>
        </text:list-item>
        <text:list-item>
          <text:p text:style-name="P1390">imagine — представлять;</text:p>
        </text:list-item>
        <text:list-item>
          <text:p text:style-name="P1390">know — знать;</text:p>
        </text:list-item>
        <text:list-item>
          <text:p text:style-name="P1390">understand — понимать.</text:p>
        </text:list-item>
      </text:list>
      <text:p text:style-name="P261"/>
      <text:p text:style-name="P264">Глаголы, указывающие на эмоции и желания:</text:p>
      <text:list xml:id="list2091294260" text:style-name="L18">
        <text:list-item>
          <text:p text:style-name="P1391">love — любить;</text:p>
        </text:list-item>
        <text:list-item>
          <text:p text:style-name="P1391">like — нравиться;</text:p>
        </text:list-item>
        <text:list-item>
          <text:p text:style-name="P1391">hate — ненавидеть;</text:p>
        </text:list-item>
        <text:list-item>
          <text:p text:style-name="P1391">hope — надеяться;</text:p>
        </text:list-item>
        <text:list-item>
          <text:p text:style-name="P1391">want — хотеть;</text:p>
        </text:list-item>
        <text:list-item>
          <text:p text:style-name="P1391">wish — желать.</text:p>
        </text:list-item>
      </text:list>
      <text:p text:style-name="P265"/>
      <text:p text:style-name="P264">Другие глаголы:</text:p>
      <text:list xml:id="list3897160254" text:style-name="L19">
        <text:list-item>
          <text:p text:style-name="P1392">look — выглядеть;</text:p>
        </text:list-item>
        <text:list-item>
          <text:p text:style-name="P1392">have — иметь.</text:p>
        </text:list-item>
      </text:list>
      <text:p text:style-name="P265"/>
      <text:p text:style-name="P181">I think Amy is a strange girl. - Я думаю, Эмми странная девушка.</text:p>
      <text:p text:style-name="P181">Do you know this man? - Вы знаете этого мужчину?</text:p>
      <text:p text:style-name="P181">You look great! - Ты выглядишь отлично!</text:p>
      <text:p text:style-name="P289"/>
      <text:p text:style-name="P289">Present Perfect</text:p>
      <text:p text:style-name="P266"/>
      <text:p text:style-name="P623"><text:span text:style-name="T653">У</text:span><text:span text:style-name="T649">казывает на дейсвтие совершенное когда-то в прошлом, но подчеркивает, что результат важен сейчас </text:span><text:span text:style-name="T650">(т. е. к какому результату в итоге это привело)</text:span><text:span text:style-name="T649">.</text:span></text:p>
      <text:p text:style-name="P267"/>
      <text:p text:style-name="P1158"><text:span text:style-name="T649">С</text:span><text:span text:style-name="T652">остоит и</text:span><text:span text:style-name="T654">з </text:span><text:span text:style-name="T655">2х частей:</text:span><text:span text:style-name="T652"> вспомогат</text:span><text:span text:style-name="T655">ельного</text:span><text:span text:style-name="T652"> глагола </text:span><text:span text:style-name="T528">have</text:span><text:span text:style-name="T652"> и смыслового глагола </text:span></text:p>
      <text:p text:style-name="P1158"><text:span text:style-name="T652">в 3й форме (</text:span><text:span text:style-name="T661">передает значение</text:span><text:span text:style-name="T656"> «сделанный»</text:span><text:span text:style-name="T652">).</text:span></text:p>
      <text:p text:style-name="P623"><text:soft-page-break/><text:span text:style-name="T649">На русский язык Present Perfect переводится в прошлом </text:span><text:span text:style-name="T651">(иногда настоящ</text:span><text:span text:style-name="T653">и</text:span><text:span text:style-name="T651">м, </text:span><text:span text:style-name="T653">для удобства</text:span><text:span text:style-name="T651">)</text:span><text:span text:style-name="T649">, </text:span></text:p>
      <text:p text:style-name="P268">а в английском принадлежит к катергории настоящих времен.</text:p>
      <text:p text:style-name="P268"/>
      <text:p text:style-name="P22"><text:span text:style-name="T938">I </text:span><text:span text:style-name="T946">have</text:span><text:span text:style-name="T933"> already </text:span><text:span text:style-name="T946">seen</text:span><text:span text:style-name="T933"> this movie. </text:span><text:span text:style-name="T939">—</text:span><text:span text:style-name="T933"> Я уже видел этот фильм (просмотрел, т. е. опыт).</text:span></text:p>
      <text:p text:style-name="P22"><text:span text:style-name="T933">You </text:span><text:span text:style-name="T946">have</text:span><text:span text:style-name="T933"> </text:span><text:span text:style-name="T946">broken</text:span><text:span text:style-name="T933"> the vase. </text:span><text:span text:style-name="T939">— </text:span><text:span text:style-name="T933">Ты разбил вазу. (есть очевидный результат, кот. случился ранее) </text:span></text:p>
      <text:p text:style-name="P23"><text:span text:style-name="T940">It`s the fitst time I </text:span><text:span text:style-name="T947">have</text:span><text:span text:style-name="T940"> </text:span><text:span text:style-name="T947">driven</text:span><text:span text:style-name="T940"> a car — Это впервые, когда я веду машину. (в настоящем)</text:span></text:p>
      <text:p text:style-name="P275"/>
      <text:p text:style-name="P276">Как проявляется результат:</text:p>
      <text:list xml:id="list3984810107" text:style-name="L20">
        <text:list-item>
          <text:p text:style-name="P1414"><text:span text:style-name="T671">это </text:span><text:span text:style-name="T670">очевидные изменения;</text:span></text:p>
        </text:list-item>
        <text:list-item>
          <text:p text:style-name="P1413"><text:span text:style-name="T650">полученный </text:span><text:span text:style-name="T654">ранее</text:span><text:span text:style-name="T650"> опыт или впечатления;</text:span></text:p>
        </text:list-item>
        <text:list-item>
          <text:p text:style-name="P1393">недавно произошедшие события или новая информация.</text:p>
        </text:list-item>
      </text:list>
      <text:p text:style-name="P269"/>
      <text:p text:style-name="P269">Также Present Perfect используют, если что-то произошло впервые:</text:p>
      <text:p text:style-name="P179">It`s the first time something has happend. - Этой первый раз, когда что-то произошло.</text:p>
      <text:p text:style-name="P179">(вместо first можно указать любое порядковое число: second, third)</text:p>
      <text:p text:style-name="P269"/>
      <text:p text:style-name="P269">Present Perferct — яркий пример того, что нельзя переводить английские </text:p>
      <text:p text:style-name="P224"><text:span text:style-name="T937">предложения слово в слово: </text:span><text:span text:style-name="T534">I have done. </text:span><text:span text:style-name="T529">—</text:span><text:span text:style-name="T534"> Я сделал (</text:span><text:span text:style-name="T548">досл. </text:span><text:span text:style-name="T534">Я имею сделанным).</text:span></text:p>
      <text:p text:style-name="P350"/>
      <text:p text:style-name="P351">Есть 2 варианта образования 3й формы глагола:</text:p>
      <text:list xml:id="list1218293544" text:style-name="L21">
        <text:list-item>
          <text:p text:style-name="P1394">если глагол правильный, то добавляем к его начальной форме окончание <text:span text:style-name="T475">-ed</text:span>;</text:p>
        </text:list-item>
        <text:list-item>
          <text:p text:style-name="P1394">если неправильный, то находим в таблице неправильных глаголов.</text:p>
        </text:list-item>
      </text:list>
      <text:p text:style-name="P300"/>
      <text:p text:style-name="P947"><text:span text:style-name="T672">Н</text:span><text:span text:style-name="T673">еправильны</text:span><text:span text:style-name="T672">й</text:span><text:span text:style-name="T673"> глагол </text:span><text:span text:style-name="T672">это </text:span><text:span text:style-name="T673">тот, который во 2й или 3й форме </text:span><text:span text:style-name="T687">записывается</text:span><text:span text:style-name="T673"> </text:span><text:span text:style-name="T687">по особенному</text:span><text:span text:style-name="T673">. </text:span></text:p>
      <text:p text:style-name="P301">Самые популярные неправильные глаголы нужно заучить (см. таблицу ниже).</text:p>
      <text:p text:style-name="P300"/>
      <text:p text:style-name="P303">Слова-маячки Present Perfect:</text:p>
      <text:list xml:id="list426739326" text:style-name="L22">
        <text:list-item>
          <text:p text:style-name="P1395">just — только что;</text:p>
        </text:list-item>
        <text:list-item>
          <text:p text:style-name="P1395">already — уже;</text:p>
        </text:list-item>
        <text:list-item>
          <text:p text:style-name="P1395">yet — еще не;</text:p>
        </text:list-item>
      </text:list>
      <text:p text:style-name="P305"/>
      <text:p text:style-name="P948"><text:span text:style-name="T535">Just</text:span><text:span text:style-name="T674"> и </text:span><text:span text:style-name="T535">already</text:span><text:span text:style-name="T674"> используются в утверждениях. </text:span><text:span text:style-name="T535">Yet</text:span><text:span text:style-name="T674"> — в вопросах и отрицаниях</text:span><text:span text:style-name="T675">. </text:span></text:p>
      <text:p text:style-name="P1135"><text:span text:style-name="T675">(</text:span><text:span text:style-name="T549">already</text:span><text:span text:style-name="T722"> также </text:span><text:span text:style-name="T721">иногда можно встретить</text:span><text:span text:style-name="T722"> в вопросах).</text:span></text:p>
      <text:p text:style-name="P307"/>
      <text:p text:style-name="P306">Место <text:span text:style-name="T475">just</text:span>, <text:span text:style-name="T475">already</text:span> в предложении — между <text:span text:style-name="T475">have</text:span> и 3й формой глагола. </text:p>
      <text:p text:style-name="P306">Слово <text:span text:style-name="T475">yet</text:span> стоит <text:span text:style-name="T1070">всегда </text:span>в конце предложения.</text:p>
      <text:p text:style-name="P304"/>
      <text:p text:style-name="P182">I have <text:span text:style-name="T912">just</text:span> eaten a sandwich. <text:span text:style-name="T970">—</text:span> Я только что съел бутерброд.</text:p>
      <text:p text:style-name="P182">We have n<text:span text:style-name="T973">o</text:span>t finished <text:span text:style-name="T912">yet</text:span>. <text:span text:style-name="T970">—</text:span> Мы еще не закончили.</text:p>
      <text:p text:style-name="P302"/>
      <text:p text:style-name="P308">Другие указатели времени:</text:p>
      <text:list xml:id="list4270441689" text:style-name="L23">
        <text:list-item>
          <text:p text:style-name="P1396">ever — когда либо;</text:p>
        </text:list-item>
        <text:list-item>
          <text:p text:style-name="P1396">never — никогда;</text:p>
        </text:list-item>
        <text:list-item>
          <text:p text:style-name="P1396">recently — в последнее время;</text:p>
        </text:list-item>
        <text:list-item>
          <text:p text:style-name="P1396">these days — в последние дни;</text:p>
        </text:list-item>
        <text:list-item>
          <text:p text:style-name="P1396">словосочетание с this (this mornig, this week).</text:p>
        </text:list-item>
      </text:list>
      <text:p text:style-name="P307"/>
      <text:p text:style-name="P307">Место <text:span text:style-name="T475">ever</text:span>, <text:span text:style-name="T475">never</text:span> — перед 3й формой глагола, <text:span text:style-name="T972">а</text:span> <text:span text:style-name="T475">recently</text:span>, <text:span text:style-name="T475">these days</text:span> и </text:p>
      <text:p text:style-name="P307">словосочетания с <text:span text:style-name="T475">this</text:span> — в конце предложения.</text:p>
      <text:p text:style-name="P307"/>
      <text:p text:style-name="P183"><text:soft-page-break/>I <text:span text:style-name="T973">ha</text:span>ve <text:span text:style-name="T912">never</text:span> been to New York. <text:span text:style-name="T971">— </text:span>Я никогда не был в Нью Йорке.</text:p>
      <text:p text:style-name="P183">I <text:span text:style-name="T973">ha</text:span>ve worked a lot <text:span text:style-name="T912">these days</text:span>. <text:span text:style-name="T971">—</text:span> Я много работал в эти дни.</text:p>
      <text:p text:style-name="P309"/>
      <text:p text:style-name="P297">Отрицания в Present Perfect</text:p>
      <text:p text:style-name="P310"/>
      <text:p text:style-name="P311">Используются, когда хотят сказать:</text:p>
      <text:list xml:id="list1953976607" text:style-name="L24">
        <text:list-item>
          <text:p text:style-name="P1397">об отсутствии ожидаемого результата;</text:p>
        </text:list-item>
        <text:list-item>
          <text:p text:style-name="P1397">о том, чего автор никогда не делал или не испытывал.</text:p>
        </text:list-item>
      </text:list>
      <text:p text:style-name="P310"/>
      <text:p text:style-name="P310">Для этого ставится частица <text:span text:style-name="T475">not</text:span> после вспомогательного глагола <text:span text:style-name="T475">have</text:span>.</text:p>
      <text:p text:style-name="P310"/>
      <text:p text:style-name="P310">Также отрицательным считается предложение со словом <text:span text:style-name="T475">never</text:span>, которое передает отрицательный контекст.</text:p>
      <text:p text:style-name="P310"/>
      <text:p text:style-name="P949"><text:span text:style-name="T676">В </text:span><text:span text:style-name="T670">отрицаниях почти всегда используется сокращенная форма глагола — </text:span><text:span text:style-name="T534">haven`t</text:span><text:span text:style-name="T670">.</text:span></text:p>
      <text:p text:style-name="P950"><text:span text:style-name="T688">Сокращени</text:span><text:span text:style-name="T720">е</text:span><text:span text:style-name="T688"> </text:span><text:span text:style-name="T537">`ve not</text:span><text:span text:style-name="T688"> не используется.</text:span></text:p>
      <text:p text:style-name="P184">I have<text:span text:style-name="T370">n</text:span><text:span text:style-name="T374">`</text:span><text:span text:style-name="T370">t</text:span> expected that. <text:span text:style-name="T971">—</text:span> Я этого не ожидал.</text:p>
      <text:p text:style-name="P184">I<text:span text:style-name="T973">`</text:span>ve <text:span text:style-name="T370">never</text:span> seen this movie before. <text:span text:style-name="T971">— </text:span>Я до этого не видел этот фильм. </text:p>
      <text:p text:style-name="P296"/>
      <text:p text:style-name="P296">Вопросы в Present Perfect</text:p>
      <text:p text:style-name="P185"/>
      <text:p text:style-name="P313">Используются, если хоят узнать:</text:p>
      <text:list xml:id="list1587830510" text:style-name="L25">
        <text:list-item>
          <text:p text:style-name="P1398">сделано ли дело к этом моменту, каким образом оно сделано;</text:p>
        </text:list-item>
        <text:list-item>
          <text:p text:style-name="P1424"><text:span text:style-name="T688">имеет ли человек определенный опыт </text:span><text:span text:style-name="T686">или совершил ли он </text:span><text:span text:style-name="T689">нужное</text:span><text:span text:style-name="T686"> действие</text:span><text:span text:style-name="T688">;</text:span></text:p>
        </text:list-item>
      </text:list>
      <text:p text:style-name="P312"/>
      <text:p text:style-name="P950">Для этого используется уже знакомая схема. Глагол <text:span text:style-name="T475">have</text:span> ставится перед по<text:span text:style-name="T977">д</text:span>л<text:span text:style-name="T977">е</text:span>ж<text:span text:style-name="T977">а</text:span>щим.</text:p>
      <text:p text:style-name="P950"/>
      <text:p text:style-name="P186">Why have you done it? <text:span text:style-name="T971">—</text:span> Зачем ты это сделал?</text:p>
      <text:p text:style-name="P1134"><text:span text:style-name="T545">Ha</text:span><text:span text:style-name="T546">s</text:span><text:span text:style-name="T545"> </text:span><text:span text:style-name="T546">he</text:span><text:span text:style-name="T545"> ever been to Rome? </text:span><text:span text:style-name="T547">—</text:span><text:span text:style-name="T545"> </text:span><text:span text:style-name="T546">Он</text:span><text:span text:style-name="T545"> бывал в Риме?</text:span></text:p>
      <text:p text:style-name="P186"/>
      <text:p text:style-name="P287">Present Perfect Continuous</text:p>
      <text:p text:style-name="P314"/>
      <text:p text:style-name="P316">Для того, чтобы использовать, нужно чтобы совпало сразу несколько условий:</text:p>
      <text:list xml:id="list1208909175" text:style-name="L26">
        <text:list-item>
          <text:p text:style-name="P1425"><text:span text:style-name="T677">действие не закончено либо закончено не</text:span><text:span text:style-name="T681">давно</text:span><text:span text:style-name="T677">;</text:span></text:p>
        </text:list-item>
        <text:list-item>
          <text:p text:style-name="P1425"><text:span text:style-name="T677">известн</text:span><text:span text:style-name="T681">а его продолжительность </text:span><text:span text:style-name="T695">(обычно из контекста предложения)</text:span><text:span text:style-name="T681">.</text:span></text:p>
        </text:list-item>
      </text:list>
      <text:p text:style-name="P315"/>
      <text:p text:style-name="P320">Схема состоит из 3х частей: вспомогательного глагола <text:span text:style-name="T475">have</text:span>, слова <text:span text:style-name="T475">been</text:span> <text:span text:style-name="T1074">(особая форма </text:span></text:p>
      <text:p text:style-name="P320"><text:span text:style-name="T1074">глагола </text:span><text:span text:style-name="T495">be</text:span><text:span text:style-name="T1074">) </text:span>и смыслового глагола с окончанием <text:span text:style-name="T475">-ing</text:span>. </text:p>
      <text:p text:style-name="P318"/>
      <text:p text:style-name="P961"><text:span text:style-name="T670">На русский </text:span><text:span text:style-name="T679">язык </text:span><text:span text:style-name="T658">Present Perfect Continuous</text:span><text:span text:style-name="T668"> </text:span><text:span text:style-name="T670">переводится настоящим временем</text:span></text:p>
      <text:p text:style-name="P953"><text:span text:style-name="T678">(редко в прошлом). </text:span><text:span text:style-name="T679">При этом все 3 части </text:span><text:span text:style-name="T680">переводятся</text:span><text:span text:style-name="T679"> одним словом.</text:span></text:p>
      <text:p text:style-name="P317"/>
      <text:p text:style-name="P24"><text:span text:style-name="T932">I </text:span><text:span text:style-name="T946">have been learning</text:span><text:span text:style-name="T932"> English for 2 years. </text:span><text:span text:style-name="T950">—</text:span><text:span text:style-name="T932"> Я </text:span><text:span text:style-name="T946">учу</text:span><text:span text:style-name="T932"> английский уже 2 года (и еще не закончил).</text:span></text:p>
      <text:p text:style-name="P24"><text:span text:style-name="T932">We </text:span><text:span text:style-name="T946">have been cleaning</text:span><text:span text:style-name="T932"> the flat the whole morning. </text:span><text:span text:style-name="T950">— </text:span><text:span text:style-name="T932">Мы </text:span><text:span text:style-name="T946">убирали</text:span><text:span text:style-name="T932"> </text:span><text:span text:style-name="T951">квартиру все утро.</text:span></text:p>
      <text:p text:style-name="P319"/>
      <text:p text:style-name="P321">Формы глагола <text:span text:style-name="T475">have</text:span> <text:span text:style-name="T475">verb-ing</text:span> (подобно <text:span text:style-name="T475">am/is/are verb-ing</text:span>, как в Continuous) не существует.</text:p>
      <text:p text:style-name="P321">Если у смыслового глагола окончание<text:span text:style-name="T475"> -ing</text:span>, то <text:span text:style-name="T475">have</text:span> применяется только с <text:span text:style-name="T475">been</text:span>.</text:p>
      <text:p text:style-name="P321"/>
      <text:p text:style-name="P954"><text:span text:style-name="T681">С</text:span><text:span text:style-name="T670">лова-маячки Present Perfect Continuous:</text:span></text:p>
      <text:list xml:id="list2333757525" text:style-name="L27">
        <text:list-item>
          <text:p text:style-name="P1399">for — в течении;</text:p>
        </text:list-item>
        <text:list-item>
          <text:p text:style-name="P1399"><text:soft-page-break/>since — с какого-то времени;</text:p>
        </text:list-item>
        <text:list-item>
          <text:p text:style-name="P1399">how long — как долго.</text:p>
        </text:list-item>
      </text:list>
      <text:p text:style-name="P323"/>
      <text:p text:style-name="P322">Дополнительно могут использоваться указатели периода:</text:p>
      <text:list xml:id="list1108783116" text:style-name="L28">
        <text:list-item>
          <text:p text:style-name="P1400">all — весь (день/год);</text:p>
        </text:list-item>
        <text:list-item>
          <text:p text:style-name="P1400">the whole — целый (день/вечер); </text:p>
        </text:list-item>
      </text:list>
      <text:p text:style-name="P317"/>
      <text:p text:style-name="P25"><text:span text:style-name="T932">He</text:span><text:span text:style-name="T952">`</text:span><text:span text:style-name="T933">s been playing</text:span><text:span text:style-name="T932"> for an hour. — Он </text:span><text:span text:style-name="T933">играет</text:span><text:span text:style-name="T932"> уже час </text:span><text:span text:style-name="T952">(в течении часа).</text:span></text:p>
      <text:p text:style-name="P26"><text:span text:style-name="T952">W</text:span><text:span text:style-name="T932">e`</text:span><text:span text:style-name="T933">ve been staying</text:span><text:span text:style-name="T932"> in this hotel since Tuesday. </text:span><text:span text:style-name="T953">— </text:span><text:span text:style-name="T932">Мы </text:span><text:span text:style-name="T933">находимся</text:span><text:span text:style-name="T932"> в этом отеле со вторника.</text:span></text:p>
      <text:p text:style-name="P324"/>
      <text:p text:style-name="P957"><text:span text:style-name="T682">В утверждениях глагол </text:span><text:span text:style-name="T536">have</text:span><text:span text:style-name="T682"> </text:span><text:span text:style-name="T683">часто</text:span><text:span text:style-name="T682"> сокращают до </text:span><text:span text:style-name="T536">`ve</text:span><text:span text:style-name="T682">, а </text:span><text:span text:style-name="T536">has</text:span><text:span text:style-name="T682"> — до </text:span><text:span text:style-name="T536">`s</text:span><text:span text:style-name="T682"> (лего перепутать с </text:span><text:span text:style-name="T536">is</text:span><text:span text:style-name="T682">, посему здесь вспомогательный глагол можно понять только по контексту).</text:span></text:p>
      <text:p text:style-name="P325"/>
      <text:p text:style-name="P956"><text:span text:style-name="T682">Е</text:span><text:span text:style-name="T670">сли используется глагол </text:span><text:span text:style-name="T534">be</text:span><text:span text:style-name="T670"> или глаголы состояния, которые не стоят в Continuous</text:span><text:span text:style-name="T692">,</text:span><text:span text:style-name="T670"> </text:span></text:p>
      <text:p text:style-name="P326">то предложение будет в Present Perfect. </text:p>
      <text:p text:style-name="P326"/>
      <text:p text:style-name="P29"><text:span text:style-name="T933">I </text:span><text:span text:style-name="T946">have known </text:span><text:span text:style-name="T933">(</text:span><text:span text:style-name="T941">а </text:span><text:span text:style-name="T933">не have been knowing)</text:span><text:span text:style-name="T932"> Alice for 3 years. </text:span><text:span text:style-name="T682">—</text:span><text:span text:style-name="T932"> Я </text:span><text:span text:style-name="T946">знаю</text:span><text:span text:style-name="T932"> Алису уже 3 года </text:span></text:p>
      <text:p text:style-name="P30"><text:span text:style-name="T932">I </text:span><text:span text:style-name="T946">haven`t seen</text:span><text:span text:style-name="T932"> Mary for years. </text:span><text:span text:style-name="T952">— </text:span><text:span text:style-name="T932">Я н</text:span><text:span text:style-name="T946">е видел</text:span><text:span text:style-name="T932"> Мэри много лет. </text:span></text:p>
      <text:p text:style-name="P326"/>
      <text:p text:style-name="P958"><text:span text:style-name="T691">Present Perfect Continuous можно упрощать до Present Perfect с пом</text:span><text:span text:style-name="T690">.</text:span><text:span text:style-name="T691"> глаголов </text:span><text:span text:style-name="T538">live</text:span><text:span text:style-name="T691"> </text:span><text:span text:style-name="T690">и</text:span><text:span text:style-name="T691"> </text:span><text:span text:style-name="T538">work</text:span><text:span text:style-name="T691">:</text:span></text:p>
      <text:p text:style-name="P28"><text:span text:style-name="T954">I</text:span><text:span text:style-name="T932">`ve </text:span><text:span text:style-name="T946">been working</text:span><text:span text:style-name="T932"> here for 2 years → I`ve </text:span><text:span text:style-name="T946">worked</text:span><text:span text:style-name="T932"> here for 2 years. </text:span><text:span text:style-name="T955">(смысл одинаковый)</text:span></text:p>
      <text:p text:style-name="P325"/>
      <text:p text:style-name="P3"><text:span text:style-name="T682">О</text:span><text:span text:style-name="T670">трицания в Present Perfect Continuous</text:span></text:p>
      <text:p text:style-name="P327"/>
      <text:p text:style-name="P955"><text:span text:style-name="T683">Использу</text:span><text:span text:style-name="T684">ю</text:span><text:span text:style-name="T683">тся, чтобы сказать, что что-то не происходит в течении указанного времени.</text:span></text:p>
      <text:p text:style-name="P328">Для этого добавляется частица <text:span text:style-name="T475">not</text:span> после вспомогательного глагола <text:span text:style-name="T475">have</text:span>.</text:p>
      <text:p text:style-name="P328"/>
      <text:p text:style-name="P27"><text:span text:style-name="T932">I </text:span><text:span text:style-name="T933">have not been waiting</text:span><text:span text:style-name="T932"> long. </text:span><text:span text:style-name="T953">—</text:span><text:span text:style-name="T932"> Я </text:span><text:span text:style-name="T933">не жду</text:span><text:span text:style-name="T932"> долго.</text:span></text:p>
      <text:p text:style-name="P317"/>
      <text:p text:style-name="P4"><text:span text:style-name="T670">Вопросы </text:span><text:span text:style-name="T685">в Present Perfect Continuous</text:span><text:span text:style-name="T670"> </text:span></text:p>
      <text:p text:style-name="P317"/>
      <text:p text:style-name="P32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29"/>
      <text:p text:style-name="P104"><text:span text:style-name="T932">Have you been waiting long? </text:span><text:span text:style-name="T953">— </text:span><text:span text:style-name="T932">Вы давно ждете? </text:span></text:p>
      <text:p text:style-name="P104"><text:span text:style-name="T932">How long have you been waiting? </text:span><text:span text:style-name="T953">—</text:span><text:span text:style-name="T932"> Как долго вы ждете?</text:span></text:p>
      <text:p text:style-name="P292"/>
      <text:p text:style-name="P292"><text:span text:style-name="T980">Прошедшее. </text:span>Past</text:p>
      <text:p text:style-name="P330"/>
      <text:p text:style-name="P342">Past Perfect и Past Perfect Continuous относительно редки и <text:span text:style-name="T987">в</text:span> рамках начального курса </text:p>
      <text:p text:style-name="P342">не проходятся. <text:span text:style-name="T981">В художественной литературе почти всегда используется Past Simple.</text:span></text:p>
      <text:p text:style-name="P330"/>
      <text:p text:style-name="P290">Past Simple</text:p>
      <text:p text:style-name="P331"/>
      <text:p text:style-name="P333">Используется, чтобы:</text:p>
      <text:list xml:id="list94089400" text:style-name="L29">
        <text:list-item>
          <text:p text:style-name="P1426"><text:span text:style-name="T693">сообщить факты </text:span><text:span text:style-name="T694">прошлого,</text:span><text:span text:style-name="T693"> рассказать историю, </text:span><text:span text:style-name="T701">биографию</text:span><text:span text:style-name="T693">; </text:span></text:p>
        </text:list-item>
        <text:list-item>
          <text:p text:style-name="P1401">описать действие из прошлого, результат которого не важен в настоящем.</text:p>
        </text:list-item>
      </text:list>
      <text:p text:style-name="P332"/>
      <text:p text:style-name="P962"><text:span text:style-name="T695">Для этого использются глаголы во 2й форме. </text:span><text:span text:style-name="T696">Вторая форма правильного глагола образуется добавлением окончания </text:span><text:span text:style-name="T539">-ed</text:span><text:span text:style-name="T696">. </text:span><text:span text:style-name="T704">Ф</text:span><text:span text:style-name="T696">орма </text:span><text:span text:style-name="T704">неправильного глагола </text:span><text:span text:style-name="T696">находится в таблице.</text:span></text:p>
      <text:p text:style-name="P332"/>
      <text:p text:style-name="P31"><text:soft-page-break/><text:span text:style-name="T932">Mozart </text:span><text:span text:style-name="T946">lived</text:span><text:span text:style-name="T932"> from 1756 to 1791 — Моцарт </text:span><text:span text:style-name="T946">жил</text:span><text:span text:style-name="T932"> с 1756 по 1791 год (факт прошлого). </text:span></text:p>
      <text:p text:style-name="P31"><text:span text:style-name="T932">I </text:span><text:span text:style-name="T946">visited</text:span><text:span text:style-name="T932"> my parents yesterday — Вчера я </text:span><text:span text:style-name="T946">навещал</text:span><text:span text:style-name="T932"> родителей (действие из прошлого).</text:span></text:p>
      <text:p text:style-name="P625"/>
      <text:p text:style-name="P626">Если глагол заканчивается на глухой звук, то <text:span text:style-name="T475">-ed</text:span> читается как <text:span text:style-name="T475">t</text:span>, а если на звконкий </text:p>
      <text:p text:style-name="P626">согласный или на гласный звук — то как <text:span text:style-name="T475">d</text:span>: <text:span text:style-name="T475">worked [воркт], played [плэйд]</text:span>.</text:p>
      <text:p text:style-name="P960"/>
      <text:p text:style-name="P624">Если глагол заканчивается на <text:span text:style-name="T475">d </text:span>или <text:span text:style-name="T475">t</text:span>, то <text:span text:style-name="T475">-ed</text:span> читается как <text:span text:style-name="T475">id</text:span>: <text:span text:style-name="T475">recorded [рикодид]</text:span>. </text:p>
      <text:p text:style-name="P627">Если глагол заканчивается на <text:span text:style-name="T475">-e</text:span>, то её не надо писать 2 раза: <text:span text:style-name="T475">chase</text:span> → <text:span text:style-name="T475">chased</text:span>.</text:p>
      <text:p text:style-name="P960"/>
      <text:p text:style-name="P959">Слова-маячки Past Simple:</text:p>
      <text:list xml:id="list3098572929" text:style-name="L30">
        <text:list-item>
          <text:p text:style-name="P1427">ago — <text:span text:style-name="T982">тому назад</text:span>;</text:p>
        </text:list-item>
        <text:list-item>
          <text:p text:style-name="P1428">last — <text:span text:style-name="T982">прошлый</text:span>;</text:p>
        </text:list-item>
        <text:list-item>
          <text:p text:style-name="P1402">yesterday — вчера;</text:p>
        </text:list-item>
      </text:list>
      <text:p text:style-name="P352"/>
      <text:p text:style-name="P963"><text:span text:style-name="T702">Past Simple часто путают с Present Perfect, потому что на русский они переводятся </text:span><text:span text:style-name="T703">почти</text:span><text:span text:style-name="T702"> одинаково. Главное отличие в том, что Present Perfect всегда будет сообщать доп</text:span><text:span text:style-name="T703">олнительную</text:span><text:span text:style-name="T702"> информацию, указывающ</text:span><text:span text:style-name="T703">ую </text:span><text:span text:style-name="T702">на настоящее время </text:span><text:span text:style-name="T703">(</text:span><text:span text:style-name="T704">чтобы сообщить</text:span><text:span text:style-name="T703"> результат).</text:span></text:p>
      <text:p text:style-name="P339"/>
      <text:p text:style-name="P340">Past Simple используется когда известен момент в прошлом. Если мы знаешь, </text:p>
      <text:p text:style-name="P340">когда произошло событие, то Present Perfect использовать нельзя.</text:p>
      <text:p text:style-name="P340"/>
      <text:p text:style-name="P191">Tom has lost his key — Том потерал ключ (у него сейчас нет ключа, </text:p>
      <text:p text:style-name="P191">потому что он его потерян).</text:p>
      <text:p text:style-name="P191"/>
      <text:p text:style-name="P191">Tom lost his key last weak — Том потерял ключ на прошлой неделе </text:p>
      <text:p text:style-name="P191">(не важно, есть у него ключ или нет).</text:p>
      <text:p text:style-name="P336"/>
      <text:p text:style-name="P337">В английском, если вопрос задается в настоящем, то и ответ должен быть в настоящем. </text:p>
      <text:p text:style-name="P337">Если вопрос в прошлом, то ответ также должен быть в прошлом.</text:p>
      <text:p text:style-name="P337"/>
      <text:p text:style-name="P337">Но если вопрос был в Present Perfect, а в ответе дается информация, когда именно это случилось, тогда необходимо отвечать в Past Simple.</text:p>
      <text:p text:style-name="P337"/>
      <text:p text:style-name="P189">Have you already started to learn English? Yes, I started to learn it 3 month ago — </text:p>
      <text:p text:style-name="P189">Ты уже начал учить английский? Да, 3 месяца назад (информация о времени).</text:p>
      <text:p text:style-name="P188"/>
      <text:p text:style-name="P338">Если вопрос содержит слово <text:span text:style-name="T475">when</text:span>, то он автоматически привязывает нас к моменту </text:p>
      <text:p text:style-name="P338">в прошлом. <text:span text:style-name="T986">Поэтому Present Perfect в вопросах с </text:span><text:span text:style-name="T485">when</text:span><text:span text:style-name="T986"> не используется.</text:span></text:p>
      <text:p text:style-name="P338"/>
      <text:p text:style-name="P190">Have you met him before? <text:span text:style-name="T985">—</text:span> Вы раньше с ним встречались?</text:p>
      <text:p text:style-name="P190">When did you meet him? <text:span text:style-name="T985">—</text:span> Когда вы встречались с ним?</text:p>
      <text:p text:style-name="P336"/>
      <text:p text:style-name="P293">Отрицания и вопросы в Past Simple</text:p>
      <text:p text:style-name="P335"/>
      <text:p text:style-name="P965"><text:span text:style-name="T696">Отрицание представляет связку </text:span><text:span text:style-name="T539">did</text:span><text:span text:style-name="T696"> с частицей </text:span><text:span text:style-name="T539">not</text:span><text:span text:style-name="T696">, </text:span><text:span text:style-name="T706">которая ставится перед смысловым глаголом в начальной форме. </text:span><text:span text:style-name="T697">Обычно </text:span><text:span text:style-name="T706">эта связка</text:span><text:span text:style-name="T697"> сокращается до </text:span><text:span text:style-name="T540">didn`t</text:span><text:span text:style-name="T697">.</text:span></text:p>
      <text:p text:style-name="P345"/>
      <text:p text:style-name="P965"><text:span text:style-name="T705">В вопросах </text:span><text:span text:style-name="T696">вспомогательный глагол </text:span><text:span text:style-name="T539">did</text:span><text:span text:style-name="T696"> используется </text:span><text:span text:style-name="T706">по тем же грамматическим </text:span></text:p>
      <text:p text:style-name="P965"><text:span text:style-name="T706">правилам</text:span><text:span text:style-name="T696">, </text:span><text:span text:style-name="T697">как</text:span><text:span text:style-name="T696"> </text:span><text:span text:style-name="T539">do</text:span><text:span text:style-name="T696"> для Present Simple. </text:span></text:p>
      <text:p text:style-name="P334"/>
      <text:p text:style-name="P187"><text:span text:style-name="T912">Did</text:span> you <text:span text:style-name="T912">go</text:span> to Los Angeles last week? - Ты <text:span text:style-name="T912">ездил</text:span> в Лос Анжелес на прошлой неделе?</text:p>
      <text:p text:style-name="P187">I <text:span text:style-name="T912">didn`t go</text:span> to Los Angeles, I <text:span text:style-name="T912">went</text:span> to Bostom — Я <text:span text:style-name="T912">не ездил</text:span> в Лос Анжелес, я <text:span text:style-name="T912">ездил</text:span> в Бостон.</text:p>
      <text:p text:style-name="P1117"><text:soft-page-break/></text:p>
      <text:p text:style-name="P298">Past Continuous</text:p>
      <text:p text:style-name="P341"/>
      <text:p text:style-name="P968"><text:span text:style-name="T708">О</text:span><text:span text:style-name="T707">значает процесс или незаконченное действие, которое привязано к точному моменту </text:span></text:p>
      <text:p text:style-name="P968"><text:span text:style-name="T707">в </text:span><text:span text:style-name="T761">прошлом</text:span><text:span text:style-name="T707"> (т. е. действие происходило и не было закончено).</text:span></text:p>
      <text:p text:style-name="P343"/>
      <text:p text:style-name="P967"><text:span text:style-name="T70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11">обсуждаемая ситуация</text:span><text:span text:style-name="T707">).</text:span></text:p>
      <text:p text:style-name="P343"/>
      <text:p text:style-name="P969"><text:span text:style-name="T708">Состоит из 2х частей: вспомогательного глагола </text:span><text:span text:style-name="T542">be</text:span><text:span text:style-name="T708"> (</text:span><text:span text:style-name="T709">формы как в Past Simple</text:span><text:span text:style-name="T708">) и смыслового глагола с окончанием </text:span><text:span text:style-name="T542">-ing</text:span><text:span text:style-name="T708">. </text:span><text:span text:style-name="T707">На русский переводится глаголом в прошедшем времени.</text:span></text:p>
      <text:p text:style-name="P344"/>
      <text:p text:style-name="P192">Last Sunday at 5 I <text:span text:style-name="T912">was having</text:span> dinner with my friends — В прошлое воскресенье в 5 </text:p>
      <text:p text:style-name="P192">я <text:span text:style-name="T912">ужинал</text:span> со своими друзьями (привязка к точному моменту в прошлом).</text:p>
      <text:p text:style-name="P33"><text:span text:style-name="T957">My parents </text:span><text:span text:style-name="T948">were watching</text:span><text:span text:style-name="T957"> TV when I came home yesterday — Мои родители </text:span><text:span text:style-name="T948">смотрели</text:span><text:span text:style-name="T957"> телевизор, когда я пришел вчера домой (незаконченное действие </text:span><text:span text:style-name="T958">в тот момент</text:span><text:span text:style-name="T957">).</text:span></text:p>
      <text:p text:style-name="P193"/>
      <text:p text:style-name="P969"><text:span text:style-name="T709">В отрицаниях и вопросах </text:span><text:span text:style-name="T710">глагол </text:span><text:span text:style-name="T543">be</text:span><text:span text:style-name="T709"> ведет себя точно так же, как и </text:span><text:span text:style-name="T710">для</text:span><text:span text:style-name="T709"> Past Simple:</text:span></text:p>
      <text:p text:style-name="P34"><text:span text:style-name="T959">W</text:span><text:span text:style-name="T932">e weren`t reading — Мы не читали (именно тогда). Was I running? — Я бежал?</text:span></text:p>
      <text:p text:style-name="P195"/>
      <text:p text:style-name="P348">В одном предложении часто используются Past Continuous и Past Simple одновременно.</text:p>
      <text:p text:style-name="P972"><text:span text:style-name="T712">Действие, длящееся какое-то время (</text:span><text:span text:style-name="T713">Past Continuous</text:span><text:span text:style-name="T712">) может прерываться более коротким действием (</text:span><text:span text:style-name="T713">Past Simple</text:span><text:span text:style-name="T718">)</text:span><text:span text:style-name="T712"> </text:span><text:span text:style-name="T716">либо другим Past Continuous </text:span><text:span text:style-name="T719">(смотреть по контексту)</text:span><text:span text:style-name="T716">.</text:span></text:p>
      <text:p text:style-name="P346"/>
      <text:p text:style-name="P970"><text:span text:style-name="T712">В этом случае предложение может содержать слово </text:span><text:span text:style-name="T544">while</text:span><text:span text:style-name="T712"> </text:span><text:span text:style-name="T714">(в то время, как)</text:span><text:span text:style-name="T712"> в той части, которая относится к <text:s/></text:span><text:span text:style-name="T713">Past Continuous, </text:span><text:span text:style-name="T712">либо </text:span><text:span text:style-name="T544">when</text:span><text:span text:style-name="T712">, там, где используется Past Simple.</text:span></text:p>
      <text:p text:style-name="P346"/>
      <text:p text:style-name="P35"><text:span text:style-name="T949">While</text:span><text:span text:style-name="T960"> I was working in the garden, I </text:span><text:span text:style-name="T961">kicked</text:span><text:span text:style-name="T960"> my leg — Пока я работал в саду, я </text:span><text:span text:style-name="T962">пнул</text:span><text:span text:style-name="T960"> ногу.</text:span></text:p>
      <text:p text:style-name="P36"><text:span text:style-name="T932">I was working in the garden </text:span><text:span text:style-name="T946">when</text:span><text:span text:style-name="T932"> I kicked my leg — </text:span><text:span text:style-name="T961">Я работал в саду, когда </text:span><text:span text:style-name="T962">пнул</text:span><text:span text:style-name="T961"> ногу</text:span><text:span text:style-name="T932">.</text:span></text:p>
      <text:p text:style-name="P196"/>
      <text:p text:style-name="P37"><text:span text:style-name="T946">While</text:span><text:span text:style-name="T932"> Tom was reading, Amely was watching a documentary on TV — Пока </text:span><text:span text:style-name="T963">Т</text:span><text:span text:style-name="T932">ом читал, </text:span></text:p>
      <text:p text:style-name="P197">Эмили смотрела документальный фильм по телевизору.</text:p>
      <text:p text:style-name="P349"/>
      <text:p text:style-name="P971"><text:span text:style-name="T717">Если действия происходят не одновременно, а следуют одно за другим</text:span><text:span text:style-name="T715">, то в этом </text:span></text:p>
      <text:p text:style-name="P347">случае нужно использовать <text:span text:style-name="T1019">только</text:span> Past Simple.</text:p>
      <text:p text:style-name="P347"/>
      <text:p text:style-name="P194">I saw Jane in the street yesterday. I stopped and said hello — Я увидел Джейн вчера на улице. </text:p>
      <text:p text:style-name="P194">Я остановился и поздоровался (сказал «привет»).</text:p>
      <text:p text:style-name="P295"/>
      <text:p text:style-name="P295">Будущие. Future</text:p>
      <text:p text:style-name="P209"/>
      <text:p text:style-name="P214">В английском языке о будущем можно говорить не только с помощью формы Future, но и </text:p>
      <text:p text:style-name="P978"><text:span text:style-name="T733">с помощью </text:span><text:span text:style-name="T737">формы</text:span><text:span text:style-name="T733"> </text:span><text:span text:style-name="T735">Present</text:span><text:span text:style-name="T73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13"/>
      <text:p text:style-name="P977"><text:span text:style-name="T734">Другие варианты Future (кроме </text:span><text:span text:style-name="T736">Future </text:span><text:span text:style-name="T734">Simple) используются редко, </text:span><text:span text:style-name="T736">т. к.</text:span><text:span text:style-name="T734"> они громоздкие и довольно неудобные. В современном английском можно обойтись без них.</text:span></text:p>
      <text:p text:style-name="P213"/>
      <text:p text:style-name="P975"><text:span text:style-name="T233">На будущ</text:span><text:span text:style-name="T234">и</text:span><text:span text:style-name="T233">е могут также указы</text:span><text:span text:style-name="T234">вать</text:span><text:span text:style-name="T233"> модальные глаголы </text:span><text:span text:style-name="T235">и оборот </text:span><text:span text:style-name="T146">be going to</text:span><text:span text:style-name="T236">, </text:span><text:span text:style-name="T235">который </text:span></text:p>
      <text:p text:style-name="P975"><text:span text:style-name="T235">в основном</text:span><text:span text:style-name="T236"> встречается </text:span><text:span text:style-name="T235">в разговорной речи и нередко используется вместо Future Simple.</text:span></text:p>
      <text:p text:style-name="P213"/>
      <text:p text:style-name="P516"/>
      <text:p text:style-name="P1275">Present Continuous в значении будущего</text:p>
      <text:p text:style-name="P215"/>
      <text:p text:style-name="P215">Используется, чтобы сказать о личных планах. В предложении обычно указывается дата </text:p>
      <text:p text:style-name="P215">или время, связанные с будущим. Переводить можно как будущим так и настоящим.</text:p>
      <text:p text:style-name="P215"/>
      <text:p text:style-name="P822">What are you doing on Satureday? <text:span text:style-name="T375">—</text:span> Что ты делаешь в субботу? (какие у тебя планы?)</text:p>
      <text:p text:style-name="P831">I am flying to London tomorrow — <text:span text:style-name="T1020">Завтра я лечу в Лондон (личный план)</text:span></text:p>
      <text:p text:style-name="P831"/>
      <text:p text:style-name="P726">Present Simple в значении будущего</text:p>
      <text:p text:style-name="P832"/>
      <text:p text:style-name="P216"><text:span text:style-name="T324">Используется, чтобы сказать о том, что </text:span><text:span text:style-name="T326">что-то </text:span><text:span text:style-name="T324">должно произойти по рассписанию, либо </text:span></text:p>
      <text:p text:style-name="P216"><text:span text:style-name="T324">о собственном графике. </text:span><text:span text:style-name="T325">Переводить можно как будущим так и настоящим.</text:span></text:p>
      <text:p text:style-name="P737"/>
      <text:p text:style-name="P737">Ключевое отличие от Present Continuous в том, что расписание не зависит от говорящего, </text:p>
      <text:p text:style-name="P973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833">My airplane flies at 6 o`clock tomorrow — Мой самолет летит завтра в 6 (рассписание)</text:p>
      <text:p text:style-name="P1118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835"/>
      <text:p text:style-name="P727">Оборот <text:span text:style-name="T475">be going to</text:span></text:p>
      <text:p text:style-name="P738"/>
      <text:p text:style-name="P974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738"/>
      <text:p text:style-name="P218"><text:span text:style-name="T323">Чтобы использовать, нужно поставить глагол </text:span><text:span text:style-name="T104">be</text:span><text:span text:style-name="T323"> в форму </text:span><text:span text:style-name="T104">am/is/are</text:span><text:span text:style-name="T323">, а смысловой глагол оставить в начальной форме, после </text:span><text:span text:style-name="T104">going to</text:span><text:span text:style-name="T323">.</text:span></text:p>
      <text:p text:style-name="P738"/>
      <text:p text:style-name="P834">I`m going to meet my friends tomorrow — Я собираюсь встретиться с друзьями завтра.</text:p>
      <text:p text:style-name="P1105"><text:span text:style-name="T41">I`m going to go</text:span><text:span text:style-name="T333"> out after I finish my work — Я собираюсь погулять после, как закончу работу.</text:span></text:p>
      <text:p text:style-name="P738"/>
      <text:p text:style-name="P976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836"/>
      <text:p text:style-name="P219"><text:span text:style-name="T323">Также его используют, когда очевидно, что вот-вот случится какое-то действие. В этом случае </text:span><text:span text:style-name="T104">be goin to </text:span><text:span text:style-name="T323">передает оттенок неизбежности происходящего и применяется по отношению </text:span></text:p>
      <text:p text:style-name="P739">к постороннему человеку или объетку.</text:p>
      <text:p text:style-name="P739"/>
      <text:p text:style-name="P837">Look! He`s going to fall — Смотри! Он сейчас упадет.</text:p>
      <text:p text:style-name="P837">The sky is dark. It`s going to rain — Небо темное. Сейчас пойдет дождь.</text:p>
      <text:p text:style-name="P729"/>
      <text:p text:style-name="P728">Future Simple</text:p>
      <text:p text:style-name="P740"/>
      <text:p text:style-name="P979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743"/>
      <text:p text:style-name="P979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979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747"/>
      <text:p text:style-name="P742">Схема состоит из 2х частей: вспомогательного глагола <text:span text:style-name="T475">will </text:span><text:span text:style-name="T1024">(заменяет </text:span><text:span text:style-name="T486">do/did</text:span><text:span text:style-name="T1024">)</text:span> </text:p>
      <text:p text:style-name="P742">и смыслового глагола в начальной форме. </text:p>
      <text:p text:style-name="P839"/>
      <text:p text:style-name="P742"><text:span text:style-name="T47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5">not</text:span>.</text:p>
      <text:p text:style-name="P741"><text:soft-page-break/>В речи и на письме <text:span text:style-name="T475">will</text:span> обычно сокращается до <text:span text:style-name="T475">`ll</text:span>, а отрицание <text:span text:style-name="T475">will</text:span> <text:span text:style-name="T475">not</text:span> д<text:span text:style-name="T1023">о</text:span> <text:span text:style-name="T475">won`t</text:span>.</text:p>
      <text:p text:style-name="P741"/>
      <text:p text:style-name="P838">We <text:span text:style-name="T912">will</text:span> proobably <text:span text:style-name="T912">meet</text:span> soon — Мы, возможно, скоро <text:span text:style-name="T912">встретимся</text:span>.</text:p>
      <text:p text:style-name="P838">I hope everything <text:span text:style-name="T912">will be</text:span> fine — Надеюсь, все <text:span text:style-name="T912">будет </text:span>хорошо.</text:p>
      <text:p text:style-name="P838"><text:span text:style-name="T912">Will</text:span> you <text:span text:style-name="T912">be</text:span> at home toworrow? No, I won`t — <text:span text:style-name="T1022">Ты </text:span><text:span text:style-name="T914">будешь</text:span><text:span text:style-name="T1022"> завтра дома? Нет</text:span>.</text:p>
      <text:p text:style-name="P741"/>
      <text:p text:style-name="P746">Чтобы правильно подобрать нужную форму, нужно отталкиваться от контекста:</text:p>
      <text:list xml:id="list1391850626" text:style-name="L31">
        <text:list-item>
          <text:p text:style-name="P1297">I will do — я сделаю (считаю/верю, что сделаю это);</text:p>
        </text:list-item>
        <text:list-item>
          <text:p text:style-name="P1298">I am doing — я сделаю (потому что уже спланировал это);</text:p>
        </text:list-item>
        <text:list-item>
          <text:p text:style-name="P1298">I am going to do — я собираюсь сделать (ключевое слово «собираюсь»).</text:p>
        </text:list-item>
      </text:list>
      <text:p text:style-name="P744"/>
      <text:p text:style-name="P745">Нередко, вместо will используется модальный глагол might:</text:p>
      <text:p text:style-name="P841">I might do it — Наверное, я сделаю это.</text:p>
      <text:p text:style-name="P840"/>
      <text:p text:style-name="P942">Модальные глаголы</text:p>
      <text:p text:style-name="P842"/>
      <text:p text:style-name="P750">Это особенные глаголы, которые одновременно:</text:p>
      <text:list xml:id="list296580855" text:style-name="L32">
        <text:list-item>
          <text:p text:style-name="P1299">передают смысл (используются как смысловые глаголы);</text:p>
        </text:list-item>
        <text:list-item>
          <text:p text:style-name="P1299">передают время (привязывают дейсвтие к какому-то времени);</text:p>
        </text:list-item>
        <text:list-item>
          <text:p text:style-name="P1299">используются по тем же правилами, что и вспомогательные глаголы.</text:p>
        </text:list-item>
      </text:list>
      <text:p text:style-name="P748"/>
      <text:p text:style-name="P74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48">а в отрицаниях используются вместе с частицей <text:span text:style-name="T475">not</text:span>.</text:p>
      <text:p text:style-name="P748"/>
      <text:p text:style-name="P988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749"/>
      <text:p text:style-name="P75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56"/>
      <text:p text:style-name="P757"><text:span text:style-name="T1045">После модального глагола почти всегда </text:span><text:span text:style-name="T1047">идет</text:span><text:span text:style-name="T1045"> смысловой глагол в начальной форме, </text:span><text:span text:style-name="T1048">но </text:span><text:span text:style-name="T1045">без частицы </text:span><text:span text:style-name="T491">to. </text:span><text:span text:style-name="T1046">Также смысловой глагол в начальной форме идет после модальных кострукций.</text:span></text:p>
      <text:p text:style-name="P756"/>
      <text:p text:style-name="P1119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16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758"/>
      <text:p text:style-name="P1016"><text:span text:style-name="T321">Глаголы </text:span><text:span text:style-name="T149">w</text:span><text:span text:style-name="T150">ill</text:span><text:span text:style-name="T322"> и </text:span><text:span text:style-name="T149">s</text:span><text:span text:style-name="T150">hall</text:span></text:p>
      <text:p text:style-name="P759"/>
      <text:p text:style-name="P1120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120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760"/>
      <text:p text:style-name="P843">You luggage is heavy. I`ll help you — У вас тяжелый багаж. Я помогу вам.</text:p>
      <text:p text:style-name="P843">Will you help me? — Ты мне поможешь?</text:p>
      <text:p text:style-name="P760"/>
      <text:p text:style-name="P981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752">«отказывается» (не смотря на мои ожидание, действие не происходит).</text:p>
      <text:p text:style-name="P751"/>
      <text:p text:style-name="P844"/>
      <text:p text:style-name="P1283">What`s wrong? My Car won`t start — Что случилось? Моя машина не заводится. </text:p>
      <text:p text:style-name="P844">(отказывается заводиться)</text:p>
      <text:p text:style-name="P751"/>
      <text:p text:style-name="P980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753"/>
      <text:p text:style-name="P980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753"/>
      <text:p text:style-name="P845">Shall I close the door? - Я закрою дверь? (вы не против, если я закрою дверь?)</text:p>
      <text:p text:style-name="P38"><text:span text:style-name="T327">S</text:span><text:span text:style-name="T323">hall we dance? - Потанцуем? (вы не против потанцевать?)</text:span></text:p>
      <text:p text:style-name="P751"/>
      <text:p text:style-name="P730"><text:span text:style-name="T1030">Глаголы </text:span><text:span text:style-name="T488">c</text:span><text:span text:style-name="T475">an</text:span> и <text:span text:style-name="T488">c</text:span><text:span text:style-name="T475">ould</text:span></text:p>
      <text:p text:style-name="P753"/>
      <text:p text:style-name="P986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01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2798346616" text:style-name="L33">
        <text:list-item>
          <text:p text:style-name="P1429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300">разрешение или запрет что-то cделать;</text:p>
        </text:list-item>
        <text:list-item>
          <text:p text:style-name="P1300">просьба или предложение о помощи;</text:p>
        </text:list-item>
        <text:list-item>
          <text:p text:style-name="P1300">неуверенность в совершении действия (в вопросах).</text:p>
        </text:list-item>
      </text:list>
      <text:p text:style-name="P755"/>
      <text:p text:style-name="P39"><text:span text:style-name="T328">H</text:span><text:span text:style-name="T323">e can understand my English — Он может понимать мой английский.</text:span></text:p>
      <text:p text:style-name="P846">You can`t smoke here — Ты не можешь сдесь курить.</text:p>
      <text:p text:style-name="P846">Can I help you? - Я могу вам помочь?</text:p>
      <text:p text:style-name="P761"/>
      <text:p text:style-name="P1121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122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797"/>
      <text:p text:style-name="P989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989"><text:span text:style-name="T124">твоим/</text:span><text:span text:style-name="T125">вашим телефоном?</text:span></text:p>
      <text:p text:style-name="P754"/>
      <text:p text:style-name="P1123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762">Его следует использовать, когда мы говорим о том, что что-то умели или могли в прошлом.</text:p>
      <text:p text:style-name="P796">Также <text:span text:style-name="T475">could</text:span> <text:span text:style-name="T1049">применяется</text:span> в качестве официальной формы обращения.</text:p>
      <text:p text:style-name="P762"/>
      <text:p text:style-name="P847">I could read at the age of 4 — Я мог читать в 4 года.</text:p>
      <text:p text:style-name="P847">This story could be true — Эта история могла бы быть правдой.</text:p>
      <text:p text:style-name="P735"/>
      <text:p text:style-name="P735"><text:span text:style-name="T1028">К</text:span>онструкция <text:span text:style-name="T475">be able to</text:span></text:p>
      <text:p text:style-name="P763"/>
      <text:p text:style-name="P764">Дублирует по значению модальные глаголы <text:span text:style-name="T475">can/could</text:span>. Говорит о возможности </text:p>
      <text:p text:style-name="P764">соверишить действие. <text:span text:style-name="T1043">В настоящем времени </text:span><text:span text:style-name="T1027">заменяется модальным глаголом </text:span><text:span text:style-name="T487">can</text:span><text:span text:style-name="T1043">.</text:span></text:p>
      <text:p text:style-name="P764"/>
      <text:p text:style-name="P765">В этой конструкции глагол <text:span text:style-name="T475">be</text:span> передает время:</text:p>
      <text:list xml:id="list1781071927" text:style-name="L34">
        <text:list-item>
          <text:p text:style-name="P1301">am/is/are able to — могу/может/могут (есть возможность);</text:p>
        </text:list-item>
        <text:list-item>
          <text:p text:style-name="P1301">was/were able to — смог/смогли;</text:p>
        </text:list-item>
        <text:list-item>
          <text:p text:style-name="P1301">will be able to — смогу/сможет/смогут.</text:p>
        </text:list-item>
      </text:list>
      <text:p text:style-name="P766"/>
      <text:p text:style-name="P982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982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767"/>
      <text:p text:style-name="P848"><text:soft-page-break/>Stacey talked rather quickly, but I was able to understand her — Стэйси говорила довольно быстро, но я смог понять её.</text:p>
      <text:p text:style-name="P848"/>
      <text:p text:style-name="P848">If I learn French, I will be able to understand it — Если я буду учить французский, </text:p>
      <text:p text:style-name="P848">я смогу понимать его.</text:p>
      <text:p text:style-name="P848"/>
      <text:p text:style-name="P731"><text:span text:style-name="T1030">Глаголы </text:span><text:span text:style-name="T488">m</text:span><text:span text:style-name="T475">ight</text:span> и <text:span text:style-name="T488">m</text:span><text:span text:style-name="T475">ay</text:span></text:p>
      <text:p text:style-name="P848"/>
      <text:p text:style-name="P987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32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793"/>
      <text:p text:style-name="P768">Он указывает на вероятность того, что ситуация может происходить сейчас или произойти </text:p>
      <text:p text:style-name="P768">в ближайшем будущем. Является синонимом фразе <text:span text:style-name="T475">it is possible that</text:span> (возможно, что).</text:p>
      <text:p text:style-name="P866"/>
      <text:p text:style-name="P1124"><text:span text:style-name="T104">Look at the sky. It might rain — Посмотри на небо. Возможно </text:span><text:span text:style-name="T114">пойдет дождь.</text:span></text:p>
      <text:p text:style-name="P1125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848"/>
      <text:p text:style-name="P1024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794"/>
      <text:p text:style-name="P1024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849"/>
      <text:p text:style-name="P849">May I help you, sir? Я могу вам помочь, сэр? (имею ли я возможность вам помочь?)</text:p>
      <text:p text:style-name="P795"/>
      <text:p text:style-name="P732"><text:span text:style-name="T1031">Глагол </text:span><text:span text:style-name="T489">m</text:span><text:span text:style-name="T475">ust</text:span></text:p>
      <text:p text:style-name="P769"/>
      <text:p text:style-name="P990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770"/>
      <text:p text:style-name="P600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3852081330" text:style-name="L35">
        <text:list-item>
          <text:p text:style-name="P1302">необходимость, обязанность, долг;</text:p>
        </text:list-item>
        <text:list-item>
          <text:p text:style-name="P1303">настойчивый совет, приказ, запрет (в отрицаниях);</text:p>
        </text:list-item>
      </text:list>
      <text:p text:style-name="P867"/>
      <text:p text:style-name="P867">I must go — Я должен идти. </text:p>
      <text:p text:style-name="P852">He must not be at home now — <text:s/><text:span text:style-name="T1042">О</text:span>н не должен сейчас быть дома.</text:p>
      <text:p text:style-name="P1016"><text:span text:style-name="T139">Must we hurry? — Нам нужно торопиться? </text:span><text:span text:style-name="T140">(должны ли мы торопиться?)</text:span></text:p>
      <text:p text:style-name="P852"/>
      <text:p text:style-name="P1016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850">You musn`t park here — Здесь нельзя парковаться.</text:p>
      <text:p text:style-name="P770"/>
      <text:p text:style-name="P771">Когда <text:span text:style-name="T47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71"/>
      <text:p text:style-name="P851">She has worked so hard these days. She must<text:span text:style-name="T912"> </text:span>be very tired — </text:p>
      <text:p text:style-name="P851">Она так много работала в эти дни. Она, наверное, очень <text:span text:style-name="T1029">уставшая.</text:span></text:p>
      <text:p text:style-name="P853"/>
      <text:p text:style-name="P733">Конструкция <text:span text:style-name="T475">have to</text:span></text:p>
      <text:p text:style-name="P772"/>
      <text:p text:style-name="P774">Дублирует по значению модальный глагол <text:span text:style-name="T475">must</text:span>. Говорит об обязанностях, </text:p>
      <text:p text:style-name="P774">которые человек вынежден выполнять <text:span text:style-name="T1044">не по свое воле</text:span>. </text:p>
      <text:p text:style-name="P773"/>
      <text:p text:style-name="P773"><text:soft-page-break/>В настоящем времени <text:span text:style-name="T475">have to</text:span> и <text:span text:style-name="T475">must</text:span> взаимозаменяемы и часто разницы между ними нет.</text:p>
      <text:p text:style-name="P773">Однако <text:span text:style-name="T475">must</text:span> означает необходимость, которая исходит от самого человека, </text:p>
      <text:p text:style-name="P773">а <text:span text:style-name="T475">have to</text:span> говорит о необходимости, исходящей извне.</text:p>
      <text:p text:style-name="P773"/>
      <text:p text:style-name="P854">I must do it — Я должен это сделать (это мой долг).</text:p>
      <text:p text:style-name="P854">I have to do it — Я должен это сделать (того требуют обстоятельства).</text:p>
      <text:p text:style-name="P773"/>
      <text:p text:style-name="P983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775">времени используется редко и ее предпочитают заменять на форму настоящего.</text:p>
      <text:p text:style-name="P775"/>
      <text:p text:style-name="P775">Отрицательная и вопросительная форма образуется с помощью вспомогательных </text:p>
      <text:p text:style-name="P983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856"/>
      <text:p text:style-name="P855"><text:span text:style-name="T1052">I </text:span><text:span text:style-name="T323">had to go — Я должен был идти.</text:span></text:p>
      <text:p text:style-name="P854">He doesn`t have to go — Он не должен идти.</text:p>
      <text:p text:style-name="P868">Will they have to go? — Они должны будут идти?</text:p>
      <text:p text:style-name="P776"/>
      <text:p text:style-name="P1126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126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19"/>
      <text:p text:style-name="P854">You mustn`t tell anyone — Ты не должен рассказывать никому.</text:p>
      <text:p text:style-name="P854">You don`t have to tell me everything — Можешь не рассказывать мне всего.</text:p>
      <text:p text:style-name="P775"/>
      <text:p text:style-name="P991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991"><text:span text:style-name="T182">после </text:span><text:span text:style-name="T118">have</text:span><text:span text:style-name="T182">, то этот глагол будет ознать «иметь». </text:span></text:p>
      <text:p text:style-name="P775"/>
      <text:p text:style-name="P7"><text:span text:style-name="T237">Г</text:span><text:span text:style-name="T238">лагол </text:span><text:span text:style-name="T147">should</text:span></text:p>
      <text:p text:style-name="P777"/>
      <text:p text:style-name="P992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992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780"/>
      <text:p text:style-name="P60">You should be more attentive — Вам следует быть более внимательным.</text:p>
      <text:p text:style-name="P778"/>
      <text:p text:style-name="P993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993"><text:span text:style-name="T199">выразить мненеие, например </text:span><text:span text:style-name="T126">I think, I don`t think</text:span><text:span text:style-name="T199">.</text:span></text:p>
      <text:p text:style-name="P779"/>
      <text:p text:style-name="P857">I think you should leave — Думаю, вам пора уйти.</text:p>
      <text:p text:style-name="P858"/>
      <text:p text:style-name="P984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778"/>
      <text:p text:style-name="P857">Why should I go there? - Скакой стати мне туда идти?</text:p>
      <text:p text:style-name="P857">You shouldn`t go there — Не нужно туда идти <text:span text:style-name="T1050">(это плохая идея)</text:span>.</text:p>
      <text:p text:style-name="P778"/>
      <text:p text:style-name="P8"><text:span text:style-name="T232">Глагол </text:span><text:span text:style-name="T145">would</text:span></text:p>
      <text:p text:style-name="P781"/>
      <text:p text:style-name="P78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34">Грамматически использ</text:span><text:span text:style-name="T1035">уется</text:span><text:span text:style-name="T1034"> по тем же правилами, что и другие модальные глаголы.</text:span></text:p>
      <text:p text:style-name="P782"/>
      <text:p text:style-name="P786"><text:soft-page-break/>При переводе <text:span text:style-name="T475">would</text:span>, <text:span text:style-name="T1035">по сути, </text:span>выпадает, а идущий после него смысловой глагол, используется с частицей<text:span text:style-name="T490"> </text:span><text:span text:style-name="T475">to</text:span>. <text:span text:style-name="T490">Would</text:span><text:span text:style-name="T1037"> часто сокращается до </text:span><text:span text:style-name="T490">`d</text:span><text:span text:style-name="T1037"> и произносится как одна буква (поэтому поначалу расслышать </text:span><text:span text:style-name="T490">would</text:span><text:span text:style-name="T1037"> в предложении довольно сложно).</text:span></text:p>
      <text:p text:style-name="P782"/>
      <text:p text:style-name="P784"><text:span text:style-name="T1033">В</text:span>стречается в вариантах, <text:span text:style-name="T1051">когда</text:span>:</text:p>
      <text:list xml:id="list274497162" text:style-name="L36">
        <text:list-item>
          <text:p text:style-name="P1304">соответствует русской частице «бы» (когда представляют ситуацию);</text:p>
        </text:list-item>
        <text:list-item>
          <text:p text:style-name="P1304">сообщает о привычках прошлого (в этом случае может заменяться на <text:span text:style-name="T475">used to</text:span>).</text:p>
        </text:list-item>
      </text:list>
      <text:p text:style-name="P785"/>
      <text:p text:style-name="P859">I would like to live in New Your — Я бы хотел жить в Нью Йорке <text:span text:style-name="T1033">(представил)</text:span>.</text:p>
      <text:p text:style-name="P860">I wouldn`t watch this film with my child — Я бы не смотрела этот фильм с моим ребенком.</text:p>
      <text:p text:style-name="P861">Would you like to go <text:span text:style-name="T1036">to the party with us? </text:span>—<text:span text:style-name="T1036"> Ты бы хотел пойти с нами на вечеринку?</text:span></text:p>
      <text:p text:style-name="P787"/>
      <text:p text:style-name="P1025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25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25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788"/>
      <text:p text:style-name="P994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788"/>
      <text:p text:style-name="P862">What would you like, coffee or tea? I`d like some cofee — Чтобы вы хотели, </text:p>
      <text:p text:style-name="P862">кофе или чай? Я бы хотел кофе.</text:p>
      <text:p text:style-name="P788"/>
      <text:p text:style-name="P734">Конструкция <text:span text:style-name="T475">used to</text:span></text:p>
      <text:p text:style-name="P788"/>
      <text:p text:style-name="P789">Используется, когда говорят о регулярных вещах, происходящих в прошлом. </text:p>
      <text:p text:style-name="P985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789"/>
      <text:p text:style-name="P789">На русский <text:span text:style-name="T475">would/used to</text:span> можно перевести как «имел привычку делать» <text:span text:style-name="T1039">или</text:span> «раньше».</text:p>
      <text:p text:style-name="P790"><text:span text:style-name="T1039">Также </text:span><text:span text:style-name="T475">would/used to</text:span> <text:span text:style-name="T1039">подразумевает, что сейчас человек уже не делает того, что делал раньше.</text:span></text:p>
      <text:p text:style-name="P790"/>
      <text:p text:style-name="P791">Как правило <text:span text:style-name="T475">would</text:span> используется в ситуациях, когда указан период во время которого </text:p>
      <text:p text:style-name="P791">человек так не поступал. </text:p>
      <text:p text:style-name="P791"/>
      <text:p text:style-name="P792">После <text:span text:style-name="T475">used to</text:span> стоит глагол в начальной форме. В настоящем времени эта констуркция </text:p>
      <text:p text:style-name="P792">не используется <text:span text:style-name="T1040">(для этого есть Present Simple) </text:span>и<text:span text:style-name="T1038"> </text:span>часто <text:span text:style-name="T1038">выпадает при переводе.</text:span></text:p>
      <text:p text:style-name="P792"/>
      <text:p text:style-name="P863">I used to live in Bristol — Раньше я жил <text:span text:style-name="T1041">в Бристоле (а сейчас нет).</text:span></text:p>
      <text:p text:style-name="P864">I didn`t use to drink tea — Раньше я не пил чай (а теперь пью).</text:p>
      <text:p text:style-name="P865">Did you use to play tennis? — Ты раньше играл в теннис?</text:p>
      <text:p text:style-name="P736"/>
      <text:p text:style-name="P943">Повелительно наклонение. Imperative</text:p>
      <text:p text:style-name="P798"/>
      <text:p text:style-name="P799">Это способ озвучить распоряжение, приказ, <text:span text:style-name="T1053">просьбу</text:span> или призыв к действию.</text:p>
      <text:p text:style-name="P799">В речи очень часто используются предложения в форме повелительного наклонения.</text:p>
      <text:p text:style-name="P799"/>
      <text:p text:style-name="P995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00">в начальной форме (форма повелительного наклонения только одна).</text:p>
      <text:p text:style-name="P799"/>
      <text:p text:style-name="P61"><text:span text:style-name="T329">C</text:span><text:span text:style-name="T323">ome here — Подойдите сюда ( призыв к действию).</text:span></text:p>
      <text:p text:style-name="P869">Put your gun down! — Опусти оружие! (приказ).</text:p>
      <text:p text:style-name="P869">Help! — Помогите! (настойчивая просьба).</text:p>
      <text:p text:style-name="P801"/>
      <text:p text:style-name="P1127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128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870">Have a cake, please — Угощайтесь тортом, пожалуйста.</text:p>
      <text:p text:style-name="P802"/>
      <text:p text:style-name="P1162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02">В этом случае он обычно выпадает при переводе.</text:p>
      <text:p text:style-name="P803"/>
      <text:p text:style-name="P62"><text:span text:style-name="T330">H</text:span><text:span text:style-name="T323">ave a nice time — Приятно провести время.</text:span></text:p>
      <text:p text:style-name="P871">Have fun — Повеселитесь.</text:p>
      <text:p text:style-name="P871"/>
      <text:p text:style-name="P220"><text:span text:style-name="T323">Если нужно призвать человека или группу людей совершить что-то вместе, то нужно использовать </text:span><text:span text:style-name="T104">let`s (let us)</text:span><text:span text:style-name="T323"> перед глаголом. Это еще один способ говорить вежливее </text:span></text:p>
      <text:p text:style-name="P804">в повелительном наклонении.</text:p>
      <text:p text:style-name="P804"/>
      <text:p text:style-name="P871">Let`s do it — Давай сделаем это (досл. Позволь нам сделать это).</text:p>
      <text:p text:style-name="P871">Let`s not watch this movie — Давай не будем смотреть этот фильм.</text:p>
      <text:p text:style-name="P804"/>
      <text:p text:style-name="P220"><text:span text:style-name="T323">Если нужно попросить человека не делать что-либо, то нужно начать с </text:span><text:span text:style-name="T104">don`t</text:span><text:span text:style-name="T323">.</text:span></text:p>
      <text:p text:style-name="P871"/>
      <text:p text:style-name="P872">Don`t come here — Не подходи сюда. </text:p>
      <text:p text:style-name="P872">Don`t do it — Не делай этого.</text:p>
      <text:p text:style-name="P872"/>
      <text:p text:style-name="P944">Пассивный<text:span text:style-name="T1061"> </text:span>залог. <text:span text:style-name="T1062">Passive Voice</text:span></text:p>
      <text:p text:style-name="P805"/>
      <text:p text:style-name="P221"><text:span text:style-name="T323">В английском языке, как и в русском, </text:span><text:span text:style-name="T331">есть 2</text:span><text:span text:style-name="T323"> вида залога: активный и пассивный.</text:span></text:p>
      <text:p text:style-name="P996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06">а пассивный — страдательным (надо мной совершают действие.)</text:p>
      <text:p text:style-name="P807"/>
      <text:p text:style-name="P808">Порядок слов у предложения в пассивном залоге: </text:p>
      <text:list xml:id="list219978865" text:style-name="L37">
        <text:list-item>
          <text:p text:style-name="P1305">подлежащее;</text:p>
        </text:list-item>
        <text:list-item>
          <text:p text:style-name="P1305">сказуемое в пассивном залоге (что сделано?);</text:p>
        </text:list-item>
        <text:list-item>
          <text:p text:style-name="P1305">дополнение;</text:p>
        </text:list-item>
        <text:list-item>
          <text:p text:style-name="P1305">обстоятельство.</text:p>
        </text:list-item>
      </text:list>
      <text:p text:style-name="P809"/>
      <text:p text:style-name="P997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997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10"/>
      <text:p text:style-name="P63"><text:span text:style-name="T334">I finished my work</text:span><text:span text:style-name="T323"> yesterday — </text:span><text:span text:style-name="T334">Я закончил работу</text:span><text:span text:style-name="T323"> вчера (активный залог).</text:span></text:p>
      <text:p text:style-name="P63"><text:span text:style-name="T334">The work was finished</text:span><text:span text:style-name="T323"> yesterday — </text:span><text:span text:style-name="T334">Работа была закончена</text:span><text:span text:style-name="T323"> вчера (пассивный залог).</text:span></text:p>
      <text:p text:style-name="P820"/>
      <text:p text:style-name="P1002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22"><text:span text:style-name="T323">или намеренно скрыт. </text:span><text:span text:style-name="T332">Пассивный залог часто применяется в деловой речи.</text:span></text:p>
      <text:p text:style-name="P873"/>
      <text:p text:style-name="P874">This house is quite old. It was buil in 1990 — Дом старый. Он был простроен в 1990 году.</text:p>
      <text:p text:style-name="P874">(кто построил дом — неизвестно; известен только дом, и что с ним сделали — построили).</text:p>
      <text:p text:style-name="P875"/>
      <text:p text:style-name="P998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</text:span></text:p>
      <text:p text:style-name="P998"><text:span text:style-name="T211">с использованием предлога </text:span><text:span text:style-name="T135">by</text:span><text:span text:style-name="T211"> (кем).</text:span></text:p>
      <text:p text:style-name="P811"/>
      <text:p text:style-name="P874">Ann Karenina was written by Leo Tolstoy — Анна Каренина была написана Львом Толстым.</text:p>
      <text:p text:style-name="P999"><text:span text:style-name="T131">(</text:span><text:span text:style-name="T132">над книгой совершили действие — ее написали</text:span><text:span text:style-name="T131">)</text:span></text:p>
      <text:p text:style-name="P876"/>
      <text:p text:style-name="P812"/>
      <text:p text:style-name="P1281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12">не как «я», а как «мне/мной/меня».</text:p>
      <text:p text:style-name="P813"/>
      <text:p text:style-name="P877">I am ignored all the time — Меня игнорируют все время.</text:p>
      <text:p text:style-name="P877">I was born in 1990 — Я родился в 1990 году (Меня родили в 1990 году).</text:p>
      <text:p text:style-name="P877"/>
      <text:p text:style-name="P1003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02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2331123500" text:style-name="L38">
        <text:list-item>
          <text:p text:style-name="P1306">be born — родился (в Past Simple);</text:p>
        </text:list-item>
        <text:list-item>
          <text:p text:style-name="P1306">be gone — умер (в Present Simple).</text:p>
        </text:list-item>
      </text:list>
      <text:p text:style-name="P814"/>
      <text:p text:style-name="P815">Present Simple Passive:</text:p>
      <text:p text:style-name="P878">Children are taught at school — Детей учат в школе.</text:p>
      <text:p text:style-name="P815"/>
      <text:p text:style-name="P815">Past Simple Passive:</text:p>
      <text:p text:style-name="P878">I was taught to ride a bike by my dadschool — Меня научил ездить на велосипеде папа.</text:p>
      <text:p text:style-name="P815"/>
      <text:p text:style-name="P815">Future Simple Passive:</text:p>
      <text:p text:style-name="P878">I will be taught English at university — Меня будут учить английскому в универе.</text:p>
      <text:p text:style-name="P878"/>
      <text:p text:style-name="P816">Present Perfect Passive <text:span text:style-name="T1058">требует дополнительно</text:span><text:span text:style-name="T1060">го</text:span><text:span text:style-name="T1058"> слов</text:span><text:span text:style-name="T1060">а</text:span><text:span text:style-name="T1058"> </text:span><text:span text:style-name="T492">been, </text:span><text:span text:style-name="T1060">после</text:span><text:span text:style-name="T493"> have</text:span><text:span text:style-name="T1058">. </text:span></text:p>
      <text:p text:style-name="P817"><text:span text:style-name="T1100">Е</text:span>сли его не указать, то предложение будет в форме активного залога (Present Perfect).</text:p>
      <text:p text:style-name="P879"/>
      <text:p text:style-name="P879">I have been taught an important lesson — Мне преподали важный урок.</text:p>
      <text:p text:style-name="P880">I have <text:span text:style-name="T1059">taught an important lesson — </text:span>Я преподал важный урок.</text:p>
      <text:p text:style-name="P818"/>
      <text:p text:style-name="P815">Предложение в Present Perfect Passive можно перепутать с Present Perfect Continuous.</text:p>
      <text:p text:style-name="P815">Здесь главное в том, что в Passive смысловой глагол стоит в 3й форме, </text:p>
      <text:p text:style-name="P223"><text:span text:style-name="T323">а в Continuous — с окончанием </text:span><text:span text:style-name="T104">ing</text:span><text:span text:style-name="T323">.</text:span></text:p>
      <text:p text:style-name="P815"/>
      <text:p text:style-name="P1000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00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882"/>
      <text:p text:style-name="P1001"><text:span text:style-name="T240">Т</text:span><text:span text:style-name="T241">акже можно легко перепутать ситуации, когда be используется с прилагательным </text:span><text:span text:style-name="T242">и</text:span><text:span text:style-name="T241"> когда </text:span></text:p>
      <text:p text:style-name="P1001"><text:span text:style-name="T242">с</text:span><text:span text:style-name="T241"> пассивн</text:span><text:span text:style-name="T242">ым</text:span><text:span text:style-name="T241"> залог</text:span><text:span text:style-name="T242">ом</text:span><text:span text:style-name="T241">. Здесь важно отлич</text:span><text:span text:style-name="T242">а</text:span><text:span text:style-name="T241">ть прилагательное от глагола.</text:span></text:p>
      <text:p text:style-name="P883"/>
      <text:p text:style-name="P534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136"><text:span text:style-name="T71">I </text:span><text:span text:style-name="T68">am ignored all the time — Меня игнорируют все время (ignored — глагол в 3й форме).</text:span></text:p>
      <text:p text:style-name="P890"/>
      <text:p text:style-name="P945">Вопросительные предложения</text:p>
      <text:p text:style-name="P628"/>
      <text:p text:style-name="P630">Чтобы задать вопрос, нужно придерживаться обратного порядка слов, когда </text:p>
      <text:p text:style-name="P630">вспомогательный глагол стоит перед подлежащим (см. выше).</text:p>
      <text:p text:style-name="P630"/>
      <text:p text:style-name="P630">В вопросе может не быть вопросительного слова, смыслового глагола, дополнения, </text:p>
      <text:p text:style-name="P630">но в нем всегда есть вспомогательный глагол и подлежащее.</text:p>
      <text:p text:style-name="P630"/>
      <text:p text:style-name="P1073">В английском есть 5 типов вопросов: <text:span text:style-name="T1160">общий, разделительный, </text:span><text:span text:style-name="T1163">специальный, </text:span></text:p>
      <text:p text:style-name="P1204">вопрос к подлежащему и вопрос с альтернативой.</text:p>
      <text:p text:style-name="P632"/>
      <text:p text:style-name="P631"/>
      <text:p text:style-name="P1284">Общий вопрос</text:p>
      <text:p text:style-name="P631"/>
      <text:p text:style-name="P63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31"/>
      <text:p text:style-name="P1129"><text:span text:style-name="T243">Чтобы коротко ответить на </text:span><text:span text:style-name="T244">такой </text:span><text:span text:style-name="T243">вопрос, недостаточно просто написать </text:span><text:span text:style-name="T74">yes/no</text:span><text:span text:style-name="T243">. Нужно также добавить корешок — местоимение со вспомогательным глаголом. </text:span><text:span text:style-name="T245">Корешок</text:span><text:span text:style-name="T243"> будет указыват</text:span><text:span text:style-name="T245">ь</text:span><text:span text:style-name="T243"> на мысль, которая была сказана в предыдушем предложении:</text:span></text:p>
      <text:p text:style-name="P918"/>
      <text:p text:style-name="P916"><text:span text:style-name="T912">Do you play</text:span> the piano? <text:span text:style-name="T626">—</text:span> Yes, <text:span text:style-name="T913">I do</text:span><text:span text:style-name="T931">.</text:span></text:p>
      <text:p text:style-name="P917"><text:span text:style-name="T913">Does Rita play</text:span><text:span text:style-name="T931"> football? </text:span><text:span text:style-name="T626">— </text:span><text:span text:style-name="T931">No, </text:span><text:span text:style-name="T913">she doesn`t</text:span><text:span text:style-name="T931">.</text:span> </text:p>
      <text:p text:style-name="P629"/>
      <text:p text:style-name="P720">Разделительный вопрос</text:p>
      <text:p text:style-name="P631"/>
      <text:p text:style-name="P1007"><text:span text:style-name="T246">Вопрос, который часто используется в разговорной речи, когда собеседник пытается </text:span><text:span text:style-name="T252">начать или поддержать беседу. Также с помощью таких вопросов можно </text:span><text:span text:style-name="T246">выяснить какую-то информацию на основе имеющихся фактов.</text:span></text:p>
      <text:p text:style-name="P633"/>
      <text:p text:style-name="P1004"><text:span text:style-name="T246">С</text:span><text:span text:style-name="T247">остоит из 2х частей, разделенных запятой: утверждения и противоположного корешка. </text:span></text:p>
      <text:p text:style-name="P634">Корешок можно переводить словами: «правда?» «да?», «не так ли?», «верно?»</text:p>
      <text:p text:style-name="P64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34"/>
      <text:p text:style-name="P1004"><text:span text:style-name="T247">В </text:span><text:span text:style-name="T248">корешке </text:span><text:span text:style-name="T24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35"/>
      <text:p text:style-name="P637">Если в главной части отрицание, то в корешке должно быть утверждение (и наоборот). </text:p>
      <text:p text:style-name="P40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37"/>
      <text:p text:style-name="P1005"><text:span text:style-name="T249">Если в гланой части используется </text:span><text:span text:style-name="T75">I am</text:span><text:span text:style-name="T249">, то в корешке нужно говорить </text:span><text:span text:style-name="T75">aren`t I</text:span><text:span text:style-name="T249">, а не </text:span><text:span text:style-name="T75">amn`t I</text:span><text:span text:style-name="T249">.</text:span></text:p>
      <text:p text:style-name="P65"><text:span text:style-name="T48">I </text:span><text:span text:style-name="T45">am a famous artist, aren`t I? - Я знаменитая художница, да?</text:span></text:p>
      <text:p text:style-name="P637"/>
      <text:p text:style-name="P63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38"/>
      <text:p text:style-name="P1006"><text:span text:style-name="T250">П</text:span><text:span text:style-name="T251">осему на такие вопросы лучше отвечать так, чтобы ответ отражал реальное </text:span></text:p>
      <text:p text:style-name="P639">положение дел, а не форму вопроса.</text:p>
      <text:p text:style-name="P639"/>
      <text:p text:style-name="P41"><text:span text:style-name="T50">T</text:span><text:span text:style-name="T45">hat isn`t your car, is it? Yes, it is — Это не твоя машина, да? Нет, моя</text:span></text:p>
      <text:p text:style-name="P1014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636"/>
      <text:p text:style-name="P722">Специальный вопрос</text:p>
      <text:p text:style-name="P640"/>
      <text:p text:style-name="P641">Самый популярный тип вопроса. Используется для получения доп. информации, </text:p>
      <text:p text:style-name="P1130"><text:span text:style-name="T239">поэтому всегда начинается с вопросительного слова </text:span><text:span text:style-name="T254">или связки</text:span><text:span text:style-name="T239">.</text:span></text:p>
      <text:p text:style-name="P642"/>
      <text:p text:style-name="P643">Вопросительные слова:</text:p>
      <text:list xml:id="list4242266448" text:style-name="L39">
        <text:list-item>
          <text:p text:style-name="P1442"><text:span text:style-name="T239">who [ху] — </text:span><text:span text:style-name="T253">кто</text:span><text:span text:style-name="T239">;</text:span></text:p>
        </text:list-item>
        <text:list-item>
          <text:p text:style-name="P1442"><text:span text:style-name="T239">whom [хум] — </text:span><text:span text:style-name="T253">кого</text:span><text:span text:style-name="T239">;</text:span></text:p>
        </text:list-item>
        <text:list-item>
          <text:p text:style-name="P1442"><text:span text:style-name="T239">whose [хуз] — </text:span><text:span text:style-name="T253">чей</text:span><text:span text:style-name="T239">;</text:span></text:p>
        </text:list-item>
        <text:list-item>
          <text:p text:style-name="P1442"><text:span text:style-name="T239">what — </text:span><text:span text:style-name="T253">что, какой</text:span><text:span text:style-name="T239">;</text:span></text:p>
        </text:list-item>
        <text:list-item>
          <text:p text:style-name="P1442"><text:soft-page-break/><text:span text:style-name="T239">which — </text:span><text:span text:style-name="T253">который</text:span><text:span text:style-name="T239">;</text:span></text:p>
        </text:list-item>
        <text:list-item>
          <text:p text:style-name="P1442"><text:span text:style-name="T239">where [</text:span><text:span text:style-name="T253">вэа</text:span><text:span text:style-name="T239">] — </text:span><text:span text:style-name="T253">где, куда</text:span><text:span text:style-name="T239">;</text:span></text:p>
        </text:list-item>
        <text:list-item>
          <text:p text:style-name="P1442"><text:span text:style-name="T239">when — </text:span><text:span text:style-name="T253">когда</text:span><text:span text:style-name="T239">;</text:span></text:p>
        </text:list-item>
        <text:list-item>
          <text:p text:style-name="P1442"><text:span text:style-name="T239">why [</text:span><text:span text:style-name="T253">вай</text:span><text:span text:style-name="T239">] — </text:span><text:span text:style-name="T253">зачем, почему</text:span><text:span text:style-name="T239">;</text:span></text:p>
        </text:list-item>
        <text:list-item>
          <text:p text:style-name="P1308">how [хау] — как;</text:p>
        </text:list-item>
        <text:list-item>
          <text:p text:style-name="P1442"><text:span text:style-name="T239">how often [хау офэн] — </text:span><text:span text:style-name="T253">как часто</text:span><text:span text:style-name="T239">;</text:span></text:p>
        </text:list-item>
        <text:list-item>
          <text:p text:style-name="P1442"><text:span text:style-name="T239">how many — </text:span><text:span text:style-name="T253">сколько (исчисляемые существительные)</text:span><text:span text:style-name="T239">;</text:span></text:p>
        </text:list-item>
        <text:list-item>
          <text:p text:style-name="P1442"><text:span text:style-name="T239">how much — </text:span><text:span text:style-name="T253">сколько (неисчесляемые существительные)</text:span><text:span text:style-name="T239">;</text:span></text:p>
        </text:list-item>
        <text:list-item>
          <text:p text:style-name="P1442"><text:span text:style-name="T239">how long [хау лон] — </text:span><text:span text:style-name="T253">как долго</text:span><text:span text:style-name="T239">;</text:span></text:p>
        </text:list-item>
        <text:list-item>
          <text:p text:style-name="P1442"><text:span text:style-name="T239">how long ago — </text:span><text:span text:style-name="T253">как давно</text:span><text:span text:style-name="T239">;</text:span></text:p>
        </text:list-item>
        <text:list-item>
          <text:p text:style-name="P1442"><text:span text:style-name="T239">how old — </text:span><text:span text:style-name="T253">сколько лет</text:span><text:span text:style-name="T239">.</text:span></text:p>
        </text:list-item>
      </text:list>
      <text:p text:style-name="P635"/>
      <text:p text:style-name="P1131"><text:span text:style-name="T76">W</text:span><text:span text:style-name="T68">hat</text:span><text:span text:style-name="T239"> и </text:span><text:span text:style-name="T68">which</text:span><text:span text:style-name="T239"> могут использоваться отдельно или с уточняющим словом, обычно, существительным, и тогда переводятся как «какой» и «какой из» </text:span><text:span text:style-name="T254">соотв</text:span><text:span text:style-name="T239">. </text:span></text:p>
      <text:p text:style-name="P644"/>
      <text:p text:style-name="P884">What do you like? — Что ты любишь?</text:p>
      <text:p text:style-name="P884">What car have you got? — Какая у тебя машина?</text:p>
      <text:p text:style-name="P884">Which car is yours? — Какая из машин твоя? </text:p>
      <text:p text:style-name="P884"/>
      <text:p text:style-name="P66"><text:span text:style-name="T51">Which</text:span><text:span text:style-name="T254"> подразумевает выбор из нескольких вариантов.</text:span></text:p>
      <text:p text:style-name="P1008"><text:span text:style-name="T255">Слово </text:span><text:span text:style-name="T77">how</text:span><text:span text:style-name="T255"> чаще присутствует в </text:span><text:span text:style-name="T257">связке</text:span><text:span text:style-name="T255"> с прилагательным или наречием, но может употребляться и самостоятельно.</text:span></text:p>
      <text:p text:style-name="P645"/>
      <text:p text:style-name="P885">How old are you? — Сколько тебе лет?</text:p>
      <text:p text:style-name="P885">How are you? — Как ты?</text:p>
      <text:p text:style-name="P646"/>
      <text:p text:style-name="P67"><text:span text:style-name="T239">Вопрос с </text:span><text:span text:style-name="T45">how much</text:span><text:span text:style-name="T239"> задают, когда спрашивают о веществах, жидкостях или абстрактных понятиях </text:span><text:span text:style-name="T256">(что нельзя количественно посчитать)</text:span><text:span text:style-name="T239">. А с </text:span><text:span text:style-name="T45">how many</text:span><text:span text:style-name="T239">, когда спрашивают </text:span></text:p>
      <text:p text:style-name="P646">о нескольких предметах. </text:p>
      <text:p text:style-name="P645"/>
      <text:p text:style-name="P885">How much money have you got? — Сколько у тебя денег? (<text:span text:style-name="T1065">много, </text:span>абстракция).</text:p>
      <text:p text:style-name="P885">How many friends have you got? — Сколько у тебя друзей? (<text:span text:style-name="T1066">10, </text:span>количество).</text:p>
      <text:p text:style-name="P885"/>
      <text:p text:style-name="P721">Вопрос к подлежащему</text:p>
      <text:p text:style-name="P647"/>
      <text:p text:style-name="P1009"><text:span text:style-name="T258">Задается, когда хотят узнать кто или что совершает действие. Начинается со слова </text:span><text:span text:style-name="T78">who</text:span><text:span text:style-name="T258"> </text:span></text:p>
      <text:p text:style-name="P1009"><text:span text:style-name="T258">или </text:span><text:span text:style-name="T78">what</text:span><text:span text:style-name="T258">, которое заменяют собой подлежащее. При этом порядок слов остается таким же, что и в утрверждении. В</text:span><text:span text:style-name="T259">спомогательный глагол часто отсутсвует в таком вопросе.</text:span></text:p>
      <text:p text:style-name="P648"/>
      <text:p text:style-name="P886">Who is in the Room? — Кто в комнате?</text:p>
      <text:p text:style-name="P887">What was that? — Что это было?</text:p>
      <text:p text:style-name="P887"/>
      <text:p text:style-name="P1016"><text:span text:style-name="T79">W</text:span><text:span text:style-name="T68">ho/what</text:span><text:span text:style-name="T239"> </text:span><text:span text:style-name="T260">условно </text:span><text:span text:style-name="T239">являются 3м лицом единственного числа — т. е. </text:span><text:span text:style-name="T68">he/she/it</text:span><text:span text:style-name="T239">.</text:span></text:p>
      <text:p text:style-name="P649"/>
      <text:p text:style-name="P1010"><text:span text:style-name="T239">Если подлежащее предполагается во множественном числе, то </text:span><text:span text:style-name="T259">в форму множественного числа нужно поставить глагол.</text:span></text:p>
      <text:p text:style-name="P649"/>
      <text:p text:style-name="P68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649"/>
      <text:p text:style-name="P650"/>
      <text:p text:style-name="P1285">Вопрос с альтернативой</text:p>
      <text:p text:style-name="P650"/>
      <text:p text:style-name="P1132"><text:span text:style-name="T23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39"> (в подлежащем, сказуемоем, дополнении или даже в слове </text:span><text:span text:style-name="T68">not</text:span><text:span text:style-name="T239">).</text:span></text:p>
      <text:p text:style-name="P921"/>
      <text:p text:style-name="P1011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11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11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11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653"/>
      <text:p text:style-name="P518"><text:span text:style-name="T67">В</text:span><text:span text:style-name="T44">опросы с предлогами</text:span></text:p>
      <text:p text:style-name="P651"/>
      <text:p text:style-name="P654">По началу вызывают много трудностей, т. к. в русском языке предлог и вопросительное </text:p>
      <text:p text:style-name="P654">слово стоят рядом, а в английском они находятся в разных местах. </text:p>
      <text:p text:style-name="P655"/>
      <text:p text:style-name="P655">В английском вопросе предлог стоит в самом конце, но при переводе </text:p>
      <text:p text:style-name="P655">относится к началу предложения.</text:p>
      <text:p text:style-name="P655"/>
      <text:p text:style-name="P1133"><text:span text:style-name="T40">W</text:span><text:span text:style-name="T39">ho</text:span><text:span text:style-name="T239"> do you meet </text:span><text:span text:style-name="T1063">with</text:span><text:span text:style-name="T239">? — </text:span><text:span text:style-name="T1063">С</text:span><text:span text:style-name="T239"> </text:span><text:span text:style-name="T39">кем</text:span><text:span text:style-name="T239"> ты встречаешься?</text:span></text:p>
      <text:p text:style-name="P1133"><text:span text:style-name="T40">W</text:span><text:span text:style-name="T39">hat</text:span><text:span text:style-name="T239"> are you looking </text:span><text:span text:style-name="T1063">at</text:span><text:span text:style-name="T239">? — </text:span><text:span text:style-name="T1063">На</text:span><text:span text:style-name="T239"> </text:span><text:span text:style-name="T39">что</text:span><text:span text:style-name="T239"> ты смотришь?</text:span></text:p>
      <text:p text:style-name="P656"/>
      <text:p text:style-name="P1012"><text:span text:style-name="T262">Ч</text:span><text:span text:style-name="T261">асто логика использования предлогов в русском и английском не совпадают. </text:span></text:p>
      <text:p text:style-name="P657">Поэтому лучше запомнить некоторые устойчивые сочетания предлогов с глаголами, </text:p>
      <text:p text:style-name="P658">которые встречаются достаточно часто:</text:p>
      <text:list xml:id="list2656217526" text:style-name="L40">
        <text:list-item>
          <text:p text:style-name="P1443"><text:span text:style-name="T239">what … like — на что похож (здесь </text:span><text:span text:style-name="T68">like</text:span><text:span text:style-name="T239"> не глагол, а предлог);</text:span></text:p>
        </text:list-item>
        <text:list-item>
          <text:p text:style-name="P1309">look at — стмотреть на;</text:p>
        </text:list-item>
        <text:list-item>
          <text:p text:style-name="P1309">look for — искать;</text:p>
        </text:list-item>
        <text:list-item>
          <text:p text:style-name="P1309">listen to — слушать;</text:p>
        </text:list-item>
        <text:list-item>
          <text:p text:style-name="P1309">wait for — ждать;</text:p>
        </text:list-item>
        <text:list-item>
          <text:p text:style-name="P1309">stay at — останавливаться (например, в отеле).</text:p>
        </text:list-item>
      </text:list>
      <text:p text:style-name="P1133"/>
      <text:p text:style-name="P888">What does he look like? — Как он выглядит?</text:p>
      <text:p text:style-name="P888">What are you looking at? — На что ты смотришь?</text:p>
      <text:p text:style-name="P656"/>
      <text:p text:style-name="P1013"><text:span text:style-name="T261">П</text:span><text:span text:style-name="T264">римеры </text:span><text:span text:style-name="T263">5</text:span><text:span text:style-name="T264"> типов вопросов во всех временах, а также с модальными глаголами </text:span></text:p>
      <text:p text:style-name="P660">можно найти на стр. 146.</text:p>
      <text:p text:style-name="P659"/>
      <text:p text:style-name="P946">Отрицательные предложения</text:p>
      <text:p text:style-name="P652"/>
      <text:p text:style-name="P662">Чтобы придать мысли отрицательное значение, используются 2 способа:</text:p>
      <text:list xml:id="list4058720751" text:style-name="L41">
        <text:list-item>
          <text:p text:style-name="P1310">отрицательная частица <text:span text:style-name="T475">not</text:span>;</text:p>
        </text:list-item>
        <text:list-item>
          <text:p text:style-name="P1310">слово <text:span text:style-name="T475">never</text:span> (и другие слова, придающие отрицательное значение).</text:p>
        </text:list-item>
      </text:list>
      <text:p text:style-name="P661"/>
      <text:p text:style-name="P663">Частица <text:span text:style-name="T475">not</text:span> стоит всегда в связке либо со вспомогательным глаголом, либо с модальным.</text:p>
      <text:p text:style-name="P663">Она является частью сказуемого. Переводится как «не».</text:p>
      <text:p text:style-name="P663"/>
      <text:p text:style-name="P889">I not like horror movies (неправильно, остуствует вспомогательный глагол)</text:p>
      <text:p text:style-name="P889">I do n<text:span text:style-name="T1067">o</text:span>t like horror movies (правильно <text:span text:style-name="T1068">для простых предложений</text:span>)</text:p>
      <text:p text:style-name="P663"/>
      <text:p text:style-name="P664"><text:soft-page-break/>В сложных предложениях, где несколько глаголов, используются другие правила.</text:p>
      <text:p text:style-name="P666"><text:span text:style-name="T1073">C</text:span>казуемым обычно является самый первый глагол. Если отрицатульную мысль сообщить </text:p>
      <text:p text:style-name="P666">в дополнении, то not будет стоять самостоятельно.</text:p>
      <text:p text:style-name="P665"/>
      <text:p text:style-name="P667">It`s quite impolite not to call me back — Очень не вежливо не перезванивать мне.</text:p>
      <text:p text:style-name="P667">(здесь сказуемым является первый глагол — is)</text:p>
      <text:p text:style-name="P667"/>
      <text:p text:style-name="P1196"><text:span text:style-name="T320">С</text:span><text:span text:style-name="T319">амые важные глаголы</text:span></text:p>
      <text:p text:style-name="P668"/>
      <text:p text:style-name="P669">Это <text:span text:style-name="T475">be</text:span>, <text:span text:style-name="T475">do</text:span>, <text:span text:style-name="T475">have</text:span> и <text:span text:style-name="T475">get</text:span>. Они могут быть как смысловыми, так и вспомогательными <text:span text:style-name="T1076">(кроме </text:span><text:span text:style-name="T499">get</text:span><text:span text:style-name="T1076">)</text:span>.</text:p>
      <text:p text:style-name="P669">Они могут входить в устойчивые сочетания, где меняют свое значение.</text:p>
      <text:p text:style-name="P669"/>
      <text:p text:style-name="P713">Глагол <text:span text:style-name="T475">be</text:span></text:p>
      <text:p text:style-name="P669"/>
      <text:p text:style-name="P610"><text:span text:style-name="T336">Э</text:span><text:span text:style-name="T337">то начальная форма глагола</text:span><text:span text:style-name="T338"> «быть». </text:span><text:span text:style-name="T343">В </text:span><text:span text:style-name="T336">Present Simple </text:span><text:span text:style-name="T350">be</text:span><text:span text:style-name="T336"> </text:span><text:span text:style-name="T335">изменяется</text:span><text:span text:style-name="T336"> на</text:span><text:span text:style-name="T338">: </text:span></text:p>
      <text:list xml:id="list3017367997" text:style-name="L42">
        <text:list-item>
          <text:p text:style-name="P1328"><text:span text:style-name="T638">a</text:span><text:span text:style-name="T633">m — если подлежащее в первом лице (</text:span><text:span text:style-name="T511">I</text:span><text:span text:style-name="T633">);</text:span></text:p>
        </text:list-item>
        <text:list-item>
          <text:p text:style-name="P1329">is — если подлежащее в третьем лице, единственном числе (<text:span text:style-name="T475">he/she/it</text:span>);</text:p>
        </text:list-item>
        <text:list-item>
          <text:p text:style-name="P1329">are — если подлежащее во множественном числе (<text:span text:style-name="T475">you/we/they</text:span>).</text:p>
        </text:list-item>
      </text:list>
      <text:p text:style-name="P923"/>
      <text:p text:style-name="P1111"><text:span text:style-name="T355">Г</text:span><text:span text:style-name="T356">лагол </text:span><text:span text:style-name="T148">be</text:span><text:span text:style-name="T356"> в форме </text:span><text:span text:style-name="T148">am/is/are</text:span><text:span text:style-name="T356"> является смысловым, но при переводе на русский выпадает. </text:span></text:p>
      <text:p text:style-name="P926"/>
      <text:p text:style-name="P940"><text:span text:style-name="T739">Одновременно с этим формы </text:span><text:span text:style-name="T1079">am/is/are</text:span><text:span text:style-name="T740"> </text:span><text:span text:style-name="T739">привязывают предложение к настоящему времени. </text:span><text:span text:style-name="T1005">(привязывает ко времени во всех формах)</text:span></text:p>
      <text:p text:style-name="P941"/>
      <text:p text:style-name="P926">После <text:span text:style-name="T475">be</text:span> обычно указывается характеристика (какой) или место (где).</text:p>
      <text:p text:style-name="P923"/>
      <text:p text:style-name="P922"><text:span text:style-name="T477">This dress is blue — </text:span><text:span text:style-name="T498">Это платье синие.</text:span></text:p>
      <text:p text:style-name="P1020"><text:span text:style-name="T344">I</text:span><text:span text:style-name="T345"> </text:span><text:span text:style-name="T344">am</text:span><text:span text:style-name="T345"> in </text:span><text:span text:style-name="T344">my</text:span><text:span text:style-name="T345"> office now — </text:span><text:span text:style-name="T344">Я</text:span><text:span text:style-name="T346"> у себя в офисе сейчас.</text:span></text:p>
      <text:p text:style-name="P924"/>
      <text:p text:style-name="P1159"><text:span text:style-name="T340">В русском языке предложение может </text:span><text:span text:style-name="T339">не иметь</text:span><text:span text:style-name="T340"> сказуемого. </text:span><text:span text:style-name="T339">Там где в русском сказуемое отсутсвует, в английском будет стоять глагол </text:span><text:span text:style-name="T344">be</text:span><text:span text:style-name="T339"> в форме </text:span><text:span text:style-name="T349">am/is/are</text:span><text:span text:style-name="T336"> </text:span><text:span text:style-name="T339">(т. к. для английского не характерно, когда в предложении нет сказуемого)</text:span><text:span text:style-name="T336">. </text:span></text:p>
      <text:p text:style-name="P923"/>
      <text:p text:style-name="P933"><text:span text:style-name="T530">I </text:span><text:span text:style-name="T513">am a doctor — Я (</text:span><text:span text:style-name="T514">есть</text:span><text:span text:style-name="T513">) доктор.</text:span></text:p>
      <text:p text:style-name="P934"><text:span text:style-name="T933">We are happy </text:span><text:span text:style-name="T936">— </text:span><text:span text:style-name="T933">Мы (есть) счастливы.</text:span></text:p>
      <text:p text:style-name="P928"/>
      <text:p text:style-name="P1168"><text:span text:style-name="T311">Глагол</text:span><text:span text:style-name="T312"> </text:span><text:span text:style-name="T95">be</text:span><text:span text:style-name="T312"> может использоваться в связке с прилагательным. </text:span><text:span text:style-name="T313">П</text:span><text:span text:style-name="T314">ри переводе такая связка </text:span></text:p>
      <text:p text:style-name="P1168"><text:span text:style-name="T314">может образовывать новый глагол, которого нет в </text:span><text:span text:style-name="T315">словаре</text:span><text:span text:style-name="T314">.</text:span></text:p>
      <text:p text:style-name="P929"/>
      <text:p text:style-name="P938"><text:span text:style-name="T515">I </text:span><text:span text:style-name="T532">am interested</text:span><text:span text:style-name="T515"> in art — Я</text:span><text:span text:style-name="T516"> </text:span><text:span text:style-name="T533">интересуюсь</text:span><text:span text:style-name="T525"> </text:span><text:span text:style-name="T516">искусством </text:span><text:span text:style-name="T525">(есть заинтересованный)</text:span><text:span text:style-name="T516">.</text:span></text:p>
      <text:p text:style-name="P938"><text:span text:style-name="T516">My hands </text:span><text:span text:style-name="T533">are cold</text:span><text:span text:style-name="T516"> — Мои руки</text:span><text:span text:style-name="T517"> </text:span><text:span text:style-name="T533">замерзли </text:span><text:span text:style-name="T525">(есть замерзшие)</text:span><text:span text:style-name="T517">.</text:span></text:p>
      <text:p text:style-name="P891"/>
      <text:p text:style-name="P695">В вопросительных предложениях глагол <text:span text:style-name="T475">be</text:span> меняется местами с подлежащим, </text:p>
      <text:p text:style-name="P695">а в отрицательных, используется с частицей <text:span text:style-name="T475">not</text:span>:</text:p>
      <text:p text:style-name="P695"/>
      <text:p text:style-name="P823"><text:span text:style-name="T934">I </text:span><text:span text:style-name="T933">am not a student — Я не студент.</text:span></text:p>
      <text:p text:style-name="P892">We are not English speakers — Они не англоговорящие люди.</text:p>
      <text:p text:style-name="P823"><text:span text:style-name="T934">I</text:span><text:span text:style-name="T933">s it dark? — Сейчас темно?</text:span></text:p>
      <text:p text:style-name="P892">Are they hungry? — Они голодны?</text:p>
      <text:p text:style-name="P892"/>
      <text:p text:style-name="P696">Если перед <text:span text:style-name="T484">am/is/are</text:span> нет вопросительного слова, то это общий вопрос. </text:p>
      <text:p text:style-name="P696">В корешке ответа вместо <text:span text:style-name="T475">do/does</text:span> используется <text:span text:style-name="T475">am/is/are</text:span>:</text:p>
      <text:p text:style-name="P696"><text:soft-page-break/></text:p>
      <text:p text:style-name="P824"><text:span text:style-name="T933">Am I in danger? Yes, you are. </text:span><text:span text:style-name="T935">—</text:span><text:span text:style-name="T933"> Я в опасности? Да.</text:span></text:p>
      <text:p text:style-name="P824"><text:span text:style-name="T933">Is John married? - No, he isn`t. </text:span><text:span text:style-name="T935">— </text:span><text:span text:style-name="T933">Джон женат? </text:span><text:span text:style-name="T935">— </text:span><text:span text:style-name="T933">Нет.</text:span></text:p>
      <text:p text:style-name="P893"><text:span text:style-name="T724">Специальный вопрос начинается с вопросительного слова </text:span><text:span text:style-name="T729">или связки</text:span><text:span text:style-name="T724">:</text:span> </text:p>
      <text:p text:style-name="P893">Where is Jill?<text:span text:style-name="T964"> </text:span>She is at school. <text:span text:style-name="T964">— </text:span>Где Джил? Она в школе.</text:p>
      <text:p text:style-name="P893"/>
      <text:p text:style-name="P938"><text:span text:style-name="T641">Очень часто </text:span><text:span text:style-name="T519">am/is/are</text:span><text:span text:style-name="T641"> сокращаются: </text:span><text:span text:style-name="T519">I am → I`m, he is → he`s, <text:s/></text:span></text:p>
      <text:p text:style-name="P938"><text:span text:style-name="T519">you are → you`re, John is → John`s, </text:span><text:span text:style-name="T521">t</text:span><text:span text:style-name="T519">hey are → </text:span><text:span text:style-name="T521">t</text:span><text:span text:style-name="T519">hey`re</text:span><text:span text:style-name="T520">. </text:span></text:p>
      <text:p text:style-name="P894"/>
      <text:p text:style-name="P938"><text:span text:style-name="T642">С</text:span><text:span text:style-name="T643">окращать можно как по </text:span><text:span text:style-name="T644">вспом.</text:span><text:span text:style-name="T643"> глаголу, так и по частице </text:span><text:span text:style-name="T522">not</text:span><text:span text:style-name="T643">: </text:span><text:span text:style-name="T522">he is not → he`s not</text:span><text:span text:style-name="T523"> или</text:span><text:span text:style-name="T522"> he isn`t.</text:span></text:p>
      <text:p text:style-name="P925"><text:span text:style-name="T1077">П</text:span>ри этом <text:span text:style-name="T475">am</text:span> сокращается только по <text:span text:style-name="T475">am</text:span> → <text:span text:style-name="T475">I`m not (I amn`t не существует).</text:span></text:p>
      <text:p text:style-name="P725"/>
      <text:p text:style-name="P939"><text:span text:style-name="T698">Глагол be</text:span><text:span text:style-name="T700"> </text:span><text:span text:style-name="T698">в Past Simple имеет 2 формы: </text:span></text:p>
      <text:list xml:id="list3258176589" text:style-name="L43">
        <text:list-item>
          <text:p text:style-name="P1332"><text:span text:style-name="T698">was — </text:span><text:span text:style-name="T699">если подлежащее в первом лице или множественном числе (</text:span><text:span text:style-name="T541">I, you, we, they</text:span><text:span text:style-name="T699">);</text:span></text:p>
        </text:list-item>
        <text:list-item>
          <text:p text:style-name="P1332"><text:span text:style-name="T699">were <text:s/>— если подлежащее в третьем лице, единственно</text:span><text:span text:style-name="T723">го</text:span><text:span text:style-name="T699"> числ</text:span><text:span text:style-name="T723">а </text:span><text:span text:style-name="T699">(</text:span><text:span text:style-name="T541">he, she, it</text:span><text:span text:style-name="T699">).</text:span></text:p>
        </text:list-item>
      </text:list>
      <text:p text:style-name="P723"/>
      <text:p text:style-name="P825"><text:span text:style-name="T956">I </text:span><text:span text:style-name="T933">was</text:span><text:span text:style-name="T932"> satisfied with my work — Я </text:span><text:span text:style-name="T933">был</text:span><text:span text:style-name="T932"> доволен своей работой.</text:span></text:p>
      <text:p text:style-name="P825"><text:span text:style-name="T933">Was</text:span><text:span text:style-name="T932"> the weather good? No, it </text:span><text:span text:style-name="T933">wasn`t</text:span><text:span text:style-name="T932"> — </text:span><text:span text:style-name="T933">Погода была хорош</text:span><text:span text:style-name="T942">ая</text:span><text:span text:style-name="T933">? Нет.</text:span></text:p>
      <text:p text:style-name="P670"/>
      <text:p text:style-name="P712">В Future Simple принимает только одну форму — <text:span text:style-name="T475">will be</text:span> (буду).</text:p>
      <text:p text:style-name="P1047"><text:span text:style-name="T96">I will be happy to eat — Я буду </text:span><text:span text:style-name="T97">рад </text:span><text:span text:style-name="T96">поесть.</text:span></text:p>
      <text:p text:style-name="P670"/>
      <text:p text:style-name="P715">Глагол <text:span text:style-name="T475">do</text:span></text:p>
      <text:p text:style-name="P671"/>
      <text:p text:style-name="P937"><text:span text:style-name="T765">Переводится как </text:span><text:span text:style-name="T764">«делать». В </text:span><text:span text:style-name="T766">одном предложении </text:span><text:span text:style-name="T764">может встречаться несколько раз, </text:span></text:p>
      <text:p text:style-name="P1112"><text:span text:style-name="T359">в качестве вспомогательного </text:span><text:span text:style-name="T360">глагола </text:span><text:span text:style-name="T359">и смыслового.</text:span><text:span text:style-name="T1078"> </text:span><text:span text:style-name="T357">Вспомогательным глаголом </text:span><text:span text:style-name="T358">он </text:span><text:span text:style-name="T357">может быть только в отрицаниях и вопросах, времен группы Simple.</text:span></text:p>
      <text:p text:style-name="P1114"/>
      <text:p text:style-name="P927"><text:span text:style-name="T496">What do you do? </text:span><text:span text:style-name="T497">— </text:span><text:span text:style-name="T496">Что ты делаешь?</text:span></text:p>
      <text:p text:style-name="P1113"><text:span text:style-name="T357">D</text:span><text:span text:style-name="T41">o you like pets? </text:span><text:span text:style-name="T357">—</text:span><text:span text:style-name="T41"> No, I don`t.</text:span></text:p>
      <text:p text:style-name="P1115"/>
      <text:p text:style-name="P217"><text:span text:style-name="T351">В</text:span><text:span text:style-name="T352"> </text:span><text:span text:style-name="T353">прошедшем времени</text:span><text:span text:style-name="T354"> преорбазуется в </text:span><text:span text:style-name="T348">did</text:span><text:span text:style-name="T354"> — «</text:span><text:span text:style-name="T352">делал» (2я форма </text:span><text:span text:style-name="T347">do</text:span><text:span text:style-name="T352">)</text:span><text:span text:style-name="T354">.</text:span></text:p>
      <text:p text:style-name="P724">Если в предложении появляется <text:span text:style-name="T475">was/were</text:span>, <text:span text:style-name="T995">то </text:span><text:span text:style-name="T990">did</text:span><text:span text:style-name="T995"> уже не нужно использовать.</text:span></text:p>
      <text:p text:style-name="P717"/>
      <text:p text:style-name="P716">Глагол <text:span text:style-name="T475">have</text:span></text:p>
      <text:p text:style-name="P697"/>
      <text:p text:style-name="P1021"><text:span text:style-name="T279">Переводится как «иметь». </text:span><text:span text:style-name="T281">Д</text:span><text:span text:style-name="T279">ля времен группы Perfect </text:span><text:span text:style-name="T281">выступает в роли вспомогательного глагола</text:span><text:span text:style-name="T279">. </text:span><text:span text:style-name="T265">Также </text:span><text:span text:style-name="T279">может быть</text:span><text:span text:style-name="T265"> частью устойчивых словосотечаний. В </text:span><text:span text:style-name="T282">прошедшем </text:span></text:p>
      <text:p text:style-name="P1021"><text:span text:style-name="T282">времени</text:span><text:span text:style-name="T265"> преобразуется в </text:span><text:span text:style-name="T83">had</text:span><text:span text:style-name="T265"> </text:span><text:span text:style-name="T348">—</text:span><text:span text:style-name="T265"> «</text:span><text:span text:style-name="T282">имел</text:span><text:span text:style-name="T265">».</text:span></text:p>
      <text:p text:style-name="P699"/>
      <text:p text:style-name="P1017"><text:span text:style-name="T265">В некоторых ситуациях его можно не переводить (когда он смысловой). </text:span><text:span text:style-name="T266">Но при этом в предложении он обязан быть. </text:span><text:span text:style-name="T279">Это </text:span><text:span text:style-name="T266">из-за особенностей английской грамматики, которая требует, обязательного наличия подлежащего и сказуемого.</text:span></text:p>
      <text:p text:style-name="P672"/>
      <text:p text:style-name="P895">I have a lot of friends — У меня (есть) много друзей.</text:p>
      <text:p text:style-name="P896">We heave a big house — У нас (есть) большой дом.</text:p>
      <text:p text:style-name="P698"/>
      <text:p text:style-name="P1022"><text:span text:style-name="T283">Когда </text:span><text:span text:style-name="T86">have</text:span><text:span text:style-name="T283"> является смысловым глаголом, он </text:span><text:span text:style-name="T269">работает по тем же правилам что и </text:span><text:span text:style-name="T270">другие</text:span><text:span text:style-name="T269"> </text:span><text:span text:style-name="T283">смысловые </text:span><text:span text:style-name="T269">глаголы, т. е. требует вспомогательного </text:span><text:span text:style-name="T84">do</text:span><text:span text:style-name="T269"> для отрицаний и вопросов. </text:span></text:p>
      <text:p text:style-name="P1022"><text:span text:style-name="T281">В утверждениях </text:span><text:span text:style-name="T86">have</text:span><text:span text:style-name="T283"> </text:span><text:span text:style-name="T281">не пишется с окончанием </text:span><text:span text:style-name="T85">-s</text:span><text:span text:style-name="T281">, а преобразуется в </text:span><text:span text:style-name="T85">has</text:span><text:span text:style-name="T281">.</text:span></text:p>
      <text:p text:style-name="P672"/>
      <text:p text:style-name="P42"><text:span text:style-name="T53">Mike has </text:span><text:span text:style-name="T54">many friends</text:span><text:span text:style-name="T53"> — У Майка много друзей.</text:span></text:p>
      <text:p text:style-name="P43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9"><text:span text:style-name="T45">Do you have many friends? </text:span><text:span text:style-name="T55">—</text:span><text:span text:style-name="T45"> У тебя много друзей?</text:span></text:p>
      <text:p text:style-name="P905"/>
      <text:p text:style-name="P225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0">He hasn`t lost his keys — Он не потерял свои ключи <text:span text:style-name="T1080">(has в отрицании)</text:span>.</text:p>
      <text:p text:style-name="P906"/>
      <text:p text:style-name="P673">Have в значении «иметь» не употребляется во временах группы Continuous.</text:p>
      <text:p text:style-name="P673"/>
      <text:p text:style-name="P897">I am having many friends now → Неправильно</text:p>
      <text:p text:style-name="P897">I have many friends → Правильно</text:p>
      <text:p text:style-name="P672"/>
      <text:p text:style-name="P1153"><text:span text:style-name="T239">В разговорной речи очесть часто используется оборот </text:span><text:span text:style-name="T68">have got</text:span><text:span text:style-name="T239">. </text:span><text:span text:style-name="T267">Он обозначает тоже самое, что и </text:span><text:span text:style-name="T87">have</text:span><text:span text:style-name="T267"> </text:span><text:span text:style-name="T239">(иметь/владеть/</text:span><text:span text:style-name="T317">есть</text:span><text:span text:style-name="T239">)</text:span><text:span text:style-name="T267">, но используется только в настоящем времени.</text:span></text:p>
      <text:p text:style-name="P680"/>
      <text:p text:style-name="P1153"><text:span text:style-name="T267">Г</text:span><text:span text:style-name="T239">рамматически, </text:span><text:span text:style-name="T68">have got</text:span><text:span text:style-name="T239"> — это Present Perfect, т. е. </text:span><text:span text:style-name="T68">have</text:span><text:span text:style-name="T239"> здесь вспомогательный глагол, </text:span></text:p>
      <text:p text:style-name="P1048"><text:span text:style-name="T280">а основное значение «</text:span><text:span text:style-name="T316">есть</text:span><text:span text:style-name="T280">» передает </text:span><text:span text:style-name="T88">got</text:span><text:span text:style-name="T280"> </text:span><text:span text:style-name="T268">(3я форма get)</text:span><text:span text:style-name="T280">. </text:span></text:p>
      <text:p text:style-name="P674"/>
      <text:p text:style-name="P898">Have you got a Mercedes? / Do you have a Mercedes? — У тебя есть мерседес?</text:p>
      <text:p text:style-name="P898">I haven`t got a Mercedes / I don`t have a Mercedes — У меня нет мерседеса.</text:p>
      <text:p text:style-name="P675"/>
      <text:p text:style-name="P1023"><text:span text:style-name="T271">Глагол </text:span><text:span text:style-name="T89">have</text:span><text:span text:style-name="T272"> может входить в состав устойчивых выражений и словосочетаний. </text:span></text:p>
      <text:p text:style-name="P677">В этом случае он может переводится по другому. Также здесь отменяется правило, </text:p>
      <text:p text:style-name="P676">по которому <text:span text:style-name="T475">have</text:span> нельзя употребять в Continuous:</text:p>
      <text:p text:style-name="P676"/>
      <text:list xml:id="list1468310915" text:style-name="L44">
        <text:list-item>
          <text:p text:style-name="P1311"><text:span text:style-name="T1101">в</text:span>ыражения, связанные с приемом пищи:</text:p>
        </text:list-item>
      </text:list>
      <text:list xml:id="list324353857" text:style-name="L45">
        <text:list-item>
          <text:list>
            <text:list-item>
              <text:p text:style-name="P1312">have a coffee/tea/<text:span text:style-name="T1075">drink</text:span> — пить кофе/чай/<text:span text:style-name="T1075">напиток</text:span>;</text:p>
            </text:list-item>
            <text:list-item>
              <text:p text:style-name="P1312">have a meal — принимать пищу;</text:p>
            </text:list-item>
            <text:list-item>
              <text:p text:style-name="P1312">have a breakfast/luch/dinner — завтракать/обедать/ужинать.</text:p>
            </text:list-item>
          </text:list>
        </text:list-item>
      </text:list>
      <text:p text:style-name="P678"/>
      <text:list xml:id="list151707986925386" text:continue-list="list1468310915" text:style-name="L44">
        <text:list-item>
          <text:p text:style-name="P1444"><text:span text:style-name="T308">в</text:span><text:span text:style-name="T272">ыражения, связанные с времяпровождением:</text:span></text:p>
        </text:list-item>
      </text:list>
      <text:list xml:id="list3380498298" text:style-name="L46">
        <text:list-item>
          <text:list>
            <text:list-item>
              <text:p text:style-name="P1313">have a date — ходить на свидание;</text:p>
            </text:list-item>
            <text:list-item>
              <text:p text:style-name="P1313">have a good time — хорошо проводить время;</text:p>
            </text:list-item>
            <text:list-item>
              <text:p text:style-name="P1313">have a meeting / an appointment — назначать встречу;</text:p>
            </text:list-item>
            <text:list-item>
              <text:p text:style-name="P1313">have a nice day — удачного дня (пожелание);</text:p>
            </text:list-item>
            <text:list-item>
              <text:p text:style-name="P1313">have fun — веселиться.</text:p>
            </text:list-item>
          </text:list>
        </text:list-item>
      </text:list>
      <text:p text:style-name="P676"/>
      <text:list xml:id="list151707407980746" text:continue-list="list151707986925386" text:style-name="L44">
        <text:list-item>
          <text:p text:style-name="P1444"><text:span text:style-name="T308">в</text:span><text:span text:style-name="T272">ыражения, связанные </text:span><text:span text:style-name="T309">с внешностью:</text:span></text:p>
        </text:list-item>
      </text:list>
      <text:list xml:id="list3703717718" text:style-name="L47">
        <text:list-item>
          <text:list>
            <text:list-item>
              <text:p text:style-name="P1314">have a bath/shower/shave — принимать ванну/душ, побриться;</text:p>
            </text:list-item>
            <text:list-item>
              <text:p text:style-name="P1314">have a haircat — постричься.</text:p>
            </text:list-item>
          </text:list>
        </text:list-item>
      </text:list>
      <text:p text:style-name="P679"/>
      <text:list xml:id="list151706881857810" text:continue-list="list151707407980746" text:style-name="L44">
        <text:list-item>
          <text:p text:style-name="P1445"><text:span text:style-name="T308">в</text:span><text:span text:style-name="T309">ыражения, связанные с общением:</text:span></text:p>
        </text:list-item>
      </text:list>
      <text:list xml:id="list1293439877" text:style-name="L48">
        <text:list-item>
          <text:list>
            <text:list-item>
              <text:p text:style-name="P1315">have a guess — угадывать, догадываться;</text:p>
            </text:list-item>
            <text:list-item>
              <text:p text:style-name="P1315">have a chat — болтать;</text:p>
            </text:list-item>
            <text:list-item>
              <text:p text:style-name="P1315">have a talk/discussion — беседовать/обсуждать;</text:p>
            </text:list-item>
            <text:list-item>
              <text:p text:style-name="P1315">have a call — позвонить.</text:p>
            </text:list-item>
          </text:list>
        </text:list-item>
      </text:list>
      <text:p text:style-name="P679"/>
      <text:list xml:id="list151707803254836" text:continue-list="list151706881857810" text:style-name="L44">
        <text:list-item>
          <text:p text:style-name="P1445"><text:span text:style-name="T308">в</text:span><text:span text:style-name="T309">ыражения связанные со здоровьем:</text:span></text:p>
        </text:list-item>
      </text:list>
      <text:list xml:id="list4071175122" text:style-name="L49">
        <text:list-item>
          <text:list>
            <text:list-item>
              <text:p text:style-name="P1316">have a baby — родить;</text:p>
            </text:list-item>
            <text:list-item>
              <text:p text:style-name="P1316">have a cold — простудиться;</text:p>
            </text:list-item>
            <text:list-item>
              <text:p text:style-name="P1316"><text:soft-page-break/>have a cough — кашлять;</text:p>
            </text:list-item>
            <text:list-item>
              <text:p text:style-name="P1316">have a headache — болит голова.</text:p>
            </text:list-item>
          </text:list>
        </text:list-item>
      </text:list>
      <text:p text:style-name="P679"/>
      <text:list xml:id="list151707422481105" text:continue-list="list151707803254836" text:style-name="L44">
        <text:list-item>
          <text:p text:style-name="P1445"><text:span text:style-name="T308">в</text:span><text:span text:style-name="T309">ыражения, связанные с отдыхом:</text:span></text:p>
          <text:list>
            <text:list-item>
              <text:p text:style-name="P1317">have a day off — взять выходной;</text:p>
            </text:list-item>
            <text:list-item>
              <text:p text:style-name="P1317">have a dream — видеть сон;</text:p>
            </text:list-item>
            <text:list-item>
              <text:p text:style-name="P1317">have a nightmare — видеть кошмар;</text:p>
            </text:list-item>
            <text:list-item>
              <text:p text:style-name="P1317">have a rest — отдыхать;</text:p>
            </text:list-item>
            <text:list-item>
              <text:p text:style-name="P1317">have a sleep — спать.</text:p>
            </text:list-item>
          </text:list>
        </text:list-item>
      </text:list>
      <text:p text:style-name="P679"/>
      <text:list xml:id="list151708525981195" text:continue-numbering="true" text:style-name="L44">
        <text:list-item>
          <text:p text:style-name="P1445"><text:span text:style-name="T308">в</text:span><text:span text:style-name="T309">ыражения, свяханые с физической активностью:</text:span></text:p>
        </text:list-item>
      </text:list>
      <text:list xml:id="list2893668779" text:style-name="L50">
        <text:list-item>
          <text:list>
            <text:list-item>
              <text:p text:style-name="P1318">have a good journey — добраться без проблем (пожелание);</text:p>
            </text:list-item>
            <text:list-item>
              <text:p text:style-name="P1318">have a good flight — хорошо долететь (пожелание);</text:p>
            </text:list-item>
            <text:list-item>
              <text:p text:style-name="P1318">have a lift — подвести (на машине);</text:p>
            </text:list-item>
            <text:list-item>
              <text:p text:style-name="P1319">have a ride — проехаться;</text:p>
            </text:list-item>
            <text:list-item>
              <text:p text:style-name="P1319">have a walk — пройтись (прогуляться);</text:p>
            </text:list-item>
            <text:list-item>
              <text:p text:style-name="P1319">have a swim — поплавать;</text:p>
            </text:list-item>
            <text:list-item>
              <text:p text:style-name="P1319">have a hug — обняться;</text:p>
            </text:list-item>
            <text:list-item>
              <text:p text:style-name="P1319">have a kiss — поцеловаться.</text:p>
            </text:list-item>
          </text:list>
        </text:list-item>
      </text:list>
      <text:p text:style-name="P679"/>
      <text:p text:style-name="P718">Глагол <text:span text:style-name="T475">get</text:span></text:p>
      <text:p text:style-name="P681"/>
      <text:p text:style-name="P1018"><text:span text:style-name="T274">Один и самых запутанных глаголов, который может переводится по разному,</text:span><text:span text:style-name="T273"> в записимости </text:span></text:p>
      <text:p text:style-name="P682">от слов, идущих после него. Поэтому его нужно переводить в связке с соседними словами.</text:p>
      <text:p text:style-name="P683"/>
      <text:p text:style-name="P1018"><text:span text:style-name="T274">Если после </text:span><text:span text:style-name="T90">get</text:span><text:span text:style-name="T274"> идет существительное, то он передает значение </text:span><text:span text:style-name="T273">«</text:span><text:span text:style-name="T274">получать, покупать</text:span><text:span text:style-name="T273">».</text:span></text:p>
      <text:p text:style-name="P682"/>
      <text:p text:style-name="P71"><text:span text:style-name="T56">I </text:span><text:span text:style-name="T45">got a new car — Я купил новую машину.</text:span></text:p>
      <text:p text:style-name="P899">I got an A today — Я получил пятерку сегодня. (A — <text:span text:style-name="T1080">это </text:span>оценка)</text:p>
      <text:p text:style-name="P1154"><text:span text:style-name="T273">Е</text:span><text:span text:style-name="T239">сли </text:span><text:span text:style-name="T68">get</text:span><text:span text:style-name="T239"> используется со средством передвижения, то он приобретает значение </text:span></text:p>
      <text:p text:style-name="P684">«сесть в транспорт». В этом случае он может использоваться с предлогом <text:span text:style-name="T475">on</text:span>.</text:p>
      <text:p text:style-name="P684"/>
      <text:p text:style-name="P899">I got on a bus at 5 o`clock — Я сел в автобус в 5 часов.</text:p>
      <text:p text:style-name="P899">I got a taxi — Я взял такси.</text:p>
      <text:p text:style-name="P682"/>
      <text:p text:style-name="P1154"><text:span text:style-name="T273">Е</text:span><text:span text:style-name="T239">сли после get идет прилагательное, то это означает «прийти к этому состоянию», </text:span></text:p>
      <text:p text:style-name="P684">например: <text:span text:style-name="T475">get hungry (проголодаться), get better (стать лучше), get cold (замерзнуть)</text:span> и т. д.</text:p>
      <text:p text:style-name="P684"/>
      <text:p text:style-name="P899">He got dressed quickly and left — Он оделся быстро и ушел.</text:p>
      <text:p text:style-name="P684"/>
      <text:p text:style-name="P684">Если <text:span text:style-name="T475">get</text:span> используется с частицей <text:span text:style-name="T475">to</text:span>, то это означает «прибывать в такое-то место».</text:p>
      <text:p text:style-name="P684"/>
      <text:p text:style-name="P899">I got to work late — Я приехал на работу поздно.</text:p>
      <text:p text:style-name="P899">I got to the airport by train — Я приехал в аэропорт на поезде.</text:p>
      <text:p text:style-name="P682"/>
      <text:p text:style-name="P682">В пассивном залоге может заменять глагол <text:span text:style-name="T475">be</text:span>. </text:p>
      <text:p text:style-name="P682"/>
      <text:p text:style-name="P682">Если <text:span text:style-name="T475">be</text:span> означает «быть в состоянии / обладать качеством», то <text:span text:style-name="T475">get</text:span> означает </text:p>
      <text:p text:style-name="P683">«входить в состояние / приобретать качество».</text:p>
      <text:p text:style-name="P683"/>
      <text:p text:style-name="P683">В отличии от <text:span text:style-name="T475">be, do, have</text:span>, этот глагол не может быть вспомогательным.</text:p>
      <text:p text:style-name="P685"><text:soft-page-break/>Почти для любого предложения с <text:span text:style-name="T475">get</text:span> можно найти замену с другим глаголом.</text:p>
      <text:p text:style-name="P683"/>
      <text:p text:style-name="P1160"><text:span text:style-name="T239">После </text:span><text:span text:style-name="T68">get</text:span><text:span text:style-name="T239"> могут стоять разные предлоги, в зависимости от которых он может сильно</text:span></text:p>
      <text:p text:style-name="P1161"><text:span text:style-name="T239">меняться. Такие измененя не всегда поддаются логике</text:span><text:span text:style-name="T275">:</text:span></text:p>
      <text:list xml:id="list3587761163" text:style-name="L51">
        <text:list-item>
          <text:p text:style-name="P1320">get along — ладить друг с другом;</text:p>
        </text:list-item>
        <text:list-item>
          <text:p text:style-name="P1320">get away — убираться прочь (грубо);</text:p>
        </text:list-item>
        <text:list-item>
          <text:p text:style-name="P1320">get back — вернуться;</text:p>
        </text:list-item>
        <text:list-item>
          <text:p text:style-name="P1320">get in — попасть внутрь;</text:p>
        </text:list-item>
        <text:list-item>
          <text:p text:style-name="P1320">get on — справиться с ситуацией.</text:p>
        </text:list-item>
      </text:list>
      <text:p text:style-name="P686"/>
      <text:p text:style-name="P826"><text:span text:style-name="T943">W</text:span><text:span text:style-name="T933">e get along well — Мы хорошо ладим.</text:span></text:p>
      <text:p text:style-name="P900">I`ll get away from work as soon as I can — Я свалю с этой работы, как только смогу.</text:p>
      <text:p text:style-name="P900">Get in the car quickly! — Быстро садись в машину!</text:p>
      <text:p text:style-name="P901">How are you getting on with your new job? — Как дела на новой работе?</text:p>
      <text:p text:style-name="P1109"/>
      <text:p text:style-name="P1109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08">Такие сочетания нельзя переводить по отдельности, а только в связке.</text:p>
      <text:p text:style-name="P683"/>
      <text:p text:style-name="P1108">Один и тот же фразовый глагол может иметь несколько значений.</text:p>
      <text:p text:style-name="P683"/>
      <text:p text:style-name="P714">Глаголы, в которых все путаются</text:p>
      <text:p text:style-name="P687"/>
      <text:p text:style-name="P688"><text:span text:style-name="T617">Tell и say</text:span> можно перевести как «сказать». Только первый означатает «рассказать», </text:p>
      <text:p text:style-name="P688">а второй - «сказать/говорить». </text:p>
      <text:p text:style-name="P688"/>
      <text:p text:style-name="P688">После <text:span text:style-name="T475">tell</text:span> нужно обязательно указать, кому адресована фраза, либо что именно </text:p>
      <text:p text:style-name="P688">говорится. После <text:span text:style-name="T475">tell</text:span> не нужен предлог.</text:p>
      <text:p text:style-name="P688"/>
      <text:p text:style-name="P902">Tell me the truth — Скажи мне правду.</text:p>
      <text:p text:style-name="P902">Tell Michael that I will be late — Скажи Майклу, что я опоздаю.</text:p>
      <text:p text:style-name="P688"/>
      <text:p text:style-name="P688">После <text:span text:style-name="T475">say</text:span> можно ничего не указывать, либо указать того, кто сказал фразу.</text:p>
      <text:p text:style-name="P688">Если мы говорим, кому адресована фраза, то после <text:span text:style-name="T475">say</text:span> нужен предлог <text:span text:style-name="T475">to</text:span>.</text:p>
      <text:p text:style-name="P688"/>
      <text:p text:style-name="P902">«You deserve more than this», I said to myself — Ты заслуживаешь большего, я сказал себе.</text:p>
      <text:p text:style-name="P688"/>
      <text:p text:style-name="P1155"><text:span text:style-name="T152">See, l</text:span><text:span text:style-name="T151">ook, watch</text:span><text:span text:style-name="T239"> передают значение «видеть», но с разными смысловыми оттенками.</text:span></text:p>
      <text:p text:style-name="P688"/>
      <text:p text:style-name="P689">Глагол <text:span text:style-name="T475">see</text:span> означает «видеть», как физическую возможность. Обычно <text:span text:style-name="T1081">он </text:span>не употребляется </text:p>
      <text:p text:style-name="P689">во временах Continuous.</text:p>
      <text:p text:style-name="P688"/>
      <text:p text:style-name="P902">I see a bird in the tree — Я вижу птицу на дереве.</text:p>
      <text:p text:style-name="P688"/>
      <text:p text:style-name="P688"><text:span text:style-name="T475">Look</text:span> означает «смотреть на что-либо». Если мы хотим узнать на какой объет смотрим — используется предлог <text:span text:style-name="T475">at</text:span>. В отличии от <text:span text:style-name="T475">see</text:span>, можно использовать в Continuous.</text:p>
      <text:p text:style-name="P688"/>
      <text:p text:style-name="P902">Don`t worry, I`m not looking — Не волнуйся, я не смотрю.</text:p>
      <text:p text:style-name="P902">I`m looking at the dog — Я смотрю на собаку.</text:p>
      <text:p text:style-name="P688"/>
      <text:p text:style-name="P1019"><text:span text:style-name="T68">Watch</text:span><text:span text:style-name="T239"> означает «</text:span><text:span text:style-name="T277">следить (взором)</text:span><text:span text:style-name="T239">» или «наблюдать» </text:span><text:span text:style-name="T276">за объектом</text:span><text:span text:style-name="T239">.</text:span></text:p>
      <text:p text:style-name="P690"/>
      <text:p text:style-name="P44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2"><text:span text:style-name="T59">I </text:span><text:span text:style-name="T45">like watching birds — Мне нравится наблюдать за птицами.</text:span></text:p>
      <text:p text:style-name="P690"/>
      <text:p text:style-name="P1019"><text:span text:style-name="T151">Hear, listen</text:span><text:span text:style-name="T239"> можно перевести как «слышать» и «слушать». Первый означает физическую возможность, а второй — осознанное действие.</text:span></text:p>
      <text:p text:style-name="P690"/>
      <text:p text:style-name="P903">Can you hear some noise? — Ты слышишь шум?</text:p>
      <text:p text:style-name="P903">I think I heard something — Кажется, я что-то слышал.</text:p>
      <text:p text:style-name="P690"/>
      <text:p text:style-name="P1156"><text:span text:style-name="T277">Когда мы говорим о том, что именно слушаем, то</text:span><text:span text:style-name="T239"> </text:span><text:span text:style-name="T277">п</text:span><text:span text:style-name="T239">осле </text:span><text:span text:style-name="T68">listen</text:span><text:span text:style-name="T239"> </text:span><text:span text:style-name="T277">ставится предлог </text:span><text:span text:style-name="T91">to</text:span><text:span text:style-name="T277">.</text:span></text:p>
      <text:p text:style-name="P691">При переводе на русский предлог выпадает.</text:p>
      <text:p text:style-name="P691"/>
      <text:p text:style-name="P903">Listen to me, please — Пожалуйста, послушай меня.</text:p>
      <text:p text:style-name="P903">What music do you listen to? - Какую музыку ты слушает?</text:p>
      <text:p text:style-name="P691"/>
      <text:p text:style-name="P1157"><text:span text:style-name="T151">Do, make</text:span><text:span text:style-name="T23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691"/>
      <text:p text:style-name="P692">Устойчивые выражения с do:</text:p>
      <text:list xml:id="list2192959051" text:style-name="L52">
        <text:list-item>
          <text:p text:style-name="P1321">do an exam/test — сдавать экзамен/тест;</text:p>
        </text:list-item>
        <text:list-item>
          <text:p text:style-name="P1321">do a course — пройти курс;</text:p>
        </text:list-item>
        <text:list-item>
          <text:p text:style-name="P1321">do work/homework/housework — делать работу / домашнюю работу / работу по дому;</text:p>
        </text:list-item>
        <text:list-item>
          <text:p text:style-name="P1321">do a favour — оказывать услугу;</text:p>
        </text:list-item>
        <text:list-item>
          <text:p text:style-name="P1321">do business — заниматься бизнесом;</text:p>
        </text:list-item>
        <text:list-item>
          <text:p text:style-name="P1321">do right/wrong — поступать правильно/неправильно;</text:p>
        </text:list-item>
        <text:list-item>
          <text:p text:style-name="P1323">do the shopping — делать покупки;</text:p>
        </text:list-item>
        <text:list-item>
          <text:p text:style-name="P1321">do the wassing up — мыть посуду;</text:p>
        </text:list-item>
      </text:list>
      <text:p text:style-name="P691"/>
      <text:p text:style-name="P692">Устойчивые выражения с make:</text:p>
      <text:list xml:id="list2547320094" text:style-name="L53">
        <text:list-item>
          <text:p text:style-name="P1322">make a noise — шуметь;</text:p>
        </text:list-item>
        <text:list-item>
          <text:p text:style-name="P1322">make a bed — застилать постель;</text:p>
        </text:list-item>
        <text:list-item>
          <text:p text:style-name="P1322">make a cake/tea/dinner — приготовить торт/чай/ужин;</text:p>
        </text:list-item>
        <text:list-item>
          <text:p text:style-name="P1449"><text:span text:style-name="T239">make a choice — сделать </text:span><text:span text:style-name="T278">выбор;</text:span></text:p>
        </text:list-item>
        <text:list-item>
          <text:p text:style-name="P1324">make a scision — принять решение;</text:p>
        </text:list-item>
        <text:list-item>
          <text:p text:style-name="P1324">make a promise — обещать, дать обещание;</text:p>
        </text:list-item>
        <text:list-item>
          <text:p text:style-name="P1324">make a friends — подружиться.</text:p>
        </text:list-item>
      </text:list>
      <text:p text:style-name="P693"/>
      <text:p text:style-name="P904">Could you do me a favour — Не мог бы ты оказать мне услугу? </text:p>
      <text:p text:style-name="P904">I belive she`ll make the right choice — Я верю, что она сделает правильный выбор.</text:p>
      <text:p text:style-name="P693"/>
      <text:p text:style-name="P1074"><text:span text:style-name="T364">Про и</text:span><text:span text:style-name="T365">нфинитив и герундий</text:span></text:p>
      <text:p text:style-name="P694"/>
      <text:p text:style-name="P701">Когда в английском предложении идет несколько глаголов <text:span text:style-name="T1083">подря</text:span><text:span text:style-name="T1084">д</text:span>, то первый является сказуемым<text:span text:style-name="T1082">, а следующий, свободный от времени, стоит в форме инфинитива </text:span></text:p>
      <text:p text:style-name="P1027"><text:span text:style-name="T298">или герундия </text:span><text:span text:style-name="T299">(</text:span><text:span text:style-name="T310">после сказуемоего</text:span><text:span text:style-name="T300"> </text:span><text:span text:style-name="T298">может быть несколько </text:span><text:span text:style-name="T310">глаголов</text:span><text:span text:style-name="T299">)</text:span><text:span text:style-name="T298">.</text:span></text:p>
      <text:p text:style-name="P700"/>
      <text:p text:style-name="P913">What do you want <text:span text:style-name="T912">to do</text:span>? — Что ты хочешь <text:span text:style-name="T912">делать</text:span>?</text:p>
      <text:p text:style-name="P913">I like <text:span text:style-name="T912">playing</text:span> cards — Я люблю <text:span text:style-name="T912">играть</text:span> в карты.</text:p>
      <text:p text:style-name="P914">Please don`t make me <text:span text:style-name="T912">worry</text:span> — Пожалуйста, не заставляй меня <text:span text:style-name="T912">волноваться</text:span>.</text:p>
      <text:p text:style-name="P915">I don`t mind <text:span text:style-name="T912">doing</text:span> it on my own — Я не против <text:span text:style-name="T912">сделать</text:span> это в одиночку.</text:p>
      <text:p text:style-name="P702"/>
      <text:p text:style-name="P1028"><text:soft-page-break/><text:span text:style-name="T284">И</text:span><text:span text:style-name="T285">нфинитив и герундий дополняют по смыслу </text:span><text:span text:style-name="T301">сказуемое</text:span><text:span text:style-name="T285">. </text:span><text:span text:style-name="T286">Они являются взаимозаменяемы </text:span></text:p>
      <text:p text:style-name="P1028"><text:span text:style-name="T294">и</text:span><text:span text:style-name="T286"> </text:span><text:span text:style-name="T294">в</text:span><text:span text:style-name="T286"> основном </text:span><text:span text:style-name="T294">и</text:span><text:span text:style-name="T286">спользуют</text:span><text:span text:style-name="T294">ся</text:span><text:span text:style-name="T286"> по наитию </text:span><text:span text:style-name="T301">либо</text:span><text:span text:style-name="T286"> в зависимости от диалекта.</text:span></text:p>
      <text:p text:style-name="P703"/>
      <text:p text:style-name="P704">На русский инфинитив и герундий переводятся несколькими способами:</text:p>
      <text:list xml:id="list2713689609" text:style-name="L54">
        <text:list-item>
          <text:p text:style-name="P1325">начальной формой глагола (делать);</text:p>
        </text:list-item>
        <text:list-item>
          <text:p text:style-name="P1325">причастием (делая);</text:p>
        </text:list-item>
        <text:list-item>
          <text:p text:style-name="P1325">придаточным предложением (чтобы сделать).</text:p>
        </text:list-item>
      </text:list>
      <text:p text:style-name="P703"/>
      <text:p text:style-name="P719">Инфинитив </text:p>
      <text:p text:style-name="P710"/>
      <text:p text:style-name="P1034"><text:span text:style-name="T307">Э</text:span><text:span text:style-name="T294">то глагол в начальной форме, </text:span><text:span text:style-name="T301">который </text:span><text:span text:style-name="T302">обычно </text:span><text:span text:style-name="T303">идет</text:span><text:span text:style-name="T301"> </text:span><text:span text:style-name="T294">с частицей </text:span><text:span text:style-name="T93">to</text:span><text:span text:style-name="T294">.</text:span></text:p>
      <text:p text:style-name="P908"><text:span text:style-name="T66">I don`t want </text:span><text:span text:style-name="T1099">to interface</text:span><text:span text:style-name="T66"> — Я не хочу </text:span><text:span text:style-name="T1099">вмешиваться</text:span><text:span text:style-name="T66">.</text:span></text:p>
      <text:p text:style-name="P711"/>
      <text:p text:style-name="P604"><text:span text:style-name="T294">Г</text:span><text:span text:style-name="T287">лаголы, после которых инфинитив всегда </text:span><text:span text:style-name="T295">с частицей </text:span><text:span text:style-name="T92">to</text:span><text:span text:style-name="T287">:</text:span></text:p>
      <text:list xml:id="list603741155" text:style-name="L55">
        <text:list-item>
          <text:p text:style-name="P1326">want — хотеть;</text:p>
        </text:list-item>
        <text:list-item>
          <text:p text:style-name="P1326">need — нуждаться;</text:p>
        </text:list-item>
        <text:list-item>
          <text:p text:style-name="P1326">plan — планировать;</text:p>
        </text:list-item>
        <text:list-item>
          <text:p text:style-name="P1326">decide — принимать решение;</text:p>
        </text:list-item>
        <text:list-item>
          <text:p text:style-name="P1326">offer — предлагать;</text:p>
        </text:list-item>
        <text:list-item>
          <text:p text:style-name="P1326">hope — надеяться;</text:p>
        </text:list-item>
        <text:list-item>
          <text:p text:style-name="P1326">promise — обещать;</text:p>
        </text:list-item>
        <text:list-item>
          <text:p text:style-name="P1326">try — пытаться;</text:p>
        </text:list-item>
        <text:list-item>
          <text:p text:style-name="P1326">forget — забывать;</text:p>
        </text:list-item>
        <text:list-item>
          <text:p text:style-name="P1326">learn — изучать;</text:p>
        </text:list-item>
        <text:list-item>
          <text:p text:style-name="P1326">would like — хотел бы.</text:p>
        </text:list-item>
      </text:list>
      <text:p text:style-name="P907"/>
      <text:p text:style-name="P907">We promise <text:span text:style-name="T912">to get</text:span> the money — Мы обещали <text:span text:style-name="T912">достать</text:span> денег.</text:p>
      <text:p text:style-name="P907">Don`t forget <text:span text:style-name="T912">to write</text:span> importang things — Не забывай <text:span text:style-name="T912">записывать</text:span> самое главное.</text:p>
      <text:p text:style-name="P705"/>
      <text:p text:style-name="P1026"><text:span text:style-name="T288">Между смысловым глаголом и идущим за ним инфинитивом часто </text:span><text:span text:style-name="T305">стоит</text:span><text:span text:style-name="T288"> дополнение.</text:span></text:p>
      <text:p text:style-name="P605"><text:span text:style-name="T305">Обычно</text:span><text:span text:style-name="T306"> </text:span><text:span text:style-name="T292">дополнение указывает</text:span><text:span text:style-name="T293">ся</text:span><text:span text:style-name="T292"> после </text:span><text:span text:style-name="T305">следующих </text:span><text:span text:style-name="T292">глаголов:</text:span></text:p>
      <text:list xml:id="list2941761679" text:style-name="L56">
        <text:list-item>
          <text:p text:style-name="P1327">ask — спрашивать;</text:p>
        </text:list-item>
        <text:list-item>
          <text:p text:style-name="P1327">tell — говорить;</text:p>
        </text:list-item>
        <text:list-item>
          <text:p text:style-name="P1327">advice — советовать;</text:p>
        </text:list-item>
        <text:list-item>
          <text:p text:style-name="P1327">expect — ожидать;</text:p>
        </text:list-item>
        <text:list-item>
          <text:p text:style-name="P1327">pesuade — убеждать;</text:p>
        </text:list-item>
        <text:list-item>
          <text:p text:style-name="P1327">teach — обучать.</text:p>
        </text:list-item>
      </text:list>
      <text:p text:style-name="P708"/>
      <text:p text:style-name="P912"><text:span text:style-name="T1090">I </text:span><text:span text:style-name="T34">asked</text:span><text:span text:style-name="T1091"> </text:span><text:span text:style-name="T1121">Mike</text:span><text:span text:style-name="T1091"> </text:span><text:span text:style-name="T917">to come</text:span><text:span text:style-name="T1091"> in — Я просила Майка войти.</text:span></text:p>
      <text:p text:style-name="P74"><text:span text:style-name="T32">Tell</text:span><text:span text:style-name="T45"> </text:span><text:span text:style-name="T1122">them</text:span><text:span text:style-name="T45"> </text:span><text:span text:style-name="T64">to leave</text:span><text:span text:style-name="T45"> us alone — Попроси их оставить нас в покое.</text:span></text:p>
      <text:p text:style-name="P705"/>
      <text:p text:style-name="P1029"><text:span text:style-name="T288">Если после смыслового глагола </text:span><text:span text:style-name="T304">указано</text:span><text:span text:style-name="T289"> </text:span><text:span text:style-name="T288">дополне</text:span><text:span text:style-name="T289">ние, </text:span><text:span text:style-name="T290">то такие предложения удобней переводить с использованием придаточного предложения.</text:span></text:p>
      <text:p text:style-name="P709"/>
      <text:p text:style-name="P78"><text:span text:style-name="T60">I </text:span><text:span text:style-name="T33">promise</text:span><text:span text:style-name="T60"> </text:span><text:span text:style-name="T1123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09"/>
      <text:p text:style-name="P1029"><text:span text:style-name="T306">(</text:span><text:span text:style-name="T297">п</text:span><text:span text:style-name="T290">ридаточно</text:span><text:span text:style-name="T291">е</text:span><text:span text:style-name="T290"> предложени</text:span><text:span text:style-name="T318">е</text:span><text:span text:style-name="T290"> — </text:span><text:span text:style-name="T306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6">. </text:span><text:span text:style-name="Emphasis"><text:span text:style-name="T63">Изобразить чувство, </text:span></text:span><text:span text:style-name="Emphasis"><text:span text:style-name="T362">которое я испытывал</text:span></text:span><text:span text:style-name="Emphasis"><text:span text:style-name="T63">, очень трудно</text:span></text:span><text:span text:style-name="T306">)</text:span><text:span text:style-name="T290">.</text:span></text:p>
      <text:p text:style-name="P909"/>
      <text:p text:style-name="P1029"><text:soft-page-break/><text:span text:style-name="T290">Т</text:span><text:span text:style-name="T296">акже придаточное предложение используется, когда вторая часть объясняет причину действия из главной части. </text:span><text:span text:style-name="T297">В этом случае инфинитив всегда используется с </text:span><text:span text:style-name="T94">to</text:span><text:span text:style-name="T297">.</text:span></text:p>
      <text:p text:style-name="P706"/>
      <text:p text:style-name="P79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0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10"/>
      <text:p text:style-name="P234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07"/>
      <text:p text:style-name="P911">I <text:span text:style-name="T23">went out</text:span> <text:span text:style-name="T912">for food</text:span> — Я <text:span text:style-name="T23">вышел</text:span><text:span text:style-name="T1089"> </text:span><text:span text:style-name="T912">за едой</text:span>.</text:p>
      <text:p text:style-name="P228"/>
      <text:p text:style-name="P228">Ес<text:span text:style-name="T1089">ть</text:span> глаголы, после которых инфинитив используется без частицы <text:span text:style-name="T475">to</text:span> («голый» инфитив). Таких глаголов немного. Самыми распространенные: <text:span text:style-name="T475">let </text:span>(позволять) и <text:span text:style-name="T475">make</text:span>.</text:p>
      <text:p text:style-name="P226"/>
      <text:p text:style-name="P76"><text:span text:style-name="T23">Let</text:span> <text:span text:style-name="T1118">Peter</text:span> <text:span text:style-name="T912">explain</text:span> himself — Позволь Питеру объясниться.</text:p>
      <text:p text:style-name="P77"><text:span text:style-name="T23">Let</text:span> <text:span text:style-name="T1118">us</text:span> (let`s) <text:span text:style-name="T912">watch</text:span> this movie — Давай<text:span text:style-name="T1086"> </text:span>посмотрим этот фильм.</text:p>
      <text:p text:style-name="P227"/>
      <text:p text:style-name="P229">Если после <text:span text:style-name="T475">make</text:span> стоит еще один глагол, то в этом случае <text:span text:style-name="T475">make</text:span> переводится не как «делать», </text:p>
      <text:p text:style-name="P229">а как «заставлять». После <text:span text:style-name="T475">make</text:span> нужно также указать дополнение.</text:p>
      <text:p text:style-name="P229"/>
      <text:p text:style-name="P198">I <text:span text:style-name="T3">can`t</text:span> <text:span text:style-name="T23">make</text:span> <text:span text:style-name="T1118">John</text:span> <text:span text:style-name="T912">work</text:span> — Я не могу заставить Джона работать.</text:p>
      <text:p text:style-name="P230"/>
      <text:p text:style-name="P232"><text:span text:style-name="T1087">Если инфинитив стоит после связки </text:span><text:span text:style-name="T503">it</text:span><text:span text:style-name="T1109"> + </text:span><text:span text:style-name="T500">be </text:span><text:span text:style-name="T1087">+ прилагательно</text:span><text:span text:style-name="T1088">е</text:span><text:span text:style-name="T1087">, то </text:span><text:span text:style-name="T1109">он </text:span><text:span text:style-name="T1087">используется </text:span></text:p>
      <text:p text:style-name="P232"><text:span text:style-name="T1087">с частицей </text:span><text:span text:style-name="T500">to</text:span><text:span text:style-name="T1087">. </text:span><text:span text:style-name="T1109">Такая связка выражает отношение к делу.</text:span></text:p>
      <text:p text:style-name="P231"/>
      <text:p text:style-name="P75">It <text:span text:style-name="T363">is difficult</text:span> to understand him — Его<text:span text:style-name="T1109"> </text:span>сложно понять.</text:p>
      <text:p text:style-name="P83">It was difficult to find a good job — Было трудно найти хорошую работу.</text:p>
      <text:p text:style-name="P46"><text:span text:style-name="T1109">It is nice to live here — Здесь </text:span><text:span text:style-name="T1110">приятно жить.</text:span></text:p>
      <text:p text:style-name="P231"/>
      <text:p text:style-name="P1175">По правилам английского языка после <text:span text:style-name="T475">be</text:span> всегда используется прилалагательное, при этом на русский, <text:span text:style-name="T475">be</text:span> + прилагательное будет переводиться наречием (где, куда, зачем, как).</text:p>
      <text:p text:style-name="P233"/>
      <text:p text:style-name="P1034"><text:span text:style-name="T904">Г</text:span><text:span text:style-name="T905">ерундий</text:span><text:span text:style-name="T745"> </text:span></text:p>
      <text:p text:style-name="P237"/>
      <text:p text:style-name="P1034"><text:span text:style-name="T748">Э</text:span><text:span text:style-name="T741">то нечно среднее между глаголом и существительным, </text:span><text:span text:style-name="T746">потому что м</text:span><text:span text:style-name="T741">ожет переводит</text:span><text:span text:style-name="T746">ь</text:span><text:span text:style-name="T741">ся </text:span></text:p>
      <text:p text:style-name="P1034"><text:span text:style-name="T746">и так и этак </text:span><text:span text:style-name="T749">(в зависимости от места)</text:span><text:span text:style-name="T741">.</text:span><text:span text:style-name="T747"> </text:span><text:span text:style-name="T742">Выглядит как глагол c окончанием </text:span><text:span text:style-name="T501">-ing</text:span><text:span text:style-name="T742">.</text:span></text:p>
      <text:p text:style-name="P240"/>
      <text:p text:style-name="P1035"><text:span text:style-name="T750">Герундий используется после предлогов </text:span><text:span text:style-name="T753">и</text:span><text:span text:style-name="T750"> некоторых глаголов. </text:span><text:span text:style-name="T752">Т</text:span><text:span text:style-name="T753">акже</text:span><text:span text:style-name="T750"> е</text:span><text:span text:style-name="T751">сли после </text:span></text:p>
      <text:p text:style-name="P241">первого глагола идет предлог, то второй всегда пишется в форме герундия.</text:p>
      <text:p text:style-name="P242"/>
      <text:p text:style-name="P239">Если герундий стоит в конце предложения, то он переводится глаголом.</text:p>
      <text:p text:style-name="P930"/>
      <text:p text:style-name="P827"><text:span text:style-name="T998">I </text:span><text:span text:style-name="T31">ran</text:span><text:span text:style-name="T997"> for a long time </text:span><text:span text:style-name="T1064">without</text:span><text:span text:style-name="T997"> </text:span><text:span text:style-name="T1000">stopping</text:span><text:span text:style-name="T997"> — Я долго бежал, не останавливаясь.</text:span></text:p>
      <text:p text:style-name="P827"><text:span text:style-name="T998">D</text:span><text:span text:style-name="T997">on`t stop. </text:span><text:span text:style-name="T31">Keep</text:span><text:span text:style-name="T997"> </text:span><text:span text:style-name="T1064">on</text:span><text:span text:style-name="T997"> </text:span><text:span text:style-name="T1000">running</text:span><text:span text:style-name="T997">! </text:span><text:span text:style-name="T999">— </text:span><text:span text:style-name="T997">Не останавливайся. Продолжай бежать!</text:span></text:p>
      <text:p text:style-name="P828"><text:span text:style-name="T1064">Before</text:span><text:span text:style-name="T997"> </text:span><text:span text:style-name="T1000">going</text:span><text:span text:style-name="T997"> </text:span><text:span text:style-name="T1000">out</text:span><text:span text:style-name="T997">, I phoned Jerry — Перед выходом я позвонил Джерри.</text:span></text:p>
      <text:p text:style-name="P930"/>
      <text:p text:style-name="P1030"><text:span text:style-name="T341">Глаголы, после которых </text:span><text:span text:style-name="T342">принято использовать</text:span><text:span text:style-name="T341"> герундий:</text:span></text:p>
      <text:p text:style-name="P931"/>
      <text:list xml:id="list956087234" text:style-name="L57">
        <text:list-item>
          <text:p text:style-name="P1330">обозначающие начало, продолжительность или конец процесса:</text:p>
          <text:list>
            <text:list-item>
              <text:p text:style-name="P1331">stop — прекращать;</text:p>
            </text:list-item>
            <text:list-item>
              <text:p text:style-name="P1331">finish — заканчивать;</text:p>
            </text:list-item>
            <text:list-item>
              <text:p text:style-name="P1331">give up — прекращать;</text:p>
            </text:list-item>
            <text:list-item>
              <text:p text:style-name="P1331"><text:soft-page-break/>carry on / go on / keep on — продолжать;</text:p>
            </text:list-item>
          </text:list>
          <text:p text:style-name="P1331"/>
        </text:list-item>
        <text:list-item>
          <text:p text:style-name="P1330">обозначающие отношение к чему-то:</text:p>
          <text:list>
            <text:list-item>
              <text:p text:style-name="P1331">dislike — нелюбить;</text:p>
            </text:list-item>
            <text:list-item>
              <text:p text:style-name="P1331">enjoy — нравиться;</text:p>
            </text:list-item>
          </text:list>
        </text:list-item>
        <text:list-item>
          <text:p text:style-name="P1330">глаголы чувственного восприятия:</text:p>
          <text:list>
            <text:list-item>
              <text:p text:style-name="P1331">see — видеть;</text:p>
            </text:list-item>
            <text:list-item>
              <text:p text:style-name="P1331">watch — смотреть;</text:p>
            </text:list-item>
            <text:list-item>
              <text:p text:style-name="P1331">hear — слышать;</text:p>
            </text:list-item>
            <text:list-item>
              <text:p text:style-name="P1331">listen to — слушать.</text:p>
            </text:list-item>
          </text:list>
        </text:list-item>
      </text:list>
      <text:p text:style-name="P932"/>
      <text:list xml:id="list151708363372236" text:continue-numbering="true" text:style-name="L57">
        <text:list-item>
          <text:p text:style-name="P1330">другие глаголы и словосочетания:</text:p>
          <text:list>
            <text:list-item>
              <text:p text:style-name="P1331">suggest — предлагать;</text:p>
            </text:list-item>
            <text:list-item>
              <text:p text:style-name="P1331">mind — иметь ввиду, возражать;</text:p>
            </text:list-item>
            <text:list-item>
              <text:p text:style-name="P1331">avoid — избегать;</text:p>
            </text:list-item>
            <text:list-item>
              <text:p text:style-name="P1331">practice — практиковаться;</text:p>
            </text:list-item>
            <text:list-item>
              <text:p text:style-name="P1331">can`t help — не мочь не делать;</text:p>
            </text:list-item>
            <text:list-item>
              <text:p text:style-name="P1331">can`t stand — не выносить, ненавидеть;</text:p>
            </text:list-item>
            <text:list-item>
              <text:p text:style-name="P1331">look forward to — ждать с нетерпением.</text:p>
            </text:list-item>
          </text:list>
        </text:list-item>
      </text:list>
      <text:p text:style-name="P931"/>
      <text:p text:style-name="P829">I enjoy <text:span text:style-name="T912">reading</text:span> very much — Я очень люблю читать.</text:p>
      <text:p text:style-name="P829">I can`t help <text:span text:style-name="T912">feeling</text:span> responsible — Я не могу не чувствовать ответственности.</text:p>
      <text:p text:style-name="P829">I look forward to <text:span text:style-name="T912">meeting</text:span> John — Я жд<text:span text:style-name="T1102">у</text:span> с нетерпением встечи с Джоном.</text:p>
      <text:p text:style-name="P235"/>
      <text:p text:style-name="P235">Сочетание сказуемого и герундия можно расш<text:span text:style-name="T1103">и</text:span>рить, добавив между ними дополнение.</text:p>
      <text:p text:style-name="P235"/>
      <text:p text:style-name="P45"><text:span text:style-name="T1092">I </text:span><text:span text:style-name="T35">saw</text:span><text:span text:style-name="T1092"> </text:span><text:span text:style-name="T1124">John</text:span><text:span text:style-name="T1092"> </text:span><text:span text:style-name="T918">working</text:span><text:span text:style-name="T1092"> in the garden — Я видел, как Джон работает в саду.</text:span></text:p>
      <text:p text:style-name="P81">He <text:span text:style-name="T3">can`t</text:span> <text:span text:style-name="T23">stand</text:span> <text:span text:style-name="T1118">his father</text:span> <text:span text:style-name="T912">drinking</text:span> — Он не может вынести того, что его отец пьет.</text:p>
      <text:p text:style-name="P226"/>
      <text:p text:style-name="P238">Когда нужно сказать про дейсвтие, которое регулярно совершается, то для этого используется</text:p>
      <text:p text:style-name="P606"><text:span text:style-name="T743">связка </text:span><text:span text:style-name="T502">go</text:span><text:span text:style-name="T743"> + герундий. Глагол </text:span><text:span text:style-name="T502">go</text:span><text:span text:style-name="T743"> в этом случае переводится как «занимаюсь этим делом»:</text:span></text:p>
      <text:list xml:id="list3697430657" text:style-name="L58">
        <text:list-item>
          <text:p text:style-name="P1430"><text:span text:style-name="T743">go swimming — занима</text:span><text:span text:style-name="T744">ться</text:span><text:span text:style-name="T743"> плаваньем;</text:span></text:p>
        </text:list-item>
        <text:list-item>
          <text:p text:style-name="P1403">go running — бегать;</text:p>
        </text:list-item>
        <text:list-item>
          <text:p text:style-name="P1403">go fishing — рыбачить;</text:p>
        </text:list-item>
        <text:list-item>
          <text:p text:style-name="P1430">go skiing — кататься на лыжах;</text:p>
        </text:list-item>
        <text:list-item>
          <text:p text:style-name="P1450">go shopping — ходить по магазинам.</text:p>
        </text:list-item>
      </text:list>
      <text:p text:style-name="P1164"/>
      <text:p text:style-name="P1031"><text:span text:style-name="T1093">А связка </text:span><text:span text:style-name="T502">like</text:span><text:span text:style-name="T1093"> + герундий означает «</text:span><text:span text:style-name="T1094">люблю</text:span><text:span text:style-name="T1093"> заниматься этим </text:span><text:span text:style-name="T1094">делом</text:span><text:span text:style-name="T1093">».</text:span></text:p>
      <text:p text:style-name="P1164"/>
      <text:p text:style-name="P82">Would you like to <text:span text:style-name="T912">go skiing</text:span> this weekend? — Ты хочешь <text:span text:style-name="T912">покататься на лыжах</text:span> на выходных?</text:p>
      <text:p text:style-name="P82">I would rather <text:span text:style-name="T912">go shopp</text:span><text:span text:style-name="T919">i</text:span><text:span text:style-name="T912">ng</text:span> — Нет, я лучше <text:span text:style-name="T912">пойду по магазинам</text:span>.</text:p>
      <text:p text:style-name="P82">I <text:span text:style-name="T912">like shopping</text:span> with my girlfriends! — Я <text:span text:style-name="T912">люблю ходить по магазинам</text:span> с подру<text:span text:style-name="T1104">ж</text:span>ками!</text:p>
      <text:p text:style-name="P1164"/>
      <text:p text:style-name="P1033"><text:span text:style-name="T1096">Если герундий стоит в начале предложения, то он </text:span><text:span text:style-name="T1098">переводится не как глагол, а</text:span><text:span text:style-name="T1097"> как сущестительное </text:span><text:span text:style-name="T1098">(т. е. в этом случае он является подлежащим)</text:span><text:span text:style-name="T1096">.</text:span></text:p>
      <text:p text:style-name="P1032"/>
      <text:p text:style-name="P109">Swimming is very good for your health — Плаванье хорошо для здоровья</text:p>
      <text:p text:style-name="P109"><text:span text:style-name="T1095">L</text:span>earning English is not easy — Изучение английского — это нелегко.</text:p>
      <text:p text:style-name="P1032"/>
      <text:p text:style-name="P535">Глаголы, после который можно использовать как инфинитив так и герундий:</text:p>
      <text:p text:style-name="P535"><text:soft-page-break/></text:p>
      <text:list xml:id="list722763959" text:style-name="L59">
        <text:list-item>
          <text:p text:style-name="P1415">обозначающие процесс:</text:p>
          <text:list>
            <text:list-item>
              <text:p text:style-name="P1416">start, begin — начинать;</text:p>
            </text:list-item>
            <text:list-item>
              <text:p text:style-name="P1416">continue — продолжать;</text:p>
            </text:list-item>
          </text:list>
        </text:list-item>
      </text:list>
      <text:p text:style-name="P535"/>
      <text:list xml:id="list151707084841264" text:continue-numbering="true" text:style-name="L59">
        <text:list-item>
          <text:p text:style-name="P1415">обозначающие отношение к чему-то:</text:p>
          <text:list>
            <text:list-item>
              <text:p text:style-name="P1417">love — любить;</text:p>
            </text:list-item>
            <text:list-item>
              <text:p text:style-name="P1417">like — нравиться;</text:p>
            </text:list-item>
            <text:list-item>
              <text:p text:style-name="P1417">hate — ненавидеть;</text:p>
            </text:list-item>
            <text:list-item>
              <text:p text:style-name="P1417">prefer — предпочитать;</text:p>
            </text:list-item>
          </text:list>
        </text:list-item>
      </text:list>
      <text:p text:style-name="P536"/>
      <text:p text:style-name="P110">I started to leart English at school / I started learning English at school.</text:p>
      <text:p text:style-name="P110">I love to play the piano / I love playing the piano.</text:p>
      <text:p text:style-name="P537"/>
      <text:p text:style-name="P1197">Формальное подлежащее. <text:span text:style-name="T1106">Dummy subject</text:span></text:p>
      <text:p text:style-name="P538"/>
      <text:p text:style-name="P539">В английском предложении обязательно должно присутствовать подлежащее и сказуемое.</text:p>
      <text:p text:style-name="P540">Это его грамматическая основа. В русском предложении подлежащее может отсутствовать.</text:p>
      <text:p text:style-name="P539">Из-за этого могут возн<text:span text:style-name="T1106">и</text:span>кать некоторые трудности при переводе.</text:p>
      <text:p text:style-name="P539"/>
      <text:p text:style-name="P541">Когда в русском предложении подлежащее отсутствует, в английском используется формальное подлежащее. Их всего 2: <text:span text:style-name="T475">there</text:span> и <text:span text:style-name="T475">it</text:span>, <text:span text:style-name="T1107">но </text:span><text:span text:style-name="T1111">еще </text:span><text:span text:style-name="T1107">могут</text:span><text:span text:style-name="T1111"> </text:span><text:span text:style-name="T1107">встретиться: </text:span><text:span text:style-name="T504">t</text:span><text:span text:style-name="T475">hey</text:span>, <text:span text:style-name="T475">this</text:span>, <text:span text:style-name="T475">that</text:span>.</text:p>
      <text:p text:style-name="P1063"><text:span text:style-name="T378">Т</text:span><text:span text:style-name="T379">акие предложения удобнее переводить с конца </text:span><text:span text:style-name="T450">(как и </text:span><text:span text:style-name="T451">все, в английском</text:span><text:span text:style-name="T450">)</text:span><text:span text:style-name="T379">. </text:span></text:p>
      <text:p text:style-name="P542"/>
      <text:p text:style-name="P1039"><text:span text:style-name="T386">П</text:span><text:span text:style-name="T384">одлежащее </text:span><text:span text:style-name="T552">there</text:span><text:span text:style-name="T384"> </text:span><text:span text:style-name="T386">всегда идет</text:span><text:span text:style-name="T384"> в связке с глаголом </text:span><text:span text:style-name="T552">be</text:span><text:span text:style-name="T384">. Оно необходимо, чтобы сказать </text:span></text:p>
      <text:p text:style-name="P1039"><text:span text:style-name="T384">о местоположении существительного, которое идет после </text:span><text:span text:style-name="T552">be</text:span><text:span text:style-name="T384"> </text:span><text:span text:style-name="T386">(как указатель)</text:span><text:span text:style-name="T384">.</text:span></text:p>
      <text:p text:style-name="P545"/>
      <text:p text:style-name="P111"><text:span text:style-name="T21">There</text:span><text:span text:style-name="T1108"> </text:span><text:span text:style-name="T37">is</text:span><text:span text:style-name="T1108"> </text:span><text:span text:style-name="T1125">a new restaurant</text:span><text:span text:style-name="T1108"> </text:span><text:span text:style-name="T12">in King Street</text:span><text:span text:style-name="T1108"> — На Кинг-стрит есть новый ресторан.</text:span></text:p>
      <text:p text:style-name="P112"><text:span text:style-name="T13">There</text:span> <text:span text:style-name="T23">was</text:span> <text:span text:style-name="T1118">a fight</text:span> <text:span text:style-name="T10">in the street today</text:span> — На улице сегодня была драка.</text:p>
      <text:p text:style-name="P546"/>
      <text:p text:style-name="P1037"><text:span text:style-name="T384">Иногда с помощью </text:span><text:span text:style-name="T552">there</text:span><text:span text:style-name="T384"> + </text:span><text:span text:style-name="T552">be</text:span><text:span text:style-name="T384"> говорят о существительном, которое не может совершать действий, но с которым связана дополнительная информация.</text:span></text:p>
      <text:p text:style-name="P546"/>
      <text:p text:style-name="P84"><text:span text:style-name="T378">T</text:span><text:span text:style-name="T384">here is something I want to tell you — Есть, кое-что, что я должен сказать тебе.</text:span></text:p>
      <text:p text:style-name="P547"/>
      <text:p text:style-name="P1038"><text:span text:style-name="T379">Связка </text:span><text:span text:style-name="T553">there</text:span><text:span text:style-name="T379"> + </text:span><text:span text:style-name="T553">be</text:span><text:span text:style-name="T379"> переводится по глаголу </text:span><text:span text:style-name="T553">be</text:span><text:span text:style-name="T379">, либо полностью выпадает при переводе.</text:span></text:p>
      <text:p text:style-name="P1166"><text:span text:style-name="T380">В Present Perfect, </text:span><text:span text:style-name="T554">be</text:span><text:span text:style-name="T380"> преобразуется в </text:span><text:span text:style-name="T554">have/has been</text:span><text:span text:style-name="T380">.</text:span></text:p>
      <text:p text:style-name="P547"/>
      <text:p text:style-name="P1036"><text:span text:style-name="T380">В вопросах </text:span><text:span text:style-name="T554">be</text:span><text:span text:style-name="T380"> </text:span><text:span text:style-name="T381">ставится</text:span><text:span text:style-name="T380"> перед </text:span><text:span text:style-name="T554">there</text:span><text:span text:style-name="T380">. Вопрос не обязательно </text:span><text:span text:style-name="T385">должен быть </text:span><text:span text:style-name="T380">общи</text:span><text:span text:style-name="T385">м</text:span><text:span text:style-name="T380">. </text:span></text:p>
      <text:p text:style-name="P544">Он может начинаться и с вопросительного слова. </text:p>
      <text:p text:style-name="P549"/>
      <text:p text:style-name="P113">What is there in the box? — Что находится в коробке? (Что есть в коробке?)</text:p>
      <text:p text:style-name="P549"/>
      <text:p text:style-name="P1036"><text:span text:style-name="T381">Отрицание образуется</text:span><text:span text:style-name="T380"> </text:span><text:span text:style-name="T381">с помощью частицы </text:span><text:span text:style-name="T555">not</text:span><text:span text:style-name="T381"> после </text:span><text:span text:style-name="T555">be</text:span><text:span text:style-name="T381">. Также </text:span><text:span text:style-name="T383">можно</text:span><text:span text:style-name="T381"> использовать отрицательное местоимение </text:span><text:span text:style-name="T555">no</text:span><text:span text:style-name="T381">, </text:span><text:span text:style-name="T1114">которое стоит перед существительным, как отдельное слово</text:span><text:span text:style-name="T381">.</text:span></text:p>
      <text:p text:style-name="P549"/>
      <text:p text:style-name="P85"><text:span text:style-name="T370">There aren`t any challenges in his life / T</text:span><text:span text:style-name="T382">here are no challenges in his life</text:span><text:span text:style-name="T370"> — </text:span></text:p>
      <text:p text:style-name="P113">В его жизни нет испытаний.</text:p>
      <text:p text:style-name="P549"/>
      <text:p text:style-name="P1039"><text:span text:style-name="T386">Подлежащее </text:span><text:span text:style-name="T556">it</text:span><text:span text:style-name="T386"> </text:span><text:span text:style-name="T395">обычно </text:span><text:span text:style-name="T386">используется, когда надо сообщить время или сказать о погоде.</text:span></text:p>
      <text:p text:style-name="P553"/>
      <text:p text:style-name="P1040"><text:soft-page-break/><text:span text:style-name="T389">После </text:span><text:span text:style-name="T557">it</text:span><text:span text:style-name="T389"> может идти не только существительное </text:span><text:span text:style-name="T391">(в отличие от </text:span><text:span text:style-name="T559">there</text:span><text:span text:style-name="T391">)</text:span><text:span text:style-name="T389">, но </text:span><text:span text:style-name="T391">также </text:span><text:span text:style-name="T389">прилагательное </text:span><text:span text:style-name="T391">или глагол</text:span><text:span text:style-name="T389"> </text:span><text:span text:style-name="T391">(обычно идет прилагательное).</text:span></text:p>
      <text:p text:style-name="P114"/>
      <text:p text:style-name="P552"><text:span text:style-name="T505">It</text:span><text:span text:style-name="T1113"> может идти в связке с любым глаголом, а не только с </text:span><text:span text:style-name="T505">be</text:span><text:span text:style-name="T1113">.</text:span></text:p>
      <text:p text:style-name="P553"/>
      <text:p text:style-name="P1181"><text:span text:style-name="T16">It</text:span><text:span text:style-name="T550"> </text:span><text:span text:style-name="T27">is</text:span><text:span text:style-name="T550"> 5 o`clock — Сейчас 5 часов.</text:span></text:p>
      <text:p text:style-name="P86"><text:span text:style-name="T17">It</text:span><text:span text:style-name="T370"> </text:span><text:span text:style-name="T36">is</text:span><text:span text:style-name="T370"> warm — Тепло.</text:span></text:p>
      <text:p text:style-name="P86"><text:span text:style-name="T17">It</text:span><text:span text:style-name="T370"> often </text:span><text:span text:style-name="T36">snows</text:span><text:span text:style-name="T370"> </text:span><text:span text:style-name="T387">in the winter — Зимой часто идет снег.</text:span></text:p>
      <text:p text:style-name="P554"/>
      <text:p text:style-name="P607"><text:span text:style-name="T387">Е</text:span><text:span text:style-name="T390">ще </text:span><text:span text:style-name="T558">it</text:span><text:span text:style-name="T390"> является подлежащим в таких конструкциях:</text:span></text:p>
      <text:list xml:id="list2930952735" text:style-name="L60">
        <text:list-item>
          <text:p text:style-name="P1451"><text:span text:style-name="T550">It`s time</text:span><text:span text:style-name="T370"> — пора (после используется инфинитив для указания действия, </text:span></text:p>
          <text:p text:style-name="P1418">которое пришло время сделать);</text:p>
        </text:list-item>
        <text:list-item>
          <text:p text:style-name="P1452"><text:span text:style-name="T555">I</text:span><text:span text:style-name="T550">t</text:span><text:span text:style-name="T370"> + </text:span><text:span text:style-name="T550">be</text:span><text:span text:style-name="T370"> + прилагательное + инфинитив</text:span><text:span text:style-name="T388"> (отношение к делу);</text:span></text:p>
        </text:list-item>
        <text:list-item>
          <text:p text:style-name="P1453"><text:span text:style-name="T388">в </text:span><text:span text:style-name="T370">пассивном залоге, в оборотах </text:span><text:span text:style-name="T550">it is known</text:span><text:span text:style-name="T370"> (известно) и </text:span><text:span text:style-name="T550">it is said</text:span><text:span text:style-name="T370"> (говорят).</text:span></text:p>
        </text:list-item>
      </text:list>
      <text:p text:style-name="P550"/>
      <text:p text:style-name="P1051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50"/>
      <text:p text:style-name="P1180"><text:span text:style-name="T382">Т</text:span><text:span text:style-name="T37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51"/>
      <text:p text:style-name="P935"><text:span text:style-name="T377">They say this film is interesting / </text:span><text:span text:style-name="T376">This film is said to be interesting</text:span><text:span text:style-name="T377"> — </text:span></text:p>
      <text:p text:style-name="P936">Говорят, этот фильминтересный.</text:p>
      <text:p text:style-name="P1167"/>
      <text:p text:style-name="P1144"><text:span text:style-name="T1112">М</text:span>естоимение. Pronoun</text:p>
      <text:p text:style-name="P548"/>
      <text:p text:style-name="P114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55"/>
      <text:p text:style-name="P556">Все местоимения можно разбить на несколько группы:</text:p>
      <text:list xml:id="list1857492959" text:style-name="L61">
        <text:list-item>
          <text:p text:style-name="P1419">личные местоимения (Personal Pronouns);</text:p>
        </text:list-item>
        <text:list-item>
          <text:p text:style-name="P1419">притяжательные местоимения (Possessive Pronouns);</text:p>
        </text:list-item>
        <text:list-item>
          <text:p text:style-name="P1419">возвратные местоимения (Reflexive Pronouns);</text:p>
        </text:list-item>
        <text:list-item>
          <text:p text:style-name="P1419">указательные местоимения (Demonstrative Pronouns);</text:p>
        </text:list-item>
        <text:list-item>
          <text:p text:style-name="P1419"><text:span text:style-name="T1144">неопределенные </text:span>местоимения <text:span text:style-name="T1148">(</text:span>some, any, no и их производные<text:span text:style-name="T1148">)</text:span>.</text:p>
        </text:list-item>
      </text:list>
      <text:p text:style-name="P543"/>
      <text:p text:style-name="P9">Личные местоимения</text:p>
      <text:p text:style-name="P557"/>
      <text:p text:style-name="P1056"><text:span text:style-name="T392">Имеют только 2 формы: </text:span>именительный паде<text:span text:style-name="T1149">ж и </text:span><text:span text:style-name="T392">объектные падеж.</text:span></text:p>
      <text:p text:style-name="P558">Объектный падеж соответсвует любому косвенному падежу русского языка.</text:p>
      <text:p text:style-name="P558">(косвенный падежы — это все падежы, кроме именительного)</text:p>
      <text:p text:style-name="P558"/>
      <text:p text:style-name="P608"><text:span text:style-name="T392">Личные местоимения в именительном падеже </text:span><text:span text:style-name="T405">заменяют</text:span><text:span text:style-name="T401"> подлежащее </text:span><text:span text:style-name="T409">(кто/</text:span><text:span text:style-name="T410">что</text:span><text:span text:style-name="T409">)</text:span><text:span text:style-name="T401">:</text:span></text:p>
      <table:table table:name="Table10" table:style-name="Table10">
        <table:table-column table:style-name="Table10.A" table:number-columns-repeated="3"/>
        <table:table-row table:style-name="TableLine94871570881376">
          <table:table-cell table:style-name="Table10.A1" office:value-type="string">
            <text:p text:style-name="P1227">Лицо</text:p>
          </table:table-cell>
          <table:table-cell table:style-name="Table10.A1" office:value-type="string">
            <text:p text:style-name="P1227">Единственное число</text:p>
          </table:table-cell>
          <table:table-cell table:style-name="Table10.C1" office:value-type="string">
            <text:p text:style-name="P1227">Множественное число</text:p>
          </table:table-cell>
        </table:table-row>
        <table:table-row table:style-name="TableLine94871568287760">
          <table:table-cell table:style-name="Table10.A2" office:value-type="string">
            <text:p text:style-name="P1266">1</text:p>
          </table:table-cell>
          <table:table-cell table:style-name="Table10.A2" office:value-type="string">
            <text:p text:style-name="P1266">I</text:p>
          </table:table-cell>
          <table:table-cell table:style-name="Table10.C2" office:value-type="string">
            <text:p text:style-name="P1267">we</text:p>
          </table:table-cell>
        </table:table-row>
        <table:table-row table:style-name="TableLine94871568304128">
          <table:table-cell table:style-name="Table10.A2" office:value-type="string">
            <text:p text:style-name="P1266">2</text:p>
          </table:table-cell>
          <table:table-cell table:style-name="Table10.A2" office:value-type="string">
            <text:p text:style-name="P1266">you</text:p>
          </table:table-cell>
          <table:table-cell table:style-name="Table10.C2" office:value-type="string">
            <text:p text:style-name="P1267">you</text:p>
          </table:table-cell>
        </table:table-row>
        <table:table-row table:style-name="TableLine94871568313008">
          <table:table-cell table:style-name="Table10.A2" office:value-type="string">
            <text:p text:style-name="P1266">3</text:p>
          </table:table-cell>
          <table:table-cell table:style-name="Table10.A2" office:value-type="string">
            <text:p text:style-name="P1266">he/she/<text:span text:style-name="T1115">it</text:span></text:p>
          </table:table-cell>
          <table:table-cell table:style-name="Table10.C2" office:value-type="string">
            <text:p text:style-name="P1267">they</text:p>
          </table:table-cell>
        </table:table-row>
      </table:table>
      <text:p text:style-name="P558"><text:soft-page-break/></text:p>
      <text:p text:style-name="P560">Местоимения <text:span text:style-name="T475">he</text:span> <text:span text:style-name="T1128">(он)</text:span> и <text:span text:style-name="T475">she</text:span> <text:span text:style-name="T1128">(она)</text:span> заменяют <text:span text:style-name="T1083">человека</text:span>.</text:p>
      <text:p text:style-name="P560">Они не могут заменить неодушевленный предмет или животное.</text:p>
      <text:p text:style-name="P559"/>
      <text:p text:style-name="P1045">Местоимение you заменяет 2 лицо <text:span text:style-name="T1138">(ты/</text:span>вы<text:span text:style-name="T1138">)</text:span>. По умолчанию you означает «вы» <text:span text:style-name="T393">и лишь </text:span></text:p>
      <text:p text:style-name="P1045"><text:span text:style-name="T393">по тону и </text:span><text:span text:style-name="T394">словам</text:span><text:span text:style-name="T393"> можно догадаться что вместо «вы», хотят сказать «ты».</text:span></text:p>
      <text:p text:style-name="P559"/>
      <text:p text:style-name="P115">Hey you, kid! Come to me — Эй ты, пацан, подойди сюда. (грубо)</text:p>
      <text:p text:style-name="P115">Would you like some tea? — Не хотите ли вы чаю? (вежливо)</text:p>
      <text:p text:style-name="P559"/>
      <text:p text:style-name="P563">Местоимение <text:span text:style-name="T475">it</text:span> <text:span text:style-name="T1116">переводится как «он/она/оно».</text:span> <text:span text:style-name="T1116">З</text:span>аменяет все неодушевленный </text:p>
      <text:p text:style-name="P564">предметы <text:span text:style-name="T1137">(</text:span>независимо от их рода<text:span text:style-name="T1137">)</text:span>, а также животных.</text:p>
      <text:p text:style-name="P561"/>
      <text:p text:style-name="P116">Where is the <text:span text:style-name="T912">book</text:span>? <text:span text:style-name="T912">It</text:span> is on the table — Где <text:span text:style-name="T912">книга</text:span>? <text:span text:style-name="T912">Она</text:span> на столе.</text:p>
      <text:p text:style-name="P116">My <text:span text:style-name="T912">cat</text:span> is funny. <text:span text:style-name="T912">It</text:span> plays all day long — Мой <text:span text:style-name="T912">кот</text:span> смешной. <text:span text:style-name="T912">Он</text:span> играет целый день.</text:p>
      <text:p text:style-name="P561"/>
      <text:p text:style-name="P563">Местоимение <text:span text:style-name="T475">they</text:span> переводится как «они». <text:span text:style-name="T1116">Может заменять как людей,</text:span> </text:p>
      <text:p text:style-name="P563"><text:span text:style-name="T1116">так и </text:span>неодушевленные предметы.</text:p>
      <text:p text:style-name="P562"/>
      <text:p text:style-name="P117">Where are the <text:span text:style-name="T912">keys</text:span>? <text:span text:style-name="T912">They</text:span> are on the table — Где <text:span text:style-name="T912">ключи</text:span>? <text:span text:style-name="T912">Они</text:span> на столе.</text:p>
      <text:p text:style-name="P563"/>
      <text:p text:style-name="P1041"><text:span text:style-name="T396">Местоимение </text:span><text:span text:style-name="T560">we</text:span><text:span text:style-name="T396"> переводится как «мы». </text:span><text:span text:style-name="T399">И </text:span><text:span text:style-name="T561">they</text:span><text:span text:style-name="T399">, и </text:span><text:span text:style-name="T561">we</text:span><text:span text:style-name="T396"> </text:span><text:span text:style-name="T399">могут </text:span><text:span text:style-name="T396">заменять связки из </text:span></text:p>
      <text:p text:style-name="P566">нескольких слов, которые используются как одно подлежащее.</text:p>
      <text:p text:style-name="P567"/>
      <text:p text:style-name="P47"><text:span text:style-name="T920">S</text:span><text:span text:style-name="T921">ue and I</text:span><text:span text:style-name="T397"> are good friends — </text:span><text:span text:style-name="T922">Мы со Сью</text:span><text:span text:style-name="T398"> хорошие друзья </text:span><text:span text:style-name="T400">(</text:span><text:span text:style-name="T402">я</text:span><text:span text:style-name="T400"> </text:span><text:span text:style-name="T402">+</text:span><text:span text:style-name="T400"> Сью = we)</text:span><text:span text:style-name="T397">.</text:span></text:p>
      <text:p text:style-name="P118"><text:span text:style-name="T370">Where are </text:span><text:span text:style-name="T912">Tom and Jerry</text:span><text:span text:style-name="T370">? </text:span><text:span text:style-name="T912">They</text:span><text:span text:style-name="T370"> are in the garden — Где </text:span><text:span text:style-name="T912">Том и Джерри</text:span><text:span text:style-name="T370">? </text:span><text:span text:style-name="T912">Они</text:span><text:span text:style-name="T370"> в саду.</text:span></text:p>
      <text:p text:style-name="P568"/>
      <text:p text:style-name="P1176"><text:span text:style-name="T394">It — </text:span><text:span text:style-name="T429">переводится как «</text:span><text:span text:style-name="T394">это»? </text:span><text:span text:style-name="T430">(</text:span><text:span text:style-name="T394">I</text:span><text:span text:style-name="T431">t</text:span><text:span text:style-name="T394"> is in the garden — Это в саду</text:span><text:span text:style-name="T430">)</text:span><text:span text:style-name="T394">.</text:span></text:p>
      <text:p text:style-name="P1177"><text:span text:style-name="T394">(</text:span><text:span text:style-name="T432">после it может стоять указание на место, где происходит ситуация, стр. 192</text:span><text:span text:style-name="T428">)</text:span></text:p>
      <text:p text:style-name="P569"/>
      <text:p text:style-name="P609"><text:span text:style-name="T403">Личные местоимения в объектном падеже </text:span><text:span text:style-name="T405">заменяют</text:span><text:span text:style-name="T403"> дополнени</text:span><text:span text:style-name="T404">е </text:span><text:span text:style-name="T409">(кого, кому, кем)</text:span><text:span text:style-name="T403">:</text:span></text:p>
      <text:list xml:id="list1940436995" text:style-name="L62">
        <text:list-item>
          <text:p text:style-name="P1481">me — меня, мне, мной;</text:p>
        </text:list-item>
        <text:list-item>
          <text:p text:style-name="P1481">you — тебя, тебе, тобой / вас, вам, вами;</text:p>
        </text:list-item>
        <text:list-item>
          <text:p text:style-name="P1482">him — его, ему, <text:span text:style-name="T1134">им;</text:span></text:p>
        </text:list-item>
        <text:list-item>
          <text:p text:style-name="P1482">her — ее, ей;</text:p>
        </text:list-item>
        <text:list-item>
          <text:p text:style-name="P1483"><text:span text:style-name="T1001">it — </text:span><text:span text:style-name="T1002">этого</text:span><text:span text:style-name="T1001">, </text:span><text:span text:style-name="T1002">этому, этим </text:span><text:span text:style-name="T1004">(неодушевлен.)</text:span><text:span text:style-name="T1003">;</text:span></text:p>
        </text:list-item>
        <text:list-item>
          <text:p text:style-name="P1482">us — нас, нам, нами;</text:p>
        </text:list-item>
        <text:list-item>
          <text:p text:style-name="P1482">them — их, им, ими.</text:p>
          <text:p text:style-name="P1484"/>
        </text:list-item>
      </text:list>
      <text:p text:style-name="P119"><text:span text:style-name="T13">I</text:span> <text:span text:style-name="T23">love</text:span> <text:span text:style-name="T1118">Jave</text:span> — Я люблю Джейн</text:p>
      <text:p text:style-name="P119"><text:span text:style-name="T13">Jane</text:span> <text:span text:style-name="T23">loves</text:span> <text:span text:style-name="T1118">me</text:span> — Джейн любит меня</text:p>
      <text:p text:style-name="P570"/>
      <text:p text:style-name="P10">Притяжательные местоимения</text:p>
      <text:p text:style-name="P571"/>
      <text:p text:style-name="P1043"><text:span text:style-name="T406">Овечают на вопрос «чей?». </text:span><text:span text:style-name="T407">И</text:span><text:span text:style-name="T417">х особенность </text:span><text:span text:style-name="T416">в</text:span><text:span text:style-name="T417"> то</text:span><text:span text:style-name="T416">м</text:span><text:span text:style-name="T417">, что они заменяют артикли.</text:span></text:p>
      <text:p text:style-name="P120">The dress is blue →<text:span text:style-name="T1140"> </text:span>Her dress is blue.</text:p>
      <text:p text:style-name="P572"/>
      <text:p text:style-name="P1174"><text:span text:style-name="T406">А</text:span><text:span text:style-name="T37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73"/>
      <text:p text:style-name="P1042"><text:span text:style-name="T412">П</text:span><text:span text:style-name="T408">ритяжательные местоимения первого типа — это местоимен</text:span><text:span text:style-name="T411">ия</text:span><text:span text:style-name="T408">, </text:span><text:span text:style-name="T411">которые </text:span><text:span text:style-name="T406">употребляются</text:span><text:span text:style-name="T411"> </text:span></text:p>
      <text:p text:style-name="P580"><text:soft-page-break/>в связке с существительным (существительное идет после, обязательно):</text:p>
      <text:list xml:id="list3356759492" text:style-name="L63">
        <text:list-item>
          <text:p text:style-name="P1420">my — <text:span text:style-name="T1129">мо</text:span><text:span text:style-name="T1130">й</text:span>; </text:p>
        </text:list-item>
        <text:list-item>
          <text:p text:style-name="P1420">your — <text:span text:style-name="T1129">твой/ваш</text:span>; </text:p>
        </text:list-item>
        <text:list-item>
          <text:p text:style-name="P1420">his — <text:span text:style-name="T1130">его</text:span>;</text:p>
        </text:list-item>
        <text:list-item>
          <text:p text:style-name="P1420">her — <text:span text:style-name="T1130">ее</text:span>;</text:p>
        </text:list-item>
        <text:list-item>
          <text:p text:style-name="P1431"><text:span text:style-name="T408">its — </text:span><text:span text:style-name="T421">этого</text:span><text:span text:style-name="T408">.</text:span></text:p>
        </text:list-item>
        <text:list-item>
          <text:p text:style-name="P1421">our — <text:span text:style-name="T1129">наш</text:span>; </text:p>
        </text:list-item>
        <text:list-item>
          <text:p text:style-name="P1420">their — <text:span text:style-name="T1130">их</text:span>; </text:p>
        </text:list-item>
      </text:list>
      <text:p text:style-name="P575"/>
      <text:p text:style-name="P48"><text:span text:style-name="T923">I</text:span><text:span text:style-name="T411"> like </text:span><text:span text:style-name="T923">my</text:span><text:span text:style-name="T411"> </text:span><text:span text:style-name="T424">work</text:span><text:span text:style-name="T411"> — Мне нравится моя </text:span><text:span text:style-name="T424">работа</text:span><text:span text:style-name="T411">.</text:span></text:p>
      <text:p text:style-name="P49"><text:span text:style-name="T923">He</text:span><text:span text:style-name="T411"> likes </text:span><text:span text:style-name="T923">his</text:span><text:span text:style-name="T411"> </text:span><text:span text:style-name="T424">work</text:span><text:span text:style-name="T411"> — Ему нравится его </text:span><text:span text:style-name="T424">работа</text:span><text:span text:style-name="T411">.</text:span></text:p>
      <text:p text:style-name="P582"/>
      <text:p text:style-name="P1046"><text:span text:style-name="T423">С</text:span><text:span text:style-name="T425">ледует обратить внимание, в каком контексте используется </text:span><text:span text:style-name="T562">its</text:span><text:span text:style-name="T425">.</text:span></text:p>
      <text:p text:style-name="P583"/>
      <text:p text:style-name="P87"><text:span text:style-name="T420">T</text:span><text:span text:style-name="T370">he </text:span><text:span text:style-name="T924">plant</text:span><text:span text:style-name="T422"> likes </text:span><text:span text:style-name="T924">its</text:span><text:span text:style-name="T422"> soil — Растению нравится его почва.</text:span></text:p>
      <text:p text:style-name="P1062"><text:span text:style-name="T576">The</text:span><text:span text:style-name="T619"> </text:span><text:span text:style-name="T620">dog</text:span><text:span text:style-name="T577"> likes </text:span><text:span text:style-name="T619">his</text:span><text:span text:style-name="T577"> food — </text:span><text:span text:style-name="T578">Собаке</text:span><text:span text:style-name="T577"> нратися е</text:span><text:span text:style-name="T578">е</text:span><text:span text:style-name="T577"> </text:span><text:span text:style-name="T579">корм </text:span><text:span text:style-name="T580">(так выдает google-переводчик)</text:span><text:span text:style-name="T577">.</text:span></text:p>
      <text:p text:style-name="P574"/>
      <text:p text:style-name="P1044"><text:span text:style-name="T409">Иногда </text:span><text:span text:style-name="T418">такие</text:span><text:span text:style-name="T411"> местоимения удобнее переводить словом «свой» </text:span><text:span text:style-name="T412">и его вариантами</text:span><text:span text:style-name="T411">.</text:span></text:p>
      <text:p text:style-name="P577"/>
      <text:p text:style-name="P121">I love <text:span text:style-name="T912">my</text:span> native town — Я люблю <text:span text:style-name="T912">свой</text:span> родной город.</text:p>
      <text:p text:style-name="P121">He loves <text:span text:style-name="T912">his</text:span> native town — Он любит <text:span text:style-name="T912">свой</text:span> родной город.</text:p>
      <text:p text:style-name="P576"/>
      <text:p text:style-name="P578">Бывают ситуации, когда после притяжательного местоимения существительного нет.</text:p>
      <text:p text:style-name="P579">В этом случае используются притяжательные местоимения второго типа. </text:p>
      <text:p text:style-name="P579"/>
      <text:p text:style-name="P584">Они употребляются самостоятельно, в конце предложения:</text:p>
      <text:list xml:id="list2358871858" text:style-name="L64">
        <text:list-item>
          <text:p text:style-name="P1422"><text:span text:style-name="T1135">m</text:span>ine — <text:span text:style-name="T1135">мой</text:span>;</text:p>
        </text:list-item>
        <text:list-item>
          <text:p text:style-name="P1422">yours — <text:span text:style-name="T1135">твой/ваш</text:span>;</text:p>
        </text:list-item>
        <text:list-item>
          <text:p text:style-name="P1422">his — <text:span text:style-name="T1135">его</text:span>;</text:p>
        </text:list-item>
        <text:list-item>
          <text:p text:style-name="P1422">hers — <text:span text:style-name="T1135">ее</text:span>;</text:p>
        </text:list-item>
        <text:list-item>
          <text:p text:style-name="P1432"><text:span text:style-name="T413">its — </text:span><text:span text:style-name="T419">э</text:span><text:span text:style-name="T414">того</text:span><text:span text:style-name="T413">;</text:span></text:p>
        </text:list-item>
        <text:list-item>
          <text:p text:style-name="P1422">ours — <text:span text:style-name="T1135">наш</text:span>; </text:p>
        </text:list-item>
        <text:list-item>
          <text:p text:style-name="P1423">theirs — их.</text:p>
        </text:list-item>
      </text:list>
      <text:p text:style-name="P585"/>
      <text:p text:style-name="P50"><text:span text:style-name="T414">Don`t touch it. It`s </text:span><text:span text:style-name="T418">mine</text:span><text:span text:style-name="T414"> — </text:span><text:span text:style-name="T415">Не трогай это. Это </text:span><text:span text:style-name="T418">мое</text:span><text:span text:style-name="T415">.</text:span></text:p>
      <text:p text:style-name="P122">It`s my money (это мои деньги) → It`s mine (они мои).</text:p>
      <text:p text:style-name="P565"/>
      <text:p text:style-name="P11">Возвратные местоимения</text:p>
      <text:p text:style-name="P581"/>
      <text:p text:style-name="P1049"><text:span text:style-name="T426">Показывают, что человек совершает действие по отношению к самому себе. </text:span><text:span text:style-name="T767">С</text:span><text:span text:style-name="T769">остоят из </text:span></text:p>
      <text:p text:style-name="P1057"><text:span text:style-name="T769">2х частей: слова </text:span><text:span text:style-name="T563">my/your/him/her/it/our/them</text:span><text:span text:style-name="T769"> и хвостика </text:span><text:span text:style-name="T563">-self</text:span><text:span text:style-name="T769"> или </text:span><text:span text:style-name="T563">-selves</text:span><text:span text:style-name="T769"> </text:span><text:span text:style-name="T784">(</text:span><text:span text:style-name="T769">для множеств. числа</text:span><text:span text:style-name="T784">)</text:span><text:span text:style-name="T769">.</text:span><text:span text:style-name="T427"> </text:span></text:p>
      <text:p text:style-name="P398"/>
      <text:p text:style-name="P1057"><text:span text:style-name="T767">В</text:span><text:span text:style-name="T768">сегда </text:span><text:span text:style-name="T769">идут</text:span><text:span text:style-name="T768"> после глаголов. </text:span><text:span text:style-name="T754">На русский переводятся словами «себя, себе, собой», </text:span></text:p>
      <text:p text:style-name="P244">либо появляются у глаголов в виде окончания -сь, -ся.</text:p>
      <text:p text:style-name="P243"/>
      <text:p text:style-name="P88"><text:span text:style-name="T1150">I </text:span>looked at <text:span text:style-name="T912">myself</text:span> in the mirror — Я посмотрела на <text:span text:style-name="T912">себя</text:span> в зеркало.</text:p>
      <text:p text:style-name="P123">He had to explain <text:span text:style-name="T912">himself</text:span> — Ему пришлось объяснить<text:span text:style-name="T912">ся</text:span></text:p>
      <text:p text:style-name="P360"/>
      <text:p text:style-name="P586"><text:span text:style-name="T724">Местоимение, образованное от you имеет 2 варианта: </text:span><text:span text:style-name="T475">yourself</text:span><text:span text:style-name="T724"> и </text:span><text:span text:style-name="T475">yourselves</text:span><text:span text:style-name="T724">. Это практически единственный слу</text:span><text:span text:style-name="T755">ч</text:span><text:span text:style-name="T724">ай в английском, когда видны отличия между «ты» и «вы».</text:span></text:p>
      <text:p text:style-name="P360"/>
      <text:p text:style-name="P124"><text:soft-page-break/>You talk to yourself when you sleep — Ты говоришь с собой, когда спишь.</text:p>
      <text:p text:style-name="P124">You should belive in yourselves — Вы должны верить в себя. (во множественном)</text:p>
      <text:p text:style-name="P361"/>
      <text:p text:style-name="P361">Местоимение <text:span text:style-name="T47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61"/>
      <text:p text:style-name="P124">I hope crisis resolves itself — Я надеюсь, кризис разрешится сам собой.</text:p>
      <text:p text:style-name="P361"/>
      <text:p text:style-name="P363">Глаголы, после которых возвратные местоимения не используются:</text:p>
      <text:list xml:id="list53003315" text:style-name="L65">
        <text:list-item>
          <text:p text:style-name="P1337">concentrate — сконцентрироваться;</text:p>
        </text:list-item>
        <text:list-item>
          <text:p text:style-name="P1337">relax — расслабиться;</text:p>
        </text:list-item>
        <text:list-item>
          <text:p text:style-name="P1337">feel — чувствовать (себя);</text:p>
        </text:list-item>
        <text:list-item>
          <text:p text:style-name="P1337">meet — встретиться.</text:p>
        </text:list-item>
      </text:list>
      <text:p text:style-name="P362"/>
      <text:p text:style-name="P125">I can`t concentrate — Я не могу сконцентрировать<text:span text:style-name="T912">ся</text:span>.</text:p>
      <text:p text:style-name="P125">I feel good — Я чувствую <text:span text:style-name="T912">себя</text:span> хорошо.</text:p>
      <text:p text:style-name="P126">You need to relax — Тебе нужно расслабить<text:span text:style-name="T912">ся</text:span>.</text:p>
      <text:p text:style-name="P364"/>
      <text:p text:style-name="P364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64"/>
      <text:p text:style-name="P89">I did it <text:span text:style-name="T912">myself</text:span> — Я <text:span text:style-name="T912">сам</text:span> это сделал.</text:p>
      <text:p text:style-name="P51"><text:span text:style-name="T1141">If you want to do it well, do it </text:span><text:span text:style-name="T925">yourself</text:span><text:span text:style-name="T1141"> — Хочешь сделать хорошо, делай это </text:span><text:span text:style-name="T925">сам</text:span><text:span text:style-name="T1141">.</text:span></text:p>
      <text:p text:style-name="P364"/>
      <text:p text:style-name="P1058"><text:span text:style-name="T791">Также, в этом случае перед местоимением можно поставить предлог </text:span><text:span text:style-name="T564">by</text:span><text:span text:style-name="T791">. </text:span><text:span text:style-name="T789">Он лишь указывает на то, кто же сделал это самостоятельно </text:span><text:span text:style-name="T790">(здесь </text:span><text:span text:style-name="T565">by</text:span><text:span text:style-name="T790"> — это отсылка к пассивному залогу)</text:span><text:span text:style-name="T789">.</text:span></text:p>
      <text:p text:style-name="P365"/>
      <text:p text:style-name="P127">I did it by myself — Я сам это сделал (обратите внимание на меня).</text:p>
      <text:p text:style-name="P365"/>
      <text:p text:style-name="P517">Указательные местоимения</text:p>
      <text:p text:style-name="P366"/>
      <text:p text:style-name="P611"><text:span text:style-name="T763">Нужны, чтобы указать на человека, предмет </text:span><text:span text:style-name="T770">или идею</text:span><text:span text:style-name="T775">.</text:span></text:p>
      <text:list xml:id="list1887892699" text:style-name="L66">
        <text:list-item>
          <text:p text:style-name="P1338">this — этот;</text:p>
        </text:list-item>
        <text:list-item>
          <text:p text:style-name="P1338">that — тот;</text:p>
        </text:list-item>
        <text:list-item>
          <text:p text:style-name="P1338">these — эти;</text:p>
        </text:list-item>
        <text:list-item>
          <text:p text:style-name="P1338">those — те.</text:p>
        </text:list-item>
      </text:list>
      <text:p text:style-name="P367"/>
      <text:p text:style-name="P368">Они связаны с расстоянием и показывают близко ли объект или далеко. Если объект близко, </text:p>
      <text:p text:style-name="P368">то используют <text:span text:style-name="T475">this</text:span> и <text:span text:style-name="T475">these</text:span>. Если объект далеко, и до него не дотянуться — то <text:span text:style-name="T475">that</text:span> и <text:span text:style-name="T475">thas</text:span>. </text:p>
      <text:p text:style-name="P368">После <text:span text:style-name="T475">these</text:span> и <text:span text:style-name="T475">those</text:span> нужно использовать глагол во множественном числе.</text:p>
      <text:p text:style-name="P368"/>
      <text:p text:style-name="P52"><text:span text:style-name="T435">T</text:span><text:span text:style-name="T436">his is my friend Joe — Это мой друг Джо (</text:span><text:span text:style-name="T437">досл. </text:span><text:span text:style-name="T438">Этот есть мой друг</text:span><text:span text:style-name="T436">).</text:span></text:p>
      <text:p text:style-name="P128">Those pictures on the wall are very beautiful — Те картины на стене очень красивые.</text:p>
      <text:p text:style-name="P368"/>
      <text:p text:style-name="P1059"><text:span text:style-name="T792">Данные</text:span><text:span text:style-name="T770"> местоимения могут использоватьс в связке с существительным или самостоятельно.</text:span></text:p>
      <text:p text:style-name="P369">Если используются самостоятельно, то могут быть как подлежащим, так и дополнением.</text:p>
      <text:p text:style-name="P369"/>
      <text:p text:style-name="P1050"><text:span text:style-name="T772">Очень часто </text:span><text:span text:style-name="T566">this</text:span><text:span text:style-name="T772"> и </text:span><text:span text:style-name="T566">that</text:span><text:span text:style-name="T772"> указывают именно на идею, </text:span><text:span text:style-name="T773">выступа</text:span><text:span text:style-name="T774">я</text:span><text:span text:style-name="T771"> формальн</text:span><text:span text:style-name="T773">ым</text:span><text:span text:style-name="T771"> подлежа</text:span><text:span text:style-name="T773">щим</text:span><text:span text:style-name="T772">. </text:span></text:p>
      <text:p text:style-name="P370">В этом случае <text:span text:style-name="T475">this</text:span> соответствует тому, что человек видит сейчас, а <text:span text:style-name="T475">that</text:span> — тому, что человек видел или слышал раньше. Также <text:span text:style-name="T475">that</text:span> может указывать на событие прошлого.</text:p>
      <text:p text:style-name="P371"/>
      <text:p text:style-name="P90"><text:soft-page-break/><text:span text:style-name="T439">T</text:span><text:span text:style-name="T370">hanks for help. That was really nice of you — Спасибо за помощь. Это было мило </text:span></text:p>
      <text:p text:style-name="P129">с вашей стороны (that указывает на ранее произошедшее событие).</text:p>
      <text:p text:style-name="P373"/>
      <text:p text:style-name="P129">I`ve got a new job! That`s good news — Я получил работу. Это хорошие новости </text:p>
      <text:p text:style-name="P129">(that указывает на озвученную ранее мысл).</text:p>
      <text:p text:style-name="P373"/>
      <text:p text:style-name="P130">That`s OK — Все в порядке (формальное подлежащее, </text:p>
      <text:p text:style-name="P53"><text:span text:style-name="T440">я </text:span><text:span text:style-name="T1085">вижу</text:span><text:span text:style-name="T440"> что все хорошо / </text:span><text:span text:style-name="T945">идея</text:span><text:span text:style-name="T440"> хороша</text:span><text:span text:style-name="T441">).</text:span></text:p>
      <text:p text:style-name="P374"/>
      <text:p text:style-name="P129">This is Kerry — Это Кэри (подлежащее).</text:p>
      <text:p text:style-name="P371"/>
      <text:p text:style-name="P372">Указательные местоимения можно заменить определенным артиклем <text:span text:style-name="T475">the</text:span>.</text:p>
      <text:p text:style-name="P131">This food is delicious → The food is delicious (Эта еда очень вкусная).</text:p>
      <text:p text:style-name="P375"/>
      <text:p text:style-name="P376">Когда необходимо указать на человека или предмет, то это можно сделать и через <text:span text:style-name="T475">it is</text:span>. Разницы между <text:span text:style-name="T475">this is</text:span> и <text:span text:style-name="T475">it is</text:span> в этом случае нет. Но обычно используют вариант с <text:span text:style-name="T475">it</text:span>, </text:p>
      <text:p text:style-name="P377">т. к. он короче и является более разговорным: </text:p>
      <text:p text:style-name="P377"/>
      <text:p text:style-name="P54"><text:span text:style-name="T442">T</text:span><text:span text:style-name="T430">his is my book / </text:span><text:span text:style-name="T442">I</text:span><text:span text:style-name="T430">t is my book — </text:span><text:span text:style-name="T442">Это моя книга</text:span><text:span text:style-name="T430">. </text:span></text:p>
      <text:p text:style-name="P376"/>
      <text:p text:style-name="P12"><text:span text:style-name="T756">Н</text:span><text:span text:style-name="T724">еопределенные местоимения</text:span></text:p>
      <text:p text:style-name="P378"/>
      <text:p text:style-name="P379">Местоимения <text:span text:style-name="T475">some</text:span> и <text:span text:style-name="T475">any</text:span> означают «какой-то», «какое-то количество», «некоторый». </text:p>
      <text:p text:style-name="P379">Они связаны с чем-то неопределенным и часто выпадают при переводе.</text:p>
      <text:p text:style-name="P1170"/>
      <text:p text:style-name="P1053"><text:span text:style-name="T782">Они стоят перед существительном во множественно числе или перед неисчисляемым существительным: </text:span><text:span text:style-name="T567">s</text:span><text:span text:style-name="T568">ome water</text:span><text:span text:style-name="T776">, </text:span><text:span text:style-name="T567">some</text:span><text:span text:style-name="T568"> friends</text:span><text:span text:style-name="T776"> </text:span><text:span text:style-name="T781">и т. д.</text:span></text:p>
      <text:p text:style-name="P380"/>
      <text:p text:style-name="P381">Разница между <text:span text:style-name="T475">some</text:span> и <text:span text:style-name="T475">any</text:span> в том, что <text:span text:style-name="T475">some</text:span> используется в утверждениях, а <text:span text:style-name="T475">any</text:span> — </text:p>
      <text:p text:style-name="P381">в отрицаниях (в связке с <text:span text:style-name="T475">not</text:span>). Связка <text:span text:style-name="T475">not + any</text:span> <text:span text:style-name="T1147">обычно </text:span>переводится двойным отрицанием.</text:p>
      <text:p text:style-name="P379"/>
      <text:p text:style-name="P132">I have some friends — У меня есть друзья. (какое-то количество)</text:p>
      <text:p text:style-name="P132">I haven`t got any friends — У меня нет (никаких) друзей.</text:p>
      <text:p text:style-name="P380"/>
      <text:p text:style-name="P382">В утвержениях <text:span text:style-name="T475">some</text:span> ставить не обязательно. Его часто не указывают.</text:p>
      <text:p text:style-name="P133">I have some friends / I have friends (одно и тоже).</text:p>
      <text:p text:style-name="P382"/>
      <text:p text:style-name="P382">В вопросах можно использовать оба местоимения, но смысл они будут передавать разный.</text:p>
      <text:p text:style-name="P384"/>
      <text:p text:style-name="P384"><text:span text:style-name="T475">Some</text:span> имеет позитивный оттенок <text:span text:style-name="T1143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84"/>
      <text:p text:style-name="P1060"><text:span text:style-name="T569">Would you like some </text:span><text:span text:style-name="T570">milk</text:span><text:span text:style-name="T569">? </text:span><text:span text:style-name="T568">—</text:span><text:span text:style-name="T569"> Вы хотите </text:span><text:span text:style-name="T570">молока</text:span><text:span text:style-name="T569">? (он</text:span><text:span text:style-name="T571">о</text:span><text:span text:style-name="T569"> у нас есть)</text:span></text:p>
      <text:p text:style-name="P55"><text:span text:style-name="T443">Could you give me some </text:span><text:span text:style-name="T444">milk</text:span><text:span text:style-name="T443">? </text:span><text:span text:style-name="T445">— </text:span><text:span text:style-name="T443">Я могу попросить </text:span><text:span text:style-name="T444">молока</text:span><text:span text:style-name="T443">? (поделитесь </text:span><text:span text:style-name="T446">пожалуйста</text:span><text:span text:style-name="T443">)</text:span></text:p>
      <text:p text:style-name="P385"/>
      <text:p text:style-name="P1052"><text:span text:style-name="T572">Any</text:span><text:span text:style-name="T777"> передает сомнение </text:span><text:span text:style-name="T778">в наличии объектов, о которых спрашивают, поэтому обычно используется в вопросах, </text:span><text:span text:style-name="T779">где нужно получить </text:span><text:span text:style-name="T792">дополнительную</text:span><text:span text:style-name="T779"> информаци</text:span><text:span text:style-name="T780">ю</text:span><text:span text:style-name="T778">.</text:span></text:p>
      <text:p text:style-name="P386"/>
      <text:p text:style-name="P91"><text:span text:style-name="T447">H</text:span><text:span text:style-name="T370">ave you </text:span><text:span text:style-name="T446">got any milk in the fridge? </text:span><text:span text:style-name="T448">—</text:span><text:span text:style-name="T446"> У тебя есть молоко в холодильнике?</text:span></text:p>
      <text:p text:style-name="P92"><text:span text:style-name="T446">H</text:span><text:span text:style-name="T370">ave you bought </text:span><text:span text:style-name="T912">any</text:span><text:span text:style-name="T370"> new closes? — Ты купила </text:span><text:span text:style-name="T912">какую-нибудь</text:span><text:span text:style-name="T370"> новую одежду?</text:span></text:p>
      <text:p text:style-name="P383"/>
      <text:p text:style-name="P1061"><text:span text:style-name="T779">Если зада</text:span><text:span text:style-name="T781">ется вопрос и ожидается положительный ответ, то используется </text:span><text:span text:style-name="T567">some</text:span><text:span text:style-name="T781">.</text:span></text:p>
      <text:p text:style-name="P1169"><text:soft-page-break/>Are you wainting for somebody? — Ты кого-то ждешь? (не так ли).<text:span text:style-name="T996"> <text:s/></text:span><text:span text:style-name="T1015">(привести другой пример)</text:span></text:p>
      <text:p text:style-name="P1169"/>
      <text:p text:style-name="P1054"><text:span text:style-name="T783">Местоимение </text:span><text:span text:style-name="T573">no</text:span><text:span text:style-name="T783"> </text:span><text:span text:style-name="T788">также </text:span><text:span text:style-name="T783">используется в отрицаниях. Им можно заменить связку </text:span><text:span text:style-name="T573">not</text:span><text:span text:style-name="T783"> + </text:span><text:span text:style-name="T573">any</text:span><text:span text:style-name="T783">.</text:span></text:p>
      <text:p text:style-name="P387">В предложениях с <text:span text:style-name="T475">no</text:span> первая половина выглядит, как утверждение. </text:p>
      <text:p text:style-name="P387"/>
      <text:p text:style-name="P389">Местоимение <text:span text:style-name="T475">no</text:span> стоит перед существительным, а частица <text:span text:style-name="T475">not</text:span> идет вместе со вспомогательны<text:span text:style-name="T1145">м</text:span> глаголом. <text:span text:style-name="T1145">Они не могут использоваться вместе в одном предложении.</text:span></text:p>
      <text:p text:style-name="P390"/>
      <text:p text:style-name="P134">There are no shops here / There aren`t any shops here — Здесь нет<text:span text:style-name="T1146"> </text:span>магазинов.</text:p>
      <text:p text:style-name="P388"/>
      <text:p text:style-name="P1080"><text:span text:style-name="T784">Неопределенные местоимения, </text:span><text:span text:style-name="T786">как и</text:span><text:span text:style-name="T784"> возвратны</text:span><text:span text:style-name="T786">е</text:span><text:span text:style-name="T784">, могут объединяться с некоторыми словами. </text:span><text:span text:style-name="T785">Здесь п</text:span><text:span text:style-name="T784">ервой половинкой будет: </text:span><text:span text:style-name="T574">some</text:span><text:span text:style-name="T784">, </text:span><text:span text:style-name="T574">any</text:span><text:span text:style-name="T784">, </text:span><text:span text:style-name="T574">no</text:span><text:span text:style-name="T784">, а второй — </text:span><text:span text:style-name="T574">b</text:span><text:span text:style-name="T575">ody/one</text:span><text:span text:style-name="T785"> (если человек), </text:span></text:p>
      <text:p text:style-name="P1080"><text:span text:style-name="T575">thing</text:span><text:span text:style-name="T785"> (если предмет) или </text:span><text:span text:style-name="T575">where</text:span><text:span text:style-name="T785"> (если мест</text:span><text:span text:style-name="T818">о</text:span><text:span text:style-name="T785">).</text:span></text:p>
      <text:p text:style-name="P391"/>
      <text:p text:style-name="P392">Переводятся они как: «кто-то», «что-то», «где-то», «никто», «ничто», «нигде».</text:p>
      <text:p text:style-name="P393">Могут заменять как подлежащее, так и дополнение. <text:span text:style-name="T1152">И</text:span><text:span text:style-name="T1151">спользуются по тем же правилам.</text:span></text:p>
      <text:p text:style-name="P391"/>
      <text:p text:style-name="P93"><text:span text:style-name="T449">T</text:span><text:span text:style-name="T370">here is somebody in the street — Кто-то на улице.</text:span></text:p>
      <text:p text:style-name="P135">Is there anybody in the street? — Есть кто на улице?</text:p>
      <text:p text:style-name="P135">There is nobody in the street / There isn`t anybody in the street — Никого нет на улице.</text:p>
      <text:p text:style-name="P391"/>
      <text:p text:style-name="P391">Если в предложении стоит <text:span text:style-name="T475">nobody</text:span>/<text:span text:style-name="T475">nothing</text:span>/<text:span text:style-name="T475">nowthere</text:span>, то отрицательная частица <text:span text:style-name="T475">not</text:span> уже </text:p>
      <text:p text:style-name="P1055"><text:span text:style-name="T785">не нужна, подобно тому как она не используется </text:span><text:span text:style-name="T787">вместе с</text:span><text:span text:style-name="T785"> </text:span><text:span text:style-name="T575">no</text:span><text:span text:style-name="T785">.</text:span></text:p>
      <text:p text:style-name="P391"/>
      <text:p text:style-name="P1185"><text:span text:style-name="T785">М</text:span><text:span text:style-name="T763">естоимения с окончанием </text:span><text:span text:style-name="T550">-body</text:span><text:span text:style-name="T763"> и </text:span><text:span text:style-name="T550">-one</text:span><text:span text:style-name="T763"> взаимозаменяемы.</text:span></text:p>
      <text:p text:style-name="P394"/>
      <text:p text:style-name="P1199">Притяжательный падеж. Possessive Case</text:p>
      <text:p text:style-name="P399"/>
      <text:p text:style-name="P1067"><text:span text:style-name="T793">Сообщает информацию о том, </text:span><text:span text:style-name="T762">кому</text:span><text:span text:style-name="T793"> принадлежит </text:span><text:span text:style-name="T797">объект</text:span><text:span text:style-name="T793">, </text:span><text:span text:style-name="T794">т. е. указывает на владельца.</text:span></text:p>
      <text:p text:style-name="P401"/>
      <text:p text:style-name="P1187"><text:span text:style-name="T763">Существительно в притяжательном падеже, как и </text:span><text:span text:style-name="T794">притяжательное</text:span><text:span text:style-name="T763"> местоимение, </text:span></text:p>
      <text:p text:style-name="P1065"><text:span text:style-name="T793">отвечает </text:span><text:span text:style-name="T763">на вопрос «чей?». </text:span><text:span text:style-name="T794">Они взаимозаменяемы.</text:span></text:p>
      <text:p text:style-name="P402"/>
      <text:p text:style-name="P403"><text:span text:style-name="T794">Чтобы поставить существительное в этот падеж, нужно добавить к нему окончание </text:span><text:span text:style-name="T475">`s</text:span><text:span text:style-name="T794">.</text:span></text:p>
      <text:p text:style-name="P400"/>
      <text:p text:style-name="P56"><text:span text:style-name="T452">This is </text:span><text:span text:style-name="T926">Tom`s</text:span><text:span text:style-name="T453"> friend — </text:span><text:span text:style-name="T452">Это друг </text:span><text:span text:style-name="T927">Тома</text:span><text:span text:style-name="T452"> (существительное в притяжательном падеже)</text:span></text:p>
      <text:p text:style-name="P137">This is <text:span text:style-name="T912">his</text:span> friend — Это <text:span text:style-name="T912">его</text:span> друг (притяжательное местоимение)</text:p>
      <text:p text:style-name="P400"/>
      <text:p text:style-name="P401"><text:span text:style-name="T1153">Если существительное </text:span><text:span text:style-name="T1154">только </text:span><text:span text:style-name="T1153">подразумевается, то его можно не указывать.</text:span></text:p>
      <text:p text:style-name="P137">This isn`t my car. It`s my brothers`s — Это не моя машина. Она брата.</text:p>
      <text:p text:style-name="P402"/>
      <text:p text:style-name="P404">Если существительное идет в связке с прилагательным или местоимением, то <text:span text:style-name="T475">`s</text:span> </text:p>
      <text:p text:style-name="P404">ставиться в концей всей связки: <text:span text:style-name="T475">a </text:span><text:span text:style-name="T618">big dog`s</text:span><text:span text:style-name="T475"> owner</text:span>, <text:span text:style-name="T618">my friend`s</text:span><text:span text:style-name="T475"> house</text:span>.</text:p>
      <text:p text:style-name="P404"/>
      <text:p text:style-name="P404">Если владельцев несколько то <text:span text:style-name="T475">`s</text:span> ставится в конце словосочетания: </text:p>
      <text:p text:style-name="P138"><text:span text:style-name="T912">Rick and Kate`s</text:span> wedding — Свадьба Рика и Кейт.</text:p>
      <text:p text:style-name="P404"/>
      <text:p text:style-name="P404">Если существительное во множественном числе, то в конце пишется только апостроф, </text:p>
      <text:p text:style-name="P1066"><text:span text:style-name="T795">без </text:span><text:span text:style-name="T581">s</text:span><text:span text:style-name="T795">: </text:span><text:span text:style-name="T581">my </text:span><text:span text:style-name="T621">friends`</text:span><text:span text:style-name="T581"> school</text:span><text:span text:style-name="T795">. Но если во множественном числе слово-исключение, </text:span></text:p>
      <text:p text:style-name="P1066"><text:span text:style-name="T795">то применяются обычные правила: </text:span><text:span text:style-name="T621">men`s</text:span><text:span text:style-name="T581"> clothes</text:span><text:span text:style-name="T795"> (мужская одежда).</text:span></text:p>
      <text:p text:style-name="P404"/>
      <text:p text:style-name="P1188"><text:span text:style-name="T795">П</text:span><text:span text:style-name="T763">орядок слов следующий: сначала указывается владелец в притяжательном падеже, </text:span></text:p>
      <text:p text:style-name="P405"><text:soft-page-break/>а потом то, чем он владеет (в русском языке все наоборот).</text:p>
      <text:p text:style-name="P405"/>
      <text:p text:style-name="P1067"><text:span text:style-name="T796">Если </text:span><text:span text:style-name="T797">предмет</text:span><text:span text:style-name="T796"> является частью другого </text:span><text:span text:style-name="T797">предмета</text:span><text:span text:style-name="T796">, то вместо притяжательного падежа используется предлог </text:span><text:span text:style-name="T582">of</text:span><text:span text:style-name="T796">. Т. к. владельцем может быть кто-то живой.</text:span></text:p>
      <text:p text:style-name="P405"/>
      <text:p text:style-name="P94"><text:span text:style-name="T454">T</text:span><text:span text:style-name="T370">he wheel of the car — Колесо машины (Car`s wheel неправильно).</text:span></text:p>
      <text:p text:style-name="P57"><text:span text:style-name="T454">The door of the house — Двер дома </text:span><text:span text:style-name="T455">(предмет + of + больший предмет)</text:span><text:span text:style-name="T454">.</text:span></text:p>
      <text:p text:style-name="P406"/>
      <text:p text:style-name="P1190"><text:span text:style-name="T796">С</text:span><text:span text:style-name="T763">ловосочетания с предлогом </text:span><text:span text:style-name="T550">of</text:span><text:span text:style-name="T763">:</text:span></text:p>
      <text:list xml:id="list1211578182" text:style-name="L67">
        <text:list-item>
          <text:p text:style-name="P1339">the beginning/end of — начало/конец чего-то;</text:p>
        </text:list-item>
        <text:list-item>
          <text:p text:style-name="P1339">the top/middle/bottom of — вершина/середина/дно чего-то;</text:p>
        </text:list-item>
        <text:list-item>
          <text:p text:style-name="P1339">the side of — сторона чего-то.</text:p>
        </text:list-item>
      </text:list>
      <text:p text:style-name="P1189"/>
      <text:p text:style-name="P1198">Существительное. Noun</text:p>
      <text:p text:style-name="P1191"/>
      <text:p text:style-name="P1068"><text:span text:style-name="T1164">Ч</text:span>асть речи, обознача<text:span text:style-name="T1164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55">в предложении. </text:span></text:p>
      <text:p text:style-name="P1192"/>
      <text:p text:style-name="P1069"><text:span text:style-name="T1155">В русском языке существительное меняется по падежам. В английском </text:span><text:span text:style-name="T1159">все</text:span><text:span text:style-name="T1155"> по другому. </text:span></text:p>
      <text:p text:style-name="P1069"><text:span text:style-name="T1155">Там за падежи отвечают предлоги, а не окончания:</text:span><text:span text:style-name="T928"> </text:span><text:span text:style-name="T624">to</text:span><text:span text:style-name="T508"> the table </text:span><text:span text:style-name="T586">—</text:span><text:span text:style-name="T508"> </text:span><text:span text:style-name="T624">к</text:span><text:span text:style-name="T508"> стол</text:span><text:span text:style-name="T624">у</text:span><text:span text:style-name="T1155">.</text:span></text:p>
      <text:p text:style-name="P1069"/>
      <text:p text:style-name="P1103"><text:span text:style-name="T367">И</text:span><text:span text:style-name="T368">менительным и объектный падеж </text:span><text:span text:style-name="T369">распростанаются</text:span><text:span text:style-name="T368"> только </text:span><text:span text:style-name="T369">на</text:span><text:span text:style-name="T368"> местоимения!</text:span></text:p>
      <text:p text:style-name="P1192"/>
      <text:p text:style-name="P13">Множественное <text:span text:style-name="T1156">число. Plural</text:span></text:p>
      <text:p text:style-name="P1192"/>
      <text:p text:style-name="P1205">Распространяется только на существительные, и не касается прилагательных.</text:p>
      <text:p text:style-name="P1072"><text:span text:style-name="T1157">Образуется с помощью окончания </text:span><text:span text:style-name="T506">-s</text:span><text:span text:style-name="T1157"> или </text:span><text:span text:style-name="T506">-es.</text:span></text:p>
      <text:p text:style-name="P97"/>
      <text:p text:style-name="P1072"><text:span text:style-name="T507">a </text:span><text:span text:style-name="T506">blue ballon</text:span><text:span text:style-name="T623">s</text:span><text:span text:style-name="T506"> — </text:span><text:span text:style-name="T507">г</text:span><text:span text:style-name="T506">олуб</text:span><text:span text:style-name="T623">ые</text:span><text:span text:style-name="T506"> шарик</text:span><text:span text:style-name="T623">и</text:span><text:span text:style-name="T506">.</text:span></text:p>
      <text:p text:style-name="P1189"/>
      <text:p text:style-name="P407">Окончание <text:span text:style-name="T475">-es</text:span> ставится, когда:</text:p>
      <text:p text:style-name="P407"/>
      <text:list xml:id="list1932090667" text:style-name="L68">
        <text:list-item>
          <text:p text:style-name="P1340">слово заканчивается на <text:span text:style-name="T475">-s</text:span> или шипящий <text:span text:style-name="T475">-sh</text:span>, <text:span text:style-name="T475">-ch</text:span>, <text:span text:style-name="T475">-x</text:span>:</text:p>
          <text:p text:style-name="P1454">box/boxes, watch/watches, dish/dishes, bus/buses;</text:p>
          <text:p text:style-name="P1340"/>
        </text:list-item>
        <text:list-item>
          <text:p text:style-name="P1340">слово заканчивается на <text:span text:style-name="T475">-o</text:span> <text:span text:style-name="T1158">(</text:span>кроме исключений<text:span text:style-name="T1158">)</text:span>:</text:p>
          <text:p text:style-name="P1454">potato/potatoes, piano/pianos;</text:p>
          <text:p text:style-name="P1340"/>
        </text:list-item>
        <text:list-item>
          <text:p text:style-name="P1433"><text:span text:style-name="T798">слово заканчивается на </text:span><text:span text:style-name="T587">-f</text:span><text:span text:style-name="T798"> или </text:span><text:span text:style-name="T587">-fe</text:span><text:span text:style-name="T798">, </text:span><text:span text:style-name="T799">где</text:span><text:span text:style-name="T798"> </text:span><text:span text:style-name="T587">-f</text:span><text:span text:style-name="T798"> </text:span><text:span text:style-name="T799">также </text:span><text:span text:style-name="T798">заменяется на </text:span><text:span text:style-name="T587">-v</text:span><text:span text:style-name="T798"> </text:span><text:span text:style-name="T799">(кроме исключений)</text:span><text:span text:style-name="T798">:</text:span></text:p>
          <text:p text:style-name="P1461"><text:span text:style-name="T456">s</text:span><text:span text:style-name="T370">helf/shelves, wife/wives, proof/proofs.</text:span></text:p>
        </text:list-item>
      </text:list>
      <text:p text:style-name="P408"/>
      <text:p text:style-name="P409">Слова-исключения, которые меняются не по правилам:</text:p>
      <text:list xml:id="list4040986643" text:style-name="L69">
        <text:list-item>
          <text:p text:style-name="P1341">man/men — мужчина/мужчины;</text:p>
        </text:list-item>
        <text:list-item>
          <text:p text:style-name="P1341">child/children — ребенок/дети;</text:p>
        </text:list-item>
        <text:list-item>
          <text:p text:style-name="P1341">woman/women [вимен] — женщина/женщины;</text:p>
        </text:list-item>
        <text:list-item>
          <text:p text:style-name="P1341">foot/feet — нога/ноги;</text:p>
        </text:list-item>
        <text:list-item>
          <text:p text:style-name="P1341">mouse/mice — мышь/мыши;</text:p>
        </text:list-item>
        <text:list-item>
          <text:p text:style-name="P1341">sheep/sheep — овца/овцы;</text:p>
        </text:list-item>
        <text:list-item>
          <text:p text:style-name="P1465"><text:span text:style-name="T763">tooth/teeth — </text:span><text:span text:style-name="T800">зуб/</text:span><text:span text:style-name="T763">зубы;</text:span></text:p>
        </text:list-item>
        <text:list-item>
          <text:p text:style-name="P1342">fish/fish — рыба/рыбы;</text:p>
        </text:list-item>
        <text:list-item>
          <text:p text:style-name="P1465"><text:span text:style-name="T800">goose/geese — гусь/гуси.</text:span><text:span text:style-name="T763"> </text:span></text:p>
        </text:list-item>
      </text:list>
      <text:p text:style-name="P14"><text:soft-page-break/><text:span text:style-name="T757">И</text:span><text:span text:style-name="T724">счисляемые и неисчисляемые существительные</text:span></text:p>
      <text:p text:style-name="P410"/>
      <text:p text:style-name="P411">Исчисляемые существительные можно пересчитать. У них есть форма единственного </text:p>
      <text:p text:style-name="P1071"><text:span text:style-name="T801">и множественного числа. Количество можно указать числом, наречием </text:span><text:span text:style-name="T803">или артиклем </text:span><text:span text:style-name="T584">a</text:span><text:span text:style-name="T803"> (one).</text:span></text:p>
      <text:p text:style-name="P412"/>
      <text:p text:style-name="P139"><text:span text:style-name="T912">3</text:span> apples — 3 яблока;</text:p>
      <text:p text:style-name="P139"><text:span text:style-name="T912">many</text:span> books — много книг;</text:p>
      <text:p text:style-name="P1070"><text:span text:style-name="T583">I want </text:span><text:span text:style-name="T622">a</text:span><text:span text:style-name="T583"> banana — </text:span><text:span text:style-name="T585">я</text:span><text:span text:style-name="T583"> хочу банан.</text:span></text:p>
      <text:p text:style-name="P412"/>
      <text:p text:style-name="P1193"><text:span text:style-name="T763">Неисчисляемые существительные невозможно посчитать. К ним относятся вещества, жидкости, явления, ощущуне</text:span><text:span text:style-name="T803">н</text:span><text:span text:style-name="T763">ия, </text:span><text:span text:style-name="T804">абстрактные </text:span><text:span text:style-name="T763">понятия. </text:span><text:span text:style-name="T806">Они и</text:span><text:span text:style-name="T763">меют только одну форму единственного числа и заменяются местоимнием </text:span><text:span text:style-name="T550">it</text:span><text:span text:style-name="T763">.</text:span></text:p>
      <text:p text:style-name="P412"/>
      <text:p text:style-name="P412">Чтобы выразить количество, используется дополнительная мерка: </text:p>
      <text:p text:style-name="P412"/>
      <text:list xml:id="list2278402540" text:style-name="L70">
        <text:list-item>
          <text:p text:style-name="P1343">для жидкостей:</text:p>
          <text:list>
            <text:list-item>
              <text:p text:style-name="P1345"><text:span text:style-name="T1166">a </text:span>glass of — стакан;</text:p>
            </text:list-item>
            <text:list-item>
              <text:p text:style-name="P1345"><text:span text:style-name="T1166">a </text:span>cup of — чашка;</text:p>
            </text:list-item>
            <text:list-item>
              <text:p text:style-name="P1345"><text:span text:style-name="T1166">a</text:span> jar of — банка;</text:p>
            </text:list-item>
            <text:list-item>
              <text:p text:style-name="P1345"><text:span text:style-name="T1166">a </text:span>jug of — кувшин;</text:p>
            </text:list-item>
            <text:list-item>
              <text:p text:style-name="P1345"><text:span text:style-name="T1166">a </text:span>bottle of — бутылка;</text:p>
            </text:list-item>
          </text:list>
          <text:p text:style-name="P1344"/>
        </text:list-item>
        <text:list-item>
          <text:p text:style-name="P1343">для сыпучих веществ:</text:p>
          <text:list>
            <text:list-item>
              <text:p text:style-name="P1345"><text:span text:style-name="T1166">a </text:span>packet of — упаковка;</text:p>
            </text:list-item>
            <text:list-item>
              <text:p text:style-name="P1345"><text:span text:style-name="T1166">a </text:span>bowl of — миска;</text:p>
            </text:list-item>
            <text:list-item>
              <text:p text:style-name="P1345"><text:span text:style-name="T1166">a </text:span>bag of — мешок;</text:p>
            </text:list-item>
            <text:list-item>
              <text:p text:style-name="P1345"><text:span text:style-name="T1166">a </text:span>kilo of — килограм;</text:p>
            </text:list-item>
          </text:list>
          <text:p text:style-name="P1348"/>
        </text:list-item>
        <text:list-item>
          <text:p text:style-name="P1347">для продуктов, которые режут:</text:p>
          <text:list>
            <text:list-item>
              <text:p text:style-name="P1466"><text:span text:style-name="T808">a </text:span><text:span text:style-name="T763">piece/</text:span><text:span text:style-name="T802">slice</text:span><text:span text:style-name="T763"> of — кусо</text:span><text:span text:style-name="T802">чек</text:span><text:span text:style-name="T763">;</text:span></text:p>
            </text:list-item>
            <text:list-item>
              <text:p text:style-name="P1345"><text:span text:style-name="T1166">a </text:span>loaf of — буханка;</text:p>
            </text:list-item>
          </text:list>
        </text:list-item>
      </text:list>
      <text:p text:style-name="P413"/>
      <text:p text:style-name="P58"><text:span text:style-name="T457">2 loafs of bread — </text:span><text:span text:style-name="T458">д</text:span><text:span text:style-name="T457">ве буханки хлеба.</text:span></text:p>
      <text:p text:style-name="P98"><text:span text:style-name="T460">a </text:span><text:span text:style-name="T457">c</text:span><text:span text:style-name="T370">up of tea — (одна) чашка чая</text:span></text:p>
      <text:p text:style-name="P413"/>
      <text:p text:style-name="P414">Существительные, которые всегда неислисляемые:</text:p>
      <text:list xml:id="list1491293980" text:style-name="L71">
        <text:list-item>
          <text:p text:style-name="P1346">news — новости;</text:p>
        </text:list-item>
        <text:list-item>
          <text:p text:style-name="P1346">money — деньги;</text:p>
        </text:list-item>
        <text:list-item>
          <text:p text:style-name="P1346">bad luck — неудача;</text:p>
        </text:list-item>
        <text:list-item>
          <text:p text:style-name="P1346">traffic — транспорт на дороге;</text:p>
        </text:list-item>
        <text:list-item>
          <text:p text:style-name="P1346">f<text:span text:style-name="T1165">u</text:span>rniture — мебель;</text:p>
        </text:list-item>
        <text:list-item>
          <text:p text:style-name="P1346">progress — прогресс;</text:p>
        </text:list-item>
        <text:list-item>
          <text:p text:style-name="P1346">information — информация;</text:p>
        </text:list-item>
        <text:list-item>
          <text:p text:style-name="P1346">advice — совет;</text:p>
        </text:list-item>
        <text:list-item>
          <text:p text:style-name="P1346">hair — волосы;</text:p>
        </text:list-item>
        <text:list-item>
          <text:p text:style-name="P1346">paper — бумага;</text:p>
        </text:list-item>
        <text:list-item>
          <text:p text:style-name="P1346">food — еда;</text:p>
        </text:list-item>
      </text:list>
      <text:p text:style-name="P413"/>
      <text:p text:style-name="P95"><text:span text:style-name="T370">It is good news — Это хорошие новости </text:span><text:span text:style-name="T459">(без артикля)</text:span><text:span text:style-name="T370">.</text:span></text:p>
      <text:p text:style-name="P96"><text:span text:style-name="T370">I need good advice — Мне нужен хороший совет </text:span><text:span text:style-name="T459">(без артикля)</text:span><text:span text:style-name="T370">.</text:span></text:p>
      <text:p text:style-name="P15"><text:soft-page-break/><text:span text:style-name="T724">Два </text:span><text:span text:style-name="T758">(и более) </text:span><text:span text:style-name="T724">существительный рядом</text:span></text:p>
      <text:p text:style-name="P415"/>
      <text:p text:style-name="P1075"><text:span text:style-name="T805">Такая цепочка обозначает один предмет, идею </text:span><text:span text:style-name="T807">или </text:span><text:span text:style-name="T805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09">ь</text:span><text:span text:style-name="T805">ся прилагательным </text:span><text:span text:style-name="T807">или</text:span><text:span text:style-name="T805"> существительным с предлогом).</text:span></text:p>
      <text:p text:style-name="P416"/>
      <text:p text:style-name="P140">a tennis ball — теннисный мяч / мяч для тенниса;</text:p>
      <text:p text:style-name="P140">a income tax — подоходный налог / налог на прибыль;</text:p>
      <text:p text:style-name="P417"/>
      <text:p text:style-name="P419">Первое существительное всегда стоит в единственном числе.</text:p>
      <text:p text:style-name="P419"/>
      <text:p text:style-name="P141">tennis balls — теннисные мячи;</text:p>
      <text:p text:style-name="P142">two part question (question of two parts) — <text:span text:style-name="T1167">вопрос из 2х частей;</text:span></text:p>
      <text:p text:style-name="P417"/>
      <text:p text:style-name="P1194"><text:span text:style-name="T805">И</text:span><text:span text:style-name="T763">ногда первое существительное имеет окончание </text:span><text:span text:style-name="T550">-ing</text:span><text:span text:style-name="T763">.</text:span></text:p>
      <text:p text:style-name="P418"/>
      <text:p text:style-name="P140">a swimming pool — плавательный бассейн;</text:p>
      <text:p text:style-name="P142">working hours — рабочие часы;</text:p>
      <text:p text:style-name="P418"/>
      <text:p text:style-name="P1200">Артикли. Articles</text:p>
      <text:p text:style-name="P420"/>
      <text:p text:style-name="P421">Это маленькие слова перед существительными, которые передают оттенки смысла.</text:p>
      <text:p text:style-name="P421">Есть 2 вида артикля: неопределенный <text:span text:style-name="T1170">(</text:span><text:span text:style-name="T475">a/an</text:span><text:span text:style-name="T1170">)</text:span> и определенный <text:span text:style-name="T1170">(</text:span><text:span text:style-name="T475">the</text:span><text:span text:style-name="T1170">)</text:span>.</text:p>
      <text:p text:style-name="P421"/>
      <text:p text:style-name="P519">Неопределенный артикль</text:p>
      <text:p text:style-name="P421"/>
      <text:p text:style-name="P1076"><text:span text:style-name="T810">Артикль </text:span><text:span text:style-name="T588">a</text:span><text:span text:style-name="T810"> </text:span><text:span text:style-name="T819">указывает на</text:span><text:span text:style-name="T810"> </text:span><text:span text:style-name="T811">один </text:span><text:span text:style-name="T810">предмет. Причем не конкретный предмет, а</text:span><text:span text:style-name="T811"> </text:span><text:span text:style-name="T810">неопределенный. </text:span><text:span text:style-name="T811">К</text:span><text:span text:style-name="T810">аждый </text:span><text:span text:style-name="T811">человек </text:span><text:span text:style-name="T810">может представлять </text:span><text:span text:style-name="T811">такой предмет </text:span><text:span text:style-name="T810">по своему.</text:span></text:p>
      <text:p text:style-name="P422"/>
      <text:p text:style-name="P143">a house — дом (один представит большой особняк, другой — маленький домик).</text:p>
      <text:p text:style-name="P422"/>
      <text:p text:style-name="P1079"><text:span text:style-name="T811">Его можно условно заменить на числительное </text:span><text:span text:style-name="T594">one </text:span><text:span text:style-name="T817">(какой-то один)</text:span><text:span text:style-name="T811">. </text:span><text:span text:style-name="T664">Поэтому о</text:span><text:span text:style-name="T665">н ставится перед исчисляемыми существительными в единственном числе.</text:span></text:p>
      <text:p text:style-name="P423"/>
      <text:p text:style-name="P1082"><text:span text:style-name="T589">I have </text:span><text:span text:style-name="T625">a</text:span><text:span text:style-name="T589"> cat / I have </text:span><text:span text:style-name="T625">one</text:span><text:span text:style-name="T589"> cat — У меня есть </text:span><text:span text:style-name="T596">(одна такая </text:span><text:span text:style-name="T602">прикольная</text:span><text:span text:style-name="T596">) </text:span><text:span text:style-name="T589">кошка.</text:span></text:p>
      <text:p text:style-name="P428"/>
      <text:p text:style-name="P424"><text:span text:style-name="T475">A</text:span> ставится перед согласными, а <text:span text:style-name="T475">an</text:span> — перед гласными. Оба означают одно и тоже.</text:p>
      <text:p text:style-name="P424"/>
      <text:p text:style-name="P587"><text:span text:style-name="T760">Если гласная читается как двойной звук с первым [</text:span>йи<text:span text:style-name="T760">], то ставится </text:span><text:span text:style-name="T510">a</text:span><text:span text:style-name="T760">: </text:span><text:span text:style-name="T510">a union</text:span><text:span text:style-name="T760">, </text:span><text:span text:style-name="T510">a European</text:span><text:span text:style-name="T760">.</text:span></text:p>
      <text:p text:style-name="P424"/>
      <text:p text:style-name="P1077"><text:span text:style-name="T813">Если первая согласная (после которой гласная) не произносится, то ставится </text:span><text:span text:style-name="T592">an</text:span><text:span text:style-name="T813">: </text:span></text:p>
      <text:p text:style-name="P1077"><text:span text:style-name="T592">an hour </text:span><text:span text:style-name="T813">(аувер), </text:span><text:span text:style-name="T592">an honesty </text:span><text:span text:style-name="T813">(анэсти).</text:span></text:p>
      <text:p text:style-name="P424"/>
      <text:p text:style-name="P612"><text:span text:style-name="T813">Т</text:span><text:span text:style-name="T814">акже артикль </text:span><text:span text:style-name="T593">a</text:span><text:span text:style-name="T814"> </text:span><text:span text:style-name="T816">ставится</text:span><text:span text:style-name="T814">, когда:</text:span></text:p>
      <text:list xml:id="list1052742485" text:style-name="L72">
        <text:list-item>
          <text:p text:style-name="P1467"><text:span text:style-name="T763">говорят о профессии (</text:span><text:span text:style-name="T550">I`m a doctor)</text:span><text:span text:style-name="T763">;</text:span></text:p>
        </text:list-item>
        <text:list-item>
          <text:p text:style-name="P1468"><text:span text:style-name="T763">впервые упоминяют человека или предмет в разговоре </text:span><text:span text:style-name="T815">(</text:span><text:span text:style-name="T589">I have a cat</text:span><text:span text:style-name="T815">);</text:span></text:p>
        </text:list-item>
        <text:list-item>
          <text:p text:style-name="P1434"><text:span text:style-name="T815">дается определение предмету (</text:span><text:span text:style-name="T590">He is a good man «</text:span><text:span text:style-name="T591">О</text:span><text:span text:style-name="T590">н относится к хорошим людям»</text:span><text:span text:style-name="T815">)</text:span></text:p>
        </text:list-item>
      </text:list>
      <text:p text:style-name="P429"/>
      <text:p text:style-name="P1078">Если перед существительным сто<text:span text:style-name="T1169">и</text:span>т прилагательн<text:span text:style-name="T1169">ое</text:span>, то артикль <text:span text:style-name="T509">a</text:span><text:span text:style-name="T1173"> </text:span>ставится перед ним.</text:p>
      <text:p text:style-name="P427"/>
      <text:p text:style-name="P1078">a big old house — большой старый дом.</text:p>
      <text:p text:style-name="P144">a black and white cat — черно-белый кот.</text:p>
      <text:p text:style-name="P423"><text:soft-page-break/></text:p>
      <text:p text:style-name="P425">При этом перед прилагательным без существительного артикль <text:span text:style-name="T509">a</text:span><text:span text:style-name="T1173"> </text:span>не ставится.</text:p>
      <text:p text:style-name="P425"/>
      <text:p text:style-name="P145">This book is a good (неправильно).</text:p>
      <text:p text:style-name="P145">Th<text:span text:style-name="T1168">i</text:span>s book is good (правильно).</text:p>
      <text:p text:style-name="P423"/>
      <text:p text:style-name="P520">Определенный артикль</text:p>
      <text:p text:style-name="P426"/>
      <text:p text:style-name="P431">Артикль <text:span text:style-name="T475">the</text:span> указывает на конкретный предмет или понятие.</text:p>
      <text:p text:style-name="P431">Т. е. на то, что выделяется из общей массы.</text:p>
      <text:p text:style-name="P432"/>
      <text:p text:style-name="P433">Его можно заменить указательным местоимением (<text:span text:style-name="T475">this, that, these, those</text:span>) </text:p>
      <text:p text:style-name="P1086"><text:span text:style-name="T820">и</text:span><text:span text:style-name="T819"> часто удобнее </text:span><text:span text:style-name="T822">им же </text:span><text:span text:style-name="T831">и </text:span><text:span text:style-name="T819">переводить.</text:span></text:p>
      <text:p text:style-name="P432"/>
      <text:p text:style-name="P432">Он может стоять как перед единственным числом, так и перед множественным; </text:p>
      <text:p text:style-name="P432">как перед исчисляемыми, так и неисчисляемыми существительными.</text:p>
      <text:p text:style-name="P434"/>
      <text:p text:style-name="P1081"><text:span text:style-name="T820">Е</text:span><text:span text:style-name="T812">сли предмет или человек упоминаются в </text:span><text:span text:style-name="T823">речи </text:span><text:span text:style-name="T812">впервые, то обычно о них ничего не известно, поэтому </text:span><text:span text:style-name="T821">сначала</text:span><text:span text:style-name="T812"> использ</text:span><text:span text:style-name="T821">уется</text:span><text:span text:style-name="T812"> неопределенный артикль </text:span><text:span text:style-name="T595">a/an</text:span><text:span text:style-name="T812"> </text:span><text:span text:style-name="T820">(при условии, что он нужен</text:span><text:span text:style-name="T812">).</text:span></text:p>
      <text:p text:style-name="P1208"><text:span text:style-name="T812">Н</text:span><text:span text:style-name="T763">о если </text:span><text:span text:style-name="T832">этот </text:span><text:span text:style-name="T763">предмет или человек упоминаются в речи повторно, то уже используется определенный артикль </text:span><text:span text:style-name="T550">the</text:span><text:span text:style-name="T763">.</text:span></text:p>
      <text:p text:style-name="P430"/>
      <text:p text:style-name="P99"><text:span text:style-name="T463">I </text:span><text:span text:style-name="T370">have got </text:span><text:span text:style-name="T912">a</text:span><text:span text:style-name="T370"> puppy. </text:span><text:span text:style-name="T912">The</text:span><text:span text:style-name="T370"> puppy is white — У меня есть щенок. (Этот) щенок белый.</text:span></text:p>
      <text:p text:style-name="P435"/>
      <text:p text:style-name="P435">Определенный артикль может стоять не только перед существительным, но и перед прилагательным. <text:span text:style-name="T1174">В этом случае прилагательное становится существительным.</text:span></text:p>
      <text:p text:style-name="P435"/>
      <text:p text:style-name="P148">rich people — богатые люди.</text:p>
      <text:p text:style-name="P99"><text:span text:style-name="T464">t</text:span><text:span text:style-name="T370">he rich — богачи.</text:span></text:p>
      <text:p text:style-name="P435"/>
      <text:p text:style-name="P436">Также артикль <text:span text:style-name="T475">the</text:span> ставится, когда:</text:p>
      <text:p text:style-name="P436"/>
      <text:list xml:id="list3246759093" text:style-name="L73">
        <text:list-item>
          <text:p text:style-name="P1349">говорят о части помещения:</text:p>
          <text:list>
            <text:list-item>
              <text:p text:style-name="P1353">in the room — в комнате;</text:p>
            </text:list-item>
            <text:list-item>
              <text:p text:style-name="P1353">on the floor — на полу;</text:p>
            </text:list-item>
          </text:list>
          <text:p text:style-name="P1351"/>
        </text:list-item>
        <text:list-item>
          <text:p text:style-name="P1350">говорят, на каком музыкальном инструменте играют:</text:p>
          <text:list>
            <text:list-item>
              <text:p text:style-name="P1354">play the piano — играть на фортепиано;</text:p>
            </text:list-item>
          </text:list>
          <text:p text:style-name="P1351"/>
        </text:list-item>
        <text:list-item>
          <text:p text:style-name="P1349">человек напрявляется в конкретное место:</text:p>
          <text:list>
            <text:list-item>
              <text:p text:style-name="P1353">go to the bank — идти в банк;</text:p>
            </text:list-item>
            <text:list-item>
              <text:p text:style-name="P1353">drive to the shop — поехать на машине в магазин;</text:p>
            </text:list-item>
          </text:list>
          <text:p text:style-name="P1351"/>
        </text:list-item>
        <text:list-item>
          <text:p text:style-name="P1358">объект, о котором идет речь, уникальный (другого такого нет):</text:p>
          <text:list>
            <text:list-item>
              <text:p text:style-name="P1357">природные объекты или явления:</text:p>
              <text:list>
                <text:list-item>
                  <text:p text:style-name="P1354">the equator — экватор;</text:p>
                </text:list-item>
                <text:list-item>
                  <text:p text:style-name="P1354">the sky — небо;</text:p>
                </text:list-item>
                <text:list-item>
                  <text:p text:style-name="P1357">the moon — луна;</text:p>
                </text:list-item>
              </text:list>
            </text:list-item>
            <text:list-item>
              <text:p text:style-name="P1357">объекты созданные человеком</text:p>
              <text:list>
                <text:list-item>
                  <text:p text:style-name="P1354"><text:soft-page-break/>the Bible (the Book) — Библия;</text:p>
                </text:list-item>
                <text:list-item>
                  <text:p text:style-name="P1354">the Internet — Интернет;</text:p>
                </text:list-item>
                <text:list-item>
                  <text:p text:style-name="P1357">the radio — радио;</text:p>
                </text:list-item>
              </text:list>
            </text:list-item>
            <text:list-item>
              <text:p text:style-name="P1357"><text:span text:style-name="T1175">с </text:span>превосходн<text:span text:style-name="T1175">ой</text:span> степень<text:span text:style-name="T1175">ю</text:span> прилагательных:</text:p>
              <text:list>
                <text:list-item>
                  <text:p text:style-name="P1354">the longest — самый длинный;</text:p>
                </text:list-item>
                <text:list-item>
                  <text:p text:style-name="P1357">the hottest — самый жаркий;</text:p>
                </text:list-item>
              </text:list>
            </text:list-item>
            <text:list-item>
              <text:p text:style-name="P1355"><text:span text:style-name="T1176">со </text:span>словосочетани<text:span text:style-name="T1176">ем</text:span><text:span text:style-name="T475"> the same</text:span> (такой же, одинаковый):</text:p>
              <text:p text:style-name="P1455">These two photos are the same — Эти 2 фото одинаковые;</text:p>
            </text:list-item>
          </text:list>
          <text:p text:style-name="P1356"/>
        </text:list-item>
        <text:list-item>
          <text:p text:style-name="P1349">перед порядковым числительным:</text:p>
          <text:list>
            <text:list-item>
              <text:p text:style-name="P1359">the first — первый;</text:p>
            </text:list-item>
            <text:list-item>
              <text:p text:style-name="P1359">the second — второй;</text:p>
            </text:list-item>
          </text:list>
          <text:p text:style-name="P1351"/>
        </text:list-item>
        <text:list-item>
          <text:p text:style-name="P1352">перед фамилией (чтобы показать что люди принадлежат одной семье):</text:p>
          <text:p text:style-name="P1462"><text:span text:style-name="T461">The Jachsons </text:span><text:span text:style-name="T462">are very nice people — Джексоны очень милые люди;</text:span></text:p>
          <text:p text:style-name="P1351"/>
        </text:list-item>
        <text:list-item>
          <text:p text:style-name="P1360">в словосочетаниях, касающихся сторон:</text:p>
          <text:list>
            <text:list-item>
              <text:p text:style-name="P1361">the top of — верхушка (чего-то);</text:p>
            </text:list-item>
            <text:list-item>
              <text:p text:style-name="P1361">on the left — слева.</text:p>
            </text:list-item>
          </text:list>
        </text:list-item>
      </text:list>
      <text:p text:style-name="P437"/>
      <text:p text:style-name="P523">Случаи, когда артикли не используются</text:p>
      <text:p text:style-name="P437"/>
      <text:p text:style-name="P438">Такие ситуации зачастую не имеют логического объяснения и их нужно просто запомнить.</text:p>
      <text:p text:style-name="P438"/>
      <text:list xml:id="list2864304161" text:style-name="L74">
        <text:list-item>
          <text:p text:style-name="P1362">в выражениях со словами <text:span text:style-name="T475">breakfast</text:span>, <text:span text:style-name="T475">lunch</text:span>, <text:span text:style-name="T475">dinner</text:span>:</text:p>
          <text:p text:style-name="P1456">When do you usually have breakfast? — Когда ты обычно завтракаешь?</text:p>
          <text:p text:style-name="P1363"/>
        </text:list-item>
        <text:list-item>
          <text:p text:style-name="P1364">когда говорят о направлении или местонахождении словами:</text:p>
          <text:list>
            <text:list-item>
              <text:p text:style-name="P1363">work <text:span text:style-name="T1186">(</text:span><text:span text:style-name="T475">go to work, start work</text:span><text:span text:style-name="T1186">)</text:span>;</text:p>
            </text:list-item>
            <text:list-item>
              <text:p text:style-name="P1363">school, university, college <text:span text:style-name="T1186">(</text:span><text:span text:style-name="T475">go to school, start school</text:span>);</text:p>
            </text:list-item>
            <text:list-item>
              <text:p text:style-name="P1363">church, hospital, prison <text:span text:style-name="T1186">(</text:span><text:span text:style-name="T475">go to church, be at hospital</text:span><text:span text:style-name="T1186">)</text:span>;</text:p>
            </text:list-item>
            <text:list-item>
              <text:p text:style-name="P1363">home, bed <text:span text:style-name="T1186">(</text:span><text:span text:style-name="T475">go home, go to bed</text:span><text:span text:style-name="T1186">)</text:span>;</text:p>
            </text:list-item>
          </text:list>
          <text:p text:style-name="P1363"/>
        </text:list-item>
        <text:list-item>
          <text:p text:style-name="P1362">в словосочетаниях <text:span text:style-name="T475">play</text:span> + вид спорта или игры:</text:p>
          <text:p text:style-name="P1456">I play football — Я играю в футбол;</text:p>
          <text:p text:style-name="P1363"/>
        </text:list-item>
        <text:list-item>
          <text:p text:style-name="P1362">перед названием языков или учебных дисциплин (котор. всегда с большой буквы):</text:p>
          <text:p text:style-name="P1456">I want to speak <text:span text:style-name="T1171">English well — Я хочу хорошо говорить по-английски;</text:span></text:p>
          <text:p text:style-name="P1363"/>
        </text:list-item>
        <text:list-item>
          <text:p text:style-name="P1365">перед именами людей и фамилями:</text:p>
          <text:p text:style-name="P1457">My name is Bond, James Bond — Меня зовут Бонд, Джеймс Бонд.</text:p>
        </text:list-item>
      </text:list>
      <text:p text:style-name="P439"/>
      <text:p text:style-name="P521">Артикли в географических названиях</text:p>
      <text:p text:style-name="P440"/>
      <text:p text:style-name="P1083"><text:span text:style-name="T824">Артикли не </text:span><text:span text:style-name="T826">ставятся</text:span><text:span text:style-name="T824"> </text:span><text:span text:style-name="T826">с</text:span><text:span text:style-name="T824"> названиями континентов:</text:span></text:p>
      <text:p text:style-name="P146">I live in Western Europe — Я живу в западной Европе.</text:p>
      <text:p text:style-name="P441"/>
      <text:p text:style-name="P441">Артикли не ставятся с названиям<text:span text:style-name="T1172">и</text:span> стран из 1 слова и с названиями городов:</text:p>
      <text:p text:style-name="P146">Washington is the capital of America — Вашингтон — столица Америки.</text:p>
      <text:p text:style-name="P146"><text:soft-page-break/></text:p>
      <text:p text:style-name="P147"><text:span text:style-name="T7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41"/>
      <text:p text:style-name="P1083"><text:span text:style-name="T824">Артикли не нужны в названиях горных вершин, а также там, где присутсв</text:span><text:span text:style-name="T825">ует</text:span><text:span text:style-name="T824"> слово Mount: </text:span></text:p>
      <text:p text:style-name="P1083"><text:span text:style-name="T597">Everest / Mount Everest, Makalu</text:span><text:span text:style-name="T824">. Но </text:span><text:span text:style-name="T825">в</text:span><text:span text:style-name="T824"> названия</text:span><text:span text:style-name="T825">х</text:span><text:span text:style-name="T824"> горных цепей ставится </text:span><text:span text:style-name="T597">the</text:span><text:span text:style-name="T824">: </text:span><text:span text:style-name="T597">the Himalayas</text:span><text:span text:style-name="T824">.</text:span></text:p>
      <text:p text:style-name="P441"/>
      <text:p text:style-name="P1206"><text:span text:style-name="T763">Артикль </text:span><text:span text:style-name="T550">the</text:span><text:span text:style-name="T763"> не нужен с прилагательными, образованными от частей света или когда часть света указана вместе с названием страны: </text:span><text:span text:style-name="T550">North America, Eastern Europe.</text:span></text:p>
      <text:p text:style-name="P444"/>
      <text:p text:style-name="P1206"><text:span text:style-name="T763">Артикль </text:span><text:span text:style-name="T550">the</text:span><text:span text:style-name="T763"> не нужен в названиях улиц, дорог, скверов, парков:</text:span></text:p>
      <text:p text:style-name="P150">Fifth Avenue (5я Авеню), Broadway, Times Square.</text:p>
      <text:p text:style-name="P441"/>
      <text:p text:style-name="P1083"><text:span text:style-name="T824">А</text:span><text:span text:style-name="T827">ртикль </text:span><text:span text:style-name="T599">the</text:span><text:span text:style-name="T827"> нужен в названиях водных объектов (океан, море, река, канал): </text:span><text:span text:style-name="T599">the Thames River, the Amazon (Амазонка), the Pacific (Тихий океан), the Baltic Sea. </text:span><text:span text:style-name="T826">Но с названиями озер он </text:span></text:p>
      <text:p text:style-name="P1083"><text:span text:style-name="T826">не используется: </text:span><text:span text:style-name="T598">Lake Superior (Верхнее озеро).</text:span></text:p>
      <text:p text:style-name="P446"/>
      <text:p text:style-name="P442">Также <text:span text:style-name="T475">the</text:span> нужен в названиях частей света: <text:span text:style-name="T475">the north, the south, the east, the west</text:span>.</text:p>
      <text:p text:style-name="P147">We should go to the north — Нам нужно идти на север.</text:p>
      <text:p text:style-name="P443"/>
      <text:p text:style-name="P1083"><text:span text:style-name="T833">Следует</text:span><text:span text:style-name="T834"> </text:span><text:span text:style-name="T833">знать</text:span><text:span text:style-name="T834">, что на картах не печатают артикль </text:span><text:span text:style-name="T603">the</text:span><text:span text:style-name="T834">, даже когда он нужен.</text:span></text:p>
      <text:p text:style-name="P443"/>
      <text:p text:style-name="P522">Артикли в других названиях</text:p>
      <text:p text:style-name="P443"/>
      <text:p text:style-name="P445">Артикль не ставится в названиях административных зданий или комплексов из 2х слов.</text:p>
      <text:p text:style-name="P149"/>
      <text:p text:style-name="P149">Cambridge University, JFK Airport, Buckingham Palace.</text:p>
      <text:p text:style-name="P149">(порядок слов: сначала уникальное название, а затем категория <text:s/>объекта).</text:p>
      <text:p text:style-name="P445"/>
      <text:p text:style-name="P1084"><text:span text:style-name="T828">Артикль </text:span><text:span text:style-name="T600">the</text:span><text:span text:style-name="T828"> ставится в названиях отелей, театров, галерей, а также в названиях всемирно известных зданий:</text:span><text:span text:style-name="T600"> the Hilton Hotel, the Red Lion (бар), the White House.</text:span></text:p>
      <text:p text:style-name="P445"/>
      <text:p text:style-name="P1207"><text:span text:style-name="T763">В названиях, где присутствует предлог </text:span><text:span text:style-name="T550">of</text:span><text:span text:style-name="T763">, артикль </text:span><text:span text:style-name="T550">the</text:span><text:span text:style-name="T763"> ставится всегда: </text:span></text:p>
      <text:p text:style-name="P149">the Bank of England, the Great Wall of China, the Tower of London.</text:p>
      <text:p text:style-name="P445"/>
      <text:p text:style-name="P524">Какой артикль выбрать</text:p>
      <text:p text:style-name="P447"/>
      <text:p text:style-name="P1085"><text:span text:style-name="T829">Мысленно предсавить перед существительным слово «один», «один такой (</text:span><text:span text:style-name="T830">прикольный</text:span><text:span text:style-name="T829">)», </text:span></text:p>
      <text:p text:style-name="P1085"><text:span text:style-name="T829">«один из» и т. д. Если логика предложения не нарушена, то скорее всего нужен </text:span><text:span text:style-name="T601">a/an</text:span><text:span text:style-name="T829">.</text:span></text:p>
      <text:p text:style-name="P447"/>
      <text:p text:style-name="P151">I`ve got a window in my room — У меня в комнате есть окно. (обычное окно, каких много)</text:p>
      <text:p text:style-name="P447"/>
      <text:p text:style-name="P1085"><text:span text:style-name="T829">Мысленно представить перед существительным слова: </text:span><text:span text:style-name="T601">this, that, these, those</text:span><text:span text:style-name="T829"> или «тот самый», «именно тот», «конкретное этот» и т. д. Если смысл предложения в целом не изменился, </text:span></text:p>
      <text:p text:style-name="P1085"><text:span text:style-name="T829">то можно ставить </text:span><text:span text:style-name="T601">the</text:span><text:span text:style-name="T829">.</text:span></text:p>
      <text:p text:style-name="P447"/>
      <text:p text:style-name="P151">Look at the window. It`s broken — Посмотри на окно. Оно разбито. (посмотри на это конкретное окно, именно оно разбито).</text:p>
      <text:p text:style-name="P447"/>
      <text:p text:style-name="P448"/>
      <text:p text:style-name="P1288">Прилагательное. Adjective</text:p>
      <text:p text:style-name="P448"/>
      <text:p text:style-name="P1087"><text:span text:style-name="T836">Ч</text:span><text:span text:style-name="T835">асть речи, которая описывает качества и свойства объектов, и отвечает на вопрос «какой?».</text:span></text:p>
      <text:p text:style-name="P449"/>
      <text:p text:style-name="P1088"><text:span text:style-name="T835">П</text:span><text:span text:style-name="T836">рилагательное стоит перед существительным, но может появиться и без него если используется после глагола </text:span><text:span text:style-name="T604">be</text:span><text:span text:style-name="T836">. В этом случае </text:span><text:span text:style-name="T844">оно</text:span><text:span text:style-name="T836"> </text:span><text:span text:style-name="T844">обычно</text:span><text:span text:style-name="T836"> переводиться глаголом.</text:span></text:p>
      <text:p text:style-name="P450"/>
      <text:p text:style-name="P1088"><text:span text:style-name="T836">Если перед прилагательным стоит артикль </text:span><text:span text:style-name="T604">the</text:span><text:span text:style-name="T836">, то оно </text:span><text:span text:style-name="T837">становится</text:span><text:span text:style-name="T836"> существительным.</text:span></text:p>
      <text:p text:style-name="P1089"><text:span text:style-name="T836">Прилагательн</text:span><text:span text:style-name="T838">ые</text:span><text:span text:style-name="T836"> не меняется по родам, числам и падежам.</text:span></text:p>
      <text:p text:style-name="P450"/>
      <text:p text:style-name="P1209"><text:span text:style-name="T836">П</text:span><text:span text:style-name="T763">рилагательные делятся на 2 группы:</text:span></text:p>
      <text:p text:style-name="P452"/>
      <text:list xml:id="list131515563" text:style-name="L75">
        <text:list-item>
          <text:p text:style-name="P1366">оценочные прилагательные; они выражают личное мнение человека о предмете:</text:p>
          <text:p text:style-name="P1458">a funny cat — смешной кот (мнение, с которым можно не соглашаться)</text:p>
          <text:p text:style-name="P1366"/>
        </text:list-item>
        <text:list-item>
          <text:p text:style-name="P1366">фактовые прилагательные; они указывают на визуальную информацию, либо факты, </text:p>
          <text:p text:style-name="P1366">которые известны об объекте: размер, возраст, цвет, происхождение, состав и пр.:</text:p>
          <text:p text:style-name="P1458">a gray cat — серый кот (характеристика, которая не зависит от мнения)</text:p>
        </text:list-item>
      </text:list>
      <text:p text:style-name="P452"/>
      <text:p text:style-name="P452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52"/>
      <text:p text:style-name="P152">a gray funny cat (неправильно)</text:p>
      <text:p text:style-name="P152">a funny gray cat (правильно)</text:p>
      <text:p text:style-name="P452"/>
      <text:p text:style-name="P613"><text:span text:style-name="T840">Глаголы, после которых </text:span><text:span text:style-name="T856">всегда</text:span><text:span text:style-name="T840"> </text:span><text:span text:style-name="T856">идут</text:span><text:span text:style-name="T840"> прилагательн</text:span><text:span text:style-name="T839">ые</text:span><text:span text:style-name="T840">:</text:span></text:p>
      <text:list xml:id="list3574296749" text:style-name="L76">
        <text:list-item>
          <text:p text:style-name="P1367">be — быть;</text:p>
        </text:list-item>
        <text:list-item>
          <text:p text:style-name="P1367">get — становиться;</text:p>
        </text:list-item>
        <text:list-item>
          <text:p text:style-name="P1367">become — становиться;</text:p>
        </text:list-item>
        <text:list-item>
          <text:p text:style-name="P1367">seem — казаться;</text:p>
        </text:list-item>
        <text:list-item>
          <text:p text:style-name="P1367">look — выглядеть;</text:p>
        </text:list-item>
        <text:list-item>
          <text:p text:style-name="P1367">feel — чувствовать (себя);</text:p>
        </text:list-item>
        <text:list-item>
          <text:p text:style-name="P1367">sound — звучать;</text:p>
        </text:list-item>
        <text:list-item>
          <text:p text:style-name="P1469"><text:span text:style-name="T763">taste — </text:span><text:span text:style-name="T839">иметь вкус</text:span><text:span text:style-name="T763">;</text:span></text:p>
        </text:list-item>
        <text:list-item>
          <text:p text:style-name="P1469"><text:span text:style-name="T763">smell — </text:span><text:span text:style-name="T839">иметь запах</text:span><text:span text:style-name="T763">;</text:span></text:p>
        </text:list-item>
      </text:list>
      <text:p text:style-name="P452"/>
      <text:p text:style-name="P1091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21"/>
      <text:p text:style-name="P830"><text:span text:style-name="T370">You look nice! </text:span><text:span text:style-name="T465">— </text:span><text:span text:style-name="T370">Ты прекрасно выглядишь!</text:span></text:p>
      <text:p text:style-name="P881">I feel bad — Я плохо себя чувствую.</text:p>
      <text:p text:style-name="P451"/>
      <text:p text:style-name="P1179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79"/>
      <text:p text:style-name="P1178"><text:span text:style-name="T370">He </text:span><text:span text:style-name="T912">looked at</text:span><text:span text:style-name="T370"> me angrily — Он посмотрел на меня злобно</text:span></text:p>
      <text:p text:style-name="P451"/>
      <text:p text:style-name="P525">Степени сравнения прилагательных</text:p>
      <text:p text:style-name="P455"/>
      <text:p text:style-name="P456">Их всего 2: сравнительная и превосходная.</text:p>
      <text:p text:style-name="P453"/>
      <text:p text:style-name="P1090">Сравнительная степень нужна, когда сравниваются 2 альтернативы. Вторая альтернатива </text:p>
      <text:p text:style-name="P454"><text:soft-page-break/>не обязательно должна указываться напрямую. Она может подразумеваться.</text:p>
      <text:p text:style-name="P454"/>
      <text:p text:style-name="P457">Сравнительная степень образуется с помощью суффикса <text:span text:style-name="T475">-er</text:span> или слова <text:span text:style-name="T475">more</text:span>.</text:p>
      <text:p text:style-name="P458">Суффикс <text:span text:style-name="T475">-er</text:span> ставится, когда слово состоит из 1 слога, или 2х, но заканчивается на <text:span text:style-name="T475">-y</text:span>:</text:p>
      <text:p text:style-name="P1145">small → smaller (маленький → еще меньше); </text:p>
      <text:p text:style-name="P1145">funny → funnier (смешной → смешнее);</text:p>
      <text:p text:style-name="P1145"/>
      <text:p text:style-name="P616"><text:span text:style-name="T1006">Если сло</text:span><text:span text:style-name="T1007">г</text:span><text:span text:style-name="T1006"> с 1 гласной, после которой </text:span><text:span text:style-name="T1007">1 </text:span><text:span text:style-name="T1006">согласная, то эта согласная удваивается:</text:span></text:p>
      <text:p text:style-name="P1150">big → bigger (большой → больше);</text:p>
      <text:p text:style-name="P1150">hot → hotter (горячий → горячее);</text:p>
      <text:p text:style-name="P457"/>
      <text:p text:style-name="P1091"><text:span text:style-name="T845">С</text:span><text:span text:style-name="T842">лово </text:span><text:span text:style-name="T606">more</text:span><text:span text:style-name="T842"> </text:span><text:span text:style-name="T845">(более) ставится</text:span><text:span text:style-name="T842">, когда сло</text:span><text:span text:style-name="T843">в</text:span><text:span text:style-name="T842">о </text:span><text:span text:style-name="T844">состоит </text:span><text:span text:style-name="T842">из 2х и более слогов. </text:span></text:p>
      <text:p text:style-name="P616"><text:span text:style-name="T864">Здесь с</text:span><text:span text:style-name="T842">уффикс </text:span><text:span text:style-name="T606">-er</text:span><text:span text:style-name="T842"> уже не </text:span><text:span text:style-name="T845">используется</text:span><text:span text:style-name="T851">:</text:span></text:p>
      <text:p text:style-name="P1148">useful → more useful (полезный → более полезный)</text:p>
      <text:p text:style-name="P1149"><text:span text:style-name="T1177">i</text:span>nteresting → more interesting (интересный → более интересный)</text:p>
      <text:p text:style-name="P457"/>
      <text:p text:style-name="P460">Есть прилагательные, для которых сравнительная степень образовывается и так и эдак:</text:p>
      <text:p text:style-name="P1138">quiet (тихий), clever (умный), narrow (узкий), simple (простой).</text:p>
      <text:p text:style-name="P1171"/>
      <text:p text:style-name="P1138">Be quiet<text:span text:style-name="T912">er</text:span>, please / Be <text:span text:style-name="T912">more</text:span> quiet, please — Веди себя <text:span text:style-name="T912">тише</text:span>, пожалуйста.</text:p>
      <text:p text:style-name="P457"/>
      <text:p text:style-name="P459"><text:span text:style-name="T1016">П</text:span><text:span text:style-name="T988">ри сравнении двух прилагательных часто используется слово </text:span><text:span text:style-name="T994">than</text:span><text:span text:style-name="T988"> (чем).</text:span></text:p>
      <text:p text:style-name="P1146"/>
      <text:p text:style-name="P1141"><text:span text:style-name="T370">New York is </text:span><text:span text:style-name="T912">bigger than</text:span><text:span text:style-name="T370"> Manchester — Нью Йорк </text:span><text:span text:style-name="T912">больше, чем</text:span><text:span text:style-name="T370"> Манчестер.</text:span></text:p>
      <text:p text:style-name="P1092"><text:span text:style-name="T991">Apples are </text:span><text:span text:style-name="T993">testier than</text:span><text:span text:style-name="T991"> cherries — Яблоки </text:span><text:span text:style-name="T993">слаще</text:span><text:span text:style-name="T991"> вишен.</text:span></text:p>
      <text:p text:style-name="P1139"/>
      <text:p text:style-name="P1151"><text:span text:style-name="T841">Иногда после </text:span><text:span text:style-name="T605">than</text:span><text:span text:style-name="T841"> может идти местоимение в объектной форме (</text:span><text:span text:style-name="T605">me, you, him, her</text:span><text:span text:style-name="T841"> и т. д.).</text:span></text:p>
      <text:p text:style-name="P1092"><text:span text:style-name="T1013">Сложность этой ситуации в том, </text:span><text:span text:style-name="T1014">что при переводе</text:span><text:span text:style-name="T1013"> местоимен. </text:span><text:span text:style-name="T1008">будет </text:span><text:span text:style-name="T1013">в именительном падеже.</text:span></text:p>
      <text:p text:style-name="P1146"/>
      <text:p text:style-name="P1141"><text:span text:style-name="T370">I`m more attentive </text:span><text:span text:style-name="T912">than him</text:span><text:span text:style-name="T370"> — Я внимательней, </text:span><text:span text:style-name="T912">чем он</text:span><text:span text:style-name="T370">.</text:span></text:p>
      <text:p text:style-name="P1138"/>
      <text:p text:style-name="P1092"><text:span text:style-name="T1008">В качестве альтернативы</text:span><text:span text:style-name="T1009"> </text:span><text:span text:style-name="T1008">м</text:span><text:span text:style-name="T1009">ожно поставить местоимение в начальной форме, а после </text:span></text:p>
      <text:p text:style-name="P1147">него вспомогательный или модальный глагол из первой части предложения.</text:p>
      <text:p text:style-name="P1140"/>
      <text:p text:style-name="P1142"><text:span text:style-name="T370">I am more attentive </text:span><text:span text:style-name="T912">than he is</text:span><text:span text:style-name="T370"> — Я внимательне, </text:span><text:span text:style-name="T912">чем он</text:span><text:span text:style-name="T370">.</text:span></text:p>
      <text:p text:style-name="P1140">I can jump higher <text:span text:style-name="T912">than he can</text:span> — Я прыгаю выше, <text:span text:style-name="T912">чем он</text:span>.</text:p>
      <text:p text:style-name="P457"/>
      <text:p text:style-name="P1093"><text:span text:style-name="T846">Прилагательн</text:span><text:span text:style-name="T847">ые</text:span><text:span text:style-name="T846"> в сравнительной степени </text:span><text:span text:style-name="T847">могут</text:span><text:span text:style-name="T846"> переводиться одинаково, будь он</text:span><text:span text:style-name="T847">и</text:span><text:span text:style-name="T846"> </text:span><text:span text:style-name="T1010">с суффиксом </text:span><text:span text:style-name="T992">-er</text:span><text:span text:style-name="T1010"> или с</text:span><text:span text:style-name="T1011">о</text:span><text:span text:style-name="T1010"> словом </text:span><text:span text:style-name="T992">more</text:span><text:span text:style-name="T1010">. Тоже самое касается и </text:span><text:span text:style-name="T992">than</text:span><text:span text:style-name="T1010"> </text:span><text:span text:style-name="T1012">(см. внимательно примеры)</text:span><text:span text:style-name="T1010">.</text:span></text:p>
      <text:p text:style-name="P153"/>
      <text:p text:style-name="P245"><text:span text:style-name="T370">Превосходная степень </text:span><text:span text:style-name="T466">обозначает наивысшую степень качества, которая в русском соответствует усилительн</text:span><text:span text:style-name="T469">о</text:span><text:span text:style-name="T466">м</text:span><text:span text:style-name="T469">у</text:span><text:span text:style-name="T466"> суффикс</text:span><text:span text:style-name="T469">у</text:span><text:span text:style-name="T466"> </text:span><text:span text:style-name="T467">-ший</text:span><text:span text:style-name="T466"> или слову «самый».</text:span></text:p>
      <text:p text:style-name="P461"/>
      <text:p text:style-name="P246"><text:span text:style-name="T370">Она используется, когда сравнивают 3 и более объектов. Общее количество может подразумеваться или выражаться местоимением </text:span><text:span text:style-name="T550">all</text:span><text:span text:style-name="T370"> или </text:span><text:span text:style-name="T550">every</text:span><text:span text:style-name="T370">.</text:span></text:p>
      <text:p text:style-name="P462"/>
      <text:p text:style-name="P464">Превосходная степень образуется по тем же правилам, что и сравнительная, только вместо</text:p>
      <text:p text:style-name="P248"><text:span text:style-name="T370">суффикса </text:span><text:span text:style-name="T550">-er</text:span><text:span text:style-name="T370"> используется </text:span><text:span text:style-name="T550">-est</text:span><text:span text:style-name="T370">, а вместо слова more используется </text:span><text:span text:style-name="T550">-most</text:span><text:span text:style-name="T370"> (самый).</text:span></text:p>
      <text:p text:style-name="P154">strong → the strongest (сильный → сильнейший / самый сильный);</text:p>
      <text:p text:style-name="P154">reasonable → the most reasonable (разумный → разумнейший / самый разумный);</text:p>
      <text:p text:style-name="P463"><text:soft-page-break/></text:p>
      <text:p text:style-name="P1094"><text:span text:style-name="T848">П</text:span><text:span text:style-name="T849">еред прилогательным </text:span><text:span text:style-name="T848">в превосходной степени</text:span><text:span text:style-name="T850"> </text:span><text:span text:style-name="T849">почти всегда </text:span><text:span text:style-name="T848">стоит</text:span><text:span text:style-name="T849"> артикль </text:span><text:span text:style-name="T607">the</text:span><text:span text:style-name="T849"> </text:span><text:span text:style-name="T848">(т. к. эта степень подчеркивает уникальность). А после прилагательного — 2 предлога: </text:span><text:span text:style-name="T608">in</text:span><text:span text:style-name="T848"> и </text:span><text:span text:style-name="T608">of</text:span><text:span text:style-name="T848">.</text:span></text:p>
      <text:p text:style-name="P465"/>
      <text:p text:style-name="P1210"><text:span text:style-name="T763">Предлог </text:span><text:span text:style-name="T550">in</text:span><text:span text:style-name="T763"> указывает на место, или группу людей, в которых выделяется объект.</text:span></text:p>
      <text:p text:style-name="P1094"><text:span text:style-name="T848">А предлог </text:span><text:span text:style-name="T608">of</text:span><text:span text:style-name="T848"> — на период времени, в котором выделяется объект.</text:span></text:p>
      <text:p text:style-name="P465"/>
      <text:p text:style-name="P100"><text:span text:style-name="T468">W</text:span><text:span text:style-name="T370">hat is the longest river in the world? — Какая самая длинная река в мире?</text:span></text:p>
      <text:p text:style-name="P1095"><text:span text:style-name="T609">It</text:span><text:span text:style-name="T610"> was the happiest day of </text:span><text:span text:style-name="T609">my</text:span><text:span text:style-name="T610"> life — </text:span><text:span text:style-name="T609">Это</text:span><text:span text:style-name="T610"> был самый счастливый день </text:span><text:span text:style-name="T609">в моей</text:span><text:span text:style-name="T610"> жизни.</text:span></text:p>
      <text:p text:style-name="P463"/>
      <text:p text:style-name="P247"><text:span text:style-name="T370">Слова-исключения </text:span><text:span text:style-name="T470">с особой сравнительной и превосходной степен</text:span><text:span text:style-name="T471">ью</text:span><text:span text:style-name="T470">:</text:span></text:p>
      <text:p text:style-name="P466">good → better → the best (хороший → лучше → самый лучший);</text:p>
      <text:p text:style-name="P466">bad → worse → the worst (плохой → хуже → самый плохой);</text:p>
      <text:p text:style-name="P466">far → farther → the farthest (далекий → дальше → самый далекий);</text:p>
      <text:p text:style-name="P155"/>
      <text:p text:style-name="P1201">Наречие. Adverb</text:p>
      <text:p text:style-name="P466"/>
      <text:p text:style-name="P468">Часть речи, которая отвечает на вопросы «как?», «каким образом?». </text:p>
      <text:p text:style-name="P1097"><text:span text:style-name="T856">Оно п</text:span><text:span text:style-name="T855">омогает описать действие и дает его более точную характеристику.</text:span></text:p>
      <text:p text:style-name="P467"/>
      <text:p text:style-name="P1096"><text:span text:style-name="T1179">Е</text:span>сли наречие относится к глаголу, то оно ст<text:span text:style-name="T1182">ои</text:span>т после него <text:span text:style-name="T1178">(</text:span><text:span text:style-name="T1017">обычно </text:span><text:span text:style-name="T988">в </text:span><text:span text:style-name="T1018">самом</text:span><text:span text:style-name="T988"> </text:span><text:span text:style-name="T1017">конце</text:span><text:span text:style-name="T1178">)</text:span>. </text:p>
      <text:p text:style-name="P1096"><text:span text:style-name="T1180">Е</text:span><text:span text:style-name="T852">сли наречие относится к прилагательному, то оно сто</text:span><text:span text:style-name="T861">и</text:span><text:span text:style-name="T852">т перед ним.</text:span></text:p>
      <text:p text:style-name="P469"/>
      <text:p text:style-name="P156">I kwon him <text:span text:style-name="T912">well</text:span> — Я <text:span text:style-name="T912">хорошо</text:span> его знаю.</text:p>
      <text:p text:style-name="P156">He is <text:span text:style-name="T912">very</text:span> serious — Он <text:span text:style-name="T912">очень</text:span> серьезный.</text:p>
      <text:p text:style-name="P156"/>
      <text:p text:style-name="P471">В английском, начерия делятся на 2 группы: </text:p>
      <text:list xml:id="list3926371277" text:style-name="L77">
        <text:list-item>
          <text:p text:style-name="P1368">наречия, образованые от прилагательных;</text:p>
        </text:list-item>
        <text:list-item>
          <text:p text:style-name="P1368">самобытне наречия, которые существуют с давних времен.</text:p>
        </text:list-item>
      </text:list>
      <text:p text:style-name="P470"/>
      <text:p text:style-name="P526">Наречия, образованные от прилагательных</text:p>
      <text:p text:style-name="P470"/>
      <text:p text:style-name="P472"><text:span text:style-name="T1181">О</text:span>ни <text:span text:style-name="T1181">о</text:span>бразуются при помощи суффикса <text:span text:style-name="T475">-ly</text:span>:</text:p>
      <text:p text:style-name="P473">quick → quickly (быстрый → быстро);</text:p>
      <text:p text:style-name="P473">serious → seriously (серьезный → серьезно);</text:p>
      <text:p text:style-name="P473"/>
      <text:p text:style-name="P614"><text:span text:style-name="T859">Н</text:span><text:span text:style-name="T853">аречи</text:span><text:span text:style-name="T854">я</text:span><text:span text:style-name="T853">, которые </text:span><text:span text:style-name="T858">пишутся</text:span><text:span text:style-name="T853"> также, как </text:span><text:span text:style-name="T857">и </text:span><text:span text:style-name="T853">прилагательные</text:span><text:span text:style-name="T857">:</text:span></text:p>
      <text:list xml:id="list3488644495" text:style-name="L78">
        <text:list-item>
          <text:p text:style-name="P1470"><text:span text:style-name="T763">fast — </text:span><text:span text:style-name="T854">быстрый, быстро</text:span><text:span text:style-name="T763">;</text:span></text:p>
        </text:list-item>
        <text:list-item>
          <text:p text:style-name="P1470"><text:span text:style-name="T763">late — </text:span><text:span text:style-name="T854">поздний, поздно</text:span><text:span text:style-name="T763">;</text:span></text:p>
        </text:list-item>
        <text:list-item>
          <text:p text:style-name="P1470"><text:span text:style-name="T763">hard — </text:span><text:span text:style-name="T854">тяжелый, тяжело</text:span><text:span text:style-name="T763">.</text:span></text:p>
        </text:list-item>
      </text:list>
      <text:p text:style-name="P477"/>
      <text:p text:style-name="P101"><text:span text:style-name="T370">Jack is a very </text:span><text:span text:style-name="T912">fast runner</text:span><text:span text:style-name="T370"> — Джек очень быстрый бегут. (fast — это прилагательное, </text:span></text:p>
      <text:p text:style-name="P158">т. к. стоит перед существительным; см. раздел «Прилагательное»)</text:p>
      <text:p text:style-name="P158"/>
      <text:p text:style-name="P101"><text:span text:style-name="T370">Jack can </text:span><text:span text:style-name="T912">run fast</text:span><text:span text:style-name="T370"> — Джек быстро бегает. (fast — это наречие, т. к. стоит после глагола)</text:span></text:p>
      <text:p text:style-name="P158"/>
      <text:p text:style-name="P478"/>
      <text:p text:style-name="P1282"><text:span text:style-name="T860">Наречие </text:span><text:span text:style-name="T611">well</text:span><text:span text:style-name="T860"> (хорошо) можно использовать как прилагательное, если оно </text:span><text:span text:style-name="T868">идет в связке </text:span></text:p>
      <text:p text:style-name="P1099"><text:span text:style-name="T860">с глаголом </text:span><text:span text:style-name="T611">be</text:span><text:span text:style-name="T860"> или </text:span><text:span text:style-name="T611">get </text:span><text:span text:style-name="T860">(в разговор</text:span><text:span text:style-name="T871">ах</text:span><text:span text:style-name="T860"> о здоровь</text:span><text:span text:style-name="T870">и</text:span><text:span text:style-name="T860"> и самочувствии).</text:span></text:p>
      <text:p text:style-name="P159"/>
      <text:p text:style-name="P102"><text:span text:style-name="T472">H</text:span><text:span text:style-name="T370">ow are you? I`m </text:span><text:span text:style-name="T912">well</text:span><text:span text:style-name="T370"> — Как ты? Я в </text:span><text:span text:style-name="T912">порядке</text:span><text:span text:style-name="T370">.</text:span></text:p>
      <text:p text:style-name="P102"><text:span text:style-name="T370">He got </text:span><text:span text:style-name="T912">well</text:span><text:span text:style-name="T370"> after the accident — Он </text:span><text:span text:style-name="T912">поправился</text:span><text:span text:style-name="T370"> после аварии.</text:span></text:p>
      <text:p text:style-name="P478"/>
      <text:p text:style-name="P527">Самобытные наречия</text:p>
      <text:p text:style-name="P479"/>
      <text:p text:style-name="P1211"><text:span text:style-name="T856">О</text:span><text:span text:style-name="T763">ни имеют собственную форму и используются по особым правилам или в особых случаях.</text:span></text:p>
      <text:p text:style-name="P480">Ниже приведены списки самых распространенных самобытных наречий.</text:p>
      <text:p text:style-name="P475"/>
      <text:p text:style-name="P476">Наречия, указывающие на степень чего-либо:</text:p>
      <text:list xml:id="list1860186777" text:style-name="L79">
        <text:list-item>
          <text:p text:style-name="P1471"><text:span text:style-name="T763">enough — </text:span><text:span text:style-name="T862">достаточно</text:span><text:span text:style-name="T763">;</text:span></text:p>
        </text:list-item>
        <text:list-item>
          <text:p text:style-name="P1471"><text:span text:style-name="T763">a lot, much, many - </text:span><text:span text:style-name="T862">много</text:span><text:span text:style-name="T763">;</text:span></text:p>
        </text:list-item>
        <text:list-item>
          <text:p text:style-name="P1471"><text:span text:style-name="T763">almost — </text:span><text:span text:style-name="T862">почти</text:span><text:span text:style-name="T763">;</text:span></text:p>
        </text:list-item>
        <text:list-item>
          <text:p text:style-name="P1369">pretty, very — довольно (очень);</text:p>
        </text:list-item>
        <text:list-item>
          <text:p text:style-name="P1369">too — слишком;</text:p>
        </text:list-item>
      </text:list>
      <text:p text:style-name="P481"/>
      <text:p text:style-name="P482">Наречия, помогающие акцентироваться на чем-либо:</text:p>
      <text:list xml:id="list640803010" text:style-name="L80">
        <text:list-item>
          <text:p text:style-name="P1370">just — всего лишь;</text:p>
        </text:list-item>
        <text:list-item>
          <text:p text:style-name="P1370">only — только;</text:p>
        </text:list-item>
        <text:list-item>
          <text:p text:style-name="P1370">simply — просто;</text:p>
        </text:list-item>
        <text:list-item>
          <text:p text:style-name="P1370">especially — особенно.</text:p>
        </text:list-item>
      </text:list>
      <text:p text:style-name="P467"/>
      <text:p text:style-name="P615"><text:span text:style-name="T862">Другие</text:span><text:span text:style-name="T863"> распространенные наречи</text:span><text:span text:style-name="T862">я</text:span><text:span text:style-name="T863">:</text:span></text:p>
      <text:list xml:id="list781972111" text:style-name="L81">
        <text:list-item>
          <text:p text:style-name="P1472"><text:span text:style-name="T763">quite - </text:span><text:span text:style-name="T862">совсем</text:span><text:span text:style-name="T763">;</text:span></text:p>
        </text:list-item>
        <text:list-item>
          <text:p text:style-name="P1472"><text:span text:style-name="T763">so - </text:span><text:span text:style-name="T862">такой</text:span><text:span text:style-name="T763">;</text:span></text:p>
        </text:list-item>
        <text:list-item>
          <text:p text:style-name="P1371">soon - <text:span text:style-name="T1183">скоро</text:span>;</text:p>
        </text:list-item>
      </text:list>
      <text:p text:style-name="P474"/>
      <text:p text:style-name="P59">Marry is pretty smart — Мэри очень умная;</text:p>
      <text:p text:style-name="P157">I almost finished my work yesterday — Я почти закончил вчера работу.</text:p>
      <text:p text:style-name="P157">We just want to ask you a question — Мы всего лишь хотим задать вам вопрос.</text:p>
      <text:p text:style-name="P103"><text:span text:style-name="T473">W</text:span><text:span text:style-name="T370">hy are you so sad? — Почему ты такой грусный?</text:span></text:p>
      <text:p text:style-name="P160">See you soon — Скоро увидимся.</text:p>
      <text:p text:style-name="P483"/>
      <text:p text:style-name="P528">Наречия <text:span text:style-name="T475">much</text:span>, <text:span text:style-name="T475">many</text:span>, <text:span text:style-name="T475">a lot</text:span>, <text:span text:style-name="T475">little</text:span>, <text:span text:style-name="T475">few</text:span></text:p>
      <text:p text:style-name="P480"/>
      <text:p text:style-name="P484">Наречия <text:span text:style-name="T475">much</text:span> и <text:span text:style-name="T475">many</text:span> стоят перед существительными. <text:span text:style-name="T475">Much</text:span> — перед неисчисляемыми, </text:p>
      <text:p text:style-name="P484">а <text:span text:style-name="T475">many</text:span> — перед исчисляемыми: <text:span text:style-name="T475">much work, many books</text:span>.</text:p>
      <text:p text:style-name="P484"/>
      <text:p text:style-name="P484">Связка <text:span text:style-name="T475">a lot of</text:span> (или <text:span text:style-name="T475">lots of</text:span>) может стоять как перед исчисляемыми, так и неисчисляемыми существительными: <text:span text:style-name="T475">a lot of coffee, a lot of cars</text:span>.</text:p>
      <text:p text:style-name="P484"/>
      <text:p text:style-name="P485">Англоговорящие избегают использовать <text:span text:style-name="T475">much</text:span> в утвердительных предложениях. </text:p>
      <text:p text:style-name="P485">Они заменяют его на <text:span text:style-name="T475">a lof of</text:span> <text:span text:style-name="T1184">в этих случаях</text:span>.</text:p>
      <text:p text:style-name="P485"/>
      <text:p text:style-name="P161">There is a lot of juice in the jug — В кувшине много сока.</text:p>
      <text:p text:style-name="P161">There isn`t much coffee in the cup — В чашке не много кофе.</text:p>
      <text:p text:style-name="P484"/>
      <text:p text:style-name="P486"/>
      <text:p text:style-name="P1277">Слова <text:span text:style-name="T475">little</text:span> и <text:span text:style-name="T475">few</text:span> переводятся как «мало». <text:span text:style-name="T475">Little</text:span> — это антоним <text:span text:style-name="T475">much</text:span>, </text:p>
      <text:p text:style-name="P486">а <text:span text:style-name="T475">few</text:span> — антоним <text:span text:style-name="T475">many</text:span>: <text:span text:style-name="T475">little work, few books</text:span>.</text:p>
      <text:p text:style-name="P486"/>
      <text:p text:style-name="P529">Наречия частности</text:p>
      <text:p text:style-name="P487"/>
      <text:p text:style-name="P1098"><text:span text:style-name="T865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69">я</text:span><text:span text:style-name="T865">ть правильное время)</text:span></text:p>
      <text:p text:style-name="P488"/>
      <text:p text:style-name="P1100"><text:span text:style-name="T866">Они могут стоять почти в любой позиции в предложении, </text:span><text:span text:style-name="T867">но </text:span><text:span text:style-name="T872">чаще всего стоят </text:span></text:p>
      <text:p text:style-name="P493">между подлежащим и сказуемым <text:span text:style-name="T1186">(после вспомогательного глагола)</text:span>.</text:p>
      <text:p text:style-name="P490"/>
      <text:p text:style-name="P162"><text:span text:style-name="T13">I</text:span> <text:span text:style-name="T3">don`t</text:span> <text:span text:style-name="T912">usually</text:span> <text:span text:style-name="T23">drive</text:span> to work — Обычно, я не еду (на машине) на работу.</text:p>
      <text:p text:style-name="P163"><text:span text:style-name="T13">You</text:span> <text:span text:style-name="T3">can</text:span> <text:span text:style-name="T912">always</text:span> <text:span text:style-name="T23">call</text:span> me — Ты всегда можешь позвонить мне.</text:p>
      <text:p text:style-name="P489"/>
      <text:p text:style-name="P502">Если в предложении есть глагол <text:span text:style-name="T475">be</text:span>, то наречие частности будет стоять после него.</text:p>
      <text:p text:style-name="P166">He <text:span text:style-name="T23">was</text:span> <text:span text:style-name="T912">sometimes</text:span> very lazy — Иногда он был очень ленивым.</text:p>
      <text:p text:style-name="P491"/>
      <text:p text:style-name="P501">Если наречие частотности стоит в связке с другим словом, то вся связка </text:p>
      <text:p text:style-name="P501">должна быть в конце предложения.</text:p>
      <text:p text:style-name="P501"/>
      <text:p text:style-name="P167">I <text:span text:style-name="T912">often</text:span> buy coffee on my way to work — Я часто покупаю кофе по дороге на работу.</text:p>
      <text:p text:style-name="P167">I buy coffee on my way to work <text:span text:style-name="T912">very often</text:span> — Я очень часто покупаю кофе по дороге на работу.</text:p>
      <text:p text:style-name="P491"/>
      <text:p text:style-name="P1202">Порядок слов в предложении</text:p>
      <text:p text:style-name="P492"/>
      <text:p text:style-name="P494">Любое английское предложение <text:span text:style-name="T1185">обязано</text:span> иметь подлежащее и сказуемое.</text:p>
      <text:p text:style-name="P494">Если подлежащее отсутсвует, то на его место ставят формальное подлежащее.</text:p>
      <text:p text:style-name="P494"/>
      <text:p text:style-name="P494">Сказуемое всегда передает время. В вопросах и отрицаниях оно разделяется </text:p>
      <text:p text:style-name="P494">на вспомогательный и смысловой глаголы.</text:p>
      <text:p text:style-name="P494"/>
      <text:p text:style-name="P1101"><text:span text:style-name="T873">Если в предло</text:span><text:span text:style-name="T874">жении несколько смысловых глаголов, то </text:span><text:span text:style-name="T875">лишь </text:span><text:span text:style-name="T874">первый будет сказуемым, </text:span></text:p>
      <text:p text:style-name="P495">а остальные, в форме инфинитива или герундия, будут дополнять его.</text:p>
      <text:p text:style-name="P489"/>
      <text:p text:style-name="P1102"><text:span text:style-name="T877">Наречие</text:span><text:span text:style-name="T876"> обычно стоит после смыслового глагола, в конце предложения. </text:span></text:p>
      <text:p text:style-name="P496"/>
      <text:p text:style-name="P1102"><text:span text:style-name="T876">Т</text:span><text:span text:style-name="T877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498"/>
      <text:p text:style-name="P498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498"/>
      <text:p text:style-name="P530">В разговоре о месте и времени</text:p>
      <text:p text:style-name="P499"/>
      <text:p text:style-name="P500">Если после глагола указан человек, то сначала указывают человека, а потом говорят </text:p>
      <text:p text:style-name="P500">о месте, где все происходит.</text:p>
      <text:p text:style-name="P500"/>
      <text:p text:style-name="P500">Обстоятельство времени обычно идет в конце, после слов, связанных с местом.</text:p>
      <text:p text:style-name="P500">Но если оно состоит из нескольких слов, то может переехать в самое начало предложения.</text:p>
      <text:p text:style-name="P500"/>
      <text:p text:style-name="P164">Tom walks to work <text:span text:style-name="T10">every morning</text:span> / <text:span text:style-name="T10">Every morning</text:span> Tom walks to work — </text:p>
      <text:p text:style-name="P164">Том ходит на работу каждое утро.</text:p>
      <text:p text:style-name="P500"><text:soft-page-break/></text:p>
      <text:p text:style-name="P165">I`m going to Paris <text:span text:style-name="T10">on Monday</text:span> / <text:span text:style-name="T10">On Monday</text:span> I`m going to Paris — </text:p>
      <text:p text:style-name="P165">В понедельник я поеду в Париж.</text:p>
      <text:p text:style-name="P168"/>
      <text:p text:style-name="P531">Глаголы, которые требуют 2х дополнений</text:p>
      <text:p text:style-name="P503"/>
      <text:p text:style-name="P617"><text:span text:style-name="T878">Эт</text:span><text:span text:style-name="T879">и</text:span><text:span text:style-name="T878"> глаголы могут направлять действие и на человека, и на предмет одновременно:</text:span></text:p>
      <text:list xml:id="list1709399857" text:style-name="L82">
        <text:list-item>
          <text:p text:style-name="P1372">give — давать, дарить;</text:p>
        </text:list-item>
        <text:list-item>
          <text:p text:style-name="P1372">lend — одалживать;</text:p>
        </text:list-item>
        <text:list-item>
          <text:p text:style-name="P1372">pass — передавать;</text:p>
        </text:list-item>
        <text:list-item>
          <text:p text:style-name="P1372">send — посылать;</text:p>
        </text:list-item>
        <text:list-item>
          <text:p text:style-name="P1372">show — показывать.</text:p>
        </text:list-item>
      </text:list>
      <text:p text:style-name="P503"/>
      <text:p text:style-name="P503">Дополнения могут указ<text:span text:style-name="T1188">ываться</text:span> двумя способами:</text:p>
      <text:p text:style-name="P503"/>
      <text:list xml:id="list3634563498" text:style-name="L83">
        <text:list-item>
          <text:p text:style-name="P1373"><text:span text:style-name="T1187">п</text:span>осле глагола указать человека, а затем предмет; без предлогов:</text:p>
          <text:p text:style-name="P1459">I lent <text:span text:style-name="T1118">Mike</text:span> some <text:span text:style-name="T1118">money </text:span><text:span text:style-name="T41">— Я одолжил</text:span><text:span text:style-name="T1118"> Майку деньги</text:span><text:span text:style-name="T41">.</text:span></text:p>
          <text:p text:style-name="P1460"><text:span text:style-name="T41">You lent </text:span><text:span text:style-name="T1118">me</text:span><text:span text:style-name="T41"> some </text:span><text:span text:style-name="T1118">money</text:span><text:span text:style-name="T41"> — Ты </text:span><text:span text:style-name="T366">одолжил </text:span><text:span text:style-name="T1126">мне деньги</text:span><text:span text:style-name="T366">.</text:span></text:p>
          <text:p text:style-name="P1307"/>
        </text:list-item>
        <text:list-item>
          <text:p text:style-name="P1435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473"><text:span text:style-name="T144">I </text:span><text:span text:style-name="T104">lent some </text:span><text:span text:style-name="T1120">money </text:span><text:span text:style-name="T104">to</text:span><text:span text:style-name="T1120"> Mike</text:span><text:span text:style-name="T104"> — Я одолжил </text:span><text:span text:style-name="T1120">деньги Майку</text:span><text:span text:style-name="T104">.</text:span></text:p>
        </text:list-item>
      </text:list>
      <text:p text:style-name="P503"/>
      <text:p text:style-name="P1203">Предлог. Preposition</text:p>
      <text:p text:style-name="P504"/>
      <text:p text:style-name="P1104"><text:span text:style-name="T880">В английском языке предлоги заменяют падежи для существительных. </text:span><text:span text:style-name="T881">При этом нет четкого соответствия. К одному падежу могут вести разные предлоги или вообще никаких.</text:span></text:p>
      <text:p text:style-name="P508"/>
      <text:p text:style-name="P1173"><text:span text:style-name="T881">П</text:span><text:span text:style-name="T763">редлог to в основном указывает на направление, отвечая на вопрос «куда?»</text:span></text:p>
      <text:p text:style-name="P1172">Это максимально соответствует винительному падежу.</text:p>
      <text:p text:style-name="P1172"/>
      <text:p text:style-name="P1172">go to the village — поехать (куда? во что?) в деревню.</text:p>
      <text:p text:style-name="P1172">walk to school — пойти в школу.</text:p>
      <text:p text:style-name="P509"/>
      <text:p text:style-name="P16"><text:span text:style-name="T724">Предлоги времени </text:span><text:span text:style-name="T475">at</text:span><text:span text:style-name="T724">, </text:span><text:span text:style-name="T475">on</text:span><text:span text:style-name="T724">, </text:span><text:span text:style-name="T475">in</text:span></text:p>
      <text:p text:style-name="P510"/>
      <text:p text:style-name="P511">Отвечают на вопрос «когда?». Каждый из них обозначает разный момент времни.</text:p>
      <text:p text:style-name="P511"/>
      <text:p text:style-name="P1212"><text:span text:style-name="T763">Предлог </text:span><text:span text:style-name="T550">at</text:span><text:span text:style-name="T763"> используется для указания </text:span><text:span text:style-name="T891">точного </text:span><text:span text:style-name="T763">времени </text:span><text:span text:style-name="T891">(</text:span><text:span text:style-name="T763">на часах</text:span><text:span text:style-name="T891">)</text:span><text:span text:style-name="T763">. Иногда с помощью </text:span></text:p>
      <text:p text:style-name="P620"><text:span text:style-name="T882">него указываются периоды дня и праздники </text:span><text:span text:style-name="T892">(в качестве исключени</text:span><text:span text:style-name="T893">й</text:span><text:span text:style-name="T892">)</text:span><text:span text:style-name="T882">:</text:span></text:p>
      <text:list xml:id="list4112082296" text:style-name="L92">
        <text:list-item>
          <text:p text:style-name="P1374">at 5 o`clock — в 5 часов;</text:p>
        </text:list-item>
        <text:list-item>
          <text:p text:style-name="P1374">at noon — днем;</text:p>
        </text:list-item>
        <text:list-item>
          <text:p text:style-name="P1374">at night — ночью;</text:p>
        </text:list-item>
        <text:list-item>
          <text:p text:style-name="P1374">at luchtime — во время обеда;</text:p>
        </text:list-item>
        <text:list-item>
          <text:p text:style-name="P1374">at sunset — на рассвете;</text:p>
        </text:list-item>
        <text:list-item>
          <text:p text:style-name="P1374">at the weekdays — в будние дни;</text:p>
        </text:list-item>
        <text:list-item>
          <text:p text:style-name="P1374">at the weekend — в выходные;</text:p>
        </text:list-item>
        <text:list-item>
          <text:p text:style-name="P1374">at the moment — в данный момент;</text:p>
        </text:list-item>
        <text:list-item>
          <text:p text:style-name="P1374">at the end (of) — в конце;</text:p>
        </text:list-item>
        <text:list-item>
          <text:p text:style-name="P1374">at Christmas — на Рождество;</text:p>
        </text:list-item>
        <text:list-item>
          <text:p text:style-name="P1374">at Easter — на Пасху.</text:p>
        </text:list-item>
      </text:list>
      <text:p text:style-name="P511"/>
      <text:p text:style-name="P618"><text:soft-page-break/><text:span text:style-name="T883">Предлог </text:span><text:span text:style-name="T612">on</text:span><text:span text:style-name="T885"> </text:span><text:span text:style-name="T883">указывает на конкретный день. Обычно это дни недели или точные даты.</text:span></text:p>
      <text:list xml:id="list1866998099" text:style-name="L93">
        <text:list-item>
          <text:p text:style-name="P1474"><text:span text:style-name="T763">on Sunday — </text:span><text:span text:style-name="T885">в воскресенье / по воскресеньям</text:span><text:span text:style-name="T763">;</text:span></text:p>
        </text:list-item>
        <text:list-item>
          <text:p text:style-name="P1474"><text:span text:style-name="T763">on Monday — </text:span><text:span text:style-name="T885">в понедельник / по понелеьникам</text:span><text:span text:style-name="T763">;</text:span></text:p>
        </text:list-item>
        <text:list-item>
          <text:p text:style-name="P1375">on Tuesday — во вторник / по вторникам;</text:p>
        </text:list-item>
        <text:list-item>
          <text:p text:style-name="P1375">on Wednesday — в срезу / по средам;</text:p>
        </text:list-item>
        <text:list-item>
          <text:p text:style-name="P1375">on Thursday — в четверг;</text:p>
        </text:list-item>
        <text:list-item>
          <text:p text:style-name="P1375">on Friday — в пятницу;</text:p>
        </text:list-item>
        <text:list-item>
          <text:p text:style-name="P1376">on Saturday — в субботу;</text:p>
        </text:list-item>
        <text:list-item>
          <text:p text:style-name="P1375">on the 8th of March — 8го марта;</text:p>
        </text:list-item>
        <text:list-item>
          <text:p text:style-name="P1376">on April, 10 — 10го апреля;</text:p>
        </text:list-item>
        <text:list-item>
          <text:p text:style-name="P1375">on my birthday — на мой день рождения;</text:p>
        </text:list-item>
        <text:list-item>
          <text:p text:style-name="P1375">on Christmas day — в день Рождества.</text:p>
        </text:list-item>
      </text:list>
      <text:p text:style-name="P512"/>
      <text:p text:style-name="P513">В английском языке дни недели, месяцы, и названия праздников пишутся с большой буквы.</text:p>
      <text:p text:style-name="P1213"><text:span text:style-name="T884">Первым днем недели является не понедельник, а воскресенье. </text:span><text:span text:style-name="T763">Если </text:span><text:span text:style-name="T894">в названии </text:span><text:span text:style-name="T763">праздник</text:span><text:span text:style-name="T894">а</text:span><text:span text:style-name="T763"> содержит</text:span><text:span text:style-name="T894">ся</text:span><text:span text:style-name="T763"> слово </text:span><text:span text:style-name="T550">day</text:span><text:span text:style-name="T763">, то он </text:span><text:span text:style-name="T886">также </text:span><text:span text:style-name="T763">пишется с предлогом </text:span><text:span text:style-name="T550">on</text:span><text:span text:style-name="T763">, а не </text:span><text:span text:style-name="T550">at</text:span><text:span text:style-name="T763">.</text:span></text:p>
      <text:p text:style-name="P512"/>
      <text:p text:style-name="P619"><text:span text:style-name="T888">Предлог </text:span><text:span text:style-name="T613">in</text:span><text:span text:style-name="T888"> </text:span><text:span text:style-name="T887">указывает на</text:span><text:span text:style-name="T886"> </text:span><text:span text:style-name="T887">большие</text:span><text:span text:style-name="T886"> период</text:span><text:span text:style-name="T887">ы</text:span><text:span text:style-name="T886">: </text:span><text:span text:style-name="T887">месяцы</text:span><text:span text:style-name="T886">, </text:span><text:span text:style-name="T887">сезоны,</text:span><text:span text:style-name="T886"> год</text:span><text:span text:style-name="T887">ы</text:span><text:span text:style-name="T886">:</text:span></text:p>
      <text:list xml:id="list2227473226" text:style-name="L86">
        <text:list-item>
          <text:p text:style-name="P1475"><text:span text:style-name="T763">In January — </text:span><text:span text:style-name="T889">в январе</text:span><text:span text:style-name="T763">;</text:span></text:p>
        </text:list-item>
        <text:list-item>
          <text:p text:style-name="P1475"><text:span text:style-name="T763">in February — </text:span><text:span text:style-name="T889">в феврале</text:span><text:span text:style-name="T763">;</text:span></text:p>
        </text:list-item>
        <text:list-item>
          <text:p text:style-name="P1475"><text:span text:style-name="T763">in March — </text:span><text:span text:style-name="T889">в марте</text:span><text:span text:style-name="T763">;</text:span></text:p>
        </text:list-item>
        <text:list-item>
          <text:p text:style-name="P1475"><text:span text:style-name="T763">in April — </text:span><text:span text:style-name="T889">в апреле</text:span><text:span text:style-name="T763">;</text:span></text:p>
        </text:list-item>
        <text:list-item>
          <text:p text:style-name="P1475"><text:span text:style-name="T763">in May — </text:span><text:span text:style-name="T889">в мае</text:span><text:span text:style-name="T763">;</text:span></text:p>
        </text:list-item>
        <text:list-item>
          <text:p text:style-name="P1475"><text:span text:style-name="T763">in June — </text:span><text:span text:style-name="T889">в июне</text:span><text:span text:style-name="T763">;</text:span></text:p>
        </text:list-item>
        <text:list-item>
          <text:p text:style-name="P1377">in July — в июле;</text:p>
        </text:list-item>
        <text:list-item>
          <text:p text:style-name="P1475"><text:span text:style-name="T763">in August — </text:span><text:span text:style-name="T889">в авгесте</text:span><text:span text:style-name="T763">;</text:span></text:p>
        </text:list-item>
        <text:list-item>
          <text:p text:style-name="P1475"><text:span text:style-name="T763">in September — </text:span><text:span text:style-name="T889">в сентябре</text:span><text:span text:style-name="T763">;</text:span></text:p>
        </text:list-item>
        <text:list-item>
          <text:p text:style-name="P1475"><text:span text:style-name="T763">in October — </text:span><text:span text:style-name="T889">в октябре</text:span><text:span text:style-name="T763">;</text:span></text:p>
        </text:list-item>
        <text:list-item>
          <text:p text:style-name="P1475"><text:span text:style-name="T763">in November — </text:span><text:span text:style-name="T889">в ноябре</text:span><text:span text:style-name="T763">;</text:span></text:p>
        </text:list-item>
        <text:list-item>
          <text:p text:style-name="P1476"><text:span text:style-name="T763">in December — </text:span><text:span text:style-name="T889">в декабре</text:span><text:span text:style-name="T763">;</text:span></text:p>
        </text:list-item>
        <text:list-item>
          <text:p text:style-name="P1475"><text:span text:style-name="T763">in winter — </text:span><text:span text:style-name="T889">зимой</text:span><text:span text:style-name="T763">;</text:span></text:p>
        </text:list-item>
        <text:list-item>
          <text:p text:style-name="P1475"><text:span text:style-name="T763">in spring — </text:span><text:span text:style-name="T889">весной</text:span><text:span text:style-name="T763">;</text:span></text:p>
        </text:list-item>
        <text:list-item>
          <text:p text:style-name="P1475"><text:span text:style-name="T763">in summer — </text:span><text:span text:style-name="T889">летом</text:span><text:span text:style-name="T763">;</text:span></text:p>
        </text:list-item>
        <text:list-item>
          <text:p text:style-name="P1476"><text:span text:style-name="T763">in autumn — </text:span><text:span text:style-name="T889">осенью</text:span><text:span text:style-name="T763">;</text:span></text:p>
        </text:list-item>
        <text:list-item>
          <text:p text:style-name="P1475"><text:span text:style-name="T763">in the evening — </text:span><text:span text:style-name="T889">вечером</text:span><text:span text:style-name="T763">;</text:span></text:p>
        </text:list-item>
        <text:list-item>
          <text:p text:style-name="P1476"><text:span text:style-name="T763">in the morning — </text:span><text:span text:style-name="T889">утром</text:span><text:span text:style-name="T763">;</text:span></text:p>
        </text:list-item>
        <text:list-item>
          <text:p text:style-name="P1436"><text:span text:style-name="T886">in </text:span><text:span text:style-name="T890">2065</text:span><text:span text:style-name="T886"> — </text:span><text:span text:style-name="T889">в </text:span><text:span text:style-name="T890">2065</text:span><text:span text:style-name="T889"> году</text:span><text:span text:style-name="T886">;</text:span></text:p>
        </text:list-item>
        <text:list-item>
          <text:p text:style-name="P1475"><text:span text:style-name="T763">in the 1970s — </text:span><text:span text:style-name="T889">в 1970х годах</text:span><text:span text:style-name="T763">;</text:span></text:p>
        </text:list-item>
        <text:list-item>
          <text:p text:style-name="P1475"><text:span text:style-name="T763">in the 20th century — </text:span><text:span text:style-name="T889">в 20м веке</text:span><text:span text:style-name="T763">;</text:span></text:p>
        </text:list-item>
        <text:list-item>
          <text:p text:style-name="P1475"><text:span text:style-name="T763">in the past — </text:span><text:span text:style-name="T889">в прошлом</text:span><text:span text:style-name="T763">;</text:span></text:p>
        </text:list-item>
        <text:list-item>
          <text:p text:style-name="P1475"><text:span text:style-name="T763">in the future — </text:span><text:span text:style-name="T889">в будущем</text:span><text:span text:style-name="T763">;</text:span></text:p>
        </text:list-item>
      </text:list>
      <text:p text:style-name="P511"/>
      <text:p text:style-name="P514">Предлог <text:span text:style-name="T475">in</text:span> в связке со временем означает «через»:</text:p>
      <text:list xml:id="list3099668344" text:style-name="L87">
        <text:list-item>
          <text:p text:style-name="P1378">in 5 minutes — через 5 минут;</text:p>
        </text:list-item>
        <text:list-item>
          <text:p text:style-name="P1378">in two weeks — через две недели;</text:p>
        </text:list-item>
        <text:list-item>
          <text:p text:style-name="P1378">in no time — мигом.</text:p>
        </text:list-item>
      </text:list>
      <text:p text:style-name="P497"/>
      <text:p text:style-name="P505">Предлоги времени не используются перед словами: <text:span text:style-name="T475">last, next, this, that, each, every</text:span>.</text:p>
      <text:p text:style-name="P169"><text:soft-page-break/>See you next Friday — Увидимся в следующую пятницу (next заменяет on).</text:p>
      <text:p text:style-name="P169">I didn`t have breakfast this morning — Я не завтракал этим утром (this вместо in the).</text:p>
      <text:p text:style-name="P169"/>
      <text:p text:style-name="P1379"><text:span text:style-name="T1189">Эти п</text:span>редлоги имеют множество не логичных исключений. Так, напрамер <text:span text:style-name="T475">in</text:span> и <text:span text:style-name="T475">at</text:span> принятно говорить с некоторыми переодами дня и пр. Это нужно просто заучить.</text:p>
      <text:p text:style-name="P506"/>
      <text:p text:style-name="P1405">Предлоги времени since, for, from … to, until</text:p>
      <text:p text:style-name="P507"/>
      <text:p text:style-name="P1380">Они связаны с большими отрезками времени. Отвечают на вопрос «в какой период?»</text:p>
      <text:p text:style-name="P1380"/>
      <text:p text:style-name="P1441"><text:span text:style-name="T895">Предлог </text:span><text:span text:style-name="T614">since</text:span><text:span text:style-name="T895"> </text:span><text:span text:style-name="T896">означает</text:span><text:span text:style-name="T895"> «с». Он указывает на начало периода:</text:span></text:p>
      <text:p text:style-name="P1448"><text:span text:style-name="T895">(с какого времени действие происходит)</text:span></text:p>
      <text:list xml:id="list1553986401" text:style-name="L88">
        <text:list-item>
          <text:p text:style-name="P1381">since Wednesday — со среды;</text:p>
        </text:list-item>
        <text:list-item>
          <text:p text:style-name="P1381">since 1984 — с 1984 года;</text:p>
        </text:list-item>
        <text:list-item>
          <text:p text:style-name="P1381">since Monday — с понедельника.</text:p>
        </text:list-item>
      </text:list>
      <text:p text:style-name="P1380"/>
      <text:p text:style-name="P1437"><text:span text:style-name="T895">Предлог </text:span><text:span text:style-name="T614">for</text:span><text:span text:style-name="T895"> </text:span><text:span text:style-name="T903">означает</text:span><text:span text:style-name="T895"> «</text:span><text:span text:style-name="T896">уже</text:span><text:span text:style-name="T895">», «в течение». Он указывает, как долго длится дейс</text:span><text:span text:style-name="T896">т</text:span><text:span text:style-name="T895">вие. </text:span></text:p>
      <text:p text:style-name="P1446"><text:span text:style-name="T895">После </text:span><text:span text:style-name="T614">for</text:span><text:span text:style-name="T895"> ставится время, в течении которого</text:span><text:span text:style-name="T898"> это</text:span><text:span text:style-name="T895"> </text:span><text:span text:style-name="T898">действие длится</text:span><text:span text:style-name="T895">:</text:span></text:p>
      <text:list xml:id="list1727368951" text:style-name="L89">
        <text:list-item>
          <text:p text:style-name="P1477"><text:span text:style-name="T763">for 10 hours — </text:span><text:span text:style-name="T897">(</text:span><text:span text:style-name="T763">уже</text:span><text:span text:style-name="T897">)</text:span><text:span text:style-name="T763"> 10 часов / в течении 10 часов</text:span></text:p>
        </text:list-item>
        <text:list-item>
          <text:p text:style-name="P1477"><text:span text:style-name="T895">f</text:span><text:span text:style-name="T763">or two weeks — </text:span><text:span text:style-name="T897">(</text:span><text:span text:style-name="T763">уже</text:span><text:span text:style-name="T897">)</text:span><text:span text:style-name="T763"> две недели / в течении 2х недель</text:span></text:p>
        </text:list-item>
      </text:list>
      <text:p text:style-name="P1380"/>
      <text:p text:style-name="P1380">Предлоги <text:span text:style-name="T475">since</text:span> и <text:span text:style-name="T475">for</text:span> используются в Present Perfect Continuous.</text:p>
      <text:p text:style-name="P1380"/>
      <text:p text:style-name="P1438">Составной предлог <text:span text:style-name="T475">from … to</text:span> означает «с … до». Он указыват с какого и по какое время</text:p>
      <text:p text:style-name="P1383">происходит / происходило действие, <text:span text:style-name="T1190">т. е. границы периода:</text:span></text:p>
      <text:list xml:id="list724093699" text:style-name="L90">
        <text:list-item>
          <text:p text:style-name="P1385">from 9 to 5 — с девяти до пяти (часов);</text:p>
        </text:list-item>
        <text:list-item>
          <text:p text:style-name="P1385">from January to March — с января по март;</text:p>
        </text:list-item>
      </text:list>
      <text:p text:style-name="P1384"/>
      <text:p text:style-name="P1447"><text:span text:style-name="T899">Предлог </text:span><text:span text:style-name="T615">until</text:span><text:span text:style-name="T899"> (</text:span><text:span text:style-name="T615">till</text:span><text:span text:style-name="T899">) означает «до того момента, как». Он </text:span><text:span text:style-name="T901">обозначает</text:span><text:span text:style-name="T899"> конец </text:span><text:span text:style-name="T900">периода</text:span><text:span text:style-name="T899">.</text:span></text:p>
      <text:list xml:id="list3642052169" text:style-name="L91">
        <text:list-item>
          <text:p text:style-name="P1479"><text:span text:style-name="T763">until Wednesday — до среды;</text:span></text:p>
        </text:list-item>
        <text:list-item>
          <text:p text:style-name="P1479"><text:span text:style-name="T763">until I come — до того, как я вернусь;</text:span></text:p>
        </text:list-item>
      </text:list>
      <text:p text:style-name="P1478"><text:span text:style-name="T763"/></text:p>
      <text:p text:style-name="P1463"><text:span text:style-name="T370">You should come back </text:span><text:span text:style-name="T912">till</text:span><text:span text:style-name="T370"> 10 o`clock — Ты должен вернуться </text:span><text:span text:style-name="T912">до</text:span><text:span text:style-name="T370"> 10 часов.</text:span></text:p>
      <text:p text:style-name="P1382"/>
      <text:p text:style-name="P1439"><text:span text:style-name="T902">После </text:span><text:span text:style-name="T616">until</text:span><text:span text:style-name="T902"> можно указывать целое предложение, которое отвечает на вопрос </text:span></text:p>
      <text:p text:style-name="P1439"><text:span text:style-name="T902">«до какого времени?», «когда закончится / закончилось ?». В этом случае </text:span><text:span text:style-name="T616">until</text:span><text:span text:style-name="T902"> будет </text:span></text:p>
      <text:p text:style-name="P1439"><text:span text:style-name="T902">работать как союз перед придаточным предложением.</text:span></text:p>
      <text:p text:style-name="P1439"><text:span text:style-name="T902"/></text:p>
      <text:p text:style-name="P1464"><text:span text:style-name="T474">W</text:span><text:span text:style-name="T370">ait for me </text:span><text:span text:style-name="T912">until</text:span><text:span text:style-name="T370"> I finish my work — Подожди меня </text:span><text:span text:style-name="T912">до того момента, как</text:span><text:span text:style-name="T370"> я закончу работу.</text:span></text:p>
      <text:p text:style-name="P1439"><text:span text:style-name="T902"/></text:p>
      <text:p text:style-name="P1480"><text:span text:style-name="T759">П</text:span><text:span text:style-name="T724">редлоги места </text:span><text:span text:style-name="T475">at</text:span><text:span text:style-name="T724">, </text:span><text:span text:style-name="T475">on</text:span><text:span text:style-name="T724">, </text:span><text:span text:style-name="T475">in</text:span></text:p>
      <text:p text:style-name="P1439"><text:span text:style-name="T902"/></text:p>
      <text:p text:style-name="P1404"/>
      <text:p text:style-name="P127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71571175584">
          <table:table-cell table:style-name="Table7.A1" office:value-type="string">
            <text:p text:style-name="P1230"/>
          </table:table-cell>
          <table:table-cell table:style-name="Table7.A1" office:value-type="string">
            <text:p text:style-name="P1214">Past</text:p>
          </table:table-cell>
          <table:table-cell table:style-name="Table7.A1" office:value-type="string">
            <text:p text:style-name="P1214">Present</text:p>
          </table:table-cell>
          <table:table-cell table:style-name="Table7.D1" office:value-type="string">
            <text:p text:style-name="P1214">Future</text:p>
          </table:table-cell>
        </table:table-row>
        <table:table-row table:style-name="TableLine94871568647408">
          <table:table-cell table:style-name="Table7.A2" office:value-type="string">
            <text:p text:style-name="P1221">+</text:p>
          </table:table-cell>
          <table:table-cell table:style-name="Table7.A2" office:value-type="string">
            <text:p text:style-name="P1252">I/y<text:span text:style-name="T1026">ou</text:span>/w<text:span text:style-name="T1026">e</text:span>/t<text:span text:style-name="T1026">hey</text:span>/he/she/it started</text:p>
          </table:table-cell>
          <table:table-cell table:style-name="Table7.A2" office:value-type="string">
            <text:p text:style-name="P1243">I/you/we/they start</text:p>
            <text:p text:style-name="P1243">He/she/it starts</text:p>
          </table:table-cell>
          <table:table-cell table:style-name="Table7.D2" office:value-type="string">
            <text:p text:style-name="P1255">I/y<text:span text:style-name="T1026">ou</text:span>/w<text:span text:style-name="T1026">e</text:span>/t<text:span text:style-name="T1026">hey</text:span>/he/she/it </text:p>
            <text:p text:style-name="P1255">will start</text:p>
          </table:table-cell>
        </table:table-row>
        <table:table-row table:style-name="TableLine94871568723248">
          <table:table-cell table:style-name="Table7.A2" office:value-type="string">
            <text:p text:style-name="P1215">-</text:p>
          </table:table-cell>
          <table:table-cell table:style-name="Table7.A2" office:value-type="string">
            <text:p text:style-name="P1252">I/y<text:span text:style-name="T1026">ou</text:span>/w<text:span text:style-name="T1026">e</text:span>/t<text:span text:style-name="T1026">hey</text:span>/he/she/it</text:p>
            <text:p text:style-name="P1252">didn`t start</text:p>
          </table:table-cell>
          <table:table-cell table:style-name="Table7.A2" office:value-type="string">
            <text:p text:style-name="P1243">I/you/we/they don`t start</text:p>
            <text:p text:style-name="P1243">He/she/it doesn`t start</text:p>
          </table:table-cell>
          <table:table-cell table:style-name="Table7.D2" office:value-type="string">
            <text:p text:style-name="P1255">I/y<text:span text:style-name="T1026">ou</text:span>/w<text:span text:style-name="T1026">e</text:span>/t<text:span text:style-name="T1026">hey</text:span>/he/she/it</text:p>
            <text:p text:style-name="P1255">won`t start</text:p>
          </table:table-cell>
        </table:table-row>
        <table:table-row table:style-name="TableLine94871568820032">
          <table:table-cell table:style-name="Table7.A2" office:value-type="string">
            <text:p text:style-name="P1215">?</text:p>
          </table:table-cell>
          <table:table-cell table:style-name="Table7.A2" office:value-type="string">
            <text:p text:style-name="P1253">Did I/y<text:span text:style-name="T1026">ou</text:span>/w<text:span text:style-name="T1026">e</text:span>/t<text:span text:style-name="T1026">hey</text:span>/he</text:p>
            <text:p text:style-name="P1253">/she/it start?</text:p>
          </table:table-cell>
          <table:table-cell table:style-name="Table7.A2" office:value-type="string">
            <text:p text:style-name="P1243">Do I/you/we/they start?</text:p>
            <text:p text:style-name="P1243">Does he/she/it start?</text:p>
          </table:table-cell>
          <table:table-cell table:style-name="Table7.D2" office:value-type="string">
            <text:p text:style-name="P1256">Will I/y<text:span text:style-name="T1026">ou</text:span>/w<text:span text:style-name="T1026">e</text:span>/t<text:span text:style-name="T1026">hey</text:span>/he</text:p>
            <text:p text:style-name="P1256">/she/it start?</text:p>
          </table:table-cell>
        </table:table-row>
      </table:table>
      <text:p text:style-name="P208"/>
      <text:p text:style-name="P598"><text:span text:style-name="T730">Таблица времен группы Continu</text:span><text:span text:style-name="T731">ou</text:span><text:span text:style-name="T73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71568967616">
          <table:table-cell table:style-name="Table8.A1" office:value-type="string">
            <text:p text:style-name="P1242"/>
          </table:table-cell>
          <table:table-cell table:style-name="Table8.A1" office:value-type="string">
            <text:p text:style-name="P1214">Past</text:p>
          </table:table-cell>
          <table:table-cell table:style-name="Table8.A1" office:value-type="string">
            <text:p text:style-name="P1214">Present</text:p>
          </table:table-cell>
          <table:table-cell table:style-name="Table8.D1" office:value-type="string">
            <text:p text:style-name="P1214">Future</text:p>
          </table:table-cell>
        </table:table-row>
        <table:table-row table:style-name="TableLine94871569271824">
          <table:table-cell table:style-name="Table8.A2" office:value-type="string">
            <text:p text:style-name="P1215">+</text:p>
          </table:table-cell>
          <table:table-cell table:style-name="Table8.A2" office:value-type="string">
            <text:p text:style-name="P1254">I/<text:span text:style-name="T1025">he/she/it</text:span> <text:span text:style-name="T1025">was starting</text:span></text:p>
            <text:p text:style-name="P1254"><text:span text:style-name="T1025">Y</text:span><text:span text:style-name="T1026">ou</text:span><text:span text:style-name="T1025">/w</text:span><text:span text:style-name="T1026">e</text:span><text:span text:style-name="T1025">/t</text:span><text:span text:style-name="T1026">hey</text:span><text:span text:style-name="T1025"> were starting</text:span></text:p>
          </table:table-cell>
          <table:table-cell table:style-name="Table8.A2" office:value-type="string">
            <text:p text:style-name="P1245">I am starting</text:p>
            <text:p text:style-name="P1246">He/she/it is starting</text:p>
            <text:p text:style-name="P1245">You/we/they are starting</text:p>
          </table:table-cell>
          <table:table-cell table:style-name="Table8.D2" office:value-type="string">
            <text:p text:style-name="P1230"/>
          </table:table-cell>
        </table:table-row>
        <table:table-row table:style-name="TableLine94871569286896">
          <table:table-cell table:style-name="Table8.A2" office:value-type="string">
            <text:p text:style-name="P1215">-</text:p>
          </table:table-cell>
          <table:table-cell table:style-name="Table8.A2" office:value-type="string">
            <text:p text:style-name="P1255">I/he/she/it wasn`t starting</text:p>
            <text:p text:style-name="P1255">Y<text:span text:style-name="T1026">ou</text:span>/w<text:span text:style-name="T1026">e</text:span>/t<text:span text:style-name="T1026">hey</text:span> weren`t starting</text:p>
          </table:table-cell>
          <table:table-cell table:style-name="Table8.A2" office:value-type="string">
            <text:p text:style-name="P1245">I`m not starting</text:p>
            <text:p text:style-name="P1246">He/she/it isn`t starting</text:p>
            <text:p text:style-name="P1245">You/we/they aren`t starting</text:p>
          </table:table-cell>
          <table:table-cell table:style-name="Table8.D2" office:value-type="string">
            <text:p text:style-name="P1230"/>
          </table:table-cell>
        </table:table-row>
        <table:table-row table:style-name="TableLine94871569273248">
          <table:table-cell table:style-name="Table8.A2" office:value-type="string">
            <text:p text:style-name="P1215">?</text:p>
          </table:table-cell>
          <table:table-cell table:style-name="Table8.A2" office:value-type="string">
            <text:p text:style-name="P1255">Was I/he/she/it starting?</text:p>
            <text:p text:style-name="P1255">Were y<text:span text:style-name="T1026">ou</text:span>/w<text:span text:style-name="T1026">e</text:span>/t<text:span text:style-name="T1026">hey</text:span> starting?</text:p>
          </table:table-cell>
          <table:table-cell table:style-name="Table8.A2" office:value-type="string">
            <text:p text:style-name="P1245">Am I starting?</text:p>
            <text:p text:style-name="P1246">Is he/she/it starting?</text:p>
            <text:p text:style-name="P1245">Are you/we/they starting?</text:p>
          </table:table-cell>
          <table:table-cell table:style-name="Table8.D2" office:value-type="string">
            <text:p text:style-name="P1230"/>
          </table:table-cell>
        </table:table-row>
      </table:table>
      <text:p text:style-name="P208"/>
      <text:p text:style-name="P21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71569348864">
          <table:table-cell table:style-name="Table9.A1" office:value-type="string">
            <text:p text:style-name="P1242"/>
          </table:table-cell>
          <table:table-cell table:style-name="Table9.A1" office:value-type="string">
            <text:p text:style-name="P1214">Past</text:p>
          </table:table-cell>
          <table:table-cell table:style-name="Table9.A1" office:value-type="string">
            <text:p text:style-name="P1214">Present</text:p>
          </table:table-cell>
          <table:table-cell table:style-name="Table9.D1" office:value-type="string">
            <text:p text:style-name="P1214">Future</text:p>
          </table:table-cell>
        </table:table-row>
        <table:table-row table:style-name="TableLine94871569526928">
          <table:table-cell table:style-name="Table9.A2" office:value-type="string">
            <text:p text:style-name="P1215">+</text:p>
          </table:table-cell>
          <table:table-cell table:style-name="Table9.A2" office:value-type="string">
            <text:p text:style-name="P1230"/>
          </table:table-cell>
          <table:table-cell table:style-name="Table9.A2" office:value-type="string">
            <text:p text:style-name="P1245">I/you/we/they have started</text:p>
            <text:p text:style-name="P1245">He/she/it has started</text:p>
          </table:table-cell>
          <table:table-cell table:style-name="Table9.D2" office:value-type="string">
            <text:p text:style-name="P1230"/>
          </table:table-cell>
        </table:table-row>
        <table:table-row table:style-name="TableLine94871569556528">
          <table:table-cell table:style-name="Table9.A2" office:value-type="string">
            <text:p text:style-name="P1215">-</text:p>
          </table:table-cell>
          <table:table-cell table:style-name="Table9.A2" office:value-type="string">
            <text:p text:style-name="P1230"/>
          </table:table-cell>
          <table:table-cell table:style-name="Table9.A2" office:value-type="string">
            <text:p text:style-name="P1245">I/y<text:span text:style-name="T975">ou</text:span>/w<text:span text:style-name="T975">e</text:span>/t<text:span text:style-name="T975">hey</text:span> haven`t started</text:p>
            <text:p text:style-name="P1245">He/she/it hasn`t started</text:p>
          </table:table-cell>
          <table:table-cell table:style-name="Table9.D2" office:value-type="string">
            <text:p text:style-name="P1230"/>
          </table:table-cell>
        </table:table-row>
        <table:table-row table:style-name="TableLine94871569587200">
          <table:table-cell table:style-name="Table9.A2" office:value-type="string">
            <text:p text:style-name="P1215">?</text:p>
          </table:table-cell>
          <table:table-cell table:style-name="Table9.A2" office:value-type="string">
            <text:p text:style-name="P1230"/>
          </table:table-cell>
          <table:table-cell table:style-name="Table9.A2" office:value-type="string">
            <text:p text:style-name="P1245">Have I/y<text:span text:style-name="T976">ou</text:span>/w<text:span text:style-name="T976">e</text:span>/t<text:span text:style-name="T976">hey</text:span> started?</text:p>
            <text:p text:style-name="P1245">Has he/she/it started?</text:p>
          </table:table-cell>
          <table:table-cell table:style-name="Table9.D2" office:value-type="string">
            <text:p text:style-name="P1230"/>
          </table:table-cell>
        </table:table-row>
      </table:table>
      <text:p text:style-name="P210"/>
      <text:p text:style-name="P21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71569583472">
          <table:table-cell table:style-name="Table1.A1" office:value-type="string">
            <text:p text:style-name="P1244"/>
          </table:table-cell>
          <table:table-cell table:style-name="Table1.A1" office:value-type="string">
            <text:p text:style-name="P1216">Past</text:p>
          </table:table-cell>
          <table:table-cell table:style-name="Table1.A1" office:value-type="string">
            <text:p text:style-name="P1216">Present</text:p>
          </table:table-cell>
          <table:table-cell table:style-name="Table1.D1" office:value-type="string">
            <text:p text:style-name="P1216">Future</text:p>
          </table:table-cell>
        </table:table-row>
        <table:table-row table:style-name="TableLine94871569751936">
          <table:table-cell table:style-name="Table1.A2" office:value-type="string">
            <text:p text:style-name="P1216">+</text:p>
          </table:table-cell>
          <table:table-cell table:style-name="Table1.A2" office:value-type="string">
            <text:p text:style-name="P1231"/>
          </table:table-cell>
          <table:table-cell table:style-name="Table1.A2" office:value-type="string">
            <text:p text:style-name="P1251">I/y<text:span text:style-name="T1026">ou</text:span>/w<text:span text:style-name="T1026">e</text:span>/t<text:span text:style-name="T1026">hey</text:span> have been starting</text:p>
            <text:p text:style-name="P1251">He/she/it has been starting</text:p>
          </table:table-cell>
          <table:table-cell table:style-name="Table1.D2" office:value-type="string">
            <text:p text:style-name="P1231"/>
          </table:table-cell>
        </table:table-row>
        <table:table-row table:style-name="TableLine94871569761680">
          <table:table-cell table:style-name="Table1.A2" office:value-type="string">
            <text:p text:style-name="P1216">-</text:p>
          </table:table-cell>
          <table:table-cell table:style-name="Table1.A2" office:value-type="string">
            <text:p text:style-name="P1231"/>
          </table:table-cell>
          <table:table-cell table:style-name="Table1.A2" office:value-type="string">
            <text:p text:style-name="P1251">I/y<text:span text:style-name="T1026">ou</text:span>/w<text:span text:style-name="T1026">e</text:span>/t<text:span text:style-name="T1026">hey</text:span> haven`t been starting</text:p>
            <text:p text:style-name="P1251">He/she/it hasn`t been starting</text:p>
          </table:table-cell>
          <table:table-cell table:style-name="Table1.D2" office:value-type="string">
            <text:p text:style-name="P1231"/>
          </table:table-cell>
        </table:table-row>
        <table:table-row table:style-name="TableLine94871569787024">
          <table:table-cell table:style-name="Table1.A2" office:value-type="string">
            <text:p text:style-name="P1216">?</text:p>
          </table:table-cell>
          <table:table-cell table:style-name="Table1.A2" office:value-type="string">
            <text:p text:style-name="P1231"/>
          </table:table-cell>
          <table:table-cell table:style-name="Table1.A2" office:value-type="string">
            <text:p text:style-name="P1251">Have I/y<text:span text:style-name="T1026">ou</text:span>/w<text:span text:style-name="T1026">e</text:span>/t<text:span text:style-name="T1026">hey</text:span> been starting?</text:p>
            <text:p text:style-name="P1251">Has he/she/it been starting?</text:p>
          </table:table-cell>
          <table:table-cell table:style-name="Table1.D2" office:value-type="string">
            <text:p text:style-name="P1231"/>
          </table:table-cell>
        </table:table-row>
      </table:table>
      <text:p text:style-name="P1279"><text:span text:style-name="T647">Таблица </text:span><text:span text:style-name="T659">форм </text:span><text:span text:style-name="T647">пассивно</text:span><text:span text:style-name="T660">го</text:span><text:span text:style-name="T647"> залог</text:span><text:span text:style-name="T660">а</text:span><text:span text:style-name="T64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71569846688">
          <table:table-cell table:style-name="Table4.A1" office:value-type="string">
            <text:p text:style-name="P1233"/>
          </table:table-cell>
          <table:table-cell table:style-name="Table4.A1" office:value-type="string">
            <text:p text:style-name="P1225">Past</text:p>
          </table:table-cell>
          <table:table-cell table:style-name="Table4.A1" office:value-type="string">
            <text:p text:style-name="P1225">Present</text:p>
          </table:table-cell>
          <table:table-cell table:style-name="Table4.D1" office:value-type="string">
            <text:p text:style-name="P1225">Future</text:p>
          </table:table-cell>
        </table:table-row>
        <table:table-row table:style-name="TableLine94871570290336">
          <table:table-cell table:style-name="Table4.A2" office:value-type="string">
            <text:p text:style-name="P1226">Simple</text:p>
          </table:table-cell>
          <table:table-cell table:style-name="Table4.A2" office:value-type="string">
            <text:p text:style-name="P1233"><text:span text:style-name="T1054">I/</text:span><text:span text:style-name="T1055">he/she/it</text:span><text:span text:style-name="T1054"> </text:span><text:span text:style-name="T1055">was</text:span><text:span text:style-name="T1054"> </text:span><text:span text:style-name="T215">taught</text:span></text:p>
            <text:p text:style-name="P1263">You/we/they were <text:span text:style-name="T215">taught</text:span></text:p>
          </table:table-cell>
          <table:table-cell table:style-name="Table4.A2" office:value-type="string">
            <text:p text:style-name="P1264">I am <text:span text:style-name="T215">taught</text:span></text:p>
            <text:p text:style-name="P1263">He/she/it is <text:span text:style-name="T215">taught</text:span></text:p>
            <text:p text:style-name="P1263">You/we/the<text:span text:style-name="T1056">y</text:span> are <text:span text:style-name="T215">taught</text:span></text:p>
          </table:table-cell>
          <table:table-cell table:style-name="Table4.D2" office:value-type="string">
            <text:p text:style-name="P1262">I/you/we/they/he/she/it</text:p>
            <text:p text:style-name="P1262">will be <text:span text:style-name="T215">taught</text:span></text:p>
          </table:table-cell>
        </table:table-row>
        <table:table-row table:style-name="TableLine94871570335200">
          <table:table-cell table:style-name="Table4.A2" office:value-type="string">
            <text:p text:style-name="P1226">Contin.</text:p>
          </table:table-cell>
          <table:table-cell table:style-name="Table4.A2" office:value-type="string">
            <text:p text:style-name="P1233"><text:span text:style-name="T1056">I/he/she/it was being </text:span><text:span text:style-name="T215">taught</text:span></text:p>
            <text:p text:style-name="P1233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262">I am being <text:span text:style-name="T215">taught</text:span></text:p>
            <text:p text:style-name="P1262"><text:span text:style-name="T215">H</text:span><text:span text:style-name="T154">e/she/it is being taught</text:span></text:p>
            <text:p text:style-name="P1263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262">— </text:p>
          </table:table-cell>
        </table:table-row>
        <table:table-row table:style-name="TableLine94871570400576">
          <table:table-cell table:style-name="Table4.A2" office:value-type="string">
            <text:p text:style-name="P1226">Perfect</text:p>
          </table:table-cell>
          <table:table-cell table:style-name="Table4.A2" office:value-type="string">
            <text:p text:style-name="P1233"><text:span text:style-name="T1057">I/you/we/they/</text:span><text:span text:style-name="T218">he/she/it</text:span><text:span text:style-name="T1057"> </text:span></text:p>
            <text:p text:style-name="P1233"><text:span text:style-name="T1057">had been </text:span><text:span text:style-name="T215">taught</text:span></text:p>
          </table:table-cell>
          <table:table-cell table:style-name="Table4.A2" office:value-type="string">
            <text:p text:style-name="P1265">I/you/we/they have been <text:span text:style-name="T215">taught</text:span></text:p>
            <text:p text:style-name="P1265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233"><text:span text:style-name="T1057">I/you/we/they/</text:span><text:span text:style-name="T218">he/she/it</text:span><text:span text:style-name="T1057"> </text:span></text:p>
            <text:p text:style-name="P1233"><text:span text:style-name="T1057">will have been </text:span><text:span text:style-name="T215">taught</text:span></text:p>
          </table:table-cell>
        </table:table-row>
      </table:table>
      <text:p text:style-name="P274"/>
      <text:p text:style-name="P603"><text:span text:style-name="T647">Таблица </text:span><text:span text:style-name="T648">форм</text:span><text:span text:style-name="T647"> глагола </text:span><text:span text:style-name="T657">b</text:span><text:span text:style-name="T64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71570458272">
          <table:table-cell table:style-name="Table5.A1" office:value-type="string">
            <text:p text:style-name="P1220">Подлежащее</text:p>
          </table:table-cell>
          <table:table-cell table:style-name="Table5.A1" office:value-type="string">
            <text:p text:style-name="P1217">Past</text:p>
          </table:table-cell>
          <table:table-cell table:style-name="Table5.A1" office:value-type="string">
            <text:p text:style-name="P1217">Present</text:p>
          </table:table-cell>
          <table:table-cell table:style-name="Table5.D1" office:value-type="string">
            <text:p text:style-name="P1217">Future</text:p>
          </table:table-cell>
        </table:table-row>
        <table:table-row table:style-name="TableLine94871570641232">
          <table:table-cell table:style-name="Table5.A2" office:value-type="string">
            <text:p text:style-name="P1250">I</text:p>
          </table:table-cell>
          <table:table-cell table:style-name="Table5.A2" office:value-type="string">
            <text:p text:style-name="P1251">was</text:p>
          </table:table-cell>
          <table:table-cell table:style-name="Table5.A2" office:value-type="string">
            <text:p text:style-name="P1247">am</text:p>
          </table:table-cell>
          <table:table-cell table:style-name="Table5.D2" office:value-type="string">
            <text:p text:style-name="P1257">will be</text:p>
          </table:table-cell>
        </table:table-row>
        <table:table-row table:style-name="TableLine94871570735152">
          <table:table-cell table:style-name="Table5.A2" office:value-type="string">
            <text:p text:style-name="P1249">he/she/<text:span text:style-name="T983">it</text:span></text:p>
          </table:table-cell>
          <table:table-cell table:style-name="Table5.A2" office:value-type="string">
            <text:p text:style-name="P1251">was</text:p>
          </table:table-cell>
          <table:table-cell table:style-name="Table5.A2" office:value-type="string">
            <text:p text:style-name="P1248">is</text:p>
          </table:table-cell>
          <table:table-cell table:style-name="Table5.D2" office:value-type="string">
            <text:p text:style-name="P1257">will be</text:p>
          </table:table-cell>
        </table:table-row>
        <table:table-row table:style-name="TableLine94871570754368">
          <table:table-cell table:style-name="Table5.A2" office:value-type="string">
            <text:p text:style-name="P1249">you/we/they</text:p>
          </table:table-cell>
          <table:table-cell table:style-name="Table5.A2" office:value-type="string">
            <text:p text:style-name="P1251">were</text:p>
          </table:table-cell>
          <table:table-cell table:style-name="Table5.A2" office:value-type="string">
            <text:p text:style-name="P1248">are</text:p>
          </table:table-cell>
          <table:table-cell table:style-name="Table5.D2" office:value-type="string">
            <text:p text:style-name="P1257">will be</text:p>
          </table:table-cell>
        </table:table-row>
      </table:table>
      <text:p text:style-name="P271"/>
      <text:p text:style-name="P271">Таблица модальных глаголов:</text:p>
      <table:table table:name="Table2" table:style-name="Table2">
        <table:table-column table:style-name="Table2.A" table:number-columns-repeated="3"/>
        <table:table-row table:style-name="TableLine94871570758608">
          <table:table-cell table:style-name="Table2.A1" office:value-type="string">
            <text:p text:style-name="P1223">Глагол</text:p>
          </table:table-cell>
          <table:table-cell table:style-name="Table2.A1" office:value-type="string">
            <text:p text:style-name="P1232"><text:span text:style-name="T915">З</text:span><text:span text:style-name="T916">начение</text:span></text:p>
          </table:table-cell>
          <table:table-cell table:style-name="Table2.C1" office:value-type="string">
            <text:p text:style-name="P1232"><text:span text:style-name="T915">В</text:span><text:span text:style-name="T916">рем</text:span><text:span text:style-name="T915">я</text:span></text:p>
          </table:table-cell>
        </table:table-row>
        <table:table-row table:style-name="TableLine94871571184560">
          <table:table-cell table:style-name="Table2.A2" office:value-type="string">
            <text:p text:style-name="P1258">can</text:p>
          </table:table-cell>
          <table:table-cell table:style-name="Table2.A2" office:value-type="string">
            <text:p text:style-name="P1258">могу, умею, смогу;</text:p>
            <text:p text:style-name="P1258">(часто используется в просьбах и предложениях)</text:p>
          </table:table-cell>
          <table:table-cell table:style-name="Table2.C2" office:value-type="string">
            <text:p text:style-name="P1258">настоящее и будущее</text:p>
          </table:table-cell>
        </table:table-row>
        <table:table-row table:style-name="TableLine94871571190576">
          <table:table-cell table:style-name="Table2.A2" office:value-type="string">
            <text:p text:style-name="P1258">could</text:p>
          </table:table-cell>
          <table:table-cell table:style-name="Table2.A2" office:value-type="string">
            <text:p text:style-name="P1258">мог, умел</text:p>
          </table:table-cell>
          <table:table-cell table:style-name="Table2.C2" office:value-type="string">
            <text:p text:style-name="P1258">прошедшее</text:p>
          </table:table-cell>
        </table:table-row>
        <table:table-row table:style-name="TableLine94871571192496">
          <table:table-cell table:style-name="Table2.A2" office:value-type="string">
            <text:p text:style-name="P1258">might, may</text:p>
          </table:table-cell>
          <table:table-cell table:style-name="Table2.A2" office:value-type="string">
            <text:p text:style-name="P1258">может быть, мог бы, возможно, наверное</text:p>
          </table:table-cell>
          <table:table-cell table:style-name="Table2.C2" office:value-type="string">
            <text:p text:style-name="P1258">настоящее и будущие</text:p>
          </table:table-cell>
        </table:table-row>
        <table:table-row table:style-name="TableLine94871571207808">
          <table:table-cell table:style-name="Table2.A2" office:value-type="string">
            <text:p text:style-name="P1258">must</text:p>
          </table:table-cell>
          <table:table-cell table:style-name="Table2.A2" office:value-type="string">
            <text:p text:style-name="P1258">должен, обязан, нужно, запрет, нельзя</text:p>
          </table:table-cell>
          <table:table-cell table:style-name="Table2.C2" office:value-type="string">
            <text:p text:style-name="P1258">настоящее</text:p>
          </table:table-cell>
        </table:table-row>
        <table:table-row table:style-name="TableLine94871571220864">
          <table:table-cell table:style-name="Table2.A2" office:value-type="string">
            <text:p text:style-name="P1258">should</text:p>
          </table:table-cell>
          <table:table-cell table:style-name="Table2.A2" office:value-type="string">
            <text:p text:style-name="P1258">следует сделать, следовало бы сделать; (совет)</text:p>
          </table:table-cell>
          <table:table-cell table:style-name="Table2.C2" office:value-type="string">
            <text:p text:style-name="P1258">настоящее и будущие</text:p>
          </table:table-cell>
        </table:table-row>
        <table:table-row table:style-name="TableLine94871571235136">
          <table:table-cell table:style-name="Table2.A2" office:value-type="string">
            <text:p text:style-name="P1258">would</text:p>
          </table:table-cell>
          <table:table-cell table:style-name="Table2.A2" office:value-type="string">
            <text:p text:style-name="P1258">частица «бы», предложение услуги, привычка прошлого</text:p>
          </table:table-cell>
          <table:table-cell table:style-name="Table2.C2" office:value-type="string">
            <text:p text:style-name="P1258">настоящее, прошедшее, будущие</text:p>
          </table:table-cell>
        </table:table-row>
      </table:table>
      <text:p text:style-name="P272"/>
      <text:p text:style-name="P27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71571247472">
          <table:table-cell table:style-name="Table3.A1" office:value-type="string">
            <text:p text:style-name="P1224">Конструкция</text:p>
          </table:table-cell>
          <table:table-cell table:style-name="Table3.A1" office:value-type="string">
            <text:p text:style-name="P1224">Значение</text:p>
          </table:table-cell>
          <table:table-cell table:style-name="Table3.C1" office:value-type="string">
            <text:p text:style-name="P1224">Время</text:p>
          </table:table-cell>
        </table:table-row>
        <table:table-row table:style-name="TableLine94871571286448">
          <table:table-cell table:style-name="Table3.A2" office:value-type="string">
            <text:p text:style-name="P1259">be able to</text:p>
          </table:table-cell>
          <table:table-cell table:style-name="Table3.A2" office:value-type="string">
            <text:p text:style-name="P1259">могу (близко к can)</text:p>
          </table:table-cell>
          <table:table-cell table:style-name="Table3.C2" office:value-type="string">
            <text:p text:style-name="P1259">be меняется по временам</text:p>
          </table:table-cell>
        </table:table-row>
        <table:table-row table:style-name="TableLine94871571314336">
          <table:table-cell table:style-name="Table3.A2" office:value-type="string">
            <text:p text:style-name="P1259">have to</text:p>
          </table:table-cell>
          <table:table-cell table:style-name="Table3.A2" office:value-type="string">
            <text:p text:style-name="P1259">должен (близко к must)</text:p>
          </table:table-cell>
          <table:table-cell table:style-name="Table3.C2" office:value-type="string">
            <text:p text:style-name="P1259">have меняется по временам</text:p>
          </table:table-cell>
        </table:table-row>
        <table:table-row table:style-name="TableLine94871571328848">
          <table:table-cell table:style-name="Table3.A2" office:value-type="string">
            <text:p text:style-name="P1259">used to</text:p>
          </table:table-cell>
          <table:table-cell table:style-name="Table3.A2" office:value-type="string">
            <text:p text:style-name="P1259">делал раньше, имел привычку делать (близко к would)</text:p>
          </table:table-cell>
          <table:table-cell table:style-name="Table3.C2" office:value-type="string">
            <text:p text:style-name="P1259">всегда стоит в прошедшем;</text:p>
            <text:p text:style-name="P1259">меняется как Past Simple</text:p>
          </table:table-cell>
        </table:table-row>
      </table:table>
      <text:p text:style-name="P273"/>
      <text:p text:style-name="P278"/>
      <text:p text:style-name="P1280"><text:span text:style-name="T416">Таблица </text:span><text:span text:style-name="T433">личны</text:span><text:span text:style-name="T434">х</text:span><text:span text:style-name="T433"> и притяжательных </text:span><text:span text:style-name="T41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71571350368">
          <table:table-cell table:style-name="Table11.A1" table:number-columns-spanned="2" office:value-type="string">
            <text:p text:style-name="P1228">Личные местоимения</text:p>
          </table:table-cell>
          <table:covered-table-cell/>
          <table:table-cell table:style-name="Table11.C1" table:number-columns-spanned="2" office:value-type="string">
            <text:p text:style-name="P1228">Притяжательные местоимения</text:p>
          </table:table-cell>
          <table:covered-table-cell/>
        </table:table-row>
        <table:table-row table:style-name="TableLine94871571423552">
          <table:table-cell table:style-name="Table11.A2" office:value-type="string">
            <text:p text:style-name="P1234"><text:span text:style-name="T1142">и</text:span><text:span text:style-name="T1136">менительный падеж</text:span></text:p>
            <text:p text:style-name="P1269"><text:span text:style-name="T1139">(</text:span>кто/что<text:span text:style-name="T1139">)</text:span></text:p>
          </table:table-cell>
          <table:table-cell table:style-name="Table11.A2" office:value-type="string">
            <text:p text:style-name="P1234"><text:span text:style-name="T1142">о</text:span><text:span text:style-name="T1136">бъектный падеж</text:span></text:p>
            <text:p text:style-name="P1269"><text:span text:style-name="T1139">(</text:span>кого, <text:span text:style-name="T1139">к</text:span>ому, кем<text:span text:style-name="T1139">)</text:span></text:p>
          </table:table-cell>
          <table:table-cell table:style-name="Table11.A2" office:value-type="string">
            <text:p text:style-name="P1268"><text:span text:style-name="T1139">с</text:span> существительным</text:p>
            <text:p text:style-name="P1270">(чей)</text:p>
          </table:table-cell>
          <table:table-cell table:style-name="Table11.D2" office:value-type="string">
            <text:p text:style-name="P1234"><text:span text:style-name="T1139">о</text:span><text:span text:style-name="T1136">тдельно</text:span></text:p>
            <text:p text:style-name="P1270">(чей)</text:p>
          </table:table-cell>
        </table:table-row>
        <table:table-row table:style-name="TableLine94871571443648">
          <table:table-cell table:style-name="Table11.A2" office:value-type="string">
            <text:p text:style-name="P1273">I</text:p>
          </table:table-cell>
          <table:table-cell table:style-name="Table11.A2" office:value-type="string">
            <text:p text:style-name="P1273">me</text:p>
          </table:table-cell>
          <table:table-cell table:style-name="Table11.A2" office:value-type="string">
            <text:p text:style-name="P1271">my</text:p>
          </table:table-cell>
          <table:table-cell table:style-name="Table11.D2" office:value-type="string">
            <text:p text:style-name="P1271">mine</text:p>
          </table:table-cell>
        </table:table-row>
        <table:table-row table:style-name="TableLine94871571447248">
          <table:table-cell table:style-name="Table11.A2" office:value-type="string">
            <text:p text:style-name="P1273">you</text:p>
          </table:table-cell>
          <table:table-cell table:style-name="Table11.A2" office:value-type="string">
            <text:p text:style-name="P1273">you</text:p>
          </table:table-cell>
          <table:table-cell table:style-name="Table11.A2" office:value-type="string">
            <text:p text:style-name="P1271">your</text:p>
          </table:table-cell>
          <table:table-cell table:style-name="Table11.D2" office:value-type="string">
            <text:p text:style-name="P1271">yours</text:p>
          </table:table-cell>
        </table:table-row>
        <table:table-row table:style-name="TableLine94871571465824">
          <table:table-cell table:style-name="Table11.A2" office:value-type="string">
            <text:p text:style-name="P1273">he</text:p>
          </table:table-cell>
          <table:table-cell table:style-name="Table11.A2" office:value-type="string">
            <text:p text:style-name="P1273">him</text:p>
          </table:table-cell>
          <table:table-cell table:style-name="Table11.A2" office:value-type="string">
            <text:p text:style-name="P1271">his</text:p>
          </table:table-cell>
          <table:table-cell table:style-name="Table11.D2" office:value-type="string">
            <text:p text:style-name="P1272">his</text:p>
          </table:table-cell>
        </table:table-row>
        <table:table-row table:style-name="TableLine94871571479120">
          <table:table-cell table:style-name="Table11.A2" office:value-type="string">
            <text:p text:style-name="P1273">she</text:p>
          </table:table-cell>
          <table:table-cell table:style-name="Table11.A2" office:value-type="string">
            <text:p text:style-name="P1271">her</text:p>
          </table:table-cell>
          <table:table-cell table:style-name="Table11.A2" office:value-type="string">
            <text:p text:style-name="P1271">her</text:p>
          </table:table-cell>
          <table:table-cell table:style-name="Table11.D2" office:value-type="string">
            <text:p text:style-name="P1271">hers</text:p>
          </table:table-cell>
        </table:table-row>
        <table:table-row table:style-name="TableLine94871571483920">
          <table:table-cell table:style-name="Table11.A2" office:value-type="string">
            <text:p text:style-name="P1273">it</text:p>
          </table:table-cell>
          <table:table-cell table:style-name="Table11.A2" office:value-type="string">
            <text:p text:style-name="P1271">it</text:p>
          </table:table-cell>
          <table:table-cell table:style-name="Table11.A2" office:value-type="string">
            <text:p text:style-name="P1271">its</text:p>
          </table:table-cell>
          <table:table-cell table:style-name="Table11.D2" office:value-type="string">
            <text:p text:style-name="P1272">its</text:p>
          </table:table-cell>
        </table:table-row>
        <table:table-row table:style-name="TableLine94871571487152">
          <table:table-cell table:style-name="Table11.A2" office:value-type="string">
            <text:p text:style-name="P1273">we</text:p>
          </table:table-cell>
          <table:table-cell table:style-name="Table11.A2" office:value-type="string">
            <text:p text:style-name="P1271">us</text:p>
          </table:table-cell>
          <table:table-cell table:style-name="Table11.A2" office:value-type="string">
            <text:p text:style-name="P1271">our</text:p>
          </table:table-cell>
          <table:table-cell table:style-name="Table11.D2" office:value-type="string">
            <text:p text:style-name="P1271">ours</text:p>
          </table:table-cell>
        </table:table-row>
        <table:table-row table:style-name="TableLine94871571489760">
          <table:table-cell table:style-name="Table11.A2" office:value-type="string">
            <text:p text:style-name="P1273">they</text:p>
          </table:table-cell>
          <table:table-cell table:style-name="Table11.A2" office:value-type="string">
            <text:p text:style-name="P1271">them</text:p>
          </table:table-cell>
          <table:table-cell table:style-name="Table11.A2" office:value-type="string">
            <text:p text:style-name="P1271">their</text:p>
          </table:table-cell>
          <table:table-cell table:style-name="Table11.D2" office:value-type="string">
            <text:p text:style-name="P1271">theirs</text:p>
          </table:table-cell>
        </table:table-row>
      </table:table>
      <text:p text:style-name="P279"/>
      <text:p text:style-name="P395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71571494112">
          <table:table-cell table:style-name="Table12.A1" office:value-type="string">
            <text:p text:style-name="P1222"/>
          </table:table-cell>
          <table:table-cell table:style-name="Table12.A1" office:value-type="string">
            <text:p text:style-name="P1229">body/one</text:p>
          </table:table-cell>
          <table:table-cell table:style-name="Table12.A1" office:value-type="string">
            <text:p text:style-name="P1229">thing</text:p>
          </table:table-cell>
          <table:table-cell table:style-name="Table12.D1" office:value-type="string">
            <text:p text:style-name="P1229">where</text:p>
          </table:table-cell>
        </table:table-row>
        <table:table-row table:style-name="TableLine94871571518336">
          <table:table-cell table:style-name="Table12.A2" office:value-type="string">
            <text:p text:style-name="P1229">some </text:p>
          </table:table-cell>
          <table:table-cell table:style-name="Table12.A2" office:value-type="string">
            <text:p text:style-name="P1274">somebody/someone (кто-то)</text:p>
          </table:table-cell>
          <table:table-cell table:style-name="Table12.A2" office:value-type="string">
            <text:p text:style-name="P1274">something </text:p>
            <text:p text:style-name="P1274">(что-то)</text:p>
          </table:table-cell>
          <table:table-cell table:style-name="Table12.D2" office:value-type="string">
            <text:p text:style-name="P1274">somewhere </text:p>
            <text:p text:style-name="P1274">(где-то)</text:p>
          </table:table-cell>
        </table:table-row>
        <table:table-row table:style-name="TableLine94871571523296">
          <table:table-cell table:style-name="Table12.A2" office:value-type="string">
            <text:p text:style-name="P1229">any</text:p>
          </table:table-cell>
          <table:table-cell table:style-name="Table12.A2" office:value-type="string">
            <text:p text:style-name="P1274">anybody/anyone </text:p>
            <text:p text:style-name="P1274">(кто-то)</text:p>
          </table:table-cell>
          <table:table-cell table:style-name="Table12.A2" office:value-type="string">
            <text:p text:style-name="P1274">anything </text:p>
            <text:p text:style-name="P1274">(что-то)</text:p>
          </table:table-cell>
          <table:table-cell table:style-name="Table12.D2" office:value-type="string">
            <text:p text:style-name="P1274">anywhere </text:p>
            <text:p text:style-name="P1274">(где-то)</text:p>
          </table:table-cell>
        </table:table-row>
        <table:table-row table:style-name="TableLine94871571527904">
          <table:table-cell table:style-name="Table12.A2" office:value-type="string">
            <text:p text:style-name="P1229">no</text:p>
          </table:table-cell>
          <table:table-cell table:style-name="Table12.A2" office:value-type="string">
            <text:p text:style-name="P1274">nobody/noone </text:p>
            <text:p text:style-name="P1274">(никто)</text:p>
          </table:table-cell>
          <table:table-cell table:style-name="Table12.A2" office:value-type="string">
            <text:p text:style-name="P1274">nothing </text:p>
            <text:p text:style-name="P1274">(ничто)</text:p>
          </table:table-cell>
          <table:table-cell table:style-name="Table12.D2" office:value-type="string">
            <text:p text:style-name="P1274">nowhere </text:p>
            <text:p text:style-name="P1274">(нигде)</text:p>
          </table:table-cell>
        </table:table-row>
      </table:table>
      <text:p text:style-name="P283"/>
      <text:p text:style-name="P280">Таблица сокращений:</text:p>
      <text:p text:style-name="P281">Таблица предлогов: времени, места и др.</text:p>
      <text:p text:style-name="P1276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71571532416">
          <table:table-cell table:style-name="Table6.A1" office:value-type="string">
            <text:p text:style-name="P1219">Перевод</text:p>
          </table:table-cell>
          <table:table-cell table:style-name="Table6.A1" office:value-type="string">
            <text:p text:style-name="P1218">Начальная форма</text:p>
          </table:table-cell>
          <table:table-cell table:style-name="Table6.A1" office:value-type="string">
            <text:p text:style-name="P1218">2я форма</text:p>
          </table:table-cell>
          <table:table-cell table:style-name="Table6.D1" office:value-type="string">
            <text:p text:style-name="P1219">3я форма</text:p>
          </table:table-cell>
        </table:table-row>
        <table:table-row table:style-name="TableLine94871571861552">
          <table:table-cell table:style-name="Table6.A2" office:value-type="string">
            <text:p text:style-name="P1235">начинать</text:p>
          </table:table-cell>
          <table:table-cell table:style-name="Table6.A2" office:value-type="string">
            <text:p text:style-name="P1236">begin</text:p>
          </table:table-cell>
          <table:table-cell table:style-name="Table6.A2" office:value-type="string">
            <text:p text:style-name="P1236">began</text:p>
          </table:table-cell>
          <table:table-cell table:style-name="Table6.D2" office:value-type="string">
            <text:p text:style-name="P1235">begun</text:p>
          </table:table-cell>
        </table:table-row>
        <table:table-row table:style-name="TableLine94871571889280">
          <table:table-cell table:style-name="Table6.A2" office:value-type="string">
            <text:p text:style-name="P1235">ломать</text:p>
          </table:table-cell>
          <table:table-cell table:style-name="Table6.A2" office:value-type="string">
            <text:p text:style-name="P1236">break</text:p>
          </table:table-cell>
          <table:table-cell table:style-name="Table6.A2" office:value-type="string">
            <text:p text:style-name="P1236">broke</text:p>
          </table:table-cell>
          <table:table-cell table:style-name="Table6.D2" office:value-type="string">
            <text:p text:style-name="P1235">broken</text:p>
          </table:table-cell>
        </table:table-row>
        <table:table-row table:style-name="TableLine94871571891504">
          <table:table-cell table:style-name="Table6.A2" office:value-type="string">
            <text:p text:style-name="P1235">приносить</text:p>
          </table:table-cell>
          <table:table-cell table:style-name="Table6.A2" office:value-type="string">
            <text:p text:style-name="P1236">bring</text:p>
          </table:table-cell>
          <table:table-cell table:style-name="Table6.A2" office:value-type="string">
            <text:p text:style-name="P1236">brought</text:p>
          </table:table-cell>
          <table:table-cell table:style-name="Table6.D2" office:value-type="string">
            <text:p text:style-name="P1235">brought</text:p>
          </table:table-cell>
        </table:table-row>
        <table:table-row table:style-name="TableLine94871571899088">
          <table:table-cell table:style-name="Table6.A2" office:value-type="string">
            <text:p text:style-name="P1235">покупать</text:p>
          </table:table-cell>
          <table:table-cell table:style-name="Table6.A2" office:value-type="string">
            <text:p text:style-name="P1236">buy</text:p>
          </table:table-cell>
          <table:table-cell table:style-name="Table6.A2" office:value-type="string">
            <text:p text:style-name="P1236">bought</text:p>
          </table:table-cell>
          <table:table-cell table:style-name="Table6.D2" office:value-type="string">
            <text:p text:style-name="P1235">bought</text:p>
          </table:table-cell>
        </table:table-row>
        <table:table-row table:style-name="TableLine94871571907344">
          <table:table-cell table:style-name="Table6.A2" office:value-type="string">
            <text:p text:style-name="P1235">приходить</text:p>
          </table:table-cell>
          <table:table-cell table:style-name="Table6.A2" office:value-type="string">
            <text:p text:style-name="P1236">come</text:p>
          </table:table-cell>
          <table:table-cell table:style-name="Table6.A2" office:value-type="string">
            <text:p text:style-name="P1236">came</text:p>
          </table:table-cell>
          <table:table-cell table:style-name="Table6.D2" office:value-type="string">
            <text:p text:style-name="P1235">come</text:p>
          </table:table-cell>
        </table:table-row>
        <table:table-row table:style-name="TableLine94871571915200">
          <table:table-cell table:style-name="Table6.A2" office:value-type="string">
            <text:p text:style-name="P1235">делать</text:p>
          </table:table-cell>
          <table:table-cell table:style-name="Table6.A2" office:value-type="string">
            <text:p text:style-name="P1236">do</text:p>
          </table:table-cell>
          <table:table-cell table:style-name="Table6.A2" office:value-type="string">
            <text:p text:style-name="P1236">did</text:p>
          </table:table-cell>
          <table:table-cell table:style-name="Table6.D2" office:value-type="string">
            <text:p text:style-name="P1235">done</text:p>
          </table:table-cell>
        </table:table-row>
        <table:table-row table:style-name="TableLine94871571939760">
          <table:table-cell table:style-name="Table6.A2" office:value-type="string">
            <text:p text:style-name="P1235">пить</text:p>
          </table:table-cell>
          <table:table-cell table:style-name="Table6.A2" office:value-type="string">
            <text:p text:style-name="P1236">drink</text:p>
          </table:table-cell>
          <table:table-cell table:style-name="Table6.A2" office:value-type="string">
            <text:p text:style-name="P1236">drank</text:p>
          </table:table-cell>
          <table:table-cell table:style-name="Table6.D2" office:value-type="string">
            <text:p text:style-name="P1235">drunk</text:p>
          </table:table-cell>
        </table:table-row>
        <table:table-row table:style-name="TableLine94871571947872">
          <table:table-cell table:style-name="Table6.A2" office:value-type="string">
            <text:p text:style-name="P1235">есть</text:p>
          </table:table-cell>
          <table:table-cell table:style-name="Table6.A2" office:value-type="string">
            <text:p text:style-name="P1236">eat</text:p>
          </table:table-cell>
          <table:table-cell table:style-name="Table6.A2" office:value-type="string">
            <text:p text:style-name="P1236">ate</text:p>
          </table:table-cell>
          <table:table-cell table:style-name="Table6.D2" office:value-type="string">
            <text:p text:style-name="P1235">eaten</text:p>
          </table:table-cell>
        </table:table-row>
        <table:table-row table:style-name="TableLine94871571962352">
          <table:table-cell table:style-name="Table6.A2" office:value-type="string">
            <text:p text:style-name="P1235">падать</text:p>
          </table:table-cell>
          <table:table-cell table:style-name="Table6.A2" office:value-type="string">
            <text:p text:style-name="P1237">fall</text:p>
          </table:table-cell>
          <table:table-cell table:style-name="Table6.A2" office:value-type="string">
            <text:p text:style-name="P1237">fell</text:p>
          </table:table-cell>
          <table:table-cell table:style-name="Table6.D2" office:value-type="string">
            <text:p text:style-name="P1235">fallen</text:p>
          </table:table-cell>
        </table:table-row>
        <table:table-row table:style-name="TableLine94871571964624">
          <table:table-cell table:style-name="Table6.A2" office:value-type="string">
            <text:p text:style-name="P1235">летать</text:p>
          </table:table-cell>
          <table:table-cell table:style-name="Table6.A2" office:value-type="string">
            <text:p text:style-name="P1237">fly</text:p>
          </table:table-cell>
          <table:table-cell table:style-name="Table6.A2" office:value-type="string">
            <text:p text:style-name="P1237">flew</text:p>
          </table:table-cell>
          <table:table-cell table:style-name="Table6.D2" office:value-type="string">
            <text:p text:style-name="P1235">flown</text:p>
          </table:table-cell>
        </table:table-row>
        <table:table-row table:style-name="TableLine94871571977168">
          <table:table-cell table:style-name="Table6.A2" office:value-type="string">
            <text:p text:style-name="P1235">забывать</text:p>
          </table:table-cell>
          <table:table-cell table:style-name="Table6.A2" office:value-type="string">
            <text:p text:style-name="P1237">forget</text:p>
          </table:table-cell>
          <table:table-cell table:style-name="Table6.A2" office:value-type="string">
            <text:p text:style-name="P1237">forgot</text:p>
          </table:table-cell>
          <table:table-cell table:style-name="Table6.D2" office:value-type="string">
            <text:p text:style-name="P1235">forgotten</text:p>
          </table:table-cell>
        </table:table-row>
        <table:table-row table:style-name="TableLine94871571981312">
          <table:table-cell table:style-name="Table6.A2" office:value-type="string">
            <text:p text:style-name="P1235">получать</text:p>
          </table:table-cell>
          <table:table-cell table:style-name="Table6.A2" office:value-type="string">
            <text:p text:style-name="P1237">get</text:p>
          </table:table-cell>
          <table:table-cell table:style-name="Table6.A2" office:value-type="string">
            <text:p text:style-name="P1237">got</text:p>
          </table:table-cell>
          <table:table-cell table:style-name="Table6.D2" office:value-type="string">
            <text:p text:style-name="P1235">got</text:p>
          </table:table-cell>
        </table:table-row>
        <table:table-row table:style-name="TableLine94871571986912">
          <table:table-cell table:style-name="Table6.A2" office:value-type="string">
            <text:p text:style-name="P1238">давать</text:p>
          </table:table-cell>
          <table:table-cell table:style-name="Table6.A2" office:value-type="string">
            <text:p text:style-name="P1239">give</text:p>
          </table:table-cell>
          <table:table-cell table:style-name="Table6.A2" office:value-type="string">
            <text:p text:style-name="P1239">gave</text:p>
          </table:table-cell>
          <table:table-cell table:style-name="Table6.D2" office:value-type="string">
            <text:p text:style-name="P1238">given</text:p>
          </table:table-cell>
        </table:table-row>
        <table:table-row table:style-name="TableLine94871571989472">
          <table:table-cell table:style-name="Table6.A2" office:value-type="string">
            <text:p text:style-name="P1238">идти</text:p>
          </table:table-cell>
          <table:table-cell table:style-name="Table6.A2" office:value-type="string">
            <text:p text:style-name="P1239">go</text:p>
          </table:table-cell>
          <table:table-cell table:style-name="Table6.A2" office:value-type="string">
            <text:p text:style-name="P1239">went</text:p>
          </table:table-cell>
          <table:table-cell table:style-name="Table6.D2" office:value-type="string">
            <text:p text:style-name="P1238">gone</text:p>
          </table:table-cell>
        </table:table-row>
        <table:table-row table:style-name="TableLine94871570471312">
          <table:table-cell table:style-name="Table6.A2" office:value-type="string">
            <text:p text:style-name="P1240">иметь </text:p>
          </table:table-cell>
          <table:table-cell table:style-name="Table6.A2" office:value-type="string">
            <text:p text:style-name="P1241">have</text:p>
          </table:table-cell>
          <table:table-cell table:style-name="Table6.A2" office:value-type="string">
            <text:p text:style-name="P1241">had</text:p>
          </table:table-cell>
          <table:table-cell table:style-name="Table6.D2" office:value-type="string">
            <text:p text:style-name="P1240">had</text:p>
          </table:table-cell>
        </table:table-row>
        <table:table-row table:style-name="TableLine94871568242832">
          <table:table-cell table:style-name="Table6.A2" office:value-type="string">
            <text:p text:style-name="P1240">слышать</text:p>
          </table:table-cell>
          <table:table-cell table:style-name="Table6.A2" office:value-type="string">
            <text:p text:style-name="P1241">hear</text:p>
          </table:table-cell>
          <table:table-cell table:style-name="Table6.A2" office:value-type="string">
            <text:p text:style-name="P1241">heard</text:p>
          </table:table-cell>
          <table:table-cell table:style-name="Table6.D2" office:value-type="string">
            <text:p text:style-name="P1240">heard</text:p>
          </table:table-cell>
        </table:table-row>
        <table:table-row table:style-name="TableLine94871571559440">
          <table:table-cell table:style-name="Table6.A2" office:value-type="string">
            <text:p text:style-name="P1240">знать</text:p>
          </table:table-cell>
          <table:table-cell table:style-name="Table6.A2" office:value-type="string">
            <text:p text:style-name="P1241">know</text:p>
          </table:table-cell>
          <table:table-cell table:style-name="Table6.A2" office:value-type="string">
            <text:p text:style-name="P1241">knew</text:p>
          </table:table-cell>
          <table:table-cell table:style-name="Table6.D2" office:value-type="string">
            <text:p text:style-name="P1240">known</text:p>
          </table:table-cell>
        </table:table-row>
        <table:table-row table:style-name="TableLine94871570472352">
          <table:table-cell table:style-name="Table6.A2" office:value-type="string">
            <text:p text:style-name="P1240">терять</text:p>
          </table:table-cell>
          <table:table-cell table:style-name="Table6.A2" office:value-type="string">
            <text:p text:style-name="P1241">lose</text:p>
          </table:table-cell>
          <table:table-cell table:style-name="Table6.A2" office:value-type="string">
            <text:p text:style-name="P1241">lost</text:p>
          </table:table-cell>
          <table:table-cell table:style-name="Table6.D2" office:value-type="string">
            <text:p text:style-name="P1240">lost</text:p>
          </table:table-cell>
        </table:table-row>
        <table:table-row table:style-name="TableLine94871571107088">
          <table:table-cell table:style-name="Table6.A2" office:value-type="string">
            <text:p text:style-name="P1240">делать</text:p>
          </table:table-cell>
          <table:table-cell table:style-name="Table6.A2" office:value-type="string">
            <text:p text:style-name="P1241">make</text:p>
          </table:table-cell>
          <table:table-cell table:style-name="Table6.A2" office:value-type="string">
            <text:p text:style-name="P1241">made</text:p>
          </table:table-cell>
          <table:table-cell table:style-name="Table6.D2" office:value-type="string">
            <text:p text:style-name="P1240">made</text:p>
          </table:table-cell>
        </table:table-row>
        <table:table-row table:style-name="TableLine94871498413648">
          <table:table-cell table:style-name="Table6.A2" office:value-type="string">
            <text:p text:style-name="P1240">платить</text:p>
          </table:table-cell>
          <table:table-cell table:style-name="Table6.A2" office:value-type="string">
            <text:p text:style-name="P1241">pay</text:p>
          </table:table-cell>
          <table:table-cell table:style-name="Table6.A2" office:value-type="string">
            <text:p text:style-name="P1241">paid</text:p>
          </table:table-cell>
          <table:table-cell table:style-name="Table6.D2" office:value-type="string">
            <text:p text:style-name="P1240">paid</text:p>
          </table:table-cell>
        </table:table-row>
        <table:table-row table:style-name="TableLine94871572134240">
          <table:table-cell table:style-name="Table6.A2" office:value-type="string">
            <text:p text:style-name="P1240">класть</text:p>
          </table:table-cell>
          <table:table-cell table:style-name="Table6.A2" office:value-type="string">
            <text:p text:style-name="P1241">put</text:p>
          </table:table-cell>
          <table:table-cell table:style-name="Table6.A2" office:value-type="string">
            <text:p text:style-name="P1241">put</text:p>
          </table:table-cell>
          <table:table-cell table:style-name="Table6.D2" office:value-type="string">
            <text:p text:style-name="P1240">put</text:p>
          </table:table-cell>
        </table:table-row>
        <table:table-row table:style-name="TableLine94871572135056">
          <table:table-cell table:style-name="Table6.A2" office:value-type="string">
            <text:p text:style-name="P1240">читать</text:p>
          </table:table-cell>
          <table:table-cell table:style-name="Table6.A2" office:value-type="string">
            <text:p text:style-name="P1241">read</text:p>
          </table:table-cell>
          <table:table-cell table:style-name="Table6.A2" office:value-type="string">
            <text:p text:style-name="P1241">read</text:p>
          </table:table-cell>
          <table:table-cell table:style-name="Table6.D2" office:value-type="string">
            <text:p text:style-name="P1241">read</text:p>
          </table:table-cell>
        </table:table-row>
        <table:table-row table:style-name="TableLine94871572135872">
          <table:table-cell table:style-name="Table6.A2" office:value-type="string">
            <text:p text:style-name="P1240">сказать</text:p>
          </table:table-cell>
          <table:table-cell table:style-name="Table6.A2" office:value-type="string">
            <text:p text:style-name="P1241">say</text:p>
          </table:table-cell>
          <table:table-cell table:style-name="Table6.A2" office:value-type="string">
            <text:p text:style-name="P1241">said</text:p>
          </table:table-cell>
          <table:table-cell table:style-name="Table6.D2" office:value-type="string">
            <text:p text:style-name="P1241">said</text:p>
          </table:table-cell>
        </table:table-row>
        <table:table-row table:style-name="TableLine94871572136864">
          <table:table-cell table:style-name="Table6.A2" office:value-type="string">
            <text:p text:style-name="P1240">говорить</text:p>
          </table:table-cell>
          <table:table-cell table:style-name="Table6.A2" office:value-type="string">
            <text:p text:style-name="P1241">speak</text:p>
          </table:table-cell>
          <table:table-cell table:style-name="Table6.A2" office:value-type="string">
            <text:p text:style-name="P1241">spoke</text:p>
          </table:table-cell>
          <table:table-cell table:style-name="Table6.D2" office:value-type="string">
            <text:p text:style-name="P1240">spoken</text:p>
          </table:table-cell>
        </table:table-row>
        <table:table-row table:style-name="TableLine94871572137936">
          <table:table-cell table:style-name="Table6.A2" office:value-type="string">
            <text:p text:style-name="P1240">видеть</text:p>
          </table:table-cell>
          <table:table-cell table:style-name="Table6.A2" office:value-type="string">
            <text:p text:style-name="P1241">see</text:p>
          </table:table-cell>
          <table:table-cell table:style-name="Table6.A2" office:value-type="string">
            <text:p text:style-name="P1241">saw</text:p>
          </table:table-cell>
          <table:table-cell table:style-name="Table6.D2" office:value-type="string">
            <text:p text:style-name="P1240">seen</text:p>
          </table:table-cell>
        </table:table-row>
        <table:table-row table:style-name="TableLine94871572139008">
          <table:table-cell table:style-name="Table6.A2" office:value-type="string">
            <text:p text:style-name="P1240">сидеть</text:p>
          </table:table-cell>
          <table:table-cell table:style-name="Table6.A2" office:value-type="string">
            <text:p text:style-name="P1241">sit</text:p>
          </table:table-cell>
          <table:table-cell table:style-name="Table6.A2" office:value-type="string">
            <text:p text:style-name="P1241">sat</text:p>
          </table:table-cell>
          <table:table-cell table:style-name="Table6.D2" office:value-type="string">
            <text:p text:style-name="P1240">sat</text:p>
          </table:table-cell>
        </table:table-row>
        <table:table-row table:style-name="TableLine94871572140080">
          <table:table-cell table:style-name="Table6.A2" office:value-type="string">
            <text:p text:style-name="P1240">брать</text:p>
          </table:table-cell>
          <table:table-cell table:style-name="Table6.A2" office:value-type="string">
            <text:p text:style-name="P1241">take</text:p>
          </table:table-cell>
          <table:table-cell table:style-name="Table6.A2" office:value-type="string">
            <text:p text:style-name="P1241">took</text:p>
          </table:table-cell>
          <table:table-cell table:style-name="Table6.D2" office:value-type="string">
            <text:p text:style-name="P1240">taken</text:p>
          </table:table-cell>
        </table:table-row>
        <table:table-row table:style-name="TableLine94871572141152">
          <table:table-cell table:style-name="Table6.A2" office:value-type="string">
            <text:p text:style-name="P1260">обучать</text:p>
          </table:table-cell>
          <table:table-cell table:style-name="Table6.A2" office:value-type="string">
            <text:p text:style-name="P1260">teach</text:p>
          </table:table-cell>
          <table:table-cell table:style-name="Table6.A2" office:value-type="string">
            <text:p text:style-name="P1261">taught</text:p>
          </table:table-cell>
          <table:table-cell table:style-name="Table6.D2" office:value-type="string">
            <text:p text:style-name="P1260">taught</text:p>
          </table:table-cell>
        </table:table-row>
        <table:table-row table:style-name="TableLine94871572142224">
          <table:table-cell table:style-name="Table6.A2" office:value-type="string">
            <text:p text:style-name="P1240">рассказывать</text:p>
          </table:table-cell>
          <table:table-cell table:style-name="Table6.A2" office:value-type="string">
            <text:p text:style-name="P1241">tell</text:p>
          </table:table-cell>
          <table:table-cell table:style-name="Table6.A2" office:value-type="string">
            <text:p text:style-name="P1241">told</text:p>
          </table:table-cell>
          <table:table-cell table:style-name="Table6.D2" office:value-type="string">
            <text:p text:style-name="P1240">told</text:p>
          </table:table-cell>
        </table:table-row>
        <table:table-row table:style-name="TableLine94871572143296">
          <table:table-cell table:style-name="Table6.A2" office:value-type="string">
            <text:p text:style-name="P1240">думать</text:p>
          </table:table-cell>
          <table:table-cell table:style-name="Table6.A2" office:value-type="string">
            <text:p text:style-name="P1241">think</text:p>
          </table:table-cell>
          <table:table-cell table:style-name="Table6.A2" office:value-type="string">
            <text:p text:style-name="P1241">thought</text:p>
          </table:table-cell>
          <table:table-cell table:style-name="Table6.D2" office:value-type="string">
            <text:p text:style-name="P1240">thought</text:p>
          </table:table-cell>
        </table:table-row>
        <table:table-row table:style-name="TableLine94871572144368">
          <table:table-cell table:style-name="Table6.A2" office:value-type="string">
            <text:p text:style-name="P1240">побеждать</text:p>
          </table:table-cell>
          <table:table-cell table:style-name="Table6.A2" office:value-type="string">
            <text:p text:style-name="P1241">win</text:p>
          </table:table-cell>
          <table:table-cell table:style-name="Table6.A2" office:value-type="string">
            <text:p text:style-name="P1241">won</text:p>
          </table:table-cell>
          <table:table-cell table:style-name="Table6.D2" office:value-type="string">
            <text:p text:style-name="P1240">won</text:p>
          </table:table-cell>
        </table:table-row>
        <table:table-row table:style-name="TableLine94871572145440">
          <table:table-cell table:style-name="Table6.A2" office:value-type="string">
            <text:p text:style-name="P1240">писать</text:p>
          </table:table-cell>
          <table:table-cell table:style-name="Table6.A2" office:value-type="string">
            <text:p text:style-name="P1241">write</text:p>
          </table:table-cell>
          <table:table-cell table:style-name="Table6.A2" office:value-type="string">
            <text:p text:style-name="P1241">wrote</text:p>
          </table:table-cell>
          <table:table-cell table:style-name="Table6.D2" office:value-type="string">
            <text:p text:style-name="P1240">written</text:p>
          </table:table-cell>
        </table:table-row>
      </table:table>
      <text:p text:style-name="P282"/>
      <text:p text:style-name="P277">Попробовать написать упрощенный конспект, без тонких подробностей, <text:span text:style-name="T1127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9T15:17:06.413199841</dc:date>
    <meta:editing-duration>P2DT13H46M50S</meta:editing-duration>
    <meta:editing-cycles>1117</meta:editing-cycles>
    <meta:generator>LibreOffice/6.4.7.2$Linux_X86_64 LibreOffice_project/40$Build-2</meta:generator>
    <meta:document-statistic meta:table-count="12" meta:image-count="0" meta:object-count="0" meta:page-count="55" meta:paragraph-count="2048" meta:word-count="16217" meta:character-count="102495" meta:non-whitespace-character-count="87761"/>
  </office:meta>
</office:document-meta>
</file>